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77cm"/>
    </style:style>
    <style:style style:name="co2" style:family="table-column">
      <style:table-column-properties fo:break-before="auto" style:column-width="6.496cm"/>
    </style:style>
    <style:style style:name="co3" style:family="table-column">
      <style:table-column-properties fo:break-before="auto" style:column-width="6.966cm"/>
    </style:style>
    <style:style style:name="co4" style:family="table-column">
      <style:table-column-properties fo:break-before="auto" style:column-width="6.175cm"/>
    </style:style>
    <style:style style:name="co5" style:family="table-column">
      <style:table-column-properties fo:break-before="auto" style:column-width="2.258cm"/>
    </style:style>
    <style:style style:name="co6" style:family="table-column">
      <style:table-column-properties fo:break-before="auto" style:column-width="9.172cm"/>
    </style:style>
    <style:style style:name="co7" style:family="table-column">
      <style:table-column-properties fo:break-before="auto" style:column-width="6.623cm"/>
    </style:style>
    <style:style style:name="co8" style:family="table-column">
      <style:table-column-properties fo:break-before="auto" style:column-width="5.962cm"/>
    </style:style>
    <style:style style:name="co9" style:family="table-column">
      <style:table-column-properties fo:break-before="auto" style:column-width="15.208cm"/>
    </style:style>
    <style:style style:name="co10" style:family="table-column">
      <style:table-column-properties fo:break-before="auto" style:column-width="7.904cm"/>
    </style:style>
    <style:style style:name="co11" style:family="table-column">
      <style:table-column-properties fo:break-before="auto" style:column-width="5.644cm"/>
    </style:style>
    <style:style style:name="co12" style:family="table-column">
      <style:table-column-properties fo:break-before="auto" style:column-width="3.283cm"/>
    </style:style>
    <style:style style:name="co13" style:family="table-column">
      <style:table-column-properties fo:break-before="auto" style:column-width="2.752cm"/>
    </style:style>
    <style:style style:name="co14" style:family="table-column">
      <style:table-column-properties fo:break-before="auto" style:column-width="8.819cm"/>
    </style:style>
    <style:style style:name="co15" style:family="table-column">
      <style:table-column-properties fo:break-before="auto" style:column-width="2.12cm"/>
    </style:style>
    <style:style style:name="co16" style:family="table-column">
      <style:table-column-properties fo:break-before="auto" style:column-width="4.299cm"/>
    </style:style>
    <style:style style:name="co17" style:family="table-column">
      <style:table-column-properties fo:break-before="auto" style:column-width="8.447cm"/>
    </style:style>
    <style:style style:name="co18" style:family="table-column">
      <style:table-column-properties fo:break-before="auto" style:column-width="6.274cm"/>
    </style:style>
    <style:style style:name="co19" style:family="table-column">
      <style:table-column-properties fo:break-before="auto" style:column-width="9.85cm"/>
    </style:style>
    <style:style style:name="co20" style:family="table-column">
      <style:table-column-properties fo:break-before="auto" style:column-width="14.907cm"/>
    </style:style>
    <style:style style:name="co21" style:family="table-column">
      <style:table-column-properties fo:break-before="auto" style:column-width="3.919cm"/>
    </style:style>
    <style:style style:name="co22" style:family="table-column">
      <style:table-column-properties fo:break-before="auto" style:column-width="3.953cm"/>
    </style:style>
    <style:style style:name="co23" style:family="table-column">
      <style:table-column-properties fo:break-before="auto" style:column-width="4.27cm"/>
    </style:style>
    <style:style style:name="co24" style:family="table-column">
      <style:table-column-properties fo:break-before="auto" style:column-width="5.576cm"/>
    </style:style>
    <style:style style:name="co25" style:family="table-column">
      <style:table-column-properties fo:break-before="auto" style:column-width="7.294cm"/>
    </style:style>
    <style:style style:name="co26" style:family="table-column">
      <style:table-column-properties fo:break-before="auto" style:column-width="3.634cm"/>
    </style:style>
    <style:style style:name="co27" style:family="table-column">
      <style:table-column-properties fo:break-before="auto" style:column-width="2.963cm"/>
    </style:style>
    <style:style style:name="co28" style:family="table-column">
      <style:table-column-properties fo:break-before="auto" style:column-width="5.754cm"/>
    </style:style>
    <style:style style:name="co29" style:family="table-column">
      <style:table-column-properties fo:break-before="auto" style:column-width="0.741cm"/>
    </style:style>
    <style:style style:name="co30" style:family="table-column">
      <style:table-column-properties fo:break-before="auto" style:column-width="7.557cm"/>
    </style:style>
    <style:style style:name="co31" style:family="table-column">
      <style:table-column-properties fo:break-before="auto" style:column-width="3.164cm"/>
    </style:style>
    <style:style style:name="co32" style:family="table-column">
      <style:table-column-properties fo:break-before="auto" style:column-width="4.323cm"/>
    </style:style>
    <style:style style:name="co33" style:family="table-column">
      <style:table-column-properties fo:break-before="auto" style:column-width="7.534cm"/>
    </style:style>
    <style:style style:name="co34" style:family="table-column">
      <style:table-column-properties fo:break-before="auto" style:column-width="6.299cm"/>
    </style:style>
    <style:style style:name="co35" style:family="table-column">
      <style:table-column-properties fo:break-before="auto" style:column-width="14.153cm"/>
    </style:style>
    <style:style style:name="co36" style:family="table-column">
      <style:table-column-properties fo:break-before="auto" style:column-width="2.272cm"/>
    </style:style>
    <style:style style:name="co37" style:family="table-column">
      <style:table-column-properties fo:break-before="auto" style:column-width="1.087cm"/>
    </style:style>
    <style:style style:name="co38" style:family="table-column">
      <style:table-column-properties fo:break-before="auto" style:column-width="2.843cm"/>
    </style:style>
    <style:style style:name="co39" style:family="table-column">
      <style:table-column-properties fo:break-before="auto" style:column-width="1.383cm"/>
    </style:style>
    <style:style style:name="co40" style:family="table-column">
      <style:table-column-properties fo:break-before="auto" style:column-width="7.558cm"/>
    </style:style>
    <style:style style:name="co41" style:family="table-column">
      <style:table-column-properties fo:break-before="auto" style:column-width="2.185cm"/>
    </style:style>
    <style:style style:name="co42" style:family="table-column">
      <style:table-column-properties fo:break-before="auto" style:column-width="5.823cm"/>
    </style:style>
    <style:style style:name="co43" style:family="table-column">
      <style:table-column-properties fo:break-before="auto" style:column-width="3.457cm"/>
    </style:style>
    <style:style style:name="co44" style:family="table-column">
      <style:table-column-properties fo:break-before="auto" style:column-width="8.257cm"/>
    </style:style>
    <style:style style:name="co45" style:family="table-column">
      <style:table-column-properties fo:break-before="auto" style:column-width="2.671cm"/>
    </style:style>
    <style:style style:name="co46" style:family="table-column">
      <style:table-column-properties fo:break-before="auto" style:column-width="0.716cm"/>
    </style:style>
    <style:style style:name="co47" style:family="table-column">
      <style:table-column-properties fo:break-before="auto" style:column-width="7.692cm"/>
    </style:style>
    <style:style style:name="co48" style:family="table-column">
      <style:table-column-properties fo:break-before="auto" style:column-width="3.739cm"/>
    </style:style>
    <style:style style:name="co49" style:family="table-column">
      <style:table-column-properties fo:break-before="auto" style:column-width="2.926cm"/>
    </style:style>
    <style:style style:name="co50" style:family="table-column">
      <style:table-column-properties fo:break-before="auto" style:column-width="1.012cm"/>
    </style:style>
    <style:style style:name="co51" style:family="table-column">
      <style:table-column-properties fo:break-before="auto" style:column-width="4.768cm"/>
    </style:style>
    <style:style style:name="co52" style:family="table-column">
      <style:table-column-properties fo:break-before="auto" style:column-width="3.186cm"/>
    </style:style>
    <style:style style:name="co53" style:family="table-column">
      <style:table-column-properties fo:break-before="auto" style:column-width="4.665cm"/>
    </style:style>
    <style:style style:name="co54" style:family="table-column">
      <style:table-column-properties fo:break-before="auto" style:column-width="9.04cm"/>
    </style:style>
    <style:style style:name="co55" style:family="table-column">
      <style:table-column-properties fo:break-before="auto" style:column-width="2.05cm"/>
    </style:style>
    <style:style style:name="co56" style:family="table-column">
      <style:table-column-properties fo:break-before="auto" style:column-width="5.706cm"/>
    </style:style>
    <style:style style:name="co57" style:family="table-column">
      <style:table-column-properties fo:break-before="auto" style:column-width="8.991cm"/>
    </style:style>
    <style:style style:name="co58" style:family="table-column">
      <style:table-column-properties fo:break-before="auto" style:column-width="3.658cm"/>
    </style:style>
    <style:style style:name="co59" style:family="table-column">
      <style:table-column-properties fo:break-before="auto" style:column-width="2.568cm"/>
    </style:style>
    <style:style style:name="co60" style:family="table-column">
      <style:table-column-properties fo:break-before="auto" style:column-width="5.953cm"/>
    </style:style>
    <style:style style:name="co61" style:family="table-column">
      <style:table-column-properties fo:break-before="auto" style:column-width="4.025cm"/>
    </style:style>
    <style:style style:name="co62" style:family="table-column">
      <style:table-column-properties fo:break-before="auto" style:column-width="8.867cm"/>
    </style:style>
    <style:style style:name="co63" style:family="table-column">
      <style:table-column-properties fo:break-before="auto" style:column-width="0.667cm"/>
    </style:style>
    <style:style style:name="co64" style:family="table-column">
      <style:table-column-properties fo:break-before="auto" style:column-width="2.596cm"/>
    </style:style>
    <style:style style:name="co65" style:family="table-column">
      <style:table-column-properties fo:break-before="auto" style:column-width="4.001cm"/>
    </style:style>
    <style:style style:name="co66" style:family="table-column">
      <style:table-column-properties fo:break-before="auto" style:column-width="6.867cm"/>
    </style:style>
    <style:style style:name="co67" style:family="table-column">
      <style:table-column-properties fo:break-before="auto" style:column-width="0.617cm"/>
    </style:style>
    <style:style style:name="co68" style:family="table-column">
      <style:table-column-properties fo:break-before="auto" style:column-width="4.419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376cm" fo:break-before="auto" style:use-optimal-row-height="false"/>
    </style:style>
    <style:style style:name="ro4" style:family="table-row">
      <style:table-row-properties style:row-height="1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157cm" fo:break-before="auto" style:use-optimal-row-height="false"/>
    </style:style>
    <style:style style:name="ro7" style:family="table-row">
      <style:table-row-properties style:row-height="0.487cm" fo:break-before="auto" style:use-optimal-row-height="true"/>
    </style:style>
    <style:style style:name="ro8" style:family="table-row">
      <style:table-row-properties style:row-height="1.094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9.529cm" fo:break-before="auto" style:use-optimal-row-height="true"/>
    </style:style>
    <style:style style:name="ro11" style:family="table-row">
      <style:table-row-properties style:row-height="1.947cm" fo:break-before="auto" style:use-optimal-row-height="true"/>
    </style:style>
    <style:style style:name="ro12" style:family="table-row">
      <style:table-row-properties style:row-height="0.612cm" fo:break-before="auto" style:use-optimal-row-height="true"/>
    </style:style>
    <style:style style:name="ro13" style:family="table-row">
      <style:table-row-properties style:row-height="0.882cm" fo:break-before="auto" style:use-optimal-row-height="false"/>
    </style:style>
    <style:style style:name="ro14" style:family="table-row">
      <style:table-row-properties style:row-height="7.585cm" fo:break-before="auto" style:use-optimal-row-height="false"/>
    </style:style>
    <style:style style:name="ro15" style:family="table-row">
      <style:table-row-properties style:row-height="3.369cm" fo:break-before="auto" style:use-optimal-row-height="true"/>
    </style:style>
    <style:style style:name="ro16" style:family="table-row">
      <style:table-row-properties style:row-height="4.791cm" fo:break-before="auto" style:use-optimal-row-height="true"/>
    </style:style>
    <style:style style:name="ro17" style:family="table-row">
      <style:table-row-properties style:row-height="9.056cm" fo:break-before="auto" style:use-optimal-row-height="true"/>
    </style:style>
    <style:style style:name="ro18" style:family="table-row">
      <style:table-row-properties style:row-height="2.895cm" fo:break-before="auto" style:use-optimal-row-height="true"/>
    </style:style>
    <style:style style:name="ro19" style:family="table-row">
      <style:table-row-properties style:row-height="4.212cm" fo:break-before="auto" style:use-optimal-row-height="false"/>
    </style:style>
    <style:style style:name="ro20" style:family="table-row">
      <style:table-row-properties style:row-height="2.422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2.764cm" fo:break-before="auto" style:use-optimal-row-height="false"/>
    </style:style>
    <style:style style:name="ro23" style:family="table-row">
      <style:table-row-properties style:row-height="2.36cm" fo:break-before="auto" style:use-optimal-row-height="false"/>
    </style:style>
    <style:style style:name="ro24" style:family="table-row">
      <style:table-row-properties style:row-height="1.316cm" fo:break-before="auto" style:use-optimal-row-height="false"/>
    </style:style>
    <style:style style:name="ro25" style:family="table-row">
      <style:table-row-properties style:row-height="1.49cm" fo:break-before="auto" style:use-optimal-row-height="true"/>
    </style:style>
    <style:style style:name="ro26" style:family="table-row">
      <style:table-row-properties style:row-height="10.003cm" fo:break-before="auto" style:use-optimal-row-height="true"/>
    </style:style>
    <style:style style:name="ro27" style:family="table-row">
      <style:table-row-properties style:row-height="0.423cm" fo:break-before="auto" style:use-optimal-row-height="false"/>
    </style:style>
    <style:style style:name="ro28" style:family="table-row">
      <style:table-row-properties style:row-height="1.058cm" fo:break-before="auto" style:use-optimal-row-height="false"/>
    </style:style>
    <style:style style:name="ro29" style:family="table-row">
      <style:table-row-properties style:row-height="2.258cm" fo:break-before="auto" style:use-optimal-row-height="false"/>
    </style:style>
    <style:style style:name="ro30" style:family="table-row">
      <style:table-row-properties style:row-height="10.478cm" fo:break-before="auto" style:use-optimal-row-height="true"/>
    </style:style>
    <style:style style:name="ro31" style:family="table-row">
      <style:table-row-properties style:row-height="0.529cm" fo:break-before="auto" style:use-optimal-row-height="true"/>
    </style:style>
    <style:style style:name="ro32" style:family="table-row">
      <style:table-row-properties style:row-height="12.372cm" fo:break-before="auto" style:use-optimal-row-height="true"/>
    </style:style>
    <style:style style:name="ro33" style:family="table-row">
      <style:table-row-properties style:row-height="12.654cm" fo:break-before="auto" style:use-optimal-row-height="true"/>
    </style:style>
    <style:style style:name="ro34" style:family="table-row">
      <style:table-row-properties style:row-height="16.919cm" fo:break-before="auto" style:use-optimal-row-height="true"/>
    </style:style>
    <style:style style:name="ro35" style:family="table-row">
      <style:table-row-properties style:row-height="7.16cm" fo:break-before="auto" style:use-optimal-row-height="true"/>
    </style:style>
    <style:style style:name="ro36" style:family="table-row">
      <style:table-row-properties style:row-height="12.846cm" fo:break-before="auto" style:use-optimal-row-height="true"/>
    </style:style>
    <style:style style:name="ro37" style:family="table-row">
      <style:table-row-properties style:row-height="6.212cm" fo:break-before="auto" style:use-optimal-row-height="true"/>
    </style:style>
    <style:style style:name="ro38" style:family="table-row">
      <style:table-row-properties style:row-height="32.249cm" fo:break-before="auto" style:use-optimal-row-height="true"/>
    </style:style>
    <style:style style:name="ro39" style:family="table-row">
      <style:table-row-properties style:row-height="4.316cm" fo:break-before="auto" style:use-optimal-row-height="true"/>
    </style:style>
    <style:style style:name="ro40" style:family="table-row">
      <style:table-row-properties style:row-height="29.24cm" fo:break-before="auto" style:use-optimal-row-height="true"/>
    </style:style>
    <style:style style:name="ro41" style:family="table-row">
      <style:table-row-properties style:row-height="45.992cm" fo:break-before="auto" style:use-optimal-row-height="true"/>
    </style:style>
    <style:style style:name="ro42" style:family="table-row">
      <style:table-row-properties style:row-height="4.817cm" fo:break-before="auto" style:use-optimal-row-height="true"/>
    </style:style>
    <style:style style:name="ro43" style:family="table-row">
      <style:table-row-properties style:row-height="0.609cm" fo:break-before="auto" style:use-optimal-row-height="false"/>
    </style:style>
    <style:style style:name="ro44" style:family="table-row">
      <style:table-row-properties style:row-height="17.111cm" fo:break-before="auto" style:use-optimal-row-height="true"/>
    </style:style>
    <style:style style:name="ro45" style:family="table-row">
      <style:table-row-properties style:row-height="42.676cm" fo:break-before="auto" style:use-optimal-row-height="true"/>
    </style:style>
    <style:style style:name="ro46" style:family="table-row">
      <style:table-row-properties style:row-height="0.635cm" fo:break-before="auto" style:use-optimal-row-height="false"/>
    </style:style>
    <style:style style:name="ro47" style:family="table-row">
      <style:table-row-properties style:row-height="0.564cm" fo:break-before="auto" style:use-optimal-row-height="false"/>
    </style:style>
    <style:style style:name="ro48" style:family="table-row">
      <style:table-row-properties style:row-height="1.623cm" fo:break-before="auto" style:use-optimal-row-height="false"/>
    </style:style>
    <style:style style:name="ro49" style:family="table-row">
      <style:table-row-properties style:row-height="7.634cm" fo:break-before="auto" style:use-optimal-row-height="true"/>
    </style:style>
    <style:style style:name="ro50" style:family="table-row">
      <style:table-row-properties style:row-height="5.265cm" fo:break-before="auto" style:use-optimal-row-height="true"/>
    </style:style>
    <style:style style:name="ro51" style:family="table-row">
      <style:table-row-properties style:row-height="1.834cm" fo:break-before="auto" style:use-optimal-row-height="false"/>
    </style:style>
    <style:style style:name="ro52" style:family="table-row">
      <style:table-row-properties style:row-height="0.917cm" fo:break-before="auto" style:use-optimal-row-height="false"/>
    </style:style>
    <style:style style:name="ro53" style:family="table-row">
      <style:table-row-properties style:row-height="0.953cm" fo:break-before="auto" style:use-optimal-row-height="false"/>
    </style:style>
    <style:style style:name="ro54" style:family="table-row">
      <style:table-row-properties style:row-height="0.452cm" fo:break-before="auto" style:use-optimal-row-height="true"/>
    </style:style>
    <style:style style:name="ta1" style:family="table" style:master-page-name="PageStyle_5f_To_20_Do">
      <style:table-properties table:display="true" style:writing-mode="lr-tb" tableooo:tab-color="#c00000"/>
    </style:style>
    <style:style style:name="ta2" style:family="table" style:master-page-name="PageStyle_5f_Bibliografia">
      <style:table-properties table:display="true" style:writing-mode="lr-tb" tableooo:tab-color="#000000"/>
    </style:style>
    <style:style style:name="ta3" style:family="table" style:master-page-name="PageStyle_5f_Incrição_20_Trybe_20_-_20_Etapas">
      <style:table-properties table:display="false" style:writing-mode="lr-tb"/>
    </style:style>
    <style:style style:name="ta4" style:family="table" style:master-page-name="PageStyle_5f_Recursos_20_adicionais">
      <style:table-properties table:display="true" style:writing-mode="lr-tb" tableooo:tab-color="#000000"/>
    </style:style>
    <style:style style:name="ta5" style:family="table" style:master-page-name="PageStyle_5f_Banco_20_de_20_dúvidas">
      <style:table-properties table:display="true" style:writing-mode="lr-tb" tableooo:tab-color="#000000"/>
    </style:style>
    <style:style style:name="ta6" style:family="table" style:master-page-name="PageStyle_5f_Notebook">
      <style:table-properties table:display="true" style:writing-mode="lr-tb" tableooo:tab-color="#4472c4"/>
    </style:style>
    <style:style style:name="ta7" style:family="table" style:master-page-name="PageStyle_5f_Conceitos">
      <style:table-properties table:display="true" style:writing-mode="lr-tb" tableooo:tab-color="#4472c4"/>
    </style:style>
    <style:style style:name="ta8" style:family="table" style:master-page-name="PageStyle_5f_Atalhos">
      <style:table-properties table:display="true" style:writing-mode="lr-tb" tableooo:tab-color="#70ad47"/>
    </style:style>
    <style:style style:name="ta9" style:family="table" style:master-page-name="PageStyle_5f_Set_20_up">
      <style:table-properties table:display="true" style:writing-mode="lr-tb" tableooo:tab-color="#a5a5a5"/>
    </style:style>
    <style:style style:name="ta10" style:family="table" style:master-page-name="PageStyle_5f_Bibliotecas_20_e_20_frameword">
      <style:table-properties table:display="true" style:writing-mode="lr-tb" tableooo:tab-color="#a5a5a5"/>
    </style:style>
    <style:style style:name="ta11" style:family="table" style:master-page-name="PageStyle_5f_Ferramentas">
      <style:table-properties table:display="true" style:writing-mode="lr-tb" tableooo:tab-color="#a5a5a5"/>
    </style:style>
    <style:style style:name="ta12" style:family="table" style:master-page-name="PageStyle_5f_Hackatons">
      <style:table-properties table:display="true" style:writing-mode="lr-tb" tableooo:tab-color="#ed7d31"/>
    </style:style>
    <style:style style:name="ta13" style:family="table" style:master-page-name="PageStyle_5f_Projetos">
      <style:table-properties table:display="true" style:writing-mode="lr-tb" tableooo:tab-color="#ed7d31"/>
    </style:style>
    <style:style style:name="ta14" style:family="table" style:master-page-name="PageStyle_5f_Trybe_20_Talks">
      <style:table-properties table:display="true" style:writing-mode="lr-tb" tableooo:tab-color="#ffc000"/>
    </style:style>
    <style:style style:name="ta15" style:family="table" style:master-page-name="PageStyle_5f_Soft_20_Skills">
      <style:table-properties table:display="true" style:writing-mode="lr-tb" tableooo:tab-color="#ffc000"/>
    </style:style>
    <style:style style:name="ta16" style:family="table" style:master-page-name="PageStyle_5f_Momento_20_carreira">
      <style:table-properties table:display="true" style:writing-mode="lr-tb" tableooo:tab-color="#ffc000"/>
    </style:style>
    <style:style style:name="ta17" style:family="table" style:master-page-name="PageStyle_5f_Procurar_20_emprego">
      <style:table-properties table:display="true" style:writing-mode="lr-tb"/>
    </style:style>
    <style:style style:name="ta18" style:family="table" style:master-page-name="PageStyle_5f_Workflow_20_-_20_proj._20_Grupo">
      <style:table-properties table:display="true" style:writing-mode="lr-tb"/>
    </style:style>
    <style:style style:name="ta19" style:family="table" style:master-page-name="Default">
      <style:table-properties table:display="true" style:writing-mode="lr-tb"/>
    </style:style>
    <style:style style:name="ce2"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4"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fo:background-color="#deebf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27" style:family="table-cell" style:parent-style-name="Excel_20_Built-in_20_Hyperlink">
      <style:table-cell-properties style:cell-protect="protected" style:print-content="true" style:diagonal-bl-tr="none" style:diagonal-tl-br="none" fo:border="none"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Excel_20_Built-in_20_Hyperlink">
      <style:table-cell-properties fo:background-color="#bdd7e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fo:background-color="#bdd7ee" style:rotation-align="none"/>
    </style:style>
    <style:style style:name="ce130" style:family="table-cell" style:parent-style-name="Default">
      <style:table-cell-properties fo:background-color="#deebf7" style:rotation-align="none"/>
    </style:style>
    <style:style style:name="ce131" style:family="table-cell" style:parent-style-name="Default">
      <style:table-cell-properties fo:background-color="#2e75b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33" style:family="table-cell" style:parent-style-name="Default">
      <style:table-cell-properties style:text-align-source="fix" style:repeat-content="false"/>
      <style:paragraph-properties fo:text-align="center" fo:margin-left="0cm"/>
    </style:style>
    <style:style style:name="ce134" style:family="table-cell" style:parent-style-name="Excel_20_Built-in_20_Hyperlink">
      <style:table-cell-properties style:cell-protect="protected" style:print-content="true" style:diagonal-bl-tr="none" style:diagonal-tl-br="none" fo:border="none" style:rotation-align="non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5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Default">
      <style:table-cell-properties style:rotation-align="none"/>
    </style:style>
    <style:style style:name="ce162"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6"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1f4e7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8"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style>
    <style:style style:name="ce171" style:family="table-cell" style:parent-style-name="Default">
      <style:table-cell-properties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style:text-align-source="value-type" style:repeat-content="false" fo:wrap-option="wrap"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Slack-Lato" fo:font-size="11.25pt" fo:font-style="normal" fo:text-shadow="none" style:text-underline-style="none" fo:font-weight="normal" style:font-size-asian="11.25pt" style:font-style-asian="normal" style:font-weight-asian="normal" style:font-name-complex="Slack-Lato" style:font-size-complex="11.25pt" style:font-style-complex="normal"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name-complex="Monaco" style:font-size-complex="9pt" style:font-style-complex="normal" style:font-weight-complex="normal"/>
    </style:style>
    <style:style style:name="ce17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ackground-color="#203864"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7" style:family="table-cell" style:parent-style-name="Default">
      <style:table-cell-properties fo:background-color="#4472c4"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1"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3" style:family="table-cell" style:parent-style-name="Default">
      <style:table-cell-properties fo:background-color="#ffff00"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4"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19"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bottom" loext:vertical-justify="auto"/>
      <style:paragraph-properties fo:text-align="center" css3t:text-justify="auto" fo:margin-left="0cm" style:writing-mode="page"/>
    </style:style>
    <style:style style:name="ce22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style>
    <style:style style:name="ce22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6" style:family="table-cell" style:parent-style-name="Default">
      <style:table-cell-properties style:cell-protect="protected" style:print-content="true"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cdcfe"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name-complex="DejaVu Sans" style:font-size-complex="10.5pt" style:font-style-complex="normal" style:font-weight-complex="normal"/>
    </style:style>
    <style:style style:name="ce23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3" style:family="table-cell" style:parent-style-name="Default" style:data-style-name="N146">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9"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89" style:family="table-cell" style:parent-style-name="Default">
      <style:table-cell-properties fo:background-color="#ffff00"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Default">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5"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9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9"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fo:background-color="#ffe69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2" style:family="table-cell" style:parent-style-name="Default">
      <style:table-cell-properties fo:background-color="#fff2cc"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4"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5"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06"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wrap-option="no-wrap"/>
    </style:style>
    <style:style style:name="ce82" style:family="table-cell" style:parent-style-name="Default">
      <style:table-cell-properties fo:background-color="#44546a"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31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1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table-cell-properties fo:background-color="#843c0b"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9"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3"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2"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4"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5"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2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00"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1" style:family="table-cell" style:parent-style-name="Default">
      <style:table-cell-properties fo:background-color="#2e75b6" style:diagonal-bl-tr="none" style:diagonal-tl-br="none" style:text-align-source="fix" style:repeat-content="false" fo:wrap-option="no-wrap" fo:border="0.74pt solid #9dc3e6"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3"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Default">
      <style:table-cell-properties fo:background-color="#44546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39" style:family="table-cell" style:parent-style-name="Default">
      <style:table-cell-properties fo:border-bottom="1.76pt solid #ffffff"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0" style:family="table-cell" style:parent-style-name="Default">
      <style:table-cell-properties fo:border-bottom="none" fo:background-color="#4472c4"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1" style:family="table-cell" style:parent-style-name="Default">
      <style:table-cell-properties fo:background-color="#4472c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2"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3" style:family="table-cell" style:parent-style-name="Default">
      <style:table-cell-properties fo:background-color="#4472c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4" style:family="table-cell" style:parent-style-name="Default" style:data-style-name="N14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45" style:family="table-cell" style:parent-style-name="Default">
      <style:table-cell-properties fo:background-color="#44546a"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6" style:family="table-cell" style:parent-style-name="Default"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14"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49"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0"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1" style:family="table-cell" style:parent-style-name="Default">
      <style:table-cell-properties fo:background-color="#222a3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2"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5" style:family="table-cell" style:parent-style-name="Default">
      <style:table-cell-properties fo:background-color="#38562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8"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0"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62"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42" style:family="table-cell" style:parent-style-name="Default">
      <style:table-cell-properties fo:background-color="#38562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5"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6" style:family="table-cell" style:parent-style-name="Default">
      <style:table-cell-properties fo:background-color="#548235"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line-through-type="single"/>
    </style:style>
    <style:style style:name="T3" style:family="text">
      <style:text-properties fo:color="#000000" fo:font-size="12pt" style:letter-kerning="true" fo:letter-spacing="normal" fo:language="pt" fo:country="BR" style:language-asian="hi" style:country-asian="IN" style:font-name-asian="Lohit Devanagari" style:font-size-asian="12pt" style:font-size-complex="9.5pt" style:font-weight-complex="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 Do" table:style-name="ta1">
        <office:forms form:automatic-focus="false" form:apply-design-mode="false"/>
        <table:table-column table:style-name="co1" table:number-columns-repeated="2" table:default-cell-style-name="ce126"/>
        <table:table-column table:style-name="co2" table:default-cell-style-name="ce126"/>
        <table:table-column table:style-name="co3" table:default-cell-style-name="ce126"/>
        <table:table-column table:style-name="co4" table:default-cell-style-name="ce126"/>
        <table:table-column table:style-name="co1" table:number-columns-repeated="59" table:default-cell-style-name="Default"/>
        <table:table-row table:style-name="ro1">
          <table:table-cell table:style-name="ce2" office:value-type="string" calcext:value-type="string">
            <text:p>Check</text:p>
          </table:table-cell>
          <table:table-cell table:style-name="ce2" office:value-type="string" calcext:value-type="string">
            <text:p>Assunto</text:p>
          </table:table-cell>
          <table:table-cell table:style-name="ce2" office:value-type="string" calcext:value-type="string">
            <text:p>To do</text:p>
          </table:table-cell>
          <table:table-cell table:style-name="ce2" office:value-type="string" calcext:value-type="string">
            <text:p>Obs</text:p>
          </table:table-cell>
          <table:table-cell table:style-name="ce2" office:value-type="string" calcext:value-type="string">
            <text:p>Link</text:p>
          </table:table-cell>
          <table:table-cell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Portfolio</text:p>
          </table:table-cell>
          <table:table-cell table:style-name="ce124" office:value-type="string" calcext:value-type="string">
            <text:p>Montar portfolio</text:p>
          </table:table-cell>
          <table:table-cell table:style-name="ce124"/>
          <table:table-cell table:style-name="ce128" office:value-type="string" calcext:value-type="string">
            <text:p>path: D - curso - Vídeos</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Matéria</text:p>
          </table:table-cell>
          <table:table-cell table:style-name="ce125" office:value-type="string" calcext:value-type="string">
            <text:p>Estudar Await / Async</text:p>
          </table:table-cell>
          <table:table-cell table:style-name="ce125"/>
          <table:table-cell table:style-name="ce125" office:value-type="string" calcext:value-type="string">
            <text:p>path: D - curso - Vídeos</text:p>
          </table:table-cell>
          <table:table-cell table:style-name="ce130"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Jest</text:p>
          </table:table-cell>
          <table:table-cell table:style-name="ce124" office:value-type="string" calcext:value-type="string">
            <text:p>AirBnb usando Jest</text:p>
          </table:table-cell>
          <table:table-cell table:style-name="ce124"/>
          <table:table-cell table:style-name="ce128" office:value-type="string" calcext:value-type="string">
            <text:p><text:a xlink:href="https://medium.com/airbnb-engineering/unlocking-test-performance-migrating-from-mocha-to-jest-2796c508ec50" xlink:type="simple">https://medium.com/airbnb-engineering/unlocking-test-performance-migrating-from-mocha-to-jest-2796c508ec50</text:a></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dia 10.1</text:p>
          </table:table-cell>
          <table:table-cell table:style-name="ce125" table:number-columns-repeated="2"/>
          <table:table-cell table:style-name="ce130" table:number-columns-repeated="59"/>
        </table:table-row>
        <table:table-row table:style-name="ro3">
          <table:table-cell table:style-name="ce124" office:value-type="float" office:value="1" calcext:value-type="float">
            <text:p>1</text:p>
          </table:table-cell>
          <table:table-cell table:style-name="ce124" office:value-type="string" calcext:value-type="string">
            <text:p>Trybe talks</text:p>
          </table:table-cell>
          <table:table-cell table:style-name="ce124" office:value-type="string" calcext:value-type="string">
            <text:p>Amaro - 15/9</text:p>
          </table:table-cell>
          <table:table-cell table:style-name="ce124"/>
          <table:table-cell table:style-name="ce128"/>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Jest com await e async</text:p>
          </table:table-cell>
          <table:table-cell table:style-name="ce125"/>
          <table:table-cell table:style-name="ce125" office:value-type="string" calcext:value-type="string">
            <text:p><text:a xlink:href="https://www.youtube.com/watch?v=Y4PHrT6Cc_A" xlink:type="simple">https://www.youtube.com/watch?v=Y4PHrT6Cc_A</text:a></text:p>
          </table:table-cell>
          <table:table-cell table:style-name="ce130"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Jest</text:p>
          </table:table-cell>
          <table:table-cell table:style-name="ce124" office:value-type="string" calcext:value-type="string">
            <text:p>Terminar conteudo 10.2</text:p>
          </table:table-cell>
          <table:table-cell table:style-name="ce124" office:value-type="string" calcext:value-type="string">
            <text:p>Do video do oliva pra baixo</text:p>
          </table:table-cell>
          <table:table-cell table:style-name="ce128" office:value-type="string" calcext:value-type="string">
            <text:p><text:a xlink:href="https://course.betrybe.com/front-end/js-unit-tests/jest-async#testando-códigos-assíncronos" xlink:type="simple">https://course.betrybe.com/front-end/js-unit-tests/jest-async#testando-c%C3%B3digos-ass%C3%ADncronos</text:a></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Ex. 6.1 e 6.2 dia 10.2</text:p>
          </table:table-cell>
          <table:table-cell table:style-name="ce125" table:number-columns-repeated="2"/>
          <table:table-cell table:style-name="ce130" table:number-columns-repeated="59"/>
        </table:table-row>
        <table:table-row table:style-name="ro4" table:visibility="filter">
          <table:table-cell table:style-name="ce124" office:value-type="string" calcext:value-type="string">
            <text:p>v</text:p>
          </table:table-cell>
          <table:table-cell table:style-name="ce124" office:value-type="string" calcext:value-type="string">
            <text:p>Trybe talks</text:p>
          </table:table-cell>
          <table:table-cell table:style-name="ce124" office:value-type="string" calcext:value-type="string">
            <text:p>Trybe Talks | Semana da pessoa programadora</text:p>
          </table:table-cell>
          <table:table-cell table:style-name="ce124"/>
          <table:table-cell table:style-name="ce128"/>
          <table:table-cell table:style-name="ce129" table:number-columns-repeated="59"/>
        </table:table-row>
        <table:table-row table:style-name="ro3" table:visibility="filter">
          <table:table-cell table:style-name="ce125" office:value-type="float" office:value="2" calcext:value-type="float">
            <text:p>2</text:p>
          </table:table-cell>
          <table:table-cell table:style-name="ce125" office:value-type="string" calcext:value-type="string">
            <text:p>Exercícios</text:p>
          </table:table-cell>
          <table:table-cell table:style-name="ce125" office:value-type="string" calcext:value-type="string">
            <text:p>15.1 -&gt; Tic tac toe mini project</text:p>
          </table:table-cell>
          <table:table-cell table:style-name="ce125" table:number-columns-repeated="2"/>
          <table:table-cell table:style-name="ce130" table:number-columns-repeated="59"/>
        </table:table-row>
        <table:table-row table:style-name="ro5" table:visibility="filter">
          <table:table-cell table:style-name="ce124" office:value-type="string" calcext:value-type="string">
            <text:p>v</text:p>
          </table:table-cell>
          <table:table-cell table:style-name="ce124" office:value-type="string" calcext:value-type="string">
            <text:p>Atualizar pasta aulas</text:p>
          </table:table-cell>
          <table:table-cell table:style-name="ce124" office:value-type="string" calcext:value-type="string">
            <text:p>Baixar todas as aulas do course e colocar nas pastas</text:p>
          </table:table-cell>
          <table:table-cell table:style-name="ce124"/>
          <table:table-cell table:style-name="ce128"/>
          <table:table-cell table:style-name="ce129" table:number-columns-repeated="59"/>
        </table:table-row>
        <table:table-row table:style-name="ro4" table:visibility="filter">
          <table:table-cell table:style-name="ce125" office:value-type="string" calcext:value-type="string">
            <text:p>v</text:p>
          </table:table-cell>
          <table:table-cell table:style-name="ce125" office:value-type="string" calcext:value-type="string">
            <text:p>React + CSS</text:p>
          </table:table-cell>
          <table:table-cell table:style-name="ce125" office:value-type="string" calcext:value-type="string">
            <text:p>Recursos adicionais aula 11.1</text:p>
          </table:table-cell>
          <table:table-cell table:style-name="ce125" table:number-columns-repeated="2"/>
          <table:table-cell table:style-name="ce130" table:number-columns-repeated="59"/>
        </table:table-row>
        <table:table-row table:style-name="ro4" table:visibility="filter">
          <table:table-cell table:style-name="ce124" office:value-type="string" calcext:value-type="string">
            <text:p>v</text:p>
          </table:table-cell>
          <table:table-cell table:style-name="ce124" office:value-type="string" calcext:value-type="string">
            <text:p>React Classes</text:p>
          </table:table-cell>
          <table:table-cell table:style-name="ce124" office:value-type="string" calcext:value-type="string">
            <text:p>Recursos adicionais aula 11.1</text:p>
          </table:table-cell>
          <table:table-cell table:style-name="ce124"/>
          <table:table-cell table:style-name="ce128"/>
          <table:table-cell table:style-name="ce129" table:number-columns-repeated="59"/>
        </table:table-row>
        <table:table-row table:style-name="ro3" table:visibility="filter">
          <table:table-cell table:style-name="ce125" office:value-type="float" office:value="2" calcext:value-type="float">
            <text:p>2</text:p>
          </table:table-cell>
          <table:table-cell table:style-name="ce125" office:value-type="string" calcext:value-type="string">
            <text:p>React - study</text:p>
          </table:table-cell>
          <table:table-cell table:style-name="ce125" office:value-type="string" calcext:value-type="string">
            <text:p>Orientação a objeto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5" calcext:value-type="float">
            <text:p>5</text:p>
          </table:table-cell>
          <table:table-cell table:style-name="ce124" office:value-type="string" calcext:value-type="string">
            <text:p>React - study</text:p>
          </table:table-cell>
          <table:table-cell table:style-name="ce124" office:value-type="string" calcext:value-type="string">
            <text:p>Imutabilidade</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float" office:value="6" calcext:value-type="float">
            <text:p>6</text:p>
          </table:table-cell>
          <table:table-cell table:style-name="ce125" office:value-type="string" calcext:value-type="string">
            <text:p>React - study</text:p>
          </table:table-cell>
          <table:table-cell table:style-name="ce125" office:value-type="string" calcext:value-type="string">
            <text:p>Diferença entre tipos primitivos e complexo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7" calcext:value-type="float">
            <text:p>7</text:p>
          </table:table-cell>
          <table:table-cell table:style-name="ce124" office:value-type="string" calcext:value-type="string">
            <text:p>React - study</text:p>
          </table:table-cell>
          <table:table-cell table:style-name="ce124" office:value-type="string" calcext:value-type="string">
            <text:p>Prop drilling</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float" office:value="8" calcext:value-type="float">
            <text:p>8</text:p>
          </table:table-cell>
          <table:table-cell table:style-name="ce125" office:value-type="string" calcext:value-type="string">
            <text:p>React - study</text:p>
          </table:table-cell>
          <table:table-cell table:style-name="ce125" office:value-type="string" calcext:value-type="string">
            <text:p>Component container</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9" calcext:value-type="float">
            <text:p>9</text:p>
          </table:table-cell>
          <table:table-cell table:style-name="ce124" office:value-type="string" calcext:value-type="string">
            <text:p>React - study</text:p>
          </table:table-cell>
          <table:table-cell table:style-name="ce124" office:value-type="string" calcext:value-type="string">
            <text:p>Component stateless (burro)</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string" calcext:value-type="string">
            <text:p>!1</text:p>
          </table:table-cell>
          <table:table-cell table:style-name="ce125" office:value-type="string" calcext:value-type="string">
            <text:p>React - study</text:p>
          </table:table-cell>
          <table:table-cell table:style-name="ce125" office:value-type="string" calcext:value-type="string">
            <text:p>CodeWar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string" calcext:value-type="string">
            <text:p>!1</text:p>
          </table:table-cell>
          <table:table-cell table:style-name="ce124" office:value-type="string" calcext:value-type="string">
            <text:p>React - study</text:p>
          </table:table-cell>
          <table:table-cell table:style-name="ce124" office:value-type="string" calcext:value-type="string">
            <text:p>Ler livro: !You dont know javaScript / O codificador limpo / Eloquent javascript</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table:table-cell table:style-name="ce125" office:value-type="string" calcext:value-type="string">
            <text:p>Trybe talks</text:p>
          </table:table-cell>
          <table:table-cell table:style-name="ce125" office:value-type="string" calcext:value-type="string">
            <text:p>Trybe talks 03/09</text:p>
          </table:table-cell>
          <table:table-cell table:style-name="ce125" table:number-columns-repeated="2"/>
          <table:table-cell table:style-name="ce130" table:number-columns-repeated="59"/>
        </table:table-row>
        <table:table-row table:style-name="ro3" table:visibility="filter">
          <table:table-cell table:style-name="ce124"/>
          <table:table-cell table:style-name="ce124" office:value-type="string" calcext:value-type="string">
            <text:p>React e JS markup</text:p>
          </table:table-cell>
          <table:table-cell table:style-name="ce124" office:value-type="string" calcext:value-type="string">
            <text:p>Palestra sobre markup em JS</text:p>
          </table:table-cell>
          <table:table-cell table:style-name="ce124"/>
          <table:table-cell table:style-name="ce128" office:value-type="string" calcext:value-type="string">
            <text:p><text:a xlink:href="https://www.youtube.com/watch?v=x7cQ3mrcKaY" xlink:type="simple">https://www.youtube.com/watch?v=x7cQ3mrcKaY</text:a></text:p>
          </table:table-cell>
          <table:table-cell table:style-name="ce129" table:number-columns-repeated="59"/>
        </table:table-row>
        <table:table-row table:style-name="ro3" table:visibility="filter">
          <table:table-cell table:style-name="ce125"/>
          <table:table-cell table:style-name="ce125" office:value-type="string" calcext:value-type="string">
            <text:p>Misc</text:p>
          </table:table-cell>
          <table:table-cell table:style-name="ce125" office:value-type="string" calcext:value-type="string">
            <text:p>carece de fontes <text:s/>- podcast alberto</text:p>
          </table:table-cell>
          <table:table-cell table:style-name="ce125" table:number-columns-repeated="2"/>
          <table:table-cell table:style-name="ce130" table:number-columns-repeated="59"/>
        </table:table-row>
        <table:table-row table:style-name="ro3" table:visibility="filter">
          <table:table-cell table:style-name="ce124"/>
          <table:table-cell table:style-name="ce124" office:value-type="string" calcext:value-type="string">
            <text:p>Conceito</text:p>
          </table:table-cell>
          <table:table-cell table:style-name="ce124" office:value-type="string" calcext:value-type="string">
            <text:p>time-travel debugging</text:p>
          </table:table-cell>
          <table:table-cell table:style-name="ce124"/>
          <table:table-cell table:style-name="ce128"/>
          <table:table-cell table:style-name="ce129" table:number-columns-repeated="59"/>
        </table:table-row>
        <table:table-row table:style-name="ro3" table:visibility="filter">
          <table:table-cell table:style-name="ce125" table:number-columns-repeated="2"/>
          <table:table-cell table:style-name="ce125" office:value-type="string" calcext:value-type="string">
            <text:p>Melhorias Portfolio</text:p>
          </table:table-cell>
          <table:table-cell table:style-name="ce125" office:value-type="string" calcext:value-type="string">
            <text:p>Ei Leandro, tudo bem?</text:p>
            <text:p>Primeiramente, mil desculpas pela demora! Só agora consegui ver a sua mensagem.</text:p>
            <text:p>Sobre seu Git, seguem minhas considerações gerais:</text:p>
            <text:p>Pesquisei sobre o seu projeto PianoBike e ameei! Vi vídeos das reportagens que você gravou! Como você citou o projeto na sua bio, acho interessante você colocar mais contexto. Não precisa ser algo muito completo não, algo básico para dar mais contexto sobre a sua ideia.</text:p>
            <text:p>Acho que você pode dar mais visibilidade sobre as ferramentas que você mais utiliza. Tenta colocar todo o bloco de "Languages and tools" e "Stats" antes de "Projetos de Estudo".</text:p>
            <text:p>No mais, eu achei a apresentação ótima! Essas minhas considerações são apenas adendos mesmo, fique tranquilo! Parabéns!</text:p>
          </table:table-cell>
          <table:table-cell table:style-name="ce125"/>
          <table:table-cell table:style-name="ce130" table:number-columns-repeated="59"/>
        </table:table-row>
        <table:table-row table:style-name="ro4" table:visibility="filter">
          <table:table-cell table:style-name="ce124"/>
          <table:table-cell table:style-name="ce124" office:value-type="string" calcext:value-type="string">
            <text:p>Momento carreita</text:p>
          </table:table-cell>
          <table:table-cell table:style-name="ce127" office:value-type="string" calcext:value-type="string">
            <text:p><text:a xlink:href="https://app.betrybe.com/course/career/development/events_meetups" xlink:type="simple">https://app.betrybe.com/course/career/development/events_meetups</text:a></text:p>
          </table:table-cell>
          <table:table-cell table:style-name="ce124" office:value-type="string" calcext:value-type="string">
            <text:p>Momento carreita</text:p>
          </table:table-cell>
          <table:table-cell table:style-name="ce128"/>
          <table:table-cell table:style-name="ce129" table:number-columns-repeated="59"/>
        </table:table-row>
        <table:table-row table:style-name="ro6">
          <table:table-cell table:style-name="ce125" office:value-type="float" office:value="1" calcext:value-type="float">
            <text:p>1</text:p>
          </table:table-cell>
          <table:table-cell table:style-name="ce125" office:value-type="string" calcext:value-type="string">
            <text:p>Exercicios 27.1</text:p>
          </table:table-cell>
          <table:table-cell table:style-name="ce125" office:value-type="string" calcext:value-type="string">
            <text:p><text:a xlink:href="https://app.betrybe.com/course/back-end/architecture/msc/msc-part-1/exercicios/agora-a-pratica?use_case=side_bar" xlink:type="simple">https://app.betrybe.com/course/back-end/architecture/msc/msc-part-1/exercicios/agora-a-pratica?use_case=side_bar</text:a></text:p>
          </table:table-cell>
          <table:table-cell table:style-name="ce125" table:number-columns-repeated="2"/>
          <table:table-cell table:style-name="ce130" table:number-columns-repeated="59"/>
        </table:table-row>
        <table:table-row table:style-name="ro2">
          <table:table-cell table:style-name="ce124" office:value-type="float" office:value="1" calcext:value-type="float">
            <text:p>1</text:p>
          </table:table-cell>
          <table:table-cell table:style-name="ce124" office:value-type="string" calcext:value-type="string">
            <text:p>27.2 todo</text:p>
          </table:table-cell>
          <table:table-cell table:style-name="ce124" table:number-columns-repeated="2"/>
          <table:table-cell table:style-name="ce128"/>
          <table:table-cell table:style-name="ce129" table:number-columns-repeated="59"/>
        </table:table-row>
        <table:table-row table:style-name="ro2">
          <table:table-cell table:style-name="ce125" office:value-type="float" office:value="1" calcext:value-type="float">
            <text:p>1</text:p>
          </table:table-cell>
          <table:table-cell table:style-name="ce125" office:value-type="string" calcext:value-type="string">
            <text:p>28.1</text:p>
          </table:table-cell>
          <table:table-cell table:style-name="ce125" office:value-type="string" calcext:value-type="string">
            <text:p>Mini projeto – ex.2 + bonus</text:p>
          </table:table-cell>
          <table:table-cell table:style-name="ce125" table:number-columns-repeated="2"/>
          <table:table-cell table:style-name="ce130" table:number-columns-repeated="59"/>
        </table:table-row>
        <table:table-row table:style-name="ro2">
          <table:table-cell table:style-name="ce124" office:value-type="float" office:value="1" calcext:value-type="float">
            <text:p>1</text:p>
          </table:table-cell>
          <table:table-cell table:style-name="ce124" office:value-type="string" calcext:value-type="string">
            <text:p>28.2</text:p>
          </table:table-cell>
          <table:table-cell table:style-name="ce124" office:value-type="string" calcext:value-type="string">
            <text:p>Exercicios</text:p>
          </table:table-cell>
          <table:table-cell table:style-name="ce124"/>
          <table:table-cell table:style-name="ce128"/>
          <table:table-cell table:style-name="ce129" table:number-columns-repeated="59"/>
        </table:table-row>
        <table:table-row table:style-name="ro4">
          <table:table-cell table:style-name="ce125" office:value-type="float" office:value="2" calcext:value-type="float">
            <text:p>2</text:p>
          </table:table-cell>
          <table:table-cell table:style-name="ce125" office:value-type="string" calcext:value-type="string">
            <text:p>Ex do miojo</text:p>
          </table:table-cell>
          <table:table-cell table:style-name="ce125" office:value-type="string" calcext:value-type="string">
            <text:p><text:a xlink:href="https://repl.it/@RenatoFerreira5/desafio-miojo-turma06" xlink:type="simple">https://repl.it/@RenatoFerreira5/desafio-miojo-turma06</text:a></text:p>
          </table:table-cell>
          <table:table-cell table:style-name="ce125" table:number-columns-repeated="2"/>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number-rows-repeated="1048477">
          <table:table-cell table:number-columns-repeated="64"/>
        </table:table-row>
        <table:table-row table:style-name="ro7">
          <table:table-cell table:number-columns-repeated="64"/>
        </table:table-row>
        <table:named-expressions>
          <table:named-range table:name="_xlnm._FilterDatabase" table:base-cell-address="$'To Do'.$A$1" table:cell-range-address="$'To Do'.$A$1:.$E$28"/>
        </table:named-expressions>
      </table:table>
      <table:table table:name="Indicações" table:style-name="ta2">
        <table:table-column table:style-name="co6" table:default-cell-style-name="ce132"/>
        <table:table-column table:style-name="co7" table:default-cell-style-name="ce132"/>
        <table:table-column table:style-name="co8" table:number-columns-repeated="2" table:default-cell-style-name="ce132"/>
        <table:table-column table:style-name="co5" table:number-columns-repeated="60" table:default-cell-style-name="ce132"/>
        <table:table-row table:style-name="ro7">
          <table:table-cell table:style-name="ce131" office:value-type="string" calcext:value-type="string">
            <text:p>Nome</text:p>
          </table:table-cell>
          <table:table-cell table:style-name="ce131" office:value-type="string" calcext:value-type="string">
            <text:p>Plataforma</text:p>
          </table:table-cell>
          <table:table-cell table:style-name="ce131" office:value-type="string" calcext:value-type="string">
            <text:p>Assunto</text:p>
          </table:table-cell>
          <table:table-cell table:style-name="ce131" office:value-type="string" calcext:value-type="string">
            <text:p>Link</text:p>
          </table:table-cell>
          <table:table-cell table:number-columns-repeated="60"/>
        </table:table-row>
        <table:table-row table:style-name="ro7">
          <table:table-cell office:value-type="string" calcext:value-type="string">
            <text:p>Analise de dados</text:p>
          </table:table-cell>
          <table:table-cell office:value-type="string" calcext:value-type="string">
            <text:p>Estudo</text:p>
          </table:table-cell>
          <table:table-cell office:value-type="string" calcext:value-type="string">
            <text:p>Estatística</text:p>
          </table:table-cell>
          <table:table-cell table:number-columns-repeated="61"/>
        </table:table-row>
        <table:table-row table:style-name="ro7">
          <table:table-cell table:style-name="ce133" office:value-type="string" calcext:value-type="string">
            <text:p>Estatistica basica</text:p>
          </table:table-cell>
          <table:table-cell office:value-type="string" calcext:value-type="string">
            <text:p>Khen academy</text:p>
          </table:table-cell>
          <table:table-cell office:value-type="string" calcext:value-type="string">
            <text:p>Estatística</text:p>
          </table:table-cell>
          <table:table-cell table:number-columns-repeated="61"/>
        </table:table-row>
        <table:table-row table:style-name="ro7">
          <table:table-cell office:value-type="string" calcext:value-type="string">
            <text:p>Analise de dados</text:p>
          </table:table-cell>
          <table:table-cell office:value-type="string" calcext:value-type="string">
            <text:p>Python</text:p>
          </table:table-cell>
          <table:table-cell office:value-type="string" calcext:value-type="string">
            <text:p>Linguaem mais recomendada</text:p>
          </table:table-cell>
          <table:table-cell table:number-columns-repeated="61"/>
        </table:table-row>
        <table:table-row table:style-name="ro7" table:number-rows-repeated="1048571">
          <table:table-cell table:number-columns-repeated="64"/>
        </table:table-row>
        <table:table-row table:style-name="ro7">
          <table:table-cell table:number-columns-repeated="64"/>
        </table:table-row>
      </table:table>
      <table:table table:name="Bibliografia" table:style-name="ta2">
        <table:table-column table:style-name="co9" table:default-cell-style-name="ce132"/>
        <table:table-column table:style-name="co10" table:default-cell-style-name="ce132"/>
        <table:table-column table:style-name="co9" table:default-cell-style-name="ce132"/>
        <table:table-column table:style-name="co5" table:number-columns-repeated="61" table:default-cell-style-name="ce132"/>
        <table:table-row table:style-name="ro7">
          <table:table-cell table:style-name="ce131" office:value-type="string" calcext:value-type="string">
            <text:p>Fontes</text:p>
          </table:table-cell>
          <table:table-cell table:style-name="ce131" office:value-type="string" calcext:value-type="string">
            <text:p>Assunto</text:p>
          </table:table-cell>
          <table:table-cell table:style-name="ce131" office:value-type="string" calcext:value-type="string">
            <text:p>Link</text:p>
          </table:table-cell>
          <table:table-cell table:number-columns-repeated="61"/>
        </table:table-row>
        <table:table-row table:style-name="ro2">
          <table:table-cell office:value-type="string" calcext:value-type="string">
            <text:p>Understanding semantics and SEO</text:p>
          </table:table-cell>
          <table:table-cell/>
          <table:table-cell table:style-name="ce127" office:value-type="string" calcext:value-type="string">
            <text:p><text:a xlink:href="https://developer.mozilla.org/en-US/docs/Glossary/Semantics" xlink:type="simple">https://developer.mozilla.org/en-US/docs/Glossary/Semantics</text:a></text:p>
          </table:table-cell>
          <table:table-cell table:number-columns-repeated="61"/>
        </table:table-row>
        <table:table-row table:style-name="ro2">
          <table:table-cell office:value-type="string" calcext:value-type="string">
            <text:p>Understanding accessibility HTML</text:p>
          </table:table-cell>
          <table:table-cell/>
          <table:table-cell table:style-name="ce127" office:value-type="string" calcext:value-type="string">
            <text:p><text:a xlink:href="https://www.w3schools.com/html/html_accessibility.asp" xlink:type="simple">https://www.w3schools.com/html/html_accessibility.asp</text:a></text:p>
          </table:table-cell>
          <table:table-cell table:number-columns-repeated="61"/>
        </table:table-row>
        <table:table-row table:style-name="ro2">
          <table:table-cell office:value-type="string" calcext:value-type="string">
            <text:p>Understanding DOM</text:p>
          </table:table-cell>
          <table:table-cell/>
          <table:table-cell office:value-type="string" calcext:value-type="string">
            <text:p><text:a xlink:href="https://developer.mozilla.org/pt-BR/docs/DOM/Referencia_do_DOM/Introdução" xlink:type="simple">https://developer.mozilla.org/pt-BR/docs/DOM/Referencia_do_DOM/Introdu%C3%A7%C3%A3o</text:a></text:p>
          </table:table-cell>
          <table:table-cell table:number-columns-repeated="61"/>
        </table:table-row>
        <table:table-row table:style-name="ro2">
          <table:table-cell office:value-type="string" calcext:value-type="string">
            <text:p>CSS Selectors</text:p>
          </table:table-cell>
          <table:table-cell/>
          <table:table-cell table:style-name="ce127" office:value-type="string" calcext:value-type="string">
            <text:p><text:a xlink:href="https://www.w3schools.com/cssref/css_selectors.asp" xlink:type="simple">https://www.w3schools.com/cssref/css_selectors.asp</text:a></text:p>
          </table:table-cell>
          <table:table-cell table:number-columns-repeated="61"/>
        </table:table-row>
        <table:table-row table:style-name="ro2">
          <table:table-cell office:value-type="string" calcext:value-type="string">
            <text:p>DOM Navigation</text:p>
          </table:table-cell>
          <table:table-cell/>
          <table:table-cell table:style-name="ce127" office:value-type="string" calcext:value-type="string">
            <text:p><text:a xlink:href="https://www.w3schools.com/js/js_htmldom_navigation.asp" xlink:type="simple">https://www.w3schools.com/js/js_htmldom_navigation.asp</text:a></text:p>
          </table:table-cell>
          <table:table-cell table:number-columns-repeated="61"/>
        </table:table-row>
        <table:table-row table:style-name="ro2">
          <table:table-cell office:value-type="string" calcext:value-type="string">
            <text:p>Regex</text:p>
          </table:table-cell>
          <table:table-cell/>
          <table:table-cell table:style-name="ce127" office:value-type="string" calcext:value-type="string">
            <text:p><text:a xlink:href="https://regexone.com/" xlink:type="simple">https://regexone.com/</text:a></text:p>
          </table:table-cell>
          <table:table-cell table:number-columns-repeated="61"/>
        </table:table-row>
        <table:table-row table:style-name="ro7">
          <table:table-cell office:value-type="string" calcext:value-type="string">
            <text:p>Logica</text:p>
          </table:table-cell>
          <table:table-cell table:number-columns-repeated="63"/>
        </table:table-row>
        <table:table-row table:style-name="ro7">
          <table:table-cell office:value-type="string" calcext:value-type="string">
            <text:p>Algoritmo</text:p>
          </table:table-cell>
          <table:table-cell table:number-columns-repeated="63"/>
        </table:table-row>
        <table:table-row table:style-name="ro7">
          <table:table-cell office:value-type="string" calcext:value-type="string">
            <text:p>7 habitos das pessoas altamente eficientes - steven covey</text:p>
          </table:table-cell>
          <table:table-cell/>
          <table:table-cell office:value-type="string" calcext:value-type="string">
            <text:p>Livro</text:p>
          </table:table-cell>
          <table:table-cell table:number-columns-repeated="61"/>
        </table:table-row>
        <table:table-row table:style-name="ro2">
          <table:table-cell office:value-type="string" calcext:value-type="string">
            <text:p>Use strict</text:p>
          </table:table-cell>
          <table:table-cell/>
          <table:table-cell table:style-name="ce127" office:value-type="string" calcext:value-type="string">
            <text:p><text:a xlink:href="https://www.w3schools.com/js/js_strict.asp" xlink:type="simple">https://www.w3schools.com/js/js_strict.asp</text:a></text:p>
          </table:table-cell>
          <table:table-cell table:number-columns-repeated="61"/>
        </table:table-row>
        <table:table-row table:style-name="ro2">
          <table:table-cell office:value-type="string" calcext:value-type="string">
            <text:p>Ex. de testes unitários</text:p>
          </table:table-cell>
          <table:table-cell/>
          <table:table-cell table:style-name="ce127" office:value-type="string" calcext:value-type="string">
            <text:p><text:a xlink:href="https://dev.to/webpapaya/writing-better-test-assertions-lml" xlink:type="simple">https://dev.to/webpapaya/writing-better-test-assertions-lml</text:a></text:p>
          </table:table-cell>
          <table:table-cell table:number-columns-repeated="61"/>
        </table:table-row>
        <table:table-row table:style-name="ro2">
          <table:table-cell office:value-type="string" calcext:value-type="string">
            <text:p>API</text:p>
          </table:table-cell>
          <table:table-cell/>
          <table:table-cell table:style-name="ce127" office:value-type="string" calcext:value-type="string">
            <text:p><text:a xlink:href="https://medium.com/@perrysetgo/what-exactly-is-an-api-69f36968a41f" xlink:type="simple">https://medium.com/@perrysetgo/what-exactly-is-an-api-69f36968a41f</text:a></text:p>
          </table:table-cell>
          <table:table-cell table:number-columns-repeated="61"/>
        </table:table-row>
        <table:table-row table:style-name="ro2">
          <table:table-cell office:value-type="string" calcext:value-type="string">
            <text:p>Promisses, async e await</text:p>
          </table:table-cell>
          <table:table-cell/>
          <table:table-cell table:style-name="ce127" office:value-type="string" calcext:value-type="string">
            <text:p><text:a xlink:href="https://www.youtube.com/watch?v=nRJhc6vXyK4&amp;amp;pbjreload=101" xlink:type="simple">https://www.youtube.com/watch?v=nRJhc6vXyK4&amp;amp;pbjreload=101</text:a></text:p>
          </table:table-cell>
          <table:table-cell table:number-columns-repeated="61"/>
        </table:table-row>
        <table:table-row table:style-name="ro2">
          <table:table-cell office:value-type="string" calcext:value-type="string">
            <text:p>Markdown cookbook</text:p>
          </table:table-cell>
          <table:table-cell/>
          <table:table-cell table:style-name="ce134" office:value-type="string" calcext:value-type="string">
            <text:p><text:a xlink:href="https://bookdown.org/yihui/rmarkdown-cookbook/font-color.html" xlink:type="simple">https://bookdown.org/yihui/rmarkdown-cookbook/font-color.html</text:a></text:p>
          </table:table-cell>
          <table:table-cell table:number-columns-repeated="61"/>
        </table:table-row>
        <table:table-row table:style-name="ro2">
          <table:table-cell office:value-type="string" calcext:value-type="string">
            <text:p>Documentação Jest</text:p>
          </table:table-cell>
          <table:table-cell/>
          <table:table-cell table:style-name="ce127" office:value-type="string" calcext:value-type="string">
            <text:p><text:a xlink:href="https://jestjs.io/docs/en/expect" xlink:type="simple">https://jestjs.io/docs/en/expect</text:a></text:p>
          </table:table-cell>
          <table:table-cell table:number-columns-repeated="61"/>
        </table:table-row>
        <table:table-row table:style-name="ro2">
          <table:table-cell office:value-type="string" calcext:value-type="string">
            <text:p>Jest Asincrono - video</text:p>
          </table:table-cell>
          <table:table-cell/>
          <table:table-cell table:style-name="ce127" office:value-type="string" calcext:value-type="string">
            <text:p><text:a xlink:href="https://www.youtube.com/watch?v=Y4PHrT6Cc_A" xlink:type="simple">https://www.youtube.com/watch?v=Y4PHrT6Cc_A</text:a></text:p>
          </table:table-cell>
          <table:table-cell table:number-columns-repeated="61"/>
        </table:table-row>
        <table:table-row table:style-name="ro7">
          <table:table-cell office:value-type="string" calcext:value-type="string">
            <text:p>Jest Asincrono - documentção</text:p>
          </table:table-cell>
          <table:table-cell/>
          <table:table-cell office:value-type="string" calcext:value-type="string">
            <text:p>https://jestjs.io/docs/en/asynchronous</text:p>
          </table:table-cell>
          <table:table-cell table:number-columns-repeated="61"/>
        </table:table-row>
        <table:table-row table:style-name="ro2">
          <table:table-cell office:value-type="string" calcext:value-type="string">
            <text:p>Jest Asincrono exemplo</text:p>
          </table:table-cell>
          <table:table-cell/>
          <table:table-cell table:style-name="ce127" office:value-type="string" calcext:value-type="string">
            <text:p><text:a xlink:href="https://jestjs.io/docs/en/tutorial-async" xlink:type="simple">https://jestjs.io/docs/en/tutorial-async</text:a></text:p>
          </table:table-cell>
          <table:table-cell table:number-columns-repeated="61"/>
        </table:table-row>
        <table:table-row table:style-name="ro2">
          <table:table-cell office:value-type="string" calcext:value-type="string">
            <text:p>Jest Teardown</text:p>
          </table:table-cell>
          <table:table-cell/>
          <table:table-cell table:style-name="ce127" office:value-type="string" calcext:value-type="string">
            <text:p><text:a xlink:href="https://jestjs.io/docs/en/setup-teardown" xlink:type="simple">https://jestjs.io/docs/en/setup-teardown</text:a></text:p>
          </table:table-cell>
          <table:table-cell table:number-columns-repeated="61"/>
        </table:table-row>
        <table:table-row table:style-name="ro2">
          <table:table-cell office:value-type="string" calcext:value-type="string">
            <text:p>Implementação Spyon Jest - documentação</text:p>
          </table:table-cell>
          <table:table-cell/>
          <table:table-cell table:style-name="ce127" office:value-type="string" calcext:value-type="string">
            <text:p><text:a xlink:href="https://github.com/facebook/jest/blob/master/packages/jest-mock/src/index.ts#L956" xlink:type="simple">https://github.com/facebook/jest/blob/master/packages/jest-mock/src/index.ts#L956</text:a></text:p>
          </table:table-cell>
          <table:table-cell table:number-columns-repeated="61"/>
        </table:table-row>
        <table:table-row table:style-name="ro2">
          <table:table-cell office:value-type="string" calcext:value-type="string">
            <text:p>Componentes REACT</text:p>
          </table:table-cell>
          <table:table-cell/>
          <table:table-cell table:style-name="ce127"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REACT Props</text:p>
          </table:table-cell>
          <table:table-cell/>
          <table:table-cell table:style-name="ce127"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Forking gitHUb projects</text:p>
          </table:table-cell>
          <table:table-cell/>
          <table:table-cell table:style-name="ce127" office:value-type="string" calcext:value-type="string">
            <text:p><text:a xlink:href="https://guides.github.com/activities/forking/" xlink:type="simple">https://guides.github.com/activities/forking/</text:a></text:p>
          </table:table-cell>
          <table:table-cell table:number-columns-repeated="61"/>
        </table:table-row>
        <table:table-row table:style-name="ro2">
          <table:table-cell office:value-type="string" calcext:value-type="string">
            <text:p>Encerrar processos no temrinal</text:p>
          </table:table-cell>
          <table:table-cell/>
          <table:table-cell table:style-name="ce127" office:value-type="string" calcext:value-type="string">
            <text:p><text:a xlink:href="https://desenvolvedorinteroperavel.wordpress.com/2013/12/25/como-encerrar-processos-em-uma-porta-especifica/amp/" xlink:type="simple">https://desenvolvedorinteroperavel.wordpress.com/2013/12/25/como-encerrar-processos-em-uma-porta-especifica/amp/</text:a></text:p>
          </table:table-cell>
          <table:table-cell table:number-columns-repeated="61"/>
        </table:table-row>
        <table:table-row table:style-name="ro2">
          <table:table-cell office:value-type="string" calcext:value-type="string">
            <text:p>Lifecycle Methods</text:p>
          </table:table-cell>
          <table:table-cell/>
          <table:table-cell table:style-name="ce127" office:value-type="string" calcext:value-type="string">
            <text:p><text:a xlink:href="https://pt-br.reactjs.org/docs/react-component.html#commonly-used-lifecycle-methods" xlink:type="simple">https://pt-br.reactjs.org/docs/react-component.html#commonly-used-lifecycle-methods</text:a></text:p>
          </table:table-cell>
          <table:table-cell table:number-columns-repeated="61"/>
        </table:table-row>
        <table:table-row table:style-name="ro2">
          <table:table-cell office:value-type="string" calcext:value-type="string">
            <text:p>Single page application</text:p>
          </table:table-cell>
          <table:table-cell/>
          <table:table-cell table:style-name="ce127" office:value-type="string" calcext:value-type="string">
            <text:p><text:a xlink:href="https://medium.com/@NeotericEU/single-page-application-vs-multiple-page-application-2591588efe58" xlink:type="simple">https://medium.com/@NeotericEU/single-page-application-vs-multiple-page-application-2591588efe58</text:a></text:p>
          </table:table-cell>
          <table:table-cell table:number-columns-repeated="61"/>
        </table:table-row>
        <table:table-row table:style-name="ro2">
          <table:table-cell office:value-type="string" calcext:value-type="string">
            <text:p>React testing Library - Kent C Codds tips</text:p>
          </table:table-cell>
          <table:table-cell/>
          <table:table-cell table:style-name="ce127" office:value-type="string" calcext:value-type="string">
            <text:p><text:a xlink:href="https://kentcdodds.com/blog/how-to-know-what-to-test" xlink:type="simple">https://kentcdodds.com/blog/how-to-know-what-to-test</text:a></text:p>
          </table:table-cell>
          <table:table-cell table:number-columns-repeated="61"/>
        </table:table-row>
        <table:table-row table:style-name="ro2">
          <table:table-cell office:value-type="string" calcext:value-type="string">
            <text:p>React Testing Library Cheat Sheet</text:p>
          </table:table-cell>
          <table:table-cell/>
          <table:table-cell table:style-name="ce134" office:value-type="string" calcext:value-type="string">
            <text:p><text:a xlink:href="https://testing-library.com/docs/react-testing-library/cheatsheet" xlink:type="simple">https://testing-library.com/docs/react-testing-library/cheatsheet</text:a></text:p>
          </table:table-cell>
          <table:table-cell table:number-columns-repeated="61"/>
        </table:table-row>
        <table:table-row table:style-name="ro2">
          <table:table-cell office:value-type="string" calcext:value-type="string">
            <text:p>Custom Jest Matchers</text:p>
          </table:table-cell>
          <table:table-cell/>
          <table:table-cell table:style-name="ce127" office:value-type="string" calcext:value-type="string">
            <text:p><text:a xlink:href="https://github.com/testing-library/jest-dom" xlink:type="simple">https://github.com/testing-library/jest-dom</text:a></text:p>
          </table:table-cell>
          <table:table-cell table:number-columns-repeated="61"/>
        </table:table-row>
        <table:table-row table:style-name="ro2">
          <table:table-cell office:value-type="string" calcext:value-type="string">
            <text:p>React test library x enzyme</text:p>
          </table:table-cell>
          <table:table-cell/>
          <table:table-cell table:style-name="ce127" office:value-type="string" calcext:value-type="string">
            <text:p><text:a xlink:href="https://www.youtube.com/watch?time_continue=2&amp;v=eg_TFYF_cKM&amp;feature=emb_logo" xlink:type="simple">https://www.youtube.com/watch?time_continue=2&amp;v=eg_TFYF_cKM&amp;feature=emb_logo</text:a></text:p>
          </table:table-cell>
          <table:table-cell table:number-columns-repeated="61"/>
        </table:table-row>
        <table:table-row table:style-name="ro2">
          <table:table-cell office:value-type="string" calcext:value-type="string">
            <text:p>New RTL functionalities - 04/2020</text:p>
          </table:table-cell>
          <table:table-cell/>
          <table:table-cell table:style-name="ce127" office:value-type="string" calcext:value-type="string">
            <text:p><text:a xlink:href="https://kentcdodds.com/blog/common-mistakes-with-react-testing-library" xlink:type="simple">https://kentcdodds.com/blog/common-mistakes-with-react-testing-library</text:a></text:p>
          </table:table-cell>
          <table:table-cell table:number-columns-repeated="61"/>
        </table:table-row>
        <table:table-row table:style-name="ro2">
          <table:table-cell office:value-type="string" calcext:value-type="string">
            <text:p>React router Documentation</text:p>
          </table:table-cell>
          <table:table-cell/>
          <table:table-cell table:style-name="ce127" office:value-type="string" calcext:value-type="string">
            <text:p><text:a xlink:href="https://reactrouter.com/" xlink:type="simple">https://reactrouter.com</text:a></text:p>
          </table:table-cell>
          <table:table-cell table:number-columns-repeated="61"/>
        </table:table-row>
        <table:table-row table:style-name="ro2">
          <table:table-cell office:value-type="string" calcext:value-type="string">
            <text:p>REsponsive top menu</text:p>
          </table:table-cell>
          <table:table-cell/>
          <table:table-cell table:style-name="ce127" office:value-type="string" calcext:value-type="string">
            <text:p><text:a xlink:href="https://www.w3schools.com/howto/howto_js_topnav_responsive.asp" xlink:type="simple">https://www.w3schools.com/howto/howto_js_topnav_responsive.asp</text:a></text:p>
          </table:table-cell>
          <table:table-cell table:number-columns-repeated="61"/>
        </table:table-row>
        <table:table-row table:style-name="ro2">
          <table:table-cell office:value-type="string" calcext:value-type="string">
            <text:p>Custom Domain name with GitHub Pages</text:p>
          </table:table-cell>
          <table:table-cell/>
          <table:table-cell table:style-name="ce127" office:value-type="string" calcext:value-type="string">
            <text:p><text:a xlink:href="https://www.freecodecamp.org/news/hosting-custom-domain-on-github-pages-8c598248d2bc/" xlink:type="simple">https://www.freecodecamp.org/news/hosting-custom-domain-on-github-pages-8c598248d2bc/</text:a></text:p>
          </table:table-cell>
          <table:table-cell table:number-columns-repeated="61"/>
        </table:table-row>
        <table:table-row table:style-name="ro2">
          <table:table-cell office:value-type="string" calcext:value-type="string">
            <text:p>Aria in HTML - Tag roles</text:p>
          </table:table-cell>
          <table:table-cell/>
          <table:table-cell table:style-name="ce127" office:value-type="string" calcext:value-type="string">
            <text:p><text:a xlink:href="https://www.w3.org/TR/html-aria/#docconformance" xlink:type="simple">https://www.w3.org/TR/html-aria/#docconformance</text:a></text:p>
          </table:table-cell>
          <table:table-cell table:number-columns-repeated="61"/>
        </table:table-row>
        <table:table-row table:style-name="ro2">
          <table:table-cell office:value-type="string" calcext:value-type="string">
            <text:p>Improve README.md</text:p>
          </table:table-cell>
          <table:table-cell/>
          <table:table-cell table:style-name="ce127" office:value-type="string" calcext:value-type="string">
            <text:p><text:a xlink:href="https://blog.bitsrc.io/how-to-write-beautiful-and-meaningful-readme-md-for-your-next-project-897045e3f991" xlink:type="simple">https://blog.bitsrc.io/how-to-write-beautiful-and-meaningful-readme-md-for-your-next-project-897045e3f991</text:a></text:p>
          </table:table-cell>
          <table:table-cell table:number-columns-repeated="61"/>
        </table:table-row>
        <table:table-row table:style-name="ro2">
          <table:table-cell office:value-type="string" calcext:value-type="string">
            <text:p>Reducer as pure functions - memory locations - desafio do artur</text:p>
          </table:table-cell>
          <table:table-cell/>
          <table:table-cell table:style-name="ce127" office:value-type="string" calcext:value-type="string">
            <text:p><text:a xlink:href="https://www.freecodecamp.org/news/why-redux-needs-reducers-to-be-pure-functions-d438c58ae468/" xlink:type="simple">https://www.freecodecamp.org/news/why-redux-needs-reducers-to-be-pure-functions-d438c58ae468/</text:a></text:p>
          </table:table-cell>
          <table:table-cell table:number-columns-repeated="61"/>
        </table:table-row>
        <table:table-row table:style-name="ro7">
          <table:table-cell office:value-type="string" calcext:value-type="string">
            <text:p>Redux devTools</text:p>
          </table:table-cell>
          <table:table-cell/>
          <table:table-cell office:value-type="string" calcext:value-type="string">
            <text:p>v</text:p>
          </table:table-cell>
          <table:table-cell table:number-columns-repeated="61"/>
        </table:table-row>
        <table:table-row table:style-name="ro2">
          <table:table-cell office:value-type="string" calcext:value-type="string">
            <text:p>Does it mutate?</text:p>
          </table:table-cell>
          <table:table-cell/>
          <table:table-cell table:style-name="ce134" office:value-type="string" calcext:value-type="string">
            <text:p><text:a xlink:href="https://doesitmutate.xyz/" xlink:type="simple">https://doesitmutate.xyz/</text:a></text:p>
          </table:table-cell>
          <table:table-cell table:number-columns-repeated="61"/>
        </table:table-row>
        <table:table-row table:style-name="ro7">
          <table:table-cell office:value-type="string" calcext:value-type="string">
            <text:p>Head first design patters' - O'reilly - Livro</text:p>
          </table:table-cell>
          <table:table-cell office:value-type="string" calcext:value-type="string">
            <text:p>Livro</text:p>
          </table:table-cell>
          <table:table-cell table:number-columns-repeated="62"/>
        </table:table-row>
        <table:table-row table:style-name="ro7">
          <table:table-cell office:value-type="string" calcext:value-type="string">
            <text:p>Under the hood .net Memory management - Livro</text:p>
          </table:table-cell>
          <table:table-cell office:value-type="string" calcext:value-type="string">
            <text:p>Livro</text:p>
          </table:table-cell>
          <table:table-cell table:number-columns-repeated="62"/>
        </table:table-row>
        <table:table-row table:style-name="ro7">
          <table:table-cell office:value-type="string" calcext:value-type="string">
            <text:p>Test driven development - Mauricio aniche - Livro</text:p>
          </table:table-cell>
          <table:table-cell office:value-type="string" calcext:value-type="string">
            <text:p>Livro</text:p>
          </table:table-cell>
          <table:table-cell table:number-columns-repeated="62"/>
        </table:table-row>
        <table:table-row table:style-name="ro2">
          <table:table-cell office:value-type="string" calcext:value-type="string">
            <text:p>Learn Python - free</text:p>
          </table:table-cell>
          <table:table-cell/>
          <table:table-cell table:style-name="ce127" office:value-type="string" calcext:value-type="string">
            <text:p><text:a xlink:href="https://www.learnpython.org/" xlink:type="simple">https://www.learnpython.org/</text:a></text:p>
          </table:table-cell>
          <table:table-cell table:number-columns-repeated="61"/>
        </table:table-row>
        <table:table-row table:style-name="ro2">
          <table:table-cell office:value-type="string" calcext:value-type="string">
            <text:p>Python - starter projects</text:p>
          </table:table-cell>
          <table:table-cell/>
          <table:table-cell table:style-name="ce127" office:value-type="string" calcext:value-type="string">
            <text:p><text:a xlink:href="https://medium.com/javarevisited/8-projects-you-can-buil-to-learn-python-in-2020-251dd5350d56" xlink:type="simple">https://medium.com/javarevisited/8-projects-you-can-buil-to-learn-python-in-2020-251dd5350d56</text:a></text:p>
          </table:table-cell>
          <table:table-cell table:number-columns-repeated="61"/>
        </table:table-row>
        <table:table-row table:style-name="ro2">
          <table:table-cell office:value-type="string" calcext:value-type="string">
            <text:p>Python - dataCamp</text:p>
          </table:table-cell>
          <table:table-cell/>
          <table:table-cell table:style-name="ce127" office:value-type="string" calcext:value-type="string">
            <text:p><text:a xlink:href="https://campus.datacamp.com/courses/intro-to-python-for-data-science/chapter-1-python-basics?ex=1" xlink:type="simple">https://campus.datacamp.com/courses/intro-to-python-for-data-science/chapter-1-python-basics?ex=1</text:a></text:p>
          </table:table-cell>
          <table:table-cell table:number-columns-repeated="61"/>
        </table:table-row>
        <table:table-row table:style-name="ro7">
          <table:table-cell office:value-type="string" calcext:value-type="string">
            <text:p>Cracking the coding interview - livro</text:p>
          </table:table-cell>
          <table:table-cell office:value-type="string" calcext:value-type="string">
            <text:p>Livro</text:p>
          </table:table-cell>
          <table:table-cell table:number-columns-repeated="62"/>
        </table:table-row>
        <table:table-row table:style-name="ro2">
          <table:table-cell office:value-type="string" calcext:value-type="string">
            <text:p>Arquitetura Node</text:p>
          </table:table-cell>
          <table:table-cell/>
          <table:table-cell office:value-type="string" calcext:value-type="string">
            <text:p><text:a xlink:href="https://dev.to/nedsoft/central-error-handling-in-express-3aej" xlink:type="simple">https://dev.to/nedsoft/central-error-handling-in-express-3aej</text:a></text:p>
          </table:table-cell>
          <table:table-cell table:number-columns-repeated="61"/>
        </table:table-row>
        <table:table-row table:style-name="ro2">
          <table:table-cell office:value-type="string" calcext:value-type="string">
            <text:p>Is quelity worth cost?</text:p>
          </table:table-cell>
          <table:table-cell office:value-type="string" calcext:value-type="string">
            <text:p>Martin Fowler</text:p>
          </table:table-cell>
          <table:table-cell office:value-type="string" calcext:value-type="string">
            <text:p><text:a xlink:href="https://martinfowler.com/articles/is-quality-worth-cost.html" xlink:type="simple">https://martinfowler.com/articles/is-quality-worth-cost.html</text:a></text:p>
          </table:table-cell>
          <table:table-cell table:number-columns-repeated="61"/>
        </table:table-row>
        <table:table-row table:style-name="ro7">
          <table:table-cell office:value-type="string" calcext:value-type="string">
            <text:p>Como mentir com estatistica</text:p>
          </table:table-cell>
          <table:table-cell office:value-type="string" calcext:value-type="string">
            <text:p>Livro</text:p>
          </table:table-cell>
          <table:table-cell table:number-columns-repeated="62"/>
        </table:table-row>
        <table:table-row table:style-name="ro7">
          <table:table-cell office:value-type="string" calcext:value-type="string">
            <text:p>Storytelling com dados</text:p>
          </table:table-cell>
          <table:table-cell office:value-type="string" calcext:value-type="string">
            <text:p>Livro</text:p>
          </table:table-cell>
          <table:table-cell table:number-columns-repeated="62"/>
        </table:table-row>
        <table:table-row table:style-name="ro4">
          <table:table-cell office:value-type="string" calcext:value-type="string">
            <text:p>Status resposta REST</text:p>
          </table:table-cell>
          <table:table-cell/>
          <table:table-cell office:value-type="string" calcext:value-type="string">
            <text:p><text:a xlink:href="https://developer.mozilla.org/pt-BR/docs/Web/HTTP/Status" xlink:type="simple">https://developer.mozilla.org/pt-BR/docs/Web/HTTP/Status</text:a></text:p>
            <text:p/>
          </table:table-cell>
          <table:table-cell table:number-columns-repeated="61"/>
        </table:table-row>
        <table:table-row table:style-name="ro2">
          <table:table-cell office:value-type="string" calcext:value-type="string">
            <text:p>Produção de conteudo</text:p>
          </table:table-cell>
          <table:table-cell office:value-type="string" calcext:value-type="string">
            <text:p>post</text:p>
          </table:table-cell>
          <table:table-cell office:value-type="string" calcext:value-type="string">
            <text:p><text:a xlink:href="https://medium.com/@khaosdoctor/como-e-por-que-todo-dev-deveria-escrever-artigos-1f8b9ba74d4" xlink:type="simple">https://medium.com/@khaosdoctor/como-e-por-que-todo-dev-deveria-escrever-artigos-1f8b9ba74d4</text:a></text:p>
          </table:table-cell>
          <table:table-cell table:number-columns-repeated="61"/>
        </table:table-row>
        <table:table-row table:style-name="ro2">
          <table:table-cell office:value-type="string" calcext:value-type="string">
            <text:p>Clusters – loading balance</text:p>
          </table:table-cell>
          <table:table-cell office:value-type="string" calcext:value-type="string">
            <text:p>Node JS</text:p>
          </table:table-cell>
          <table:table-cell office:value-type="string" calcext:value-type="string">
            <text:p><text:a xlink:href="https://nodejs.org/api/cluster.html#cluster_cluster" xlink:type="simple">https://nodejs.org/api/cluster.html#cluster_cluster</text:a></text:p>
          </table:table-cell>
          <table:table-cell table:number-columns-repeated="61"/>
        </table:table-row>
        <table:table-row table:style-name="ro7">
          <table:table-cell office:value-type="string" calcext:value-type="string">
            <text:p>Elemar Junior.com</text:p>
          </table:table-cell>
          <table:table-cell office:value-type="string" calcext:value-type="string">
            <text:p>Livros de arquitetura de software</text:p>
          </table:table-cell>
          <table:table-cell office:value-type="string" calcext:value-type="string">
            <text:p>https://elemarjr.com/</text:p>
          </table:table-cell>
          <table:table-cell table:number-columns-repeated="61"/>
        </table:table-row>
        <table:table-row table:style-name="ro7">
          <table:table-cell office:value-type="string" calcext:value-type="string">
            <text:p>Erick evans – DDD (domain driver development)</text:p>
          </table:table-cell>
          <table:table-cell office:value-type="string" calcext:value-type="string">
            <text:p>Livro sobre arquitetura de software</text:p>
          </table:table-cell>
          <table:table-cell table:style-name="Default"/>
          <table:table-cell table:number-columns-repeated="61"/>
        </table:table-row>
        <table:table-row table:style-name="ro7">
          <table:table-cell office:value-type="string" calcext:value-type="string">
            <text:p>Iniciação à lógica matemática</text:p>
          </table:table-cell>
          <table:table-cell office:value-type="string" calcext:value-type="string">
            <text:p>Lógica matematica (programação)</text:p>
          </table:table-cell>
          <table:table-cell office:value-type="string" calcext:value-type="string">
            <text:p>https://www.amazon.com.br/Inicia%C3%A7%C3%A3o-L%C3%B3gica-Matem%C3%A1tica-Edgard-Alencar/dp/852130403X/ref=asc_df_852130403X/?tag=googleshopp00-20&amp;linkCode=df0&amp;hvadid=379751563849&amp;hvpos=&amp;hvnetw=g&amp;hvrand=12202262494667161988&amp;hvpone=&amp;hvptwo=&amp;hvqmt=&amp;hvdev=c&amp;hvdvcmdl=&amp;hvlocint=&amp;hvlocphy=1001655&amp;hvtargid=pla-864709402967&amp;psc=1 </text:p>
          </table:table-cell>
          <table:table-cell table:number-columns-repeated="61"/>
        </table:table-row>
        <table:table-row table:style-name="ro7" table:number-rows-repeated="1048518">
          <table:table-cell table:number-columns-repeated="64"/>
        </table:table-row>
        <table:table-row table:style-name="ro7">
          <table:table-cell table:number-columns-repeated="64"/>
        </table:table-row>
      </table:table>
      <table:table table:name="Incrição Trybe - Etapas" table:style-name="ta3">
        <table:table-column table:style-name="co11" table:default-cell-style-name="ce132"/>
        <table:table-column table:style-name="co12" table:default-cell-style-name="ce132"/>
        <table:table-column table:style-name="co13" table:default-cell-style-name="ce132"/>
        <table:table-column table:style-name="co14" table:default-cell-style-name="ce161"/>
        <table:table-column table:style-name="co15" table:number-columns-repeated="60" table:default-cell-style-name="Default"/>
        <table:table-row table:style-name="ro7">
          <table:table-cell table:style-name="ce15" office:value-type="string" calcext:value-type="string">
            <text:p>Etapa</text:p>
          </table:table-cell>
          <table:table-cell table:style-name="ce15" office:value-type="string" calcext:value-type="string">
            <text:p>Data Limite</text:p>
          </table:table-cell>
          <table:table-cell table:style-name="ce15" office:value-type="string" calcext:value-type="string">
            <text:p>Feito?</text:p>
          </table:table-cell>
          <table:table-cell table:style-name="ce15" office:value-type="string" calcext:value-type="string">
            <text:p>Link</text:p>
          </table:table-cell>
          <table:table-cell table:style-name="ce15" office:value-type="string" calcext:value-type="string">
            <text:p>Link 2</text:p>
          </table:table-cell>
          <table:table-cell table:number-columns-repeated="59"/>
        </table:table-row>
        <table:table-row table:style-name="ro7">
          <table:table-cell office:value-type="string" calcext:value-type="string">
            <text:p>Inscrições</text:p>
          </table:table-cell>
          <table:table-cell table:style-name="ce158" office:value-type="date" office:date-value="2020-05-03" calcext:value-type="date">
            <text:p>3/mai</text:p>
          </table:table-cell>
          <table:table-cell office:value-type="string" calcext:value-type="string">
            <text:p>sim</text:p>
          </table:table-cell>
          <table:table-cell table:style-name="ce132" table:number-columns-repeated="2"/>
          <table:table-cell table:number-columns-repeated="59"/>
        </table:table-row>
        <table:table-row table:style-name="ro7">
          <table:table-cell office:value-type="string" calcext:value-type="string">
            <text:p>Desafio Prático</text:p>
          </table:table-cell>
          <table:table-cell table:style-name="ce158" office:value-type="date" office:date-value="2020-05-10" calcext:value-type="date">
            <text:p>10/mai</text:p>
          </table:table-cell>
          <table:table-cell office:value-type="string" calcext:value-type="string">
            <text:p>sim</text:p>
          </table:table-cell>
          <table:table-cell table:style-name="ce132" table:number-columns-repeated="2"/>
          <table:table-cell table:number-columns-repeated="59"/>
        </table:table-row>
        <table:table-row table:style-name="ro2">
          <table:table-cell office:value-type="string" calcext:value-type="string">
            <text:p>Vídeo + raciocínio Lógico</text:p>
          </table:table-cell>
          <table:table-cell table:style-name="ce158" office:value-type="date" office:date-value="2020-05-14" calcext:value-type="date">
            <text:p>14/mai</text:p>
          </table:table-cell>
          <table:table-cell office:value-type="string" calcext:value-type="string">
            <text:p>Vídeo sim</text:p>
          </table:table-cell>
          <table:table-cell table:style-name="ce159" office:value-type="string" calcext:value-type="string">
            <text:p><text:a xlink:href="https://t.sidekickopen80.com/s1t/c/5/f18dQhb0S7lM8dDMPbW2n0x6l2B9nMJN7t5XWPfhMynW2zWKcx5vf_kxW56dB9R2DBBsx102?te=W3R5hFj4cm2zwW3zfPSj3_VrpFW4cKJQF4fdHZSW3_qTlT1LF6DJW4fDXwL3_rjd1W3F7-sw3T1kkyW1L7RpD1GJ2N3W3C7GqD1Q6B2hW1GJ3183_Q_VvW1-XdMq4fN0hlf4hDhrXV3&amp;si" xlink:type="simple">https://t.sidekickopen80.com/s1t/c/5/f18dQhb0S7lM8dDMPbW2n0x6l2B9nMJN7t5XWPfhMynW2zWKcx5vf_kxW56dB9R2DBBsx102?te=W3R5hFj4cm2zwW3zfPSj3_VrpFW4cKJQF4fdHZSW3_qTlT1LF6DJW4fDXwL3_rjd1W3F7-sw3T1kkyW1L7RpD1GJ2N3W3C7GqD1Q6B2hW1GJ3183_Q_VvW1-XdMq4fN0hlf4hDhrXV3&amp;si=8000000002606941&amp;pi=4dc179d0-1bfe-4e90-a8b1-5187e117e30c</text:a></text:p>
          </table:table-cell>
          <table:table-cell table:style-name="ce132" office:value-type="string" calcext:value-type="string">
            <text:p>Vídeo: https://youtu.be/sK8H3YueQkg</text:p>
          </table:table-cell>
          <table:table-cell table:number-columns-repeated="59"/>
        </table:table-row>
        <table:table-row table:style-name="ro7">
          <table:table-cell office:value-type="string" calcext:value-type="string">
            <text:p>Entrevista final</text:p>
          </table:table-cell>
          <table:table-cell table:style-name="ce158" office:value-type="date" office:date-value="2020-05-29" calcext:value-type="date">
            <text:p>29/mai</text:p>
          </table:table-cell>
          <table:table-cell/>
          <table:table-cell table:style-name="ce132" table:number-columns-repeated="2"/>
          <table:table-cell table:number-columns-repeated="59"/>
        </table:table-row>
        <table:table-row table:style-name="ro7">
          <table:table-cell office:value-type="string" calcext:value-type="string">
            <text:p>Pré matrícula</text:p>
          </table:table-cell>
          <table:table-cell table:style-name="ce158" office:value-type="date" office:date-value="2020-06-05" calcext:value-type="date">
            <text:p>5/jun</text:p>
          </table:table-cell>
          <table:table-cell/>
          <table:table-cell table:style-name="ce132" table:number-columns-repeated="2"/>
          <table:table-cell table:number-columns-repeated="59"/>
        </table:table-row>
        <table:table-row table:style-name="ro7">
          <table:table-cell office:value-type="string" calcext:value-type="string">
            <text:p>Matrícula</text:p>
          </table:table-cell>
          <table:table-cell table:style-name="ce158" office:value-type="date" office:date-value="2020-06-12" calcext:value-type="date">
            <text:p>12/jun</text:p>
          </table:table-cell>
          <table:table-cell/>
          <table:table-cell table:style-name="ce132" table:number-columns-repeated="2"/>
          <table:table-cell table:number-columns-repeated="59"/>
        </table:table-row>
        <table:table-row table:style-name="ro7">
          <table:table-cell office:value-type="string" calcext:value-type="string">
            <text:p>início das aulas</text:p>
          </table:table-cell>
          <table:table-cell table:style-name="ce158" office:value-type="date" office:date-value="2020-06-22" calcext:value-type="date">
            <text:p>22/jun</text:p>
          </table:table-cell>
          <table:table-cell/>
          <table:table-cell table:style-name="ce132" table:number-columns-repeated="2"/>
          <table:table-cell table:number-columns-repeated="59"/>
        </table:table-row>
        <table:table-row table:style-name="ro7" table:number-rows-repeated="1048567">
          <table:table-cell table:number-columns-repeated="64"/>
        </table:table-row>
        <table:table-row table:style-name="ro7">
          <table:table-cell table:number-columns-repeated="64"/>
        </table:table-row>
      </table:table>
      <table:table table:name="Recursos adicionais" table:style-name="ta4">
        <table:table-column table:style-name="co5" table:number-columns-repeated="2" table:default-cell-style-name="ce163"/>
        <table:table-column table:style-name="co16" table:default-cell-style-name="ce163"/>
        <table:table-column table:style-name="co17" table:default-cell-style-name="ce163"/>
        <table:table-column table:style-name="co18" table:default-cell-style-name="ce163"/>
        <table:table-column table:style-name="co5" table:number-columns-repeated="59" table:default-cell-style-name="ce163"/>
        <table:table-row table:style-name="ro7">
          <table:table-cell table:style-name="ce162" office:value-type="string" calcext:value-type="string">
            <text:p>Bloco</text:p>
          </table:table-cell>
          <table:table-cell table:style-name="ce162" office:value-type="string" calcext:value-type="string">
            <text:p>Assunto</text:p>
          </table:table-cell>
          <table:table-cell table:style-name="ce162" office:value-type="string" calcext:value-type="string">
            <text:p>Acompanhamento</text:p>
          </table:table-cell>
          <table:table-cell table:style-name="ce162" office:value-type="string" calcext:value-type="string">
            <text:p>Descrição</text:p>
          </table:table-cell>
          <table:table-cell table:style-name="ce162" office:value-type="string" calcext:value-type="string">
            <text:p>Link</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CSS + React</text:p>
          </table:table-cell>
          <table:table-cell table:style-name="ce165" office:value-type="string" calcext:value-type="string">
            <text:p><text:a xlink:href="https://www.w3schools.com/react/react_css.asp" xlink:type="simple">https://www.w3schools.com/react/react_css.asp</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Import - documentação</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Classes - documentação</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API + React</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Guia completo React</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Frameworks mais usados (stac overflow)</text:p>
          </table:table-cell>
          <table:table-cell table:style-name="ce165" office:value-type="string" calcext:value-type="string">
            <text:p><text:a xlink:href="https://insights.stackoverflow.com/survey/2019#technology-_-most-loved-dreaded-and-wanted-web-frameworks" xlink:type="simple">https://insights.stackoverflow.com/survey/2019#technology-_-most-loved-dreaded-and-wanted-web-frameworks</text:a></text:p>
          </table:table-cell>
          <table:table-cell table:number-columns-repeated="59"/>
        </table:table-row>
        <table:table-row table:style-name="ro7" table:number-rows-repeated="3">
          <table:table-cell table:number-columns-repeated="4"/>
          <table:table-cell table:style-name="ce165"/>
          <table:table-cell table:number-columns-repeated="59"/>
        </table:table-row>
        <table:table-row table:style-name="ro7" table:number-rows-repeated="3">
          <table:table-cell table:number-columns-repeated="64"/>
        </table:table-row>
        <table:table-row table:style-name="ro7" table:number-rows-repeated="4">
          <table:table-cell table:number-columns-repeated="4"/>
          <table:table-cell table:style-name="ce165"/>
          <table:table-cell table:number-columns-repeated="59"/>
        </table:table-row>
        <table:table-row table:style-name="ro7">
          <table:table-cell table:number-columns-repeated="4"/>
          <table:table-cell table:style-name="ce166"/>
          <table:table-cell table:number-columns-repeated="59"/>
        </table:table-row>
        <table:table-row table:style-name="ro7" table:number-rows-repeated="2">
          <table:table-cell table:number-columns-repeated="4"/>
          <table:table-cell table:style-name="ce165"/>
          <table:table-cell table:number-columns-repeated="59"/>
        </table:table-row>
        <table:table-row table:style-name="ro7">
          <table:table-cell table:number-columns-repeated="64"/>
        </table:table-row>
        <table:table-row table:style-name="ro7" table:number-rows-repeated="4">
          <table:table-cell table:number-columns-repeated="4"/>
          <table:table-cell table:style-name="ce165"/>
          <table:table-cell table:number-columns-repeated="59"/>
        </table:table-row>
        <table:table-row table:style-name="ro7" table:number-rows-repeated="1048550">
          <table:table-cell table:number-columns-repeated="64"/>
        </table:table-row>
        <table:table-row table:style-name="ro7">
          <table:table-cell table:number-columns-repeated="64"/>
        </table:table-row>
      </table:table>
      <table:table table:name="Banco de dúvidas" table:style-name="ta5">
        <table:table-column table:style-name="co1" table:number-columns-repeated="2" table:default-cell-style-name="ce168"/>
        <table:table-column table:style-name="co19" table:default-cell-style-name="ce126"/>
        <table:table-column table:style-name="co20" table:default-cell-style-name="ce168"/>
        <table:table-column table:style-name="co4" table:default-cell-style-name="ce168"/>
        <table:table-column table:style-name="co1" table:number-columns-repeated="59" table:default-cell-style-name="ce168"/>
        <table:table-row table:style-name="ro1">
          <table:table-cell table:style-name="ce25" office:value-type="string" calcext:value-type="string">
            <text:p>Check</text:p>
          </table:table-cell>
          <table:table-cell table:style-name="ce25" office:value-type="string" calcext:value-type="string">
            <text:p>Assunto</text:p>
          </table:table-cell>
          <table:table-cell table:style-name="ce2" office:value-type="string" calcext:value-type="string">
            <text:p>Dúvida</text:p>
          </table:table-cell>
          <table:table-cell table:style-name="ce25" office:value-type="string" calcext:value-type="string">
            <text:p>Reposta</text:p>
          </table:table-cell>
          <table:table-cell table:style-name="ce25" office:value-type="string" calcext:value-type="string">
            <text:p>Link</text:p>
          </table:table-cell>
          <table:table-cell table:number-columns-repeated="59"/>
        </table:table-row>
        <table:table-row table:style-name="ro8">
          <table:table-cell office:value-type="float" office:value="1" calcext:value-type="float">
            <text:p>1</text:p>
          </table:table-cell>
          <table:table-cell/>
          <table:table-cell office:value-type="string" calcext:value-type="string">
            <text:p>Await / async - como funciona?</text:p>
          </table:table-cell>
          <table:table-cell table:number-columns-repeated="61"/>
        </table:table-row>
        <table:table-row table:style-name="ro8">
          <table:table-cell table:number-columns-repeated="2"/>
          <table:table-cell office:value-type="string" calcext:value-type="string">
            <text:p>Qual a diferença entre Biblioteca e Framework?</text:p>
          </table:table-cell>
          <table:table-cell table:style-name="ce171" office:value-type="string" calcext:value-type="string">
            <text:p>Biblioteca é um projeto que compila um conjunto de códigos que cumprem um objetivo bem específico: Por exemplo, transformar um HTML em PDF, Lidar com upload, Validar um CPF;</text:p>
            <text:p>Framework é uma estrutura de códigos e bibliotecas que entregam uma arquitetura mínima para o desenvolvimento de algum tipo de aplicação. Um framework normalmente encapsula dentro de si várias bibliotecas e estabelece algum tipo de padrão de projeto onde você não vai começar do zero.</text:p>
          </table:table-cell>
          <table:table-cell table:style-name="ce193" office:value-type="string" calcext:value-type="string">
            <text:p><text:a xlink:href="https://www.freecodecamp.org/news/the-difference-between-a-framework-and-a-library-bd133054023f/" xlink:type="simple">https://www.freecodecamp.org/news/the-difference-between-a-framework-and-a-library-bd133054023f/</text:a></text:p>
          </table:table-cell>
          <table:table-cell table:number-columns-repeated="59"/>
        </table:table-row>
        <table:table-row table:style-name="ro8">
          <table:table-cell table:number-columns-repeated="2"/>
          <table:table-cell office:value-type="string" calcext:value-type="string">
            <text:p>Open source x venda</text:p>
          </table:table-cell>
          <table:table-cell/>
          <table:table-cell table:style-name="ce193" office:value-type="string" calcext:value-type="string">
            <text:p><text:a xlink:href="https://www.youtube.com/watch?v=qs_NZXmVUr0&amp;list=PLHz_AreHm4dlIXleu20uwPWFOSswqLYbV&amp;index=3" xlink:type="simple">https://www.youtube.com/watch?v=qs_NZXmVUr0&amp;list=PLHz_AreHm4dlIXleu20uwPWFOSswqLYbV&amp;index=3</text:a></text:p>
          </table:table-cell>
          <table:table-cell table:number-columns-repeated="59"/>
        </table:table-row>
        <table:table-row table:style-name="ro8">
          <table:table-cell table:number-columns-repeated="2"/>
          <table:table-cell office:value-type="string" calcext:value-type="string">
            <text:p>Margin auto não funfa em display inlin block</text:p>
          </table:table-cell>
          <table:table-cell/>
          <table:table-cell table:style-name="ce193" office:value-type="string" calcext:value-type="string">
            <text:p><text:a xlink:href="https://stackoverflow.com/a/37710665" xlink:type="simple">https://stackoverflow.com/a/37710665</text:a></text:p>
          </table:table-cell>
          <table:table-cell table:number-columns-repeated="59"/>
        </table:table-row>
        <table:table-row table:style-name="ro8">
          <table:table-cell table:number-columns-repeated="2"/>
          <table:table-cell office:value-type="string" calcext:value-type="string">
            <text:p>como testar novas versoes de umapp sem perder a antiga</text:p>
          </table:table-cell>
          <table:table-cell table:number-columns-repeated="61"/>
        </table:table-row>
        <table:table-row table:style-name="ro8">
          <table:table-cell table:number-columns-repeated="2"/>
          <table:table-cell office:value-type="string" calcext:value-type="string">
            <text:p>Get form dropdown and radio checked and selected</text:p>
          </table:table-cell>
          <table:table-cell/>
          <table:table-cell table:style-name="ce193" office:value-type="string" calcext:value-type="string">
            <text:p><text:a xlink:href="https://stackoverflow.com/questions/1085801/get-selected-value-in-dropdown-list-using-javascript" xlink:type="simple">https://stackoverflow.com/questions/1085801/get-selected-value-in-dropdown-list-using-javascript </text:a></text:p>
          </table:table-cell>
          <table:table-cell table:number-columns-repeated="59"/>
        </table:table-row>
        <table:table-row table:style-name="ro8">
          <table:table-cell table:number-columns-repeated="2"/>
          <table:table-cell office:value-type="string" calcext:value-type="string">
            <text:p>Pegar só o selected que tá selecionado</text:p>
          </table:table-cell>
          <table:table-cell/>
          <table:table-cell office:value-type="string" calcext:value-type="string">
            <text:p>document.querySelector('input[name="rate"]:checked').value; </text:p>
          </table:table-cell>
          <table:table-cell table:number-columns-repeated="59"/>
        </table:table-row>
        <table:table-row table:style-name="ro8">
          <table:table-cell table:number-columns-repeated="2"/>
          <table:table-cell office:value-type="string" calcext:value-type="string">
            <text:p>Pseudo classes - CSS</text:p>
          </table:table-cell>
          <table:table-cell table:number-columns-repeated="61"/>
        </table:table-row>
        <table:table-row table:style-name="ro8">
          <table:table-cell table:number-columns-repeated="2"/>
          <table:table-cell office:value-type="string" calcext:value-type="string">
            <text:p>Daniel madsen - liderar por crises</text:p>
          </table:table-cell>
          <table:table-cell table:number-columns-repeated="61"/>
        </table:table-row>
        <table:table-row table:style-name="ro8">
          <table:table-cell table:number-columns-repeated="2"/>
          <table:table-cell office:value-type="string" calcext:value-type="string">
            <text:p>PArallax effect</text:p>
          </table:table-cell>
          <table:table-cell/>
          <table:table-cell table:style-name="ce193" office:value-type="string" calcext:value-type="string">
            <text:p><text:a xlink:href="https://www.w3schools.com/howto/howto_css_parallax.asp" xlink:type="simple">https://www.w3schools.com/howto/howto_css_parallax.asp </text:a></text:p>
          </table:table-cell>
          <table:table-cell table:number-columns-repeated="59"/>
        </table:table-row>
        <table:table-row table:style-name="ro8">
          <table:table-cell table:number-columns-repeated="2"/>
          <table:table-cell office:value-type="string" calcext:value-type="string">
            <text:p>unidades CSS</text:p>
          </table:table-cell>
          <table:table-cell/>
          <table:table-cell table:style-name="ce193" office:value-type="string" calcext:value-type="string">
            <text:p><text:a xlink:href="https://www.alura.com.br/artigos/guia-de-unidades-no-css" xlink:type="simple">https://www.alura.com.br/artigos/guia-de-unidades-no-css </text:a></text:p>
          </table:table-cell>
          <table:table-cell table:number-columns-repeated="59"/>
        </table:table-row>
        <table:table-row table:style-name="ro8">
          <table:table-cell table:number-columns-repeated="2"/>
          <table:table-cell office:value-type="string" calcext:value-type="string">
            <text:p>Git hub: Retornar a commits anteriores 1</text:p>
          </table:table-cell>
          <table:table-cell/>
          <table:table-cell table:style-name="ce193" office:value-type="string" calcext:value-type="string">
            <text:p><text:a xlink:href="https://www.atlassian.com/br/git/tutorials/undoing-changes/git-reset" xlink:type="simple">https://www.atlassian.com/br/git/tutorials/undoing-changes/git-reset </text:a></text:p>
          </table:table-cell>
          <table:table-cell table:number-columns-repeated="59"/>
        </table:table-row>
        <table:table-row table:style-name="ro8">
          <table:table-cell table:number-columns-repeated="2"/>
          <table:table-cell office:value-type="string" calcext:value-type="string">
            <text:p>Git hub: Retornar a commits anteriores 2</text:p>
          </table:table-cell>
          <table:table-cell/>
          <table:table-cell table:style-name="ce193" office:value-type="string" calcext:value-type="string">
            <text:p><text:a xlink:href="https://www.atlassian.com/br/git/tutorials/undoing-changes" xlink:type="simple">https://www.atlassian.com/br/git/tutorials/undoing-changes </text:a></text:p>
          </table:table-cell>
          <table:table-cell table:number-columns-repeated="59"/>
        </table:table-row>
        <table:table-row table:style-name="ro8">
          <table:table-cell table:number-columns-repeated="2"/>
          <table:table-cell office:value-type="string" calcext:value-type="string">
            <text:p>Viewport (html)</text:p>
          </table:table-cell>
          <table:table-cell/>
          <table:table-cell table:style-name="ce193" office:value-type="string" calcext:value-type="string">
            <text:p><text:a xlink:href="https://developer.mozilla.org/pt-BR/docs/Mozilla/Mobile/Viewport_meta_tag" xlink:type="simple">https://developer.mozilla.org/pt-BR/docs/Mozilla/Mobile/Viewport_meta_tag</text:a></text:p>
          </table:table-cell>
          <table:table-cell table:number-columns-repeated="59"/>
        </table:table-row>
        <table:table-row table:style-name="ro8">
          <table:table-cell table:number-columns-repeated="2"/>
          <table:table-cell office:value-type="string" calcext:value-type="string">
            <text:p>como o pc interpreta a linguagem de prog.?</text:p>
          </table:table-cell>
          <table:table-cell/>
          <table:table-cell table:style-name="ce193" office:value-type="string" calcext:value-type="string">
            <text:p><text:a xlink:href="https://www.khanacademy.org/computing/code-org/computers-and-the-internet/how-computers-work/v/khan-academy-and-codeorg-introducing-how-computers-work" xlink:type="simple">https://www.khanacademy.org/computing/code-org/computers-and-the-internet/how-computers-work/v/khan-academy-and-codeorg-introducing-how-computers-work</text:a></text:p>
          </table:table-cell>
          <table:table-cell table:number-columns-repeated="59"/>
        </table:table-row>
        <table:table-row table:style-name="ro8">
          <table:table-cell table:number-columns-repeated="2"/>
          <table:table-cell office:value-type="string" calcext:value-type="string">
            <text:p>Tamanho relativo de letra Ei @Leandro Parisi - Turma 6, então, tem o em...</text:p>
            <text:p>vc define no body um tamanho básico, em px por exemplo, e quando vc usa o em ele aplica aquele tamanho na string..</text:p>
            <text:p>Tipo:</text:p>
            <text:p>Se definiu no body que o tamanho da letra é de 10px.</text:p>
            <text:p>vc pode dizer a um elemento para usar o font-size de 2em e a fonte será no tamanho de 20px</text:p>
          </table:table-cell>
          <table:table-cell table:number-columns-repeated="61"/>
        </table:table-row>
        <table:table-row table:style-name="ro8">
          <table:table-cell/>
          <table:table-cell office:value-type="string" calcext:value-type="string">
            <text:p>JS</text:p>
          </table:table-cell>
          <table:table-cell office:value-type="string" calcext:value-type="string">
            <text:p>Qual a diferença entre LET, VAR e CONST?</text:p>
          </table:table-cell>
          <table:table-cell table:style-name="ce171" office:value-type="string" calcext:value-type="string">
            <text:p>HOISTING: Toda variável é elevada ao topo do bloco aonde ela foi declarada antes do bloco ser executado, desta forma é possível acessar uma variável antes dela aparecer na cascata de leitura </text:p>
            <text:p/>
            <text:p>VAR: Hoisting + inicia com undefined se não especificada + Escopo global;</text:p>
            <text:p>LET: Escopo por bloco + Hoisting? + inicia com undefined se não especificada</text:p>
            <text:p>CONST: Não pode ser alterada + escopo por bloco + devem ser inicializadas no momento da declaração</text:p>
            <text:p/>
          </table:table-cell>
          <table:table-cell office:value-type="string" calcext:value-type="string">
            <text:p><text:a xlink:href="https://www.alura.com.br/artigos/entenda-diferenca-entre-var-let-e-const-no-javascript" xlink:type="simple">https://www.alura.com.br/artigos/entenda-diferenca-entre-var-let-e-const-no-javascript</text:a></text:p>
          </table:table-cell>
          <table:table-cell table:number-columns-repeated="59"/>
        </table:table-row>
        <table:table-row table:style-name="ro8">
          <table:table-cell/>
          <table:table-cell office:value-type="string" calcext:value-type="string">
            <text:p>JS</text:p>
          </table:table-cell>
          <table:table-cell office:value-type="string" calcext:value-type="string">
            <text:p>New -- usado após um return dentro de uma função</text:p>
          </table:table-cell>
          <table:table-cell table:number-columns-repeated="61"/>
        </table:table-row>
        <table:table-row table:style-name="ro8">
          <table:table-cell table:number-columns-repeated="2"/>
          <table:table-cell office:value-type="string" calcext:value-type="string">
            <text:p>Set a new SSh KEy</text:p>
          </table:table-cell>
          <table:table-cell/>
          <table:table-cell table:style-name="ce193" office:value-type="string" calcext:value-type="string">
            <text:p><text:a xlink:href="https://medium.com/@xiaolishen/use-multiple-ssh-keys-for-different-github-accounts-on-the-same-computer-7d7103ca8693" xlink:type="simple">https://medium.com/@xiaolishen/use-multiple-ssh-keys-for-different-github-accounts-on-the-same-computer-7d7103ca8693</text:a></text:p>
          </table:table-cell>
          <table:table-cell table:number-columns-repeated="59"/>
        </table:table-row>
        <table:table-row table:style-name="ro8">
          <table:table-cell table:number-columns-repeated="2"/>
          <table:table-cell office:value-type="string" calcext:value-type="string">
            <text:p>CC: FUnção sendo chamada antes de ser declarada</text:p>
          </table:table-cell>
          <table:table-cell/>
          <table:table-cell office:value-type="string" calcext:value-type="string">
            <text:p>https://eslint.org/docs/rules/no-use-before-define</text:p>
          </table:table-cell>
          <table:table-cell table:number-columns-repeated="59"/>
        </table:table-row>
        <table:table-row table:style-name="ro8">
          <table:table-cell table:number-columns-repeated="2"/>
          <table:table-cell office:value-type="string" calcext:value-type="string">
            <text:p>Qual a possibilidade de cairmos em um 'then' hell?</text:p>
          </table:table-cell>
          <table:table-cell table:number-columns-repeated="61"/>
        </table:table-row>
        <table:table-row table:style-name="ro8">
          <table:table-cell/>
          <table:table-cell office:value-type="string" calcext:value-type="string">
            <text:p>React</text:p>
          </table:table-cell>
          <table:table-cell office:value-type="string" calcext:value-type="string">
            <text:p>Virtual DOM</text:p>
          </table:table-cell>
          <table:table-cell/>
          <table:table-cell table:style-name="ce198" office:value-type="string" calcext:value-type="string">
            <text:p><text:a xlink:href="https://pt-br.reactjs.org/docs/faq-internals.html" xlink:type="simple">https://pt-br.reactjs.org/docs/faq-internals.html</text:a></text:p>
          </table:table-cell>
          <table:table-cell table:number-columns-repeated="59"/>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Uso de JS x JSX com {}, ou não?</text:p>
          </table:table-cell>
          <table:table-cell table:style-name="ce171" office:value-type="string" calcext:value-type="string">
            <text:p>Leandro quando o arquivo tem a extensão ".js" não precisa colocar tudo dentro de { }.</text:p>
            <text:p>Agora quando a extensão do arquivo é ".jsx" ai precisa usar as { } para o react entender onde você está usando JavaScript explicitamente.</text:p>
            <text:p/>
            <text:p>E um adendo, @Leandro Parisi - Turma 6! Isso se refere, especialmente, ao código JS que você coloca junto com o código HTML. Tipo um &lt;span&gt;{meuObjeto.meuTexto}&lt;/span&gt; , sacou? (editado) </text:p>
          </table:table-cell>
          <table:table-cell table:number-columns-repeated="60"/>
        </table:table-row>
        <table:table-row table:style-name="ro8">
          <table:table-cell office:value-type="string" calcext:value-type="string">
            <text:p>v</text:p>
          </table:table-cell>
          <table:table-cell office:value-type="string" calcext:value-type="string">
            <text:p>Jest assincrono</text:p>
          </table:table-cell>
          <table:table-cell office:value-type="string" calcext:value-type="string">
            <text:p>Quando usae done / resolve, reject / return</text:p>
          </table:table-cell>
          <table:table-cell table:style-name="ce171" office:value-type="string" calcext:value-type="string">
            <text:p>1. Quando formos testar um função com callBack usamos o done.</text:p>
            <text:p>Podemos usar o done em outras situações??</text:p>
            <text:p>2. quando formos testar uma promisse, temos que usar o 'return' antes dela no teste e usar o expect.assertions, caso espere mais de 1 expect</text:p>
            <text:p>3. Podemos usar o matcher resolve / reject para já pegar o resultado da promisse no teste sem precisar de usar o then</text:p>
          </table:table-cell>
          <table:table-cell table:number-columns-repeated="60"/>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Manter o HD vazio</text:p>
          </table:table-cell>
          <table:table-cell table:style-name="ce171" office:value-type="string" calcext:value-type="string">
            <text:p>A cada bloco, sobe tudo pro github e apaga as pastas.</text:p>
            <text:p>Caso vocẽ não queria apagar tudo, você pode sempre apagar a node_modules que é a pasta que ocupa mais espaço. Aí caso você precise de rodar o projeto de novo, basta executar o npm install novamente</text:p>
          </table:table-cell>
          <table:table-cell table:number-columns-repeated="60"/>
        </table:table-row>
        <table:table-row table:style-name="ro8">
          <table:table-cell/>
          <table:table-cell office:value-type="string" calcext:value-type="string">
            <text:p>React</text:p>
          </table:table-cell>
          <table:table-cell office:value-type="string" calcext:value-type="string">
            <text:p>Workflow para construir um app</text:p>
          </table:table-cell>
          <table:table-cell table:style-name="ce171" office:value-type="string" calcext:value-type="string">
            <text:p>O que tá sendo dito aí é o seguinte: quando você estiver fazendo suas próprias aplicações React do zero (como vários projetos que virão :músculo::tom-de-pele-2:), comece pequeno. Faça um componente pequeno e simples, depois faça outro, vá combinando eles, e siga assim. Sacou?</text:p>
            <text:p>Começar do “maior componente que vc vai ter” e ir “diminuindo” geralmente faz vc se embananar. O contrário, começar “do menor componente que vc vai ter” e ir “aumentando a aplicação aos poucos” é uma prática que dá mais certo.</text:p>
            <text:p>Sacou? Acha que faz sentido?</text:p>
          </table:table-cell>
          <table:table-cell table:number-columns-repeated="60"/>
        </table:table-row>
        <table:table-row table:style-name="ro8">
          <table:table-cell/>
          <table:table-cell office:value-type="string" calcext:value-type="string">
            <text:p>Return</text:p>
          </table:table-cell>
          <table:table-cell office:value-type="string" calcext:value-type="string">
            <text:p>Return com () x {return}</text:p>
            <text:p>No minuto 17:45 mais ou menos você, @Alberto, usar o MAP para renderiar os elementos de forma dinâmica, vi que, dentro da arrow function do map usa () para encapsular o código....</text:p>
            <text:p>isso não era usual no JS normal, esta sintaxe é própria do JSX?</text:p>
          </table:table-cell>
          <table:table-cell table:style-name="ce172" office:value-type="string" calcext:value-type="string">
            <text:p>﻿sso é do ES6! Quando queremos que uma função retorne algo direto, podemos escrever com chaves e return ou com parenteses:</text:p>
            <text:p>// Chaves e return</text:p>
            <text:p>meuArray.map((number) =&gt; {</text:p>
            <text:p>  return number*2</text:p>
            <text:p>})</text:p>
            <text:p>Ou</text:p>
            <text:p>// Parenteses!</text:p>
            <text:p>meuArray.map((number) =&gt; (number*2))</text:p>
            <text:p>Geralmente usa-se parenteses quando a única coisa que a sua função vai fazer é retornar algum valor, sem mais lógica ali. Mas quando isso cabe em uma linha, a boa prática pode omitir os parenteses.</text:p>
            <text:p>Nesse caso, a minha função só retorna um valor, mas a sintaxe fica mais clara se eu coloco esse único valor (o componente escrito em JSX) em várias linhas. Aí eu uso o parenteses, porque se divido meu retorno em várias linhas não posso mais omitir ele sem confundir o JavaScript.</text:p>
            <text:p>Sacou? Isso fez sentido pra vc? :pensativo:</text:p>
          </table:table-cell>
          <table:table-cell table:number-columns-repeated="60"/>
        </table:table-row>
        <table:table-row table:style-name="ro8">
          <table:table-cell/>
          <table:table-cell office:value-type="string" calcext:value-type="string">
            <text:p>REACT 12.1</text:p>
          </table:table-cell>
          <table:table-cell office:value-type="string" calcext:value-type="string">
            <text:p>Sintaxe set state  this.setState ((currentState, _props) =&gt; ({</text:p>
            <text:p>      buttonOneCounter: currentState + 1</text:p>
            <text:p>    })); =&gt; () antes da arrow function</text:p>
          </table:table-cell>
          <table:table-cell table:style-name="ce173"/>
          <table:table-cell table:number-columns-repeated="60"/>
        </table:table-row>
        <table:table-row table:style-name="ro8">
          <table:table-cell/>
          <table:table-cell office:value-type="string" calcext:value-type="string">
            <text:p>REACT 12.1</text:p>
          </table:table-cell>
          <table:table-cell office:value-type="string" calcext:value-type="string">
            <text:p>Dessa forma ele pegava somente o event no BUTTON 3, why??    &lt;div&gt;</text:p>
            <text:p>        &lt;button onClick={this.buttonEvent}&gt;Me clique!&lt;/button&gt;</text:p>
            <text:p>        &lt;button onClick={this.buttonEvent}&gt;Me clique! 2&lt;/button&gt;</text:p>
            <text:p>        &lt;button onClick={this.buttonEvent}&gt;Me clique! 3&lt;/button&gt;</text:p>
            <text:p>      &lt;/div&gt;</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this.minhaFuncao} ou {() =&gt; this.minhaFuncao('Meu parametro').-&gt; diference?</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text:s text:c="3"/>// O setState é async ne ?? as outras coisas, tipo console.log, vão esperar ele acabar? Parece que não</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 Dica: Lembre-se de substituir a referência à função, no evento, por uma callback que invoca! - &gt; no fking diference</text:p>
          </table:table-cell>
          <table:table-cell table:style-name="ce175"/>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Ex. bonus - last topic: A cada inicialização da aplicação, verifique se existem dados prévios guardados no localStorage. Caso haja, ignore a instrução "assim que a página for renderizada, uma primeira requisição deve acontecer e a imagem deve ser mostrada na tela" e exiba a última imagem guardada.</text:p>
          </table:table-cell>
          <table:table-cell table:style-name="ce173"/>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Alert <text:s/>aparecendo sempre na tela, pois está no componentUpdate</text:p>
          </table:table-cell>
          <table:table-cell table:style-name="ce175"/>
          <table:table-cell table:number-columns-repeated="60"/>
        </table:table-row>
        <table:table-row table:style-name="ro8">
          <table:table-cell table:number-columns-repeated="2"/>
          <table:table-cell office:value-type="string" calcext:value-type="string">
            <text:p>LocalHost tendo que ser recarregado de novo</text:p>
          </table:table-cell>
          <table:table-cell table:style-name="ce171" office:value-type="string" calcext:value-type="string">
            <text:p>Mas o pro-type não ia fazer isso, tenta o seguinte procedimento, deleta sua pasta node_modules, e o documento package-lock.json , depois roda um npm install para baixar novamente as dependências.</text:p>
            <text:p>Ve se da certo, não esquece de verificar se você está na pasta certa também</text:p>
          </table:table-cell>
          <table:table-cell table:number-columns-repeated="60"/>
        </table:table-row>
        <table:table-row table:style-name="ro8">
          <table:table-cell table:number-columns-repeated="2"/>
          <table:table-cell office:value-type="string" calcext:value-type="string">
            <text:p>Es Lint não funcionando</text:p>
          </table:table-cell>
          <table:table-cell table:style-name="ce176" office:value-type="string" calcext:value-type="string">
            <text:p><text:a xlink:href="https://github.com/microsoft/vscode-eslint/issues/881" xlink:type="simple">https://github.com/microsoft/vscode-eslint/issues/881


    Install VS Code.
    Install Nodejs.
    Open the project folder and npm init.
    npm install eslint --save-dev
    Install VSCode-ESLint extension.
    npx eslint --init and select Airbnb as the base style guide.
    Create a JS file in that folder and put the following code inside:
</text:a></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Como passar informações de um componente para o state de outro, que não seja pai nem filho -&gt; pokedex favoritar, passar a booleana que foi favoritado do Details para o state do Pokedex</text:p>
          </table:table-cell>
          <table:table-cell table:style-name="ce172" office:value-type="string" calcext:value-type="string">
            <text:p>passou para os componentes filhos não só um estado , mas também uma função que altera esse estado ?</text:p>
            <text:p>É a mesma ideia, além de você passar apenas as informações de um pokemon, você deve passar uma função que altera esse estado.</text:p>
            <text:p>&lt;Filho estado={this.state} changeState={this.handleChangeState} /&gt;</text:p>
            <text:p>Por que assim que você chamar a função que o pai passou , você vai alterar o estado do pai de dentro do componente filho</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Melhor prática para a organização do Switch dos Routers - React</text:p>
          </table:table-cell>
          <table:table-cell table:number-columns-repeated="61"/>
        </table:table-row>
        <table:table-row table:style-name="ro8">
          <table:table-cell table:number-columns-repeated="2"/>
          <table:table-cell office:value-type="string" calcext:value-type="string">
            <text:p>Melhores práticas para Ternary Operator</text:p>
          </table:table-cell>
          <table:table-cell table:style-name="ce171" office:value-type="string" calcext:value-type="string">
            <text:p>use ternary expressions only when you have a variable on the left side of the = that is to be assigned the return value</text:p>
            <text:p>only use ternary expressions when the returned value is to be one of two values (or use nested expressions if that is fitting)</text:p>
            <text:p>each part of the expression (after ? and after : ) should return a value without side effects (the expression x = true returns true as all expressions return the last value, but also changes x without x having any effect on the returned value)</text:p>
            <text:p/>
            <text:p>function name(params) {</text:p>
            <text:p>(....)</text:p>
            <text:p>return (condition ? If true : if false);</text:p>
            <text:p>}</text:p>
            <text:p/>
            <text:p>Existe um ternário diferente também, quando não quer retornar nada.</text:p>
            <text:p>condition &amp;&amp; if true </text:p>
          </table:table-cell>
          <table:table-cell table:number-columns-repeated="60"/>
        </table:table-row>
        <table:table-row table:style-name="ro8">
          <table:table-cell table:number-columns-repeated="2"/>
          <table:table-cell office:value-type="string" calcext:value-type="string">
            <text:p>Local Storage - Como guardar objetos?</text:p>
          </table:table-cell>
          <table:table-cell table:style-name="ce182" office:value-type="string" calcext:value-type="string">
            <text:p><text:a xlink:href="https://stackoverflow.com/questions/2010892/storing-objects-in-html5-localstorage" xlink:type="simple">

Looking at the Apple, Mozilla and Mozilla again documentation, the functionality seems to be limited to handle only string key/value pairs.

A workaround can be to stringify your object before storing it, and later parse it when you retrieve it:

var testObject = { 'one': 1, 'two': 2, 'three': 3 };

// Put the object into storage
localStorage.setItem('testObject', JSON.stringify(testObject));

// Retrieve the object from storage
var retrievedObject = localStorage.getItem('testObject');

console.log('retrievedObject: ', JSON.parse(retrievedObject));

</text:a></text:p>
          </table:table-cell>
          <table:table-cell table:style-name="ce127" office:value-type="string" calcext:value-type="string">
            <text:p><text:a xlink:href="https://stackoverflow.com/questions/2010892/storing-objects-in-html5-localstorage" xlink:type="simple">https://stackoverflow.com/questions/2010892/storing-objects-in-html5-localstorage</text:a></text:p>
          </table:table-cell>
          <table:table-cell table:number-columns-repeated="59"/>
        </table:table-row>
        <table:table-row table:style-name="ro9">
          <table:table-cell table:number-columns-repeated="2"/>
          <table:table-cell office:value-type="string" calcext:value-type="string">
            <text:p>Import images in bulk React</text:p>
          </table:table-cell>
          <table:table-cell table:style-name="ce171" office:value-type="string" calcext:value-type="string">
            <text:p>var req = require.context("../path/to/my/directory", false, /.*\.svg$/);</text:p>
            <text:p>req.keys().forEach(function(key){</text:p>
            <text:p>    req(key);</text:p>
            <text:p>});</text:p>
          </table:table-cell>
          <table:table-cell table:style-name="ce127" office:value-type="string" calcext:value-type="string">
            <text:p><text:a xlink:href="https://github.com/gatsbyjs/gatsby/issues/3663" xlink:type="simple">https://github.com/gatsbyjs/gatsby/issues/3663</text:a></text:p>
          </table:table-cell>
          <table:table-cell table:number-columns-repeated="59"/>
        </table:table-row>
        <table:table-row table:style-name="ro10">
          <table:table-cell/>
          <table:table-cell office:value-type="string" calcext:value-type="string">
            <text:p>React </text:p>
          </table:table-cell>
          <table:table-cell table:style-name="ce163" office:value-type="string" calcext:value-type="string">
            <text:p>change componente state with util function</text:p>
          </table:table-cell>
          <table:table-cell table:style-name="ce171" office:value-type="string" calcext:value-type="string">
            <text:p>You can't setState outside of the component because it is component's local state. If you need to update state which is shared, create a store (redux store).</text:p>
            <text:p/>
            <text:p>In your case, you can define someFunction at one place and pass it the specific state variable(s) or entire state. After you are done in someFunction, return the modified state and update it back in your component using setState.</text:p>
            <text:p/>
            <text:p>export function someFunc(state) {</text:p>
            <text:p>    if(state.whatever) {...}</text:p>
            <text:p>    const newState = { ...state, newValue: whateverValue }</text:p>
            <text:p>    return newState</text:p>
            <text:p>}</text:p>
            <text:p/>
            <text:p>_anotherFunc = () = &gt; {</text:p>
            <text:p>        ....</text:p>
            <text:p>        const newState = this.someFunc(this.state);</text:p>
            <text:p>       this.setState({newValue: newState});</text:p>
            <text:p>    }</text:p>
          </table:table-cell>
          <table:table-cell office:value-type="string" calcext:value-type="string">
            <text:p>s/45688201/setstate-use-state-in-external-function-react</text:p>
          </table:table-cell>
          <table:table-cell table:number-columns-repeated="59"/>
        </table:table-row>
        <table:table-row table:style-name="ro11">
          <table:table-cell table:number-columns-repeated="2"/>
          <table:table-cell office:value-type="string" calcext:value-type="string">
            <text:p>React with wordpress?</text:p>
          </table:table-cell>
          <table:table-cell table:style-name="ce171" office:value-type="string" calcext:value-type="string">
            <text:p>GatsbyJS e Next.js, os dois frameworks são baseados em React e você pode integrar com Wordpress headless.</text:p>
            <text:p/>
            <text:p>https://frontity.org/</text:p>
          </table:table-cell>
          <table:table-cell table:number-columns-repeated="60"/>
        </table:table-row>
        <table:table-row table:style-name="ro2">
          <table:table-cell office:value-type="float" office:value="2" calcext:value-type="float">
            <text:p>2</text:p>
          </table:table-cell>
          <table:table-cell/>
          <table:table-cell office:value-type="string" calcext:value-type="string">
            <text:p>Integridade referencial?</text:p>
          </table:table-cell>
          <table:table-cell table:number-columns-repeated="61"/>
        </table:table-row>
        <table:table-row table:style-name="ro7" table:number-rows-repeated="1048530">
          <table:table-cell table:number-columns-repeated="64"/>
        </table:table-row>
        <table:table-row table:style-name="ro7">
          <table:table-cell table:number-columns-repeated="64"/>
        </table:table-row>
        <table:named-expressions>
          <table:named-range table:name="_xlnm._FilterDatabase" table:base-cell-address="$'To Do'.$A$1" table:cell-range-address="$'Banco de dúvidas'.$A$1:.$E$45"/>
        </table:named-expressions>
      </table:table>
      <table:table table:name="Notebook" table:style-name="ta6">
        <office:forms form:automatic-focus="false" form:apply-design-mode="false"/>
        <table:table-column table:style-name="co21" table:number-columns-repeated="2" table:default-cell-style-name="ce168"/>
        <table:table-column table:style-name="co22" table:default-cell-style-name="ce168"/>
        <table:table-column table:style-name="co23" table:default-cell-style-name="ce168"/>
        <table:table-column table:style-name="co24" table:default-cell-style-name="ce168"/>
        <table:table-column table:style-name="co25" table:default-cell-style-name="ce168"/>
        <table:table-column table:style-name="co26" table:default-cell-style-name="ce168"/>
        <table:table-column table:style-name="co27" table:number-columns-repeated="3" table:default-cell-style-name="ce168"/>
        <table:table-column table:style-name="co28" table:default-cell-style-name="ce168"/>
        <table:table-column table:style-name="co29" table:default-cell-style-name="ce168"/>
        <table:table-column table:style-name="co5" table:number-columns-repeated="52" table:default-cell-style-name="ce168"/>
        <table:table-column table:style-name="co5" table:number-columns-repeated="960" table:default-cell-style-name="Default"/>
        <table:table-row table:style-name="ro12">
          <table:table-cell table:style-name="ce35" office:value-type="string" calcext:value-type="string" table:number-columns-spanned="11" table:number-rows-spanned="1">
            <text:p>Comandos</text:p>
          </table:table-cell>
          <table:covered-table-cell table:number-columns-repeated="10" table:style-name="ce35"/>
          <table:table-cell office:value-type="string" calcext:value-type="string">
            <text:p>-</text:p>
          </table:table-cell>
          <table:table-cell table:style-name="ce305" table:number-columns-repeated="1012"/>
        </table:table-row>
        <table:table-row table:style-name="ro13">
          <table:table-cell table:style-name="ce37" office:value-type="string" calcext:value-type="string">
            <text:p>Language / FM</text:p>
          </table:table-cell>
          <table:table-cell table:style-name="ce37" office:value-type="string" calcext:value-type="string">
            <text:p>Assunto</text:p>
          </table:table-cell>
          <table:table-cell table:style-name="ce37" office:value-type="string" calcext:value-type="string">
            <text:p>Categoria</text:p>
          </table:table-cell>
          <table:table-cell table:style-name="ce37" office:value-type="string" calcext:value-type="string">
            <text:p>Comando</text:p>
          </table:table-cell>
          <table:table-cell table:style-name="ce37" office:value-type="string" calcext:value-type="string">
            <text:p>Objetivo</text:p>
          </table:table-cell>
          <table:table-cell table:style-name="ce37" office:value-type="string" calcext:value-type="string">
            <text:p>Explicação</text:p>
          </table:table-cell>
          <table:table-cell table:style-name="ce37" office:value-type="string" calcext:value-type="string">
            <text:p>Estrutura</text:p>
          </table:table-cell>
          <table:table-cell table:style-name="ce37" office:value-type="string" calcext:value-type="string">
            <text:p>Ex.</text:p>
          </table:table-cell>
          <table:table-cell table:style-name="ce37" office:value-type="string" calcext:value-type="string">
            <text:p>Obs.</text:p>
          </table:table-cell>
          <table:table-cell table:style-name="ce37" office:value-type="string" calcext:value-type="string">
            <text:p>Link</text:p>
          </table:table-cell>
          <table:table-cell table:style-name="ce37" office:value-type="string" calcext:value-type="string">
            <text:p>?</text:p>
          </table:table-cell>
          <table:table-cell table:style-name="ce304" office:value-type="string" calcext:value-type="string">
            <text:p>-</text:p>
          </table:table-cell>
          <table:table-cell table:style-name="ce306" table:number-columns-repeated="1012"/>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Color</text:p>
          </table:table-cell>
          <table:table-cell table:style-name="ce208" office:value-type="string" calcext:value-type="string">
            <text:p>Definir a cor da tag</text:p>
          </table:table-cell>
          <table:table-cell table:style-name="ce208" office:value-type="string" calcext:value-type="string">
            <text:p>selector' { color: 'cor'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2" office:value-type="string" calcext:value-type="string">
            <text:p>background-color</text:p>
          </table:table-cell>
          <table:table-cell table:style-name="ce202" office:value-type="string" calcext:value-type="string">
            <text:p>Muda a cor do BG</text:p>
          </table:table-cell>
          <table:table-cell table:style-name="ce208" office:value-type="string" calcext:value-type="string">
            <text:p>selector' { background-color: 'cor' }</text:p>
          </table:table-cell>
          <table:table-cell table:style-name="ce202"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2" office:value-type="string" calcext:value-type="string">
            <text:p>ID</text:p>
          </table:table-cell>
          <table:table-cell table:style-name="ce202" office:value-type="string" calcext:value-type="string">
            <text:p>Declarar uma ID para uma tag HTML</text:p>
          </table:table-cell>
          <table:table-cell table:style-name="ce202" office:value-type="string" calcext:value-type="string">
            <text:p>&lt;'tag' id="nome"&gt;</text:p>
          </table:table-cell>
          <table:table-cell table:style-name="ce202" office:value-type="string" calcext:value-type="string">
            <text:p>&lt;p id="sec-title"&gt;</text:p>
          </table:table-cell>
          <table:table-cell table:style-name="ce202"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2" office:value-type="string" calcext:value-type="string">
            <text:p>ID</text:p>
          </table:table-cell>
          <table:table-cell table:style-name="ce202" office:value-type="string" calcext:value-type="string">
            <text:p>Chamar a ID no &lt;Style&gt; do CSS</text:p>
          </table:table-cell>
          <table:table-cell table:number-columns-repeated="2" table:style-name="ce202" office:value-type="string" calcext:value-type="string">
            <text:p>#sec-title {}</text:p>
          </table:table-cell>
          <table:table-cell table:style-name="ce202"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8" office:value-type="string" calcext:value-type="string">
            <text:p>class</text:p>
          </table:table-cell>
          <table:table-cell table:style-name="ce202" office:value-type="string" calcext:value-type="string">
            <text:p>Declarar uma CLASS para diversas tag</text:p>
          </table:table-cell>
          <table:table-cell table:number-columns-repeated="2" table:style-name="ce202" office:value-type="string" calcext:value-type="string">
            <text:p>&lt;'tag' class="nome"&gt;</text:p>
          </table:table-cell>
          <table:table-cell table:style-name="ce208" office:value-type="string" calcext:value-type="string">
            <text:p>A CLASS deve ser adicionada a todas as tags que se deve alterar, usando o MESMO NOME!</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8" office:value-type="string" calcext:value-type="string">
            <text:p>class</text:p>
          </table:table-cell>
          <table:table-cell table:style-name="ce202" office:value-type="string" calcext:value-type="string">
            <text:p>Chamar a CLASS no &lt;Style&gt; do CSS</text:p>
          </table:table-cell>
          <table:table-cell table:style-name="ce208" office:value-type="string" calcext:value-type="string">
            <text:p>.'class' {}</text:p>
          </table:table-cell>
          <table:table-cell table:style-name="ce208" office:value-type="string" calcext:value-type="string">
            <text:p>.paragraph-2{}</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family</text:p>
          </table:table-cell>
          <table:table-cell table:style-name="ce208" office:value-type="string" calcext:value-type="string">
            <text:p>Altera a FONT FAMILY de uma tag</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size</text:p>
          </table:table-cell>
          <table:table-cell table:style-name="ce208" office:value-type="string" calcext:value-type="string">
            <text:p>Altera a FONT SIZE de uma tag</text:p>
          </table:table-cell>
          <table:table-cell table:style-name="ce208"/>
          <table:table-cell table:style-name="ce208" office:value-type="string" calcext:value-type="string">
            <text:p>tamaho</text:p>
          </table:table-cell>
          <table:table-cell table:style-name="ce226" office:value-type="string" calcext:value-type="string">
            <text:p>UNITS:</text:p>
            <text:p>PX</text:p>
            <text:p>'numbers'</text:p>
            <text:p>em (proporcional ao body font size em PX)</text:p>
            <text:p>ST</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weight</text:p>
          </table:table-cell>
          <table:table-cell table:style-name="ce208" office:value-type="string" calcext:value-type="string">
            <text:p>Altera a FONT WEIGHT de uma tag</text:p>
          </table:table-cell>
          <table:table-cell table:style-name="ce208"/>
          <table:table-cell table:style-name="ce208" office:value-type="string" calcext:value-type="string">
            <text:p>bold</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style</text:p>
          </table:table-cell>
          <table:table-cell table:style-name="ce208" office:value-type="string" calcext:value-type="string">
            <text:p>Altera a FONT STYLE de uma tag</text:p>
          </table:table-cell>
          <table:table-cell table:style-name="ce208"/>
          <table:table-cell table:style-name="ce208" office:value-type="string" calcext:value-type="string">
            <text:p>italic</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text:p>
          </table:table-cell>
          <table:table-cell table:style-name="ce208" office:value-type="string" calcext:value-type="string">
            <text:p>Altera diversas propriedades da FONT (embloga FONT STYLE, SIZE, etc.)</text:p>
          </table:table-cell>
          <table:table-cell table:style-name="ce226" office:value-type="string" calcext:value-type="string">
            <text:p>font: 'font-style'</text:p>
            <text:p>    font-variant</text:p>
            <text:p>    font-weight</text:p>
            <text:p>    font-size/line-height</text:p>
            <text:p>    font-family</text:p>
            <text:p/>
          </table:table-cell>
          <table:table-cell table:style-name="ce208"/>
          <table:table-cell table:style-name="ce208" office:value-type="string" calcext:value-type="string">
            <text:p>Shorthand property</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line-height</text:p>
          </table:table-cell>
          <table:table-cell table:style-name="ce208" office:value-type="string" calcext:value-type="string">
            <text:p>Altera a distancia entre as linha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text-align</text:p>
          </table:table-cell>
          <table:table-cell table:style-name="ce208" office:value-type="string" calcext:value-type="string">
            <text:p>Alinhamento do texto</text:p>
          </table:table-cell>
          <table:table-cell table:style-name="ce208"/>
          <table:table-cell table:style-name="ce208" office:value-type="string" calcext:value-type="string">
            <text:p>Center</text:p>
          </table:table-cell>
          <table:table-cell table:style-name="ce202"/>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text-decoration</text:p>
          </table:table-cell>
          <table:table-cell table:style-name="ce208" office:value-type="string" calcext:value-type="string">
            <text:p>Define decoração de link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border-radius</text:p>
          </table:table-cell>
          <table:table-cell table:style-name="ce208" office:value-type="string" calcext:value-type="string">
            <text:p>Adiciona borda a um elemento (button)</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padding</text:p>
          </table:table-cell>
          <table:table-cell table:style-name="ce208" office:value-type="string" calcext:value-type="string">
            <text:p>Distância entre a parte interna do elemento e sua bord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COMO CRIAR uma referencia para uma fonte via API?</text:p>
          </table:table-cell>
          <table:table-cell table:style-name="ce208" table:number-columns-repeated="5"/>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25" office:value-type="string" calcext:value-type="string">
            <text:p>width</text:p>
          </table:table-cell>
          <table:table-cell table:style-name="ce208" office:value-type="string" calcext:value-type="string">
            <text:p>Definir a largura do elemento em relação ao tamanho da página</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height</text:p>
          </table:table-cell>
          <table:table-cell table:style-name="ce208" office:value-type="string" calcext:value-type="string">
            <text:p>Definir a altura do elemento em relação ao tamanho da página</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text:p>
          </table:table-cell>
          <table:table-cell table:style-name="ce208" office:value-type="string" calcext:value-type="string">
            <text:p>Permitir aos elementos OVERFLOW'arem' para além do width ou height de um bloco</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y</text:p>
          </table:table-cell>
          <table:table-cell table:style-name="ce208" office:value-type="string" calcext:value-type="string">
            <text:p>Determina o overflow somente no X ace</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x</text:p>
          </table:table-cell>
          <table:table-cell table:style-name="ce208" office:value-type="string" calcext:value-type="string">
            <text:p>Determina o overflow somente no Y ace</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overflow</text:p>
          </table:table-cell>
          <table:table-cell table:style-name="ce202" office:value-type="string" calcext:value-type="string">
            <text:p>hidden</text:p>
          </table:table-cell>
          <table:table-cell table:style-name="ce202" office:value-type="string" calcext:value-type="string">
            <text:p>Esconder os elementos que ficariam em OVERFLOW com relação ao block</text:p>
          </table:table-cell>
          <table:table-cell table:style-name="ce202" table:number-columns-repeated="2"/>
          <table:table-cell table:style-name="ce208" office:value-type="string" calcext:value-type="string">
            <text:p>Muito útil em DIVs</text:p>
          </table:table-cell>
          <table:table-cell table:style-name="ce20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overflow</text:p>
          </table:table-cell>
          <table:table-cell table:style-name="ce208" office:value-type="string" calcext:value-type="string">
            <text:p>auto</text:p>
          </table:table-cell>
          <table:table-cell table:style-name="ce225" office:value-type="string" calcext:value-type="string">
            <text:p>criar um SCROLLBAR dentro do block para ler o elemento em OVERFLOW</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rgin</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rgin</text:p>
          </table:table-cell>
          <table:table-cell table:style-name="ce208" office:value-type="string" calcext:value-type="string">
            <text:p>auto</text:p>
          </table:table-cell>
          <table:table-cell table:style-name="ce225" office:value-type="string" calcext:value-type="string">
            <text:p>Iguala as margens LEFT e RIGHT para que o elemento fique centralizado dependendo de seu tamanh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order</text:p>
          </table:table-cell>
          <table:table-cell table:style-name="ce208"/>
          <table:table-cell table:style-name="ce225" office:value-type="string" calcext:value-type="string">
            <text:p>Cria uma borda ao redor do elemento</text:p>
          </table:table-cell>
          <table:table-cell table:style-name="ce208" office:value-type="string" calcext:value-type="string">
            <text:p>Boder: 'thickness' 'style' 'color'</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order-top / bottom / left ...</text:p>
          </table:table-cell>
          <table:table-cell table:style-name="ce208"/>
          <table:table-cell table:style-name="ce225" office:value-type="string" calcext:value-type="string">
            <text:p>Cria uma borda somente no sentido indicad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relative</text:p>
          </table:table-cell>
          <table:table-cell table:style-name="ce225" office:value-type="string" calcext:value-type="string">
            <text:p>Setar a posiçao para o default mas com um OFFSET</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absolute</text:p>
          </table:table-cell>
          <table:table-cell table:style-name="ce225" office:value-type="string" calcext:value-type="string">
            <text:p>Setar a posição de maneira totalmente personalizada baseado no tamanho da tel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z-index</text:p>
          </table:table-cell>
          <table:table-cell table:style-name="ce208"/>
          <table:table-cell table:style-name="ce225" office:value-type="string" calcext:value-type="string">
            <text:p>Determina a prioridade de index para um elemento na lógica de 1º, 2º ou 3º plan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fixed</text:p>
          </table:table-cell>
          <table:table-cell table:style-name="ce225" office:value-type="string" calcext:value-type="string">
            <text:p>Seta o elemento como fixado na tela, quando der SCROLL ele não vai se mexer (tipo o menu)</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float</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clear</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ackground-size</text:p>
          </table:table-cell>
          <table:table-cell table:style-name="ce208" office:value-type="string" calcext:value-type="string">
            <text:p>cover</text:p>
          </table:table-cell>
          <table:table-cell table:style-name="ce225" office:value-type="string" calcext:value-type="string">
            <text:p>Deixar o BG com wieght e height igual ao do pai</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x-width</text:p>
          </table:table-cell>
          <table:table-cell table:style-name="ce208"/>
          <table:table-cell table:style-name="ce225" office:value-type="string" calcext:value-type="string">
            <text:p>?</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display</text:p>
          </table:table-cell>
          <table:table-cell table:style-name="ce208" office:value-type="string" calcext:value-type="string">
            <text:p>inline-block</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text-shadow</text:p>
          </table:table-cell>
          <table:table-cell table:style-name="ce208"/>
          <table:table-cell table:style-name="ce225"/>
          <table:table-cell table:style-name="ce208" office:value-type="string" calcext:value-type="string">
            <text:p>text-shadow: h-shadow v-shadow blur-radius color|none|initial|inherit;</text:p>
          </table:table-cell>
          <table:table-cell table:style-name="ce208" table:number-columns-repeated="2"/>
          <table:table-cell table:style-name="ce163" office:value-type="string" calcext:value-type="string">
            <text:p><text:a xlink:href="https://www.w3schools.com/cssref/css3_pr_text-shadow.asp" xlink:type="simple">https://www.w3schools.com/cssref/css3_pr_text-shadow.asp</text:a></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display</text:p>
          </table:table-cell>
          <table:table-cell table:style-name="ce208" office:value-type="string" calcext:value-type="string">
            <text:p>block</text:p>
          </table:table-cell>
          <table:table-cell table:style-name="ce225"/>
          <table:table-cell table:style-name="ce208" table:number-columns-repeated="2"/>
          <table:table-cell table:style-name="ce208" office:value-type="string" calcext:value-type="string">
            <text:p>não pode receber WIDTH ou HEIgHT</text:p>
          </table:table-cell>
          <table:table-cell table:style-name="ce20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ackground-clip</text:p>
          </table:table-cell>
          <table:table-cell table:style-name="ce208"/>
          <table:table-cell table:style-name="ce225" office:value-type="string" calcext:value-type="string">
            <text:p>Crop BG</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display</text:p>
          </table:table-cell>
          <table:table-cell table:style-name="ce208" office:value-type="string" calcext:value-type="string">
            <text:p>flex</text:p>
          </table:table-cell>
          <table:table-cell table:style-name="ce225" office:value-type="string" calcext:value-type="string">
            <text:p>Criar um container flex</text:p>
          </table:table-cell>
          <table:table-cell table:style-name="ce208" table:number-columns-repeated="3"/>
          <table:table-cell table:style-name="ce208" office:value-type="string" calcext:value-type="string">
            <text:p>usado no PAI</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direction</text:p>
          </table:table-cell>
          <table:table-cell table:style-name="ce226" office:value-type="string" calcext:value-type="string">
            <text:p>1. Row</text:p>
            <text:p>2. row-reverse</text:p>
            <text:p>3. column</text:p>
            <text:p>4. column-reverse</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wrap</text:p>
          </table:table-cell>
          <table:table-cell table:style-name="ce226" office:value-type="string" calcext:value-type="string">
            <text:p>1. nowrap</text:p>
            <text:p>2. wrap</text:p>
            <text:p>3. wrap-reverse</text:p>
          </table:table-cell>
          <table:table-cell table:style-name="ce239" office:value-type="string" calcext:value-type="string">
            <text:p>1. Sem wrap</text:p>
            <text:p>2. quebra de linha / coluna</text:p>
            <text:p>3. quebra de linha / coluna invertida e espelhad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flow</text:p>
          </table:table-cell>
          <table:table-cell table:style-name="ce226" office:value-type="string" calcext:value-type="string">
            <text:p>flexflow{</text:p>
            <text:p>'flex-direction' 'flex-wrap}</text:p>
          </table:table-cell>
          <table:table-cell table:style-name="ce225"/>
          <table:table-cell table:style-name="ce208"/>
          <table:table-cell table:style-name="ce226" office:value-type="string" calcext:value-type="string">
            <text:p>flexflow{</text:p>
            <text:p>'flex-direction' 'flex-wrap}</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justity-content</text:p>
          </table:table-cell>
          <table:table-cell table:style-name="ce226" office:value-type="string" calcext:value-type="string">
            <text:p>1. flex-start</text:p>
            <text:p>2. flex-end</text:p>
            <text:p>3. center</text:p>
            <text:p>4. space-between</text:p>
            <text:p>5. space-around</text:p>
          </table:table-cell>
          <table:table-cell table:style-name="ce239"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08" table:number-columns-repeated="3"/>
          <table:table-cell table:style-name="ce208" office:value-type="string" calcext:value-type="string">
            <text:p>Alinha no main axis</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items</text:p>
          </table:table-cell>
          <table:table-cell table:style-name="ce226" office:value-type="string" calcext:value-type="string">
            <text:p>1. stretch</text:p>
            <text:p>2. flex-start</text:p>
            <text:p>3. flex-end</text:p>
            <text:p>4. center</text:p>
            <text:p>5. baseline</text:p>
          </table:table-cell>
          <table:table-cell table:style-name="ce239" office:value-type="string" calcext:value-type="string">
            <text:p>1. stretch</text:p>
            <text:p>2. flex-start</text:p>
            <text:p>3. flex-end</text:p>
            <text:p>4. center</text:p>
            <text:p>5. baseline</text:p>
          </table:table-cell>
          <table:table-cell table:style-name="ce208" table:number-columns-repeated="3"/>
          <table:table-cell table:style-name="ce208" office:value-type="string" calcext:value-type="string">
            <text:p>Alinha na direção oposta ao direction, se o direction é row vai alinha na vertical, se o direction é column, vai alinhar na horizontal</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content</text:p>
          </table:table-cell>
          <table:table-cell table:style-name="ce226" office:value-type="string" calcext:value-type="string">
            <text:p>1. flex-start</text:p>
            <text:p>2. flex-end</text:p>
            <text:p>3. center</text:p>
            <text:p>4. space-between</text:p>
            <text:p>5. space-around</text:p>
          </table:table-cell>
          <table:table-cell table:style-name="ce239"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08" table:number-columns-repeated="3"/>
          <table:table-cell table:style-name="ce208" office:value-type="string" calcext:value-type="string">
            <text:p>FUNCIONA NO LUGAR O ALIGN-items para flexboxes que tenham mais de uma linha</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self</text:p>
          </table:table-cell>
          <table:table-cell table:style-name="ce226" office:value-type="string" calcext:value-type="string">
            <text:p>1. stretch</text:p>
            <text:p>2. flex-start</text:p>
            <text:p>3. flex-end</text:p>
            <text:p>4. center</text:p>
            <text:p>5. baseline</text:p>
          </table:table-cell>
          <table:table-cell table:style-name="ce239" office:value-type="string" calcext:value-type="string">
            <text:p>1. stretch</text:p>
            <text:p>2. flex-start</text:p>
            <text:p>3. flex-end</text:p>
            <text:p>4. center</text:p>
            <text:p>5. baseline</text:p>
          </table:table-cell>
          <table:table-cell table:style-name="ce208" table:number-columns-repeated="3"/>
          <table:table-cell table:style-name="ce208" office:value-type="string" calcext:value-type="string">
            <text:p>Align Items para um especíico!</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order</text:p>
          </table:table-cell>
          <table:table-cell table:style-name="ce208" office:value-type="string" calcext:value-type="string">
            <text:p>... -2, -1, 0, 1, 2, ...</text:p>
          </table:table-cell>
          <table:table-cell table:style-name="ce225" office:value-type="string" calcext:value-type="string">
            <text:p>Mudar a ordem de como os items estão organizados, por hierarquia</text:p>
          </table:table-cell>
          <table:table-cell table:style-name="ce208" table:number-columns-repeated="2"/>
          <table:table-cell table:style-name="ce297"/>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shrink</text:p>
          </table:table-cell>
          <table:table-cell table:style-name="ce208"/>
          <table:table-cell table:style-name="ce225"/>
          <table:table-cell table:style-name="ce208" office:value-type="string" calcext:value-type="string">
            <text:p>funciona de maneira contrária ao flex-grow</text:p>
          </table:table-cell>
          <table:table-cell table:style-name="ce208" table:number-columns-repeated="2"/>
          <table:table-cell table:style-name="ce208" office:value-type="string" calcext:value-type="string">
            <text:p>Muito útil para responsividade, pois, quando a tela diminuir um elemento que antes éra proporcionalmente maior pode ser setado para ser menor do que os outros via shrink</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grow</text:p>
          </table:table-cell>
          <table:table-cell table:style-name="ce208" office:value-type="string" calcext:value-type="string">
            <text:p>..., 1, 2, 3, ...</text:p>
          </table:table-cell>
          <table:table-cell table:style-name="ce225" office:value-type="string" calcext:value-type="string">
            <text:p>Aumentar o box de acordo com o width do pai</text:p>
          </table:table-cell>
          <table:table-cell table:style-name="ce208" office:value-type="string" calcext:value-type="string">
            <text:p>divide' o pai pelo nº total de flex-grows determinados e atribui proporcionamente aos filhos</text:p>
          </table:table-cell>
          <table:table-cell table:style-name="ce208"/>
          <table:table-cell table:style-name="ce226" office:value-type="string" calcext:value-type="string">
            <text:p>pai[</text:p>
            <text:p>Filho1: flex-grow: 1 = width 25%</text:p>
            <text:p>F2: fg: 1 = width 25%</text:p>
            <text:p>F3: fg: 2 = width 50%</text:p>
          </table:table-cell>
          <table:table-cell table:style-name="ce208" office:value-type="string" calcext:value-type="string">
            <text:p>Tem prioridade sobre o BASIS</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basis</text:p>
          </table:table-cell>
          <table:table-cell table:style-name="ce208" office:value-type="string" calcext:value-type="string">
            <text:p>...1, 3, 15px, 25% ...</text:p>
          </table:table-cell>
          <table:table-cell table:style-name="ce225" office:value-type="string" calcext:value-type="string">
            <text:p>Definir o 'min-width' dos elemento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 </text:p>
          </table:table-cell>
          <table:table-cell table:style-name="ce208" office:value-type="string" calcext:value-type="string">
            <text:p>flex-grow flex-shrink flex-basis</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margin</text:p>
          </table:table-cell>
          <table:table-cell table:style-name="ce208"/>
          <table:table-cell table:style-name="ce225" office:value-type="string" calcext:value-type="string">
            <text:p>funciona como a margin normal</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Pseudo classes</text:p>
          </table:table-cell>
          <table:table-cell table:style-name="ce208" office:value-type="string" calcext:value-type="string">
            <text:p>:last-child</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Pseudo classes</text:p>
          </table:table-cell>
          <table:table-cell table:style-name="ce208" office:value-type="string" calcext:value-type="string">
            <text:p>:nth-child(#)</text:p>
          </table:table-cell>
          <table:table-cell table:style-name="ce202"/>
          <table:table-cell table:style-name="ce208" office:value-type="string" calcext:value-type="string">
            <text:p>Escolher um child específic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em</text:p>
          </table:table-cell>
          <table:table-cell table:style-name="ce202"/>
          <table:table-cell table:style-name="ce208" office:value-type="string" calcext:value-type="string">
            <text:p>Tamanho relativo ao valor base da letra</text:p>
          </table:table-cell>
          <table:table-cell table:style-name="ce225" office:value-type="string" calcext:value-type="string">
            <text:p>Fo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vh</text:p>
          </table:table-cell>
          <table:table-cell table:style-name="ce202"/>
          <table:table-cell table:style-name="ce208" office:value-type="string" calcext:value-type="string">
            <text:p>Relativo ao tamanho da window</text:p>
          </table:table-cell>
          <table:table-cell table:style-name="ce225" office:value-type="string" calcext:value-type="string">
            <text:p>Eleme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text:p>
          </table:table-cell>
          <table:table-cell table:style-name="ce202"/>
          <table:table-cell table:style-name="ce208" office:value-type="string" calcext:value-type="string">
            <text:p>relativo ao tamanho total do pai</text:p>
          </table:table-cell>
          <table:table-cell table:style-name="ce225" office:value-type="string" calcext:value-type="string">
            <text:p>Eleme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rem</text:p>
          </table:table-cell>
          <table:table-cell table:style-name="ce202"/>
          <table:table-cell table:style-name="ce208" office:value-type="string" calcext:value-type="string">
            <text:p>Tamanho relativo ao elemento raiz</text:p>
          </table:table-cell>
          <table:table-cell table:style-name="ce225" office:value-type="string" calcext:value-type="string">
            <text:p>Fo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Fontes</text:p>
          </table:table-cell>
          <table:table-cell table:style-name="ce202" office:value-type="string" calcext:value-type="string">
            <text:p>Sans</text:p>
          </table:table-cell>
          <table:table-cell table:style-name="ce202" office:value-type="string" calcext:value-type="string">
            <text:p>fontes não rebuscadas</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Fontes</text:p>
          </table:table-cell>
          <table:table-cell table:style-name="ce202" office:value-type="string" calcext:value-type="string">
            <text:p>serif</text:p>
          </table:table-cell>
          <table:table-cell table:style-name="ce202" office:value-type="string" calcext:value-type="string">
            <text:p>fontes rebuscadas</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p>
          </table:table-cell>
          <table:table-cell table:style-name="ce202" office:value-type="string" calcext:value-type="string">
            <text:p>Define as properties CSS para todos as tags ou marcadores listados</text:p>
          </table:table-cell>
          <table:table-cell table:style-name="ce202" office:value-type="string" calcext:value-type="string">
            <text:p>h1, h2 {}</text:p>
          </table:table-cell>
          <table:table-cell table:style-name="ce202" office:value-type="string" calcext:value-type="string">
            <text:p>AGRUPAMENTO</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s/>' (espaço)</text:p>
          </table:table-cell>
          <table:table-cell table:style-name="ce202" office:value-type="string" calcext:value-type="string">
            <text:p>Define as properties baseado na relação de CASCADE entre os elementos</text:p>
          </table:table-cell>
          <table:table-cell table:style-name="ce202" office:value-type="string" calcext:value-type="string">
            <text:p>h1 .titulo-não-principais {}</text:p>
          </table:table-cell>
          <table:table-cell table:style-name="ce202" office:value-type="string" calcext:value-type="string">
            <text:p>SELETOR DESCENDENTE</text:p>
          </table:table-cell>
          <table:table-cell table:style-name="ce208" office:value-type="string" calcext:value-type="string">
            <text:p>pai' 'filho' {}</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p>
          </table:table-cell>
          <table:table-cell table:style-name="ce202" office:value-type="string" calcext:value-type="string">
            <text:p>Classes que não estão no corpo do HTML e são "nativos" do browser</text:p>
          </table:table-cell>
          <table:table-cell table:style-name="ce260" office:value-type="string" calcext:value-type="string">
            <text:p>a:link</text:p>
            <text:p>a:visited</text:p>
            <text:p>a:hover</text:p>
            <text:p>a:active</text:p>
            <text:p>a:focus</text:p>
          </table:table-cell>
          <table:table-cell table:style-name="ce202" office:value-type="string" calcext:value-type="string">
            <text:p>PSEUDO CLASS</text:p>
          </table:table-cell>
          <table:table-cell table:style-name="ce208" office:value-type="string" calcext:value-type="string">
            <text:p>active e focus são as caracteristicas que vão mudar quando ESTOU CLICANDO ou TAPPING</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Hierarquia dos selectors</text:p>
          </table:table-cell>
          <table:table-cell table:style-name="ce202" office:value-type="string" calcext:value-type="string">
            <text:p>ID &gt; class &gt; Tag</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text:p>
          </table:table-cell>
          <table:table-cell table:style-name="ce202" office:value-type="string" calcext:value-type="string">
            <text:p>('condição')</text:p>
          </table:table-cell>
          <table:table-cell table:style-name="ce202"/>
          <table:table-cell table:style-name="ce202" office:value-type="string" calcext:value-type="string">
            <text:p>@media (width: 600px)</text:p>
          </table:table-cell>
          <table:table-cell table:style-name="ce260" office:value-type="string" calcext:value-type="string">
            <text:p>@media (width: 600px) {</text:p>
            <text:p>'cod. a ser aplicado em caso verdadeiro</text:p>
            <text:p>}</text:p>
          </table:table-cell>
          <table:table-cell table:style-name="ce208" office:value-type="string" calcext:value-type="string">
            <text:p>entra na lógica da cascata!!! Se tiver abaixo vai ter prioridade, se tiver acima não</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text:p>
          </table:table-cell>
          <table:table-cell table:style-name="ce202" office:value-type="string" calcext:value-type="string">
            <text:p>and</text:p>
          </table:table-cell>
          <table:table-cell table:style-name="ce202" office:value-type="string" calcext:value-type="string">
            <text:p>aplicar mais de uma lógica</text:p>
          </table:table-cell>
          <table:table-cell table:style-name="ce202"/>
          <table:table-cell table:style-name="ce208"/>
          <table:table-cell table:style-name="ce208" office:value-type="string" calcext:value-type="string">
            <text:p>entra na lógica da cascata!!! Se tiver abaixo vai ter prioridade, se tiver acima não</text:p>
          </table:table-cell>
          <table:table-cell table:style-name="ce208"/>
          <table:table-cell table:number-columns-repeated="1015"/>
        </table:table-row>
        <table:table-row table:style-name="ro13">
          <table:table-cell office:value-type="string" calcext:value-type="string">
            <text:p>CSS</text:p>
          </table:table-cell>
          <table:table-cell table:number-columns-repeated="3" table:style-name="ce202" office:value-type="string" calcext:value-type="string">
            <text:p>!important</text:p>
          </table:table-cell>
          <table:table-cell table:style-name="ce202" office:value-type="string" calcext:value-type="string">
            <text:p>Terá preferencia sobre qualquer carac. que ganhe na hierarquia de cascata</text:p>
          </table:table-cell>
          <table:table-cell table:style-name="ce202"/>
          <table:table-cell table:style-name="ce208"/>
          <table:table-cell table:style-name="ce208" office:value-type="string" calcext:value-type="string">
            <text:p>Usado depois da declaração que deve ter prioridade</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all</text:p>
          </table:table-cell>
          <table:table-cell table:style-name="ce202" office:value-type="string" calcext:value-type="string">
            <text:p>All type of media. DEFAULT</text:p>
          </table:table-cell>
          <table:table-cell table:style-name="ce202" office:value-type="string" calcext:value-type="string">
            <text:p>@media all</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print</text:p>
          </table:table-cell>
          <table:table-cell table:style-name="ce202" office:value-type="string" calcext:value-type="string">
            <text:p>Used for printers</text:p>
          </table:table-cell>
          <table:table-cell table:style-name="ce202" office:value-type="string" calcext:value-type="string">
            <text:p>@media print</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screen</text:p>
          </table:table-cell>
          <table:table-cell table:style-name="ce202" office:value-type="string" calcext:value-type="string">
            <text:p>Used for PCs, smartphones, tablets, etc.</text:p>
          </table:table-cell>
          <table:table-cell table:style-name="ce202" office:value-type="string" calcext:value-type="string">
            <text:p>@media screen</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speech</text:p>
          </table:table-cell>
          <table:table-cell table:style-name="ce202" office:value-type="string" calcext:value-type="string">
            <text:p>Screenreaders</text:p>
          </table:table-cell>
          <table:table-cell table:style-name="ce202" office:value-type="string" calcext:value-type="string">
            <text:p>@media speech</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ny-hover</text:p>
          </table:table-cell>
          <table:table-cell table:style-name="ce202" office:value-type="string" calcext:value-type="string">
            <text:p>Does any available input mechanism allow the user to hover over element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ny-pointer</text:p>
          </table:table-cell>
          <table:table-cell table:style-name="ce202" office:value-type="string" calcext:value-type="string">
            <text:p>Is any available input mechanism a pointing device, and if so, how accurate is i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spect-ratio</text:p>
          </table:table-cell>
          <table:table-cell table:style-name="ce202" office:value-type="string" calcext:value-type="string">
            <text:p>The ratio between the width and the height of the viewport</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text:p>
          </table:table-cell>
          <table:table-cell table:style-name="ce202" office:value-type="string" calcext:value-type="string">
            <text:p>The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gamut</text:p>
          </table:table-cell>
          <table:table-cell table:style-name="ce202" office:value-type="string" calcext:value-type="string">
            <text:p>The approximate range of colors that are supported by the user agent and output device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index</text:p>
          </table:table-cell>
          <table:table-cell table:style-name="ce202" office:value-type="string" calcext:value-type="string">
            <text:p>The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grid</text:p>
          </table:table-cell>
          <table:table-cell table:style-name="ce202" office:value-type="string" calcext:value-type="string">
            <text:p>Whether the device is a grid or bitmap</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height</text:p>
          </table:table-cell>
          <table:table-cell table:style-name="ce202" office:value-type="string" calcext:value-type="string">
            <text:p>The viewport height</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hover</text:p>
          </table:table-cell>
          <table:table-cell table:style-name="ce202" office:value-type="string" calcext:value-type="string">
            <text:p>Does the primary input mechanism allow the user to hover over element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inverted-colors</text:p>
          </table:table-cell>
          <table:table-cell table:style-name="ce202" office:value-type="string" calcext:value-type="string">
            <text:p>Is the browser or underlying OS inverting color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light-level</text:p>
          </table:table-cell>
          <table:table-cell table:style-name="ce202" office:value-type="string" calcext:value-type="string">
            <text:p>Current ambient light level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aspect-ratio</text:p>
          </table:table-cell>
          <table:table-cell table:style-name="ce202" office:value-type="string" calcext:value-type="string">
            <text:p>The maximum ratio between the width and the height of the display area</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color</text:p>
          </table:table-cell>
          <table:table-cell table:style-name="ce202" office:value-type="string" calcext:value-type="string">
            <text:p>The maximum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color-index</text:p>
          </table:table-cell>
          <table:table-cell table:style-name="ce202" office:value-type="string" calcext:value-type="string">
            <text:p>The maximum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height</text:p>
          </table:table-cell>
          <table:table-cell table:style-name="ce202" office:value-type="string" calcext:value-type="string">
            <text:p>The maximum height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monochrome</text:p>
          </table:table-cell>
          <table:table-cell table:style-name="ce202" office:value-type="string" calcext:value-type="string">
            <text:p>The maximum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resolution</text:p>
          </table:table-cell>
          <table:table-cell table:style-name="ce202" office:value-type="string" calcext:value-type="string">
            <text:p>The maximum resolution of the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width</text:p>
          </table:table-cell>
          <table:table-cell table:style-name="ce202" office:value-type="string" calcext:value-type="string">
            <text:p>The maximum width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aspect-ratio</text:p>
          </table:table-cell>
          <table:table-cell table:style-name="ce202" office:value-type="string" calcext:value-type="string">
            <text:p>The minimum ratio between the width and the height of the display area</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color</text:p>
          </table:table-cell>
          <table:table-cell table:style-name="ce202" office:value-type="string" calcext:value-type="string">
            <text:p>The minimum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color-index</text:p>
          </table:table-cell>
          <table:table-cell table:style-name="ce202" office:value-type="string" calcext:value-type="string">
            <text:p>The minimum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height</text:p>
          </table:table-cell>
          <table:table-cell table:style-name="ce202" office:value-type="string" calcext:value-type="string">
            <text:p>The minimum height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monochrome</text:p>
          </table:table-cell>
          <table:table-cell table:style-name="ce202" office:value-type="string" calcext:value-type="string">
            <text:p>The minimum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resolution</text:p>
          </table:table-cell>
          <table:table-cell table:style-name="ce202" office:value-type="string" calcext:value-type="string">
            <text:p>The minimum resolution of the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width</text:p>
          </table:table-cell>
          <table:table-cell table:style-name="ce202" office:value-type="string" calcext:value-type="string">
            <text:p>The minimum width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onochrome</text:p>
          </table:table-cell>
          <table:table-cell table:style-name="ce202" office:value-type="string" calcext:value-type="string">
            <text:p>The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rientation</text:p>
          </table:table-cell>
          <table:table-cell table:style-name="ce202" office:value-type="string" calcext:value-type="string">
            <text:p>The orientation of the viewport (landscape or portrait mod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verflow-block</text:p>
          </table:table-cell>
          <table:table-cell table:style-name="ce202" office:value-type="string" calcext:value-type="string">
            <text:p>How does the output device handle content that overflows the viewport along the block axi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verflow-inline</text:p>
          </table:table-cell>
          <table:table-cell table:style-name="ce202" office:value-type="string" calcext:value-type="string">
            <text:p>Can content that overflows the viewport along the inline axis be scrolled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pointer</text:p>
          </table:table-cell>
          <table:table-cell table:style-name="ce202" office:value-type="string" calcext:value-type="string">
            <text:p>Is the primary input mechanism a pointing device, and if so, how accurate is i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resolution</text:p>
          </table:table-cell>
          <table:table-cell table:style-name="ce202" office:value-type="string" calcext:value-type="string">
            <text:p>The resolution of the output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scan</text:p>
          </table:table-cell>
          <table:table-cell table:style-name="ce202" office:value-type="string" calcext:value-type="string">
            <text:p>The scanning process of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scripting</text:p>
          </table:table-cell>
          <table:table-cell table:style-name="ce202" office:value-type="string" calcext:value-type="string">
            <text:p>Is scripting (e.g. JavaScript) available?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update</text:p>
          </table:table-cell>
          <table:table-cell table:style-name="ce202" office:value-type="string" calcext:value-type="string">
            <text:p>How quickly can the output device modify the appearance of the conten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width</text:p>
          </table:table-cell>
          <table:table-cell table:style-name="ce202" office:value-type="string" calcext:value-type="string">
            <text:p>The viewport width</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gt;</text:p>
          </table:table-cell>
          <table:table-cell table:style-name="ce202"/>
          <table:table-cell table:style-name="ce202" office:value-type="string" calcext:value-type="string">
            <text:p>Selectionar filhos diretos</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Border ShortHand</text:p>
          </table:table-cell>
          <table:table-cell table:style-name="ce202" table:number-columns-repeated="3"/>
          <table:table-cell table:style-name="ce202" office:value-type="string" calcext:value-type="string">
            <text:p>Border: 'width' 'style' 'color'</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table:table-cell table:style-name="ce202" office:value-type="string" calcext:value-type="string">
            <text:p>box-shadow</text:p>
          </table:table-cell>
          <table:table-cell table:style-name="ce202" table:number-columns-repeated="2"/>
          <table:table-cell table:style-name="ce260" office:value-type="string" calcext:value-type="string">
            <text:p>/* offset-x | offset-y | color */</text:p>
            <text:p>box-shadow: 60px -16px teal;</text:p>
            <text:p/>
            <text:p>/* offset-x | offset-y | blur-radius | color */</text:p>
            <text:p>box-shadow: 10px 5px 5px black;</text:p>
            <text:p/>
            <text:p>/* offset-x | offset-y | blur-radius | spread-radius | color */</text:p>
            <text:p>box-shadow: 2px 2px 2px 1px rgba(0, 0, 0, 0.2);</text:p>
            <text:p/>
            <text:p>/* inset | offset-x | offset-y | color */</text:p>
            <text:p>box-shadow: inset 5em 1em gold;</text:p>
            <text:p/>
            <text:p>/* Any number of shadows, separated by commas */</text:p>
            <text:p>box-shadow: 3px 3px red, -1em 0 0.4em olive;</text:p>
            <text:p/>
            <text:p>/* Global keywords */</text:p>
            <text:p>box-shadow: inherit;</text:p>
            <text:p>box-shadow: initial;</text:p>
            <text:p>box-shadow: unset;</text:p>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variable'</text:p>
          </table:table-cell>
          <table:table-cell table:style-name="ce202"/>
          <table:table-cell table:style-name="ce202" office:value-type="string" calcext:value-type="string">
            <text:p>criar uma variável que pode ser reutilizada</text:p>
          </table:table-cell>
          <table:table-cell table:style-name="ce202" office:value-type="string" calcext:value-type="string">
            <text:p>$mainColor: rgb(10, 10, 10)</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Nesting</text:p>
          </table:table-cell>
          <table:table-cell table:style-name="ce202"/>
          <table:table-cell table:style-name="ce202" office:value-type="string" calcext:value-type="string">
            <text:p>Identar e fazer nesting nas propriedades</text:p>
          </table:table-cell>
          <table:table-cell table:style-name="ce260" office:value-type="string" calcext:value-type="string">
            <text:p>App {</text:p>
            <text:p>App.header {</text:p>
            <text:p>App.header h1 {</text:p>
            <text:p>}</text:p>
            <text:p>}</text:p>
            <text:p>}</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amp;::'hover'</text:p>
          </table:table-cell>
          <table:table-cell table:style-name="ce202"/>
          <table:table-cell table:style-name="ce202" office:value-type="string" calcext:value-type="string">
            <text:p>After / before / hover / active / etc. with nesting</text:p>
          </table:table-cell>
          <table:table-cell table:style-name="ce260" office:value-type="string" calcext:value-type="string">
            <text:p>App {</text:p>
            <text:p>header {</text:p>
            <text:p>&amp;::hover {</text:p>
            <text:p>'property'</text:p>
            <text:p>}}}</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import 'path'</text:p>
          </table:table-cell>
          <table:table-cell table:style-name="ce227"/>
          <table:table-cell table:style-name="ce227" office:value-type="string" calcext:value-type="string">
            <text:p>import</text:p>
          </table:table-cell>
          <table:table-cell table:style-name="ce227"/>
          <table:table-cell table:style-name="ce295"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mixin</text:p>
          </table:table-cell>
          <table:table-cell table:style-name="ce202"/>
          <table:table-cell table:style-name="ce202" office:value-type="string" calcext:value-type="string">
            <text:p>Função com diversas propriedades</text:p>
          </table:table-cell>
          <table:table-cell table:style-name="ce291" office:value-type="string" calcext:value-type="string">
            <text:p>Create Mixin:</text:p>
            <text:p>@mixin 'name'($'param1', $'param2') {</text:p>
            <text:p>'properties': 'value' / $'param'</text:p>
            <text:p>}</text:p>
            <text:p/>
            <text:p>Import mixin:</text:p>
            <text:p>@include 'name'()</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extend</text:p>
          </table:table-cell>
          <table:table-cell table:style-name="ce202"/>
          <table:table-cell table:style-name="ce202" office:value-type="string" calcext:value-type="string">
            <text:p>Inherit all the properties from a parent</text:p>
          </table:table-cell>
          <table:table-cell table:style-name="ce260" office:value-type="string" calcext:value-type="string">
            <text:p>header {</text:p>
            <text:p>font-color: blue;</text:p>
            <text:p>background: black }</text:p>
            <text:p/>
            <text:p>.header-child {</text:p>
            <text:p>@extend header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calculations</text:p>
          </table:table-cell>
          <table:table-cell table:style-name="ce202"/>
          <table:table-cell table:style-name="ce202" office:value-type="string" calcext:value-type="string">
            <text:p>Sem necessidade de calc()</text:p>
          </table:table-cell>
          <table:table-cell table:style-name="ce202" office:value-type="string" calcext:value-type="string">
            <text:p>+ - /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163" office:value-type="string" calcext:value-type="string">
            <text:p>responsividade</text:p>
          </table:table-cell>
          <table:table-cell table:style-name="ce163"/>
          <table:table-cell table:style-name="ce228" office:value-type="string" calcext:value-type="string">
            <text:p>calc</text:p>
          </table:table-cell>
          <table:table-cell table:style-name="ce163" office:value-type="string" calcext:value-type="string">
            <text:p>Responsive font size</text:p>
          </table:table-cell>
          <table:table-cell table:style-name="ce163" office:value-type="string" calcext:value-type="string">
            <text:p>font-size: calc(16px + 6 * ((100vw - 320px) / 680));</text:p>
          </table:table-cell>
          <table:table-cell table:style-name="ce163"/>
          <table:table-cell table:style-name="ce228"/>
          <table:table-cell table:style-name="ce219"/>
          <table:table-cell table:number-columns-repeated="1015"/>
        </table:table-row>
        <table:table-row table:style-name="ro13">
          <table:table-cell office:value-type="string" calcext:value-type="string">
            <text:p>CSS</text:p>
          </table:table-cell>
          <table:table-cell table:style-name="ce163" office:value-type="string" calcext:value-type="string">
            <text:p>Transition</text:p>
          </table:table-cell>
          <table:table-cell table:style-name="ce163"/>
          <table:table-cell table:style-name="ce228" office:value-type="string" calcext:value-type="string">
            <text:p>transition</text:p>
          </table:table-cell>
          <table:table-cell table:style-name="ce163"/>
          <table:table-cell table:style-name="ce228" table:number-columns-repeated="3"/>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delay</text:p>
          </table:table-cell>
          <table:table-cell table:style-name="ce228" table:number-columns-repeated="4"/>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duration</text:p>
          </table:table-cell>
          <table:table-cell table:style-name="ce232" office:value-type="string" calcext:value-type="string">
            <text:p>Especifica a duração em que as transições devem ocorrer. Você pode especificar uma única duração que se aplica a todas as propriedades durante a transição ou vários valores para permitir que cada propriedade faça a transição em um período de tempo diferente.</text:p>
            <text:p>transition-duration: 0.5s</text:p>
          </table:table-cell>
          <table:table-cell table:style-name="ce228" table:number-columns-repeated="3"/>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property</text:p>
          </table:table-cell>
          <table:table-cell table:style-name="ce228" office:value-type="string" calcext:value-type="string">
            <text:p>Especifica o nome ou nomes das propriedades CSS que as transições serão aplicadas. Somente as propriedades listadas aqui serão animadas durante a transição; alterações e todas outras propriedades ocorrem instantaneamente.</text:p>
          </table:table-cell>
          <table:table-cell table:style-name="ce232" office:value-type="string" calcext:value-type="string">
            <text:p>transition-property: margin-right, color;</text:p>
            <text:p/>
            <text:p>transition-property: all</text:p>
          </table:table-cell>
          <table:table-cell table:style-name="ce228" table:number-columns-repeated="2"/>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timing-function</text:p>
          </table:table-cell>
          <table:table-cell table:style-name="ce228" office:value-type="string" calcext:value-type="string">
            <text:p>Especifica uma função para definir como os valores intermediários das propriedades são calculados. As timing functions determinam como os valores intermediários da transição são calculados. A maioria das funções de temporização pode ser especificada fornecendo o gráfico da função correspondente, conforme definido por quatro pontos definindo um bezier cúbico. Você também pode escolher o Easing Functions</text:p>
          </table:table-cell>
          <table:table-cell table:style-name="ce232" office:value-type="string" calcext:value-type="string">
            <text:p>transition-timing-function: ease;</text:p>
            <text:p>transition-timing-function: ease-in;</text:p>
            <text:p>transition-timing-function: ease-out;</text:p>
            <text:p>transition-timing-function: ease-in-out;</text:p>
            <text:p>transition-timing-function: linear;</text:p>
            <text:p>transition-timing-function: step-start;</text:p>
            <text:p>transition-timing-function: step-end;</text:p>
            <text:p/>
            <text:p>/* Function values */</text:p>
            <text:p>transition-timing-function: steps(4, end);</text:p>
            <text:p>transition-timing-function: cubic-bezier(0.1, 0.7, 1.0, 0.1);</text:p>
            <text:p>transition-timing-function: frames(10);</text:p>
            <text:p/>
            <text:p>/* Multiple timing functions */</text:p>
            <text:p>transition-timing-function: ease, step-start, cubic-bezier(0.1, 0.7, 1.0, 0.1);</text:p>
            <text:p/>
            <text:p>/* Global values */</text:p>
            <text:p>transition-timing-function: inherit;</text:p>
            <text:p>transition-timing-function: initial;</text:p>
            <text:p>transition-timing-function: unset;</text:p>
          </table:table-cell>
          <table:table-cell table:style-name="ce228" table:number-columns-repeated="2"/>
          <table:table-cell table:style-name="ce219"/>
          <table:table-cell table:number-columns-repeated="1015"/>
        </table:table-row>
        <table:table-row table:style-name="ro13">
          <table:table-cell office:value-type="string" calcext:value-type="string">
            <text:p>CSS</text:p>
          </table:table-cell>
          <table:table-cell office:value-type="string" calcext:value-type="string">
            <text:p>Pseudo classes</text:p>
          </table:table-cell>
          <table:table-cell/>
          <table:table-cell table:style-name="ce203" office:value-type="string" calcext:value-type="string">
            <text:p>input[type='tipo]</text:p>
          </table:table-cell>
          <table:table-cell table:style-name="ce203" office:value-type="string" calcext:value-type="string">
            <text:p>selecionar um input com um tipo específico</text:p>
          </table:table-cell>
          <table:table-cell table:style-name="ce292" office:value-type="string" calcext:value-type="string">
            <text:p>input[type=text] - selects form fields that accept text.</text:p>
            <text:p>input[type=password] - selects form fields that accept passwords.</text:p>
            <text:p>input[type=number] - selects form fields that accept numbers.</text:p>
          </table:table-cell>
          <table:table-cell table:style-name="ce216" table:number-columns-repeated="3"/>
          <table:table-cell table:number-columns-repeated="1015"/>
        </table:table-row>
        <table:table-row table:style-name="ro13">
          <table:table-cell office:value-type="string" calcext:value-type="string">
            <text:p>CSS</text:p>
          </table:table-cell>
          <table:table-cell table:number-columns-repeated="3" table:style-name="ce203" office:value-type="string" calcext:value-type="string">
            <text:p>Animation</text:p>
          </table:table-cell>
          <table:table-cell table:style-name="ce216" table:number-columns-repeated="2"/>
          <table:table-cell table:style-name="ce292" office:value-type="string" calcext:value-type="string">
            <text:p>  animation: name</text:p>
            <text:p>             duration</text:p>
            <text:p>             timing-function</text:p>
            <text:p>             delay</text:p>
            <text:p>             iteration-count</text:p>
            <text:p>             direction</text:p>
            <text:p>             fill-mode</text:p>
            <text:p>             play-state;</text:p>
            <text:p>}</text:p>
          </table:table-cell>
          <table:table-cell table:style-name="ce292" office:value-type="string" calcext:value-type="string">
            <text:p>name: name of the animation, referencing the Keyframe</text:p>
            <text:p/>
            <text:p>animatino-duration: how lon it lasts</text:p>
            <text:p/>
            <text:p>animation timing-function: linear; ease; etc</text:p>
            <text:p/>
            <text:p>animation-delay: delay</text:p>
            <text:p/>
            <text:p>iteration-count: how many times it will be performed (1, 2, ...) / infinite</text:p>
            <text:p/>
            <text:p>direction: normal / reverse / alternate / alternate-reverse</text:p>
            <text:p/>
            <text:p>fill-mode: how to style the element after animatino. NONE / Backwards / FORWARD / BOTH</text:p>
            <text:p/>
            <text:p>play-state: paused / running</text:p>
          </table:table-cell>
          <table:table-cell table:style-name="ce216"/>
          <table:table-cell table:number-columns-repeated="1015"/>
        </table:table-row>
        <table:table-row table:style-name="ro13">
          <table:table-cell office:value-type="string" calcext:value-type="string">
            <text:p>CSS</text:p>
          </table:table-cell>
          <table:table-cell table:number-columns-repeated="2"/>
          <table:table-cell table:style-name="ce203" office:value-type="string" calcext:value-type="string">
            <text:p>transformation</text:p>
          </table:table-cell>
          <table:table-cell table:style-name="ce203" office:value-type="string" calcext:value-type="string">
            <text:p>Aplicar transformações em SVG e elementos, propriedades mais 'complexas'</text:p>
          </table:table-cell>
          <table:table-cell table:style-name="ce216" table:number-columns-repeated="2"/>
          <table:table-cell/>
          <table:table-cell table:style-name="ce216"/>
          <table:table-cell table:number-columns-repeated="1015"/>
        </table:table-row>
        <table:table-row table:style-name="ro13">
          <table:table-cell office:value-type="string" calcext:value-type="string">
            <text:p>CSS</text:p>
          </table:table-cell>
          <table:table-cell table:number-columns-repeated="2"/>
          <table:table-cell table:style-name="ce203" office:value-type="string" calcext:value-type="string">
            <text:p>@keyframes</text:p>
          </table:table-cell>
          <table:table-cell table:style-name="ce203" office:value-type="string" calcext:value-type="string">
            <text:p>nome das animações com as etapas de em porcentagem</text:p>
          </table:table-cell>
          <table:table-cell table:style-name="ce216" table:number-columns-repeated="2"/>
          <table:table-cell table:style-name="ce292" office:value-type="string" calcext:value-type="string">
            <text:p>@keyframes myanimation {</text:p>
            <text:p>0% {</text:p>
            <text:p>transform: scale(0,0)</text:p>
            <text:p>}</text:p>
            <text:p>100% {</text:p>
            <text:p>scale(1, 1)</text:p>
            <text:p>}</text:p>
          </table:table-cell>
          <table:table-cell table:style-name="ce216"/>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init</text:p>
          </table:table-cell>
          <table:table-cell table:style-name="ce219" office:value-type="string" calcext:value-type="string">
            <text:p>Criar um repositório localmente</text:p>
          </table:table-cell>
          <table:table-cell table:style-name="ce219" table:number-columns-repeated="2"/>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log</text:p>
          </table:table-cell>
          <table:table-cell table:style-name="ce219" office:value-type="string" calcext:value-type="string">
            <text:p>Histórico de commits</text:p>
          </table:table-cell>
          <table:table-cell table:style-name="ce229" office:value-type="string" calcext:value-type="string">
            <text:p>OU</text:p>
            <text:p>git log 'arq' -&gt; puxar o histórico de um arquivo específic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03" office:value-type="string" calcext:value-type="string">
            <text:p>-</text:p>
          </table:table-cell>
          <table:table-cell table:style-name="ce216" table:number-columns-repeated="5"/>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status</text:p>
          </table:table-cell>
          <table:table-cell table:style-name="ce219" office:value-type="string" calcext:value-type="string">
            <text:p>Status dos arquivos na pasta com relação ao repositório</text:p>
          </table:table-cell>
          <table:table-cell table:style-name="ce219"/>
          <table:table-cell table:style-name="ce229" office:value-type="string" calcext:value-type="string">
            <text:p>Untracked</text:p>
            <text:p>Stagging</text:p>
            <text:p>Commited</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add</text:p>
          </table:table-cell>
          <table:table-cell table:style-name="ce219" office:value-type="string" calcext:value-type="string">
            <text:p>Adicionar arquivos ao stagging</text:p>
          </table:table-cell>
          <table:table-cell table:style-name="ce219" office:value-type="string" calcext:value-type="string">
            <text:p>git add 'arquiv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add .</text:p>
          </table:table-cell>
          <table:table-cell table:style-name="ce219" office:value-type="string" calcext:value-type="string">
            <text:p>Adicionar todos os arquivos do diretório </text:p>
          </table:table-cell>
          <table:table-cell table:style-name="ce219" office:value-type="string" calcext:value-type="string">
            <text:p>git add .</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08" office:value-type="string" calcext:value-type="string">
            <text:p>Git commit</text:p>
          </table:table-cell>
          <table:table-cell table:style-name="ce208" table:number-columns-repeated="3"/>
          <table:table-cell table:style-name="ce216"/>
          <table:table-cell table:number-columns-repeated="1016"/>
        </table:table-row>
        <table:table-row table:style-name="ro13">
          <table:table-cell office:value-type="string" calcext:value-type="string">
            <text:p>Git</text:p>
          </table:table-cell>
          <table:table-cell table:number-columns-repeated="2"/>
          <table:table-cell table:style-name="ce208" office:value-type="string" calcext:value-type="string">
            <text:p>git commit -m</text:p>
          </table:table-cell>
          <table:table-cell table:style-name="ce208" office:value-type="string" calcext:value-type="string">
            <text:p>Adicionar uma mensagem ao comiit</text:p>
          </table:table-cell>
          <table:table-cell table:style-name="ce208" office:value-type="string" calcext:value-type="string">
            <text:p>git add -m 'arquivo'</text:p>
          </table:table-cell>
          <table:table-cell table:style-name="ce208"/>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08" office:value-type="string" calcext:value-type="string">
            <text:p>Git branch</text:p>
          </table:table-cell>
          <table:table-cell table:style-name="ce208" office:value-type="string" calcext:value-type="string">
            <text:p>Criar um branch do master</text:p>
          </table:table-cell>
          <table:table-cell table:style-name="ce208" office:value-type="string" calcext:value-type="string">
            <text:p>git branch 'nome do novo branch'</text:p>
          </table:table-cell>
          <table:table-cell table:style-name="ce208"/>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19" office:value-type="string" calcext:value-type="string">
            <text:p>git branch -D</text:p>
          </table:table-cell>
          <table:table-cell table:style-name="ce219" office:value-type="string" calcext:value-type="string">
            <text:p>deletar uma branch</text:p>
          </table:table-cell>
          <table:table-cell table:style-name="ce219" office:value-type="string" calcext:value-type="string">
            <text:p>git branch -D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checkout</text:p>
          </table:table-cell>
          <table:table-cell table:style-name="ce219" office:value-type="string" calcext:value-type="string">
            <text:p>mudar de branches</text:p>
          </table:table-cell>
          <table:table-cell table:style-name="ce219" office:value-type="string" calcext:value-type="string">
            <text:p>git checkout 'nome do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checkout -b</text:p>
          </table:table-cell>
          <table:table-cell table:style-name="ce203" office:value-type="string" calcext:value-type="string">
            <text:p>criar uma branch e já ir para ela</text:p>
          </table:table-cell>
          <table:table-cell table:style-name="ce219" office:value-type="string" calcext:value-type="string">
            <text:p>git checkout -b 'nome do branch'</text:p>
          </table:table-cell>
          <table:table-cell table:style-name="ce216" table:number-columns-repeated="3"/>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checkout</text:p>
          </table:table-cell>
          <table:table-cell table:style-name="ce203" office:value-type="string" calcext:value-type="string">
            <text:p>Voltar a uma ersão anterior</text:p>
          </table:table-cell>
          <table:table-cell table:style-name="ce292" office:value-type="string" calcext:value-type="string">
            <text:p>git checkout '4 1ºs digitos do commit'</text:p>
            <text:p>OU</text:p>
            <text:p>git checkout '4 1ºs digitos do commit' .</text:p>
            <text:p>(como ponto ele já direciona a restauração do commit para a branch que você está, colocando essa versão a frente das outras e já commitada)</text:p>
          </table:table-cell>
          <table:table-cell table:style-name="ce203" office:value-type="string" calcext:value-type="string">
            <text:p>Checar o código do commit que deletou o arquivo para poder inputar no comando</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push</text:p>
          </table:table-cell>
          <table:table-cell table:style-name="ce219"/>
          <table:table-cell table:style-name="ce219" office:value-type="string" calcext:value-type="string">
            <text:p>git push origin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push -u</text:p>
          </table:table-cell>
          <table:table-cell table:style-name="ce203" office:value-type="string" calcext:value-type="string">
            <text:p>Vingular a origin com o local remoto</text:p>
          </table:table-cell>
          <table:table-cell table:style-name="ce203" office:value-type="string" calcext:value-type="string">
            <text:p>git push -u origin 'branch'</text:p>
          </table:table-cell>
          <table:table-cell table:style-name="ce203" office:value-type="string" calcext:value-type="string">
            <text:p>A partir do momento que usar o -u não vai mais precisar especificar a branch nos próximos push's</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Pull</text:p>
          </table:table-cell>
          <table:table-cell table:style-name="ce219" office:value-type="string" calcext:value-type="string">
            <text:p>Syncar os arquivos do github com a git local</text:p>
          </table:table-cell>
          <table:table-cell table:style-name="ce219" office:value-type="string" calcext:value-type="string">
            <text:p>git pull origin</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set head</text:p>
          </table:table-cell>
          <table:table-cell table:style-name="ce219" office:value-type="string" calcext:value-type="string">
            <text:p>Remover arquivo do stagging area</text:p>
          </table:table-cell>
          <table:table-cell table:style-name="ce219" office:value-type="string" calcext:value-type="string">
            <text:p>git reset head 'arquiv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merge</text:p>
          </table:table-cell>
          <table:table-cell table:style-name="ce219" office:value-type="string" calcext:value-type="string">
            <text:p>git merge</text:p>
          </table:table-cell>
          <table:table-cell table:style-name="ce219" office:value-type="string" calcext:value-type="string">
            <text:p>git merge 'branch'</text:p>
          </table:table-cell>
          <table:table-cell table:style-name="ce219" office:value-type="string" calcext:value-type="string">
            <text:p>deve dar merge estando dentro da master</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mote add origin</text:p>
          </table:table-cell>
          <table:table-cell table:style-name="ce219" office:value-type="string" calcext:value-type="string">
            <text:p>Lincar a pasta com um repositório remoto</text:p>
          </table:table-cell>
          <table:table-cell table:style-name="ce219" office:value-type="string" calcext:value-type="string">
            <text:p>git remote add origin 'URL'</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clone</text:p>
          </table:table-cell>
          <table:table-cell table:style-name="ce219" office:value-type="string" calcext:value-type="string">
            <text:p>Baixar um repositório para sua máquina</text:p>
          </table:table-cell>
          <table:table-cell table:style-name="ce219" office:value-type="string" calcext:value-type="string">
            <text:p>git clone 'URL do rep.'</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29" office:value-type="string" calcext:value-type="string">
            <text:p>ls ~/.ssh</text:p>
            <text:p/>
          </table:table-cell>
          <table:table-cell table:style-name="ce219" office:value-type="string" calcext:value-type="string">
            <text:p>Mostrar se SSh está insladao</text:p>
          </table:table-cell>
          <table:table-cell table:style-name="ce219" table:number-columns-repeated="2"/>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m</text:p>
          </table:table-cell>
          <table:table-cell table:style-name="ce219" office:value-type="string" calcext:value-type="string">
            <text:p>Deletar um arquivo do GIT</text:p>
          </table:table-cell>
          <table:table-cell table:style-name="ce219" office:value-type="string" calcext:value-type="string">
            <text:p>git rm 'arquivo'</text:p>
          </table:table-cell>
          <table:table-cell table:style-name="ce219" office:value-type="string" calcext:value-type="string">
            <text:p>Depois de deletar precisa comitar</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set '--hard 'commit code'</text:p>
          </table:table-cell>
          <table:table-cell table:style-name="ce219" office:value-type="string" calcext:value-type="string">
            <text:p>Retornar a um commit anterior</text:p>
          </table:table-cell>
          <table:table-cell table:style-name="ce219"/>
          <table:table-cell table:style-name="ce193" office:value-type="string" calcext:value-type="string">
            <text:p><text:a xlink:href="https://stackoverflow.com/questions/13956207/how-can-i-make-an-older-commit-head-in-git/27210356" xlink:type="simple">https://stackoverflow.com/questions/13956207/how-can-i-make-an-older-commit-head-in-git/27210356</text:a></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push --force</text:p>
          </table:table-cell>
          <table:table-cell table:style-name="ce219" office:value-type="string" calcext:value-type="string">
            <text:p>Dar um push mesmo que seu commit esteja atrás do remoto</text:p>
          </table:table-cell>
          <table:table-cell table:style-name="ce219" table:number-columns-repeated="2"/>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19" office:value-type="string" calcext:value-type="string">
            <text:p>GIT IGNORE</text:p>
          </table:table-cell>
          <table:table-cell table:style-name="ce219" office:value-type="string" calcext:value-type="string">
            <text:p>Ignorar um arquivo ou dir pro commit</text:p>
          </table:table-cell>
          <table:table-cell table:style-name="ce229" office:value-type="string" calcext:value-type="string">
            <text:p>Criar um arquivo .gitignore</text:p>
            <text:p>e colocar os PATHs de quem quer ignorar</text:p>
          </table:table-cell>
          <table:table-cell table:style-name="ce219"/>
          <table:table-cell table:style-name="ce216"/>
          <table:table-cell table:number-columns-repeated="1016"/>
        </table:table-row>
        <table:table-row table:style-name="ro13">
          <table:table-cell office:value-type="string" calcext:value-type="string">
            <text:p>HTML</text:p>
          </table:table-cell>
          <table:table-cell table:style-name="ce163"/>
          <table:table-cell table:style-name="ce203" office:value-type="string" calcext:value-type="string">
            <text:p>elect</text:p>
          </table:table-cell>
          <table:table-cell table:style-name="ce216" table:number-columns-repeated="5"/>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19" office:value-type="string" calcext:value-type="string">
            <text:p>&lt;html&gt;</text:p>
          </table:table-cell>
          <table:table-cell table:style-name="ce219" table:number-columns-repeated="6"/>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03" office:value-type="string" calcext:value-type="string">
            <text:p>&lt;head&gt;</text:p>
          </table:table-cell>
          <table:table-cell table:style-name="ce216"/>
          <table:table-cell table:style-name="ce203" office:value-type="string" calcext:value-type="string">
            <text:p>Configurações da página</text:p>
          </table:table-cell>
          <table:table-cell table:style-name="ce216" table:number-columns-repeated="3"/>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meta&gt;</text:p>
          </table:table-cell>
          <table:table-cell table:style-name="ce216" table:number-columns-repeated="3"/>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title&gt;</text:p>
          </table:table-cell>
          <table:table-cell table:style-name="ce203" office:value-type="string" calcext:value-type="string">
            <text:p>Título da página na aba do browser</text:p>
          </table:table-cell>
          <table:table-cell table:style-name="ce216" table:number-columns-repeated="2"/>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style&gt;</text:p>
          </table:table-cell>
          <table:table-cell table:style-name="ce203" office:value-type="string" calcext:value-type="string">
            <text:p>Declarar os SELECTORS e DECLARATIONS para o CSS</text:p>
          </table:table-cell>
          <table:table-cell table:style-name="ce216" table:number-columns-repeated="2"/>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19" office:value-type="string" calcext:value-type="string">
            <text:p>&lt;body&gt;</text:p>
          </table:table-cell>
          <table:table-cell table:style-name="ce219"/>
          <table:table-cell table:style-name="ce219" office:value-type="string" calcext:value-type="string">
            <text:p>Conteúdo da página</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h1&gt;</text:p>
          </table:table-cell>
          <table:table-cell table:style-name="ce219"/>
          <table:table-cell table:style-name="ce219" office:value-type="string" calcext:value-type="string">
            <text:p>Headline</text:p>
          </table:table-cell>
          <table:table-cell table:style-name="ce219" table:number-columns-repeated="2"/>
          <table:table-cell table:style-name="ce219" office:value-type="string" calcext:value-type="string">
            <text:p>Vai do 1 ao 6</text:p>
          </table:table-cell>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p&gt;</text:p>
          </table:table-cell>
          <table:table-cell table:style-name="ce219"/>
          <table:table-cell table:style-name="ce219" office:value-type="string" calcext:value-type="string">
            <text:p>Paráraf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br&gt;</text:p>
          </table:table-cell>
          <table:table-cell table:style-name="ce219"/>
          <table:table-cell table:style-name="ce219" office:value-type="string" calcext:value-type="string">
            <text:p>Enter</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strong&gt;</text:p>
          </table:table-cell>
          <table:table-cell table:style-name="ce219"/>
          <table:table-cell table:style-name="ce219" office:value-type="string" calcext:value-type="string">
            <text:p>Negrit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em&gt;</text:p>
          </table:table-cell>
          <table:table-cell table:style-name="ce219"/>
          <table:table-cell table:style-name="ce219" office:value-type="string" calcext:value-type="string">
            <text:p>itálic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ul&gt;</text:p>
          </table:table-cell>
          <table:table-cell table:style-name="ce219" office:value-type="string" calcext:value-type="string">
            <text:p>lista</text:p>
          </table:table-cell>
          <table:table-cell table:style-name="ce219" office:value-type="string" calcext:value-type="string">
            <text:p>Unordered list</text:p>
          </table:table-cell>
          <table:table-cell table:style-name="ce219" table:number-columns-repeated="2"/>
          <table:table-cell table:style-name="ce219" office:value-type="string" calcext:value-type="string">
            <text:p>Lista por padrão são BLOCK, e não INLINE</text:p>
          </table:table-cell>
          <table:table-cell table:style-name="ce219"/>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li&gt;</text:p>
          </table:table-cell>
          <table:table-cell table:style-name="ce219"/>
          <table:table-cell table:style-name="ce219" office:value-type="string" calcext:value-type="string">
            <text:p>listar</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ol&gt;</text:p>
          </table:table-cell>
          <table:table-cell table:style-name="ce219"/>
          <table:table-cell table:style-name="ce219" office:value-type="string" calcext:value-type="string">
            <text:p>Ordered List</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img&gt;</text:p>
          </table:table-cell>
          <table:table-cell table:style-name="ce219"/>
          <table:table-cell table:style-name="ce219" office:value-type="string" calcext:value-type="string">
            <text:p>Image</text:p>
          </table:table-cell>
          <table:table-cell table:style-name="ce219" office:value-type="string" calcext:value-type="string">
            <text:p>&lt;img src="URL"&gt;</text:p>
          </table:table-cell>
          <table:table-cell table:style-name="ce219"/>
          <table:table-cell table:style-name="ce219" office:value-type="string" calcext:value-type="string">
            <text:p>src (source)</text:p>
          </table:table-cell>
          <table:table-cell table:style-name="ce219"/>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alt</text:p>
          </table:table-cell>
          <table:table-cell table:style-name="ce219" office:value-type="string" calcext:value-type="string">
            <text:p>Texto alternativo</text:p>
          </table:table-cell>
          <table:table-cell table:style-name="ce219" office:value-type="string" calcext:value-type="string">
            <text:p>&lt;img src="URL" alt="texto alternativo"&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width</text:p>
          </table:table-cell>
          <table:table-cell table:style-name="ce219" office:value-type="string" calcext:value-type="string">
            <text:p>Largura</text:p>
          </table:table-cell>
          <table:table-cell table:style-name="ce219" office:value-type="string" calcext:value-type="string">
            <text:p>&lt;img src="URL" alt="texto alternativo" width="px"&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height</text:p>
          </table:table-cell>
          <table:table-cell table:style-name="ce219" office:value-type="string" calcext:value-type="string">
            <text:p>Altura</text:p>
          </table:table-cell>
          <table:table-cell table:style-name="ce219" office:value-type="string" calcext:value-type="string">
            <text:p>&lt;img src="URL" alt="texto alternativo" height="px"&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a&gt;</text:p>
          </table:table-cell>
          <table:table-cell table:style-name="ce208"/>
          <table:table-cell table:style-name="ce219" office:value-type="string" calcext:value-type="string">
            <text:p>Link</text:p>
          </table:table-cell>
          <table:table-cell table:style-name="ce219" office:value-type="string" calcext:value-type="string">
            <text:p>&lt;a&gt;'Texto mostrado' &lt;/a&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text:p>
          </table:table-cell>
          <table:table-cell table:style-name="ce208" office:value-type="string" calcext:value-type="string">
            <text:p>href</text:p>
          </table:table-cell>
          <table:table-cell table:style-name="ce219" office:value-type="string" calcext:value-type="string">
            <text:p>Link - <text:s/>HTTP</text:p>
          </table:table-cell>
          <table:table-cell table:style-name="ce219" office:value-type="string" calcext:value-type="string">
            <text:p>&lt;a href="URL"&gt; 'texto mostrado' &lt;/a&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text:p>
          </table:table-cell>
          <table:table-cell table:style-name="ce208" office:value-type="string" calcext:value-type="string">
            <text:p>target</text:p>
          </table:table-cell>
          <table:table-cell table:style-name="ce208" office:value-type="string" calcext:value-type="string">
            <text:p>Abrir em nova página</text:p>
          </table:table-cell>
          <table:table-cell table:style-name="ce208" office:value-type="string" calcext:value-type="string">
            <text:p>&lt;a target="_blank"&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office:value-type="string" calcext:value-type="string">
            <text:p>-</text:p>
          </table:table-cell>
          <table:table-cell office:value-type="string" calcext:value-type="string">
            <text:p>#</text:p>
          </table:table-cell>
          <table:table-cell office:value-type="string" calcext:value-type="string">
            <text:p>Link na mesma página</text:p>
          </table:table-cell>
          <table:table-cell office:value-type="string" calcext:value-type="string">
            <text:p>&lt;a href="#Título&gt; Vai para o título &lt;/a&gt;</text:p>
          </table:table-cell>
          <table:table-cell table:style-name="ce216" table:number-columns-repeated="2"/>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identifiers</text:p>
          </table:table-cell>
          <table:table-cell table:style-name="ce208" office:value-type="string" calcext:value-type="string">
            <text:p>id</text:p>
          </table:table-cell>
          <table:table-cell table:style-name="ce208"/>
          <table:table-cell table:style-name="ce208" office:value-type="string" calcext:value-type="string">
            <text:p>identificador para uma tag</text:p>
          </table:table-cell>
          <table:table-cell table:style-name="ce208" office:value-type="string" calcext:value-type="string">
            <text:p>&lt;h2 id="Título"&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lt;hr&gt;</text:p>
          </table:table-cell>
          <table:table-cell table:style-name="ce208"/>
          <table:table-cell table:style-name="ce208" office:value-type="string" calcext:value-type="string">
            <text:p>Quebra de linha (linha horizontal de separaçã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lt;span&gt;</text:p>
          </table:table-cell>
          <table:table-cell table:style-name="ce208" table:number-columns-repeated="2"/>
          <table:table-cell table:style-name="ce226" office:value-type="string" calcext:value-type="string">
            <text:p>Agrupar elementos isolados para estilizar via CSS</text:p>
            <text:p/>
            <text:p>Isolar um texto HTML da class CSS definida para aquela sessão</text:p>
          </table:table-cell>
          <table:table-cell table:style-name="ce229" office:value-type="string" calcext:value-type="string">
            <text:p>.ex {font-weight:bold}</text:p>
            <text:p/>
            <text:p>&lt;div class="ex"&gt;</text:p>
            <text:p>hello world, &lt;span&gt; oi mundo &lt;/span&gt;</text:p>
            <text:p>&lt;/div&gt;</text:p>
          </table:table-cell>
          <table:table-cell table:style-name="ce229" office:value-type="string" calcext:value-type="string">
            <text:p>O HELLO WORLD ficara bold, mas o OI não vai ter essa formatação</text:p>
            <text:p/>
            <text:p>Desde que você crie outra CLASS para o SPAN que tenha a mesma property FONT-WEIGHT com outro valor</text:p>
          </table:table-cell>
          <table:table-cell table:style-name="ce229" office:value-type="string" calcext:value-type="string">
            <text:p>O elemento vira INLINE</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08" office:value-type="string" calcext:value-type="string">
            <text:p>&lt;div&gt;</text:p>
          </table:table-cell>
          <table:table-cell/>
          <table:table-cell table:style-name="ce208"/>
          <table:table-cell table:style-name="ce208" office:value-type="string" calcext:value-type="string">
            <text:p>Agrupar elementos um grupo / conjunto de elementos para estiliza-lo via CSS</text:p>
          </table:table-cell>
          <table:table-cell table:style-name="ce219"/>
          <table:table-cell table:style-name="ce219" office:value-type="string" calcext:value-type="string">
            <text:p>Bom para criar SECTIONS</text:p>
          </table:table-cell>
          <table:table-cell table:style-name="ce219" office:value-type="string" calcext:value-type="string">
            <text:p>O elemento vira BLOCK</text:p>
          </table:table-cell>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script&gt;</text:p>
          </table:table-cell>
          <table:table-cell table:style-name="ce208"/>
          <table:table-cell table:style-name="ce208" office:value-type="string" calcext:value-type="string">
            <text:p>Escrever JS dentro do HTML</text:p>
          </table:table-cell>
          <table:table-cell table:style-name="ce208" table:number-columns-repeated="2"/>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26" office:value-type="string" calcext:value-type="string">
            <text:p>accept=</text:p>
            <text:p>image/*</text:p>
            <text:p/>
            <text:p>onchange (call JS function on change)</text:p>
            <text:p/>
            <text:p>types:</text:p>
            <text:p>radio (botão radial para selecionar)</text:p>
          </table:table-cell>
          <table:table-cell table:style-name="ce208" office:value-type="string" calcext:value-type="string">
            <text:p>Receber um input do usuário</text:p>
          </table:table-cell>
          <table:table-cell table:style-name="ce208" office:value-type="string" calcext:value-type="string">
            <text:p>&lt;input 'options'&gt;</text:p>
          </table:table-cell>
          <table:table-cell table:style-name="ce219" office:value-type="string" calcext:value-type="string">
            <text:p>&lt;input type="text" name="input" value="Digite aqui" maxlength="number"&gt;</text:p>
          </table:table-cell>
          <table:table-cell table:style-name="ce229" office:value-type="string" calcext:value-type="string">
            <text:p>Types:</text:p>
            <text:p>Text</text:p>
            <text:p>file</text:p>
            <text:p>...</text:p>
          </table:table-cell>
          <table:table-cell table:style-name="ce299" office:value-type="string" calcext:value-type="string">
            <text:p><text:a xlink:href="https://developer.mozilla.org/pt-BR/docs/Web/HTML/Element/input" xlink:type="simple">https://developer.mozilla.org/pt-BR/docs/Web/HTML/Element/input

onchange: https://www.w3schools.com/jsref/event_onchange.asp

input Types:
https://www.w3schools.com/html/html_form_input_types.asp</text:a></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table:style-name="ce208"/>
          <table:table-cell table:style-name="ce208" office:value-type="string" calcext:value-type="string">
            <text:p>Criar um form para preenchimento e receber input de informação a ser armazenad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office:value-type="string" calcext:value-type="string">
            <text:p>action</text:p>
          </table:table-cell>
          <table:table-cell office:value-type="string" calcext:value-type="string">
            <text:p>pagína para onde os dados coletados será enviado</text:p>
          </table:table-cell>
          <table:table-cell/>
          <table:table-cell table:style-name="ce203" office:value-type="string" calcext:value-type="string">
            <text:p>&lt;form action="piano.bike/forms"</text:p>
          </table:table-cell>
          <table:table-cell table:style-name="ce216"/>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office:value-type="string" calcext:value-type="string">
            <text:p>method</text:p>
          </table:table-cell>
          <table:table-cell office:value-type="string" calcext:value-type="string">
            <text:p>GET or POST</text:p>
          </table:table-cell>
          <table:table-cell/>
          <table:table-cell table:style-name="ce203" office:value-type="string" calcext:value-type="string">
            <text:p>&lt;form method="get</text:p>
          </table:table-cell>
          <table:table-cell table:style-name="ce292" office:value-type="string" calcext:value-type="string">
            <text:p>GET = as infos são enviadas via HTML</text:p>
            <text:p>POST = as infos são enviadas de forma "escondida" precisando ser resgatadas via linguagem de programação</text:p>
          </table:table-cell>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ieldset&gt;</text:p>
          </table:table-cell>
          <table:table-cell table:style-name="ce208"/>
          <table:table-cell table:style-name="ce208" office:value-type="string" calcext:value-type="string">
            <text:p>Criar um campo com margens que encapusula um conjunto de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egend&gt;</text:p>
          </table:table-cell>
          <table:table-cell table:style-name="ce208"/>
          <table:table-cell table:style-name="ce208" office:value-type="string" calcext:value-type="string">
            <text:p>Legenda do fieldset de um cojunto de input</text:p>
          </table:table-cell>
          <table:table-cell table:style-name="ce208"/>
          <table:table-cell table:style-name="ce219" table:number-columns-repeated="2"/>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abel&gt;</text:p>
          </table:table-cell>
          <table:table-cell table:style-name="ce208"/>
          <table:table-cell table:style-name="ce208" office:value-type="string" calcext:value-type="string">
            <text:p>Criar uma label para um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abel&gt;</text:p>
          </table:table-cell>
          <table:table-cell table:style-name="ce208" office:value-type="string" calcext:value-type="string">
            <text:p>&lt;for&gt;</text:p>
          </table:table-cell>
          <table:table-cell table:style-name="ce208" office:value-type="string" calcext:value-type="string">
            <text:p>Linkar o label ao input via ID</text:p>
          </table:table-cell>
          <table:table-cell table:style-name="ce208"/>
          <table:table-cell table:style-name="ce229" office:value-type="string" calcext:value-type="string">
            <text:p>&lt;input id="teste" type="Teste&gt;</text:p>
            <text:p>&lt;label for="teste&gt;Nome do label&lt;/label&gt;</text:p>
          </table:table-cell>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text</text:p>
          </table:table-cell>
          <table:table-cell table:style-name="ce208" table:number-columns-repeated="2"/>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Radio</text:p>
          </table:table-cell>
          <table:table-cell table:style-name="ce208" table:number-columns-repeated="2"/>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select&gt;</text:p>
          </table:table-cell>
          <table:table-cell table:style-name="ce208"/>
          <table:table-cell table:style-name="ce208" office:value-type="string" calcext:value-type="string">
            <text:p>Criar lista suspensa</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select&gt;</text:p>
          </table:table-cell>
          <table:table-cell table:style-name="ce208" office:value-type="string" calcext:value-type="string">
            <text:p>&lt;option value=""&gt;</text:p>
          </table:table-cell>
          <table:table-cell table:style-name="ce208" office:value-type="string" calcext:value-type="string">
            <text:p>Opções dentro de uma lista suspensa (select)</text:p>
          </table:table-cell>
          <table:table-cell table:style-name="ce208"/>
          <table:table-cell table:style-name="ce219" office:value-type="string" calcext:value-type="string">
            <text:p>&lt;option value="valor para link da requisição"&gt; 'Texto mostrado ao usuário &lt;/option&gt;</text:p>
          </table:table-cell>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checkbox</text:p>
          </table:table-cell>
          <table:table-cell table:style-name="ce208" office:value-type="string" calcext:value-type="string">
            <text:p>Criar input com tickbox</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button&gt;</text:p>
          </table:table-cell>
          <table:table-cell table:style-name="ce208" office:value-type="string" calcext:value-type="string">
            <text:p>type = "submit"</text:p>
          </table:table-cell>
          <table:table-cell table:style-name="ce208" office:value-type="string" calcext:value-type="string">
            <text:p>Criar um botão que da submit dos inputs criados dentro de um forms e os envia para o databse do form</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26" office:value-type="string" calcext:value-type="string">
            <text:p>Type = Radio</text:p>
            <text:p>CHECKED</text:p>
          </table:table-cell>
          <table:table-cell table:style-name="ce208" office:value-type="string" calcext:value-type="string">
            <text:p>Já deixa o radio button checked ao abrir a página</text:p>
          </table:table-cell>
          <table:table-cell table:style-name="ce208"/>
          <table:table-cell table:style-name="ce219" table:number-columns-repeated="2"/>
          <table:table-cell table:style-name="ce219" office:value-type="string" calcext:value-type="string">
            <text:p>Unselect: https://stackoverflow.com/questions/10876953/how-to-make-a-radio-button-unchecked-by-clicking-it</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required = "required"</text:p>
          </table:table-cell>
          <table:table-cell table:style-name="ce208" office:value-type="string" calcext:value-type="string">
            <text:p>Tornar o campo obrigatóri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pattern</text:p>
          </table:table-cell>
          <table:table-cell table:style-name="ce208" office:value-type="string" calcext:value-type="string">
            <text:p>usar REGEX dentro de um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able&gt;</text:p>
          </table:table-cell>
          <table:table-cell table:style-name="ce208"/>
          <table:table-cell table:style-name="ce208" office:value-type="string" calcext:value-type="string">
            <text:p>Inserir uma tabela</text:p>
          </table:table-cell>
          <table:table-cell table:style-name="ce226" office:value-type="string" calcext:value-type="string">
            <text:p>The &lt;table&gt; tag defines an HTML table.</text:p>
            <text:p/>
            <text:p>Each table row is defined with a &lt;tr&gt; tag. Each table header is defined with a &lt;th&gt; tag. Each table data/cell is defined with a &lt;td&gt; tag.</text:p>
            <text:p/>
            <text:p>By default, the text in &lt;th&gt; elements are bold and centered.</text:p>
            <text:p/>
            <text:p>By default, the text in &lt;td&gt; elements are regular and left-aligned.</text:p>
            <text:p/>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29" office:value-type="string" calcext:value-type="string">
            <text:p>&lt;html&gt;</text:p>
            <text:p>&lt;body&gt;</text:p>
            <text:p/>
            <text:p>&lt;h4&gt;Cabeçalhos de tabelas:&lt;/h4&gt;</text:p>
            <text:p>&lt;table border="1"&gt;</text:p>
            <text:p>&lt;tr&gt;</text:p>
            <text:p>  &lt;th&gt;Nome&lt;/th&gt;</text:p>
            <text:p>  &lt;th&gt;Telefone&lt;/th&gt;</text:p>
            <text:p>  &lt;th&gt;Telefone&lt;/th&gt;</text:p>
            <text:p>&lt;/tr&gt;</text:p>
            <text:p>&lt;tr&gt;</text:p>
            <text:p>  &lt;td&gt;Bill Gates&lt;/td&gt;</text:p>
            <text:p>  &lt;td&gt;555 77 854&lt;/td&gt;</text:p>
            <text:p>  &lt;td&gt;555 77 855&lt;/td&gt;</text:p>
            <text:p>&lt;/tr&gt;</text:p>
            <text:p>&lt;/table&gt;</text:p>
            <text:p/>
            <text:p>&lt;h4&gt;Cabeçalhos verticais:&lt;/h4&gt;</text:p>
            <text:p>&lt;table border="1"&gt;</text:p>
            <text:p>&lt;tr&gt;</text:p>
            <text:p>  &lt;th&gt;Primeiro Nome:&lt;/th&gt;</text:p>
            <text:p>  &lt;td&gt;Bill Gates&lt;/td&gt;</text:p>
            <text:p>&lt;/tr&gt;</text:p>
            <text:p>&lt;tr&gt;</text:p>
            <text:p>  &lt;th&gt;Telefone:&lt;/th&gt;</text:p>
            <text:p>  &lt;td&gt;555 77 854&lt;/td&gt;</text:p>
            <text:p>&lt;/tr&gt;</text:p>
            <text:p>&lt;tr&gt;</text:p>
            <text:p>  &lt;th&gt;Telefone:&lt;/th&gt;</text:p>
            <text:p>  &lt;td&gt;555 77 855&lt;/td&gt;</text:p>
            <text:p>&lt;/tr&gt;</text:p>
            <text:p>&lt;/table&gt;</text:p>
            <text:p/>
            <text:p>&lt;/body&gt;</text:p>
            <text:p>&lt;/html&gt;</text:p>
          </table:table-cell>
          <table:table-cell table:style-name="ce219"/>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r&gt;</text:p>
          </table:table-cell>
          <table:table-cell table:style-name="ce208"/>
          <table:table-cell table:style-name="ce208" office:value-type="string" calcext:value-type="string">
            <text:p>Inserir linha em uma tabela</text:p>
          </table:table-cell>
          <table:table-cell table:style-name="ce226"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19" table:number-columns-repeated="2"/>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d&gt;</text:p>
          </table:table-cell>
          <table:table-cell table:style-name="ce208"/>
          <table:table-cell table:style-name="ce208" office:value-type="string" calcext:value-type="string">
            <text:p>inserir coluna em uma tabela</text:p>
          </table:table-cell>
          <table:table-cell table:style-name="ce226"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19"/>
          <table:table-cell table:style-name="ce193"/>
          <table:table-cell table:style-name="ce26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head&gt;</text:p>
          </table:table-cell>
          <table:table-cell table:style-name="ce208"/>
          <table:table-cell table:style-name="ce208" office:value-type="string" calcext:value-type="string">
            <text:p>The &lt;thead&gt; tag is used to group header content in an HTML table.</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select&gt;</text:p>
          </table:table-cell>
          <table:table-cell table:style-name="ce208" office:value-type="string" calcext:value-type="string">
            <text:p>&lt;option&gt;</text:p>
          </table:table-cell>
          <table:table-cell table:style-name="ce208" office:value-type="string" calcext:value-type="string">
            <text:p>Primeira opção blank</text:p>
          </table:table-cell>
          <table:table-cell table:style-name="ce208"/>
          <table:table-cell table:style-name="ce229" office:value-type="string" calcext:value-type="string">
            <text:p>              &lt;option disabled selected value&gt; -- select a currency -- &lt;/option&gt;</text:p>
            <text:p/>
          </table:table-cell>
          <table:table-cell table:style-name="ce219" table:number-columns-repeated="2"/>
          <table:table-cell table:number-columns-repeated="1015"/>
        </table:table-row>
        <table:table-row table:style-name="ro13">
          <table:table-cell office:value-type="string" calcext:value-type="string">
            <text:p>JS</text:p>
          </table:table-cell>
          <table:table-cell table:number-columns-repeated="2" table:style-name="ce211" office:value-type="string" calcext:value-type="string">
            <text:p>-</text:p>
          </table:table-cell>
          <table:table-cell table:style-name="ce211" office:value-type="string" calcext:value-type="string">
            <text:p>.map</text:p>
          </table:table-cell>
          <table:table-cell table:style-name="ce211" office:value-type="string" calcext:value-type="string">
            <text:p>-</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itiméticos</text:p>
          </table:table-cell>
          <table:table-cell table:style-name="ce211" table:number-columns-repeated="2"/>
          <table:table-cell table:style-name="ce211" office:value-type="string" calcext:value-type="string">
            <text:p>"+; -; *; /; **; %"</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Push</text:p>
          </table:table-cell>
          <table:table-cell table:style-name="ce211"/>
          <table:table-cell table:style-name="ce211" office:value-type="string" calcext:value-type="string">
            <text:p>Adiciona 1 elemento a um array</text:p>
          </table:table-cell>
          <table:table-cell table:style-name="ce221" office:value-type="string" calcext:value-type="string">
            <text:p>"var".push ("")</text:p>
          </table:table-cell>
          <table:table-cell table:style-name="ce221" office:value-type="string" calcext:value-type="string">
            <text:p>pode adicionar doi elementos de uma vez usando "," entre eles</text:p>
          </table:table-cell>
          <table:table-cell table:style-name="ce221"/>
          <table:table-cell table:style-name="ce211" office:value-type="string" calcext:value-type="string">
            <text:p>Adiciona o valor entre () ao array da variavel</text:p>
          </table:table-cell>
          <table:table-cell table:style-name="ce211" office:value-type="string" calcext:value-type="string">
            <text:p>listaDeNomes.push ("Leandro")</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lenght</text:p>
          </table:table-cell>
          <table:table-cell table:style-name="ce211"/>
          <table:table-cell table:style-name="ce211" office:value-type="string" calcext:value-type="string">
            <text:p>dá o tamanho de uma variável</text:p>
          </table:table-cell>
          <table:table-cell table:style-name="ce221" office:value-type="string" calcext:value-type="string">
            <text:p>"var".lenght</text:p>
          </table:table-cell>
          <table:table-cell table:style-name="ce292" office:value-type="string" calcext:value-type="string">
            <text:p>Começa a contatem em 1</text:p>
            <text:p>pode-se adicionar ou subtrair valores do lenght: var.length - 2; var.length +3</text:p>
          </table:table-cell>
          <table:table-cell table:style-name="ce292"/>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índice</text:p>
          </table:table-cell>
          <table:table-cell table:style-name="ce211" table:number-columns-repeated="2"/>
          <table:table-cell table:style-name="ce221" office:value-type="string" calcext:value-type="string">
            <text:p>"array"["posição"]</text:p>
          </table:table-cell>
          <table:table-cell table:style-name="ce221" table:number-columns-repeated="2"/>
          <table:table-cell table:style-name="ce211" office:value-type="string" calcext:value-type="string">
            <text:p>retorna o valor da posição determinada do array</text:p>
          </table:table-cell>
          <table:table-cell table:style-name="ce211" table:number-columns-repeated="2"/>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pop</text:p>
          </table:table-cell>
          <table:table-cell table:style-name="ce211"/>
          <table:table-cell table:style-name="ce211" office:value-type="string" calcext:value-type="string">
            <text:p>remove o último elemento de uma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hift</text:p>
          </table:table-cell>
          <table:table-cell table:style-name="ce211"/>
          <table:table-cell table:style-name="ce211" office:value-type="string" calcext:value-type="string">
            <text:p>remove o primeiro elemento de um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unshift</text:p>
          </table:table-cell>
          <table:table-cell table:style-name="ce211"/>
          <table:table-cell table:style-name="ce211" office:value-type="string" calcext:value-type="string">
            <text:p>adicina 1 elemento ao início do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indexOf</text:p>
          </table:table-cell>
          <table:table-cell table:style-name="ce211"/>
          <table:table-cell table:style-name="ce211" office:value-type="string" calcext:value-type="string">
            <text:p>Retorna o indice de um item do array</text:p>
          </table:table-cell>
          <table:table-cell table:style-name="ce221" table:number-columns-repeated="3"/>
          <table:table-cell table:style-name="ce211"/>
          <table:table-cell table:style-name="ce171" office:value-type="string" calcext:value-type="string">
            <text:p>Array: ['Morango', 'Banana', 'Manga']</text:p>
            <text:p>var pos = frutas.indexOf('Banana');</text:p>
            <text:p>// 1</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plice</text:p>
          </table:table-cell>
          <table:table-cell table:style-name="ce211"/>
          <table:table-cell table:style-name="ce211" office:value-type="string" calcext:value-type="string">
            <text:p>remove items a partir de um indice, a quantidade de items a ser removidos é determinado pelo "N"</text:p>
          </table:table-cell>
          <table:table-cell table:style-name="ce221" office:value-type="string" calcext:value-type="string">
            <text:p>var 'array'.splice (1, 2)</text:p>
          </table:table-cell>
          <table:table-cell table:style-name="ce221" table:number-columns-repeated="2"/>
          <table:table-cell table:style-name="ce171" office:value-type="string" calcext:value-type="string">
            <text:p>Ira remover 2 items a partir do item de indice 1 do array</text:p>
            <text:p>O indice 1 é o primeiro a ser removido!!</text:p>
          </table:table-cell>
          <table:table-cell table:style-name="ce211" table:number-columns-repeated="2"/>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ort()</text:p>
          </table:table-cell>
          <table:table-cell table:style-name="ce211" office:value-type="string" calcext:value-type="string">
            <text:p>Ordenar um array</text:p>
          </table:table-cell>
          <table:table-cell table:style-name="ce211" office:value-type="string" calcext:value-type="string">
            <text:p>Ordenar strings dentro de um objeto: https://stackoverflow.com/questions/1129216/sort-array-of-objects-by-string-property-value</text:p>
          </table:table-cell>
          <table:table-cell table:style-name="ce221" table:number-columns-repeated="3"/>
          <table:table-cell table:style-name="ce211" table:number-columns-repeated="2"/>
          <table:table-cell table:style-name="ce159" office:value-type="string" calcext:value-type="string">
            <text:p><text:a xlink:href="https://developer.mozilla.org/pt-BR/docs/Web/JavaScript/Reference/Global_Objects/Array/sort" xlink:type="simple">https://developer.mozilla.org/pt-BR/docs/Web/JavaScript/Reference/Global_Objects/Array/sor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includes</text:p>
          </table:table-cell>
          <table:table-cell table:style-name="ce14" office:value-type="string" calcext:value-type="string">
            <text:p>Verificar a existência de um elemento (string or number) dentro de um array</text:p>
          </table:table-cell>
          <table:table-cell table:style-name="ce211" office:value-type="string" calcext:value-type="string">
            <text:p>Retorna True or false</text:p>
          </table:table-cell>
          <table:table-cell table:style-name="ce221" table:number-columns-repeated="3"/>
          <table:table-cell table:style-name="ce211" table:number-columns-repeated="2"/>
          <table:table-cell table:style-name="ce159" office:value-type="string" calcext:value-type="string">
            <text:p><text:a xlink:href="https://www.google.com/search?q=includes&amp;oq=includes&amp;aqs=chrome..69i57j0l7.1461j0j7&amp;sourceid=chrome&amp;ie=UTF-8" xlink:type="simple">https://www.google.com/search?q=includes&amp;oq=includes&amp;aqs=chrome..69i57j0l7.1461j0j7&amp;sourceid=chrome&amp;ie=UTF-8</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var cores = ["Verde", "Vermelho", "Amarelo"]</text:p>
          </table:table-cell>
          <table:table-cell table:style-name="ce211" office:value-type="string" calcext:value-type="string">
            <text:p>estruturas utilizadas para armazenar múltiplos valores em uma única variáv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ow functions</text:p>
          </table:table-cell>
          <table:table-cell table:style-name="ce211"/>
          <table:table-cell table:style-name="ce211" office:value-type="string" calcext:value-type="string">
            <text:p>=&gt;</text:p>
          </table:table-cell>
          <table:table-cell table:style-name="ce211" office:value-type="string" calcext:value-type="string">
            <text:p>Declarar uma função de forma simplificada, sem necessidade de usar o 'function' nem as chaves quando se quer dar um return</text:p>
          </table:table-cell>
          <table:table-cell table:style-name="ce171" office:value-type="string" calcext:value-type="string">
            <text:p>let newFunc = (param) =&gt; { 'corpo da função'}</text:p>
            <text:p>OU</text:p>
            <text:p>let newFunc = param 'SEM ()' =&gt; console.log(param) 'vai o console.log como RETURN'</text:p>
          </table:table-cell>
          <table:table-cell table:style-name="ce221" table:number-columns-repeated="3"/>
          <table:table-cell table:style-name="ce211"/>
          <table:table-cell table:style-name="ce171" office:value-type="string" calcext:value-type="string">
            <text:p>let value = 5.123124,</text:p>
            <text:p>  name = 'Vincent';</text:p>
            <text:p/>
            <text:p>console.log(`${name.toUpperCase()}, you owe me U$${value.toFixed(2)}!`);</text:p>
            <text:p/>
            <text:p>// &gt; VINCENT, you owe me U$5.12!</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then</text:p>
          </table:table-cell>
          <table:table-cell table:style-name="ce211" office:value-type="string" calcext:value-type="string">
            <text:p>executar um código após receber o response do fetch ou promisse</text:p>
          </table:table-cell>
          <table:table-cell table:style-name="ce211" office:value-type="string" calcext:value-type="string">
            <text:p>Pega o retorno do resolved como argumento</text:p>
          </table:table-cell>
          <table:table-cell table:style-name="ce221"/>
          <table:table-cell table:style-name="ce221" office:value-type="string" calcext:value-type="string">
            <text:p>podemos colocar vários .then() em cadeia e o argumento da função interna de um será o retorno do anterior.</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catch</text:p>
          </table:table-cell>
          <table:table-cell table:style-name="ce211" office:value-type="string" calcext:value-type="string">
            <text:p>executa um código que ocorrer um erro no ffetch ou promisse</text:p>
          </table:table-cell>
          <table:table-cell table:style-name="ce211" office:value-type="string" calcext:value-type="string">
            <text:p>pega o retorno do rejected, ou dos then anteriores como argumento</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Funções assincronas</text:p>
          </table:table-cell>
          <table:table-cell table:style-name="ce211" office:value-type="string" calcext:value-type="string">
            <text:p>Explicação</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async</text:p>
          </table:table-cell>
          <table:table-cell table:style-name="ce211" office:value-type="string" calcext:value-type="string">
            <text:p>Transforma qualquer função em uma promiss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await</text:p>
          </table:table-cell>
          <table:table-cell table:style-name="ce211" table:number-columns-repeated="2"/>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mparação</text:p>
          </table:table-cell>
          <table:table-cell table:style-name="ce211" table:number-columns-repeated="2"/>
          <table:table-cell table:style-name="ce211" office:value-type="string" calcext:value-type="string">
            <text:p>"&gt; ; &gt;= ; &lt; ; &lt;= ; === ; !=="</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211" office:value-type="string" calcext:value-type="string">
            <text:p>If with multiple conditions</text:p>
          </table:table-cell>
          <table:table-cell table:style-name="ce211" table:number-columns-repeated="2"/>
          <table:table-cell table:style-name="ce221" office:value-type="string" calcext:value-type="string">
            <text:p>If (("") &amp;&amp; (""))</text:p>
          </table:table-cell>
          <table:table-cell table:style-name="ce221" table:number-columns-repeated="2"/>
          <table:table-cell table:style-name="ce211"/>
          <table:table-cell table:style-name="ce171" office:value-type="string" calcext:value-type="string">
            <text:p>if ((Type == 2 &amp;&amp; PageCount == 0) || (Type == 2 &amp;&amp; PageCount == '')) {</text:p>
            <text:p>            PageCount= document.getElementById('&lt;%=hfPageCount.ClientID %&gt;').value;</text:p>
            <text:p>}</text:p>
            <text:p>Logically this can be rewritten in a better way too! This has exactly the same meaning</text:p>
            <text:p/>
            <text:p>if (Type == 2 &amp;&amp; (PageCount == 0 || PageCount == '')) {</text:p>
          </table:table-cell>
          <table:table-cell table:style-name="ce171"/>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211" office:value-type="string" calcext:value-type="string">
            <text:p>Conditional ternary operator</text:p>
          </table:table-cell>
          <table:table-cell table:style-name="ce211"/>
          <table:table-cell table:style-name="ce211" office:value-type="string" calcext:value-type="string">
            <text:p>dar um valor na variável baseado em uma condição</text:p>
          </table:table-cell>
          <table:table-cell table:style-name="ce221" office:value-type="string" calcext:value-type="string">
            <text:p>variablename = (condition) ? value1:value2 </text:p>
          </table:table-cell>
          <table:table-cell table:style-name="ce221" table:number-columns-repeated="2"/>
          <table:table-cell table:style-name="ce211"/>
          <table:table-cell table:style-name="ce211" office:value-type="string" calcext:value-type="string">
            <text:p><text:s text:c="2"/>voteable = (age &lt; 18) ? "Too young":"Old enough";</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171" office:value-type="string" calcext:value-type="string">
            <text:p>if ("condição"){ "resultado" };</text:p>
            <text:p>else { "condição"} ...;</text:p>
            <text:p>Etc.</text:p>
          </table:table-cell>
          <table:table-cell table:style-name="ce211" office:value-type="string" calcext:value-type="string">
            <text:p>"if ; else if; els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ntantes</text:p>
          </table:table-cell>
          <table:table-cell table:style-name="ce211"/>
          <table:table-cell table:style-name="ce211" office:value-type="string" calcext:value-type="string">
            <text:p>const</text:p>
          </table:table-cell>
          <table:table-cell table:style-name="ce211" office:value-type="string" calcext:value-type="string">
            <text:p>Definição de um valor que não vai mudar</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Event Listener</text:p>
          </table:table-cell>
          <table:table-cell table:style-name="ce211" office:value-type="string" calcext:value-type="string">
            <text:p>Ação event Listener</text:p>
          </table:table-cell>
          <table:table-cell table:style-name="ce211" office:value-type="string" calcext:value-type="string">
            <text:p>.target</text:p>
          </table:table-cell>
          <table:table-cell table:style-name="ce211" office:value-type="string" calcext:value-type="string">
            <text:p>Retornar o elemento que disparou um evento (funciona dentro de um addEventListener)</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export</text:p>
          </table:table-cell>
          <table:table-cell table:style-name="ce211"/>
          <table:table-cell table:style-name="ce211" office:value-type="string" calcext:value-type="string">
            <text:p>module.exports = 'nome da função a ser exportada'</text:p>
          </table:table-cell>
          <table:table-cell table:style-name="ce211" office:value-type="string" calcext:value-type="string">
            <text:p>Exportar a função para o módulo, podendo ser importada</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or</text:p>
          </table:table-cell>
          <table:table-cell table:style-name="ce211"/>
          <table:table-cell table:style-name="ce211" office:value-type="string" calcext:value-type="string">
            <text:p>for</text:p>
          </table:table-cell>
          <table:table-cell table:style-name="ce211" table:number-columns-repeated="2"/>
          <table:table-cell table:style-name="ce221" office:value-type="string" calcext:value-type="string">
            <text:p>for ("declarar variável"; "até o comando vai se repetir"; "como vai variável vai se atualizar a cada repetição") {"código a ser executado}</text:p>
          </table:table-cell>
          <table:table-cell table:style-name="ce221" table:number-columns-repeated="2"/>
          <table:table-cell table:style-name="ce211" table:number-columns-repeated="3"/>
          <table:table-cell table:number-columns-repeated="1012"/>
        </table:table-row>
        <table:table-row table:style-name="ro13">
          <table:table-cell office:value-type="string" calcext:value-type="string">
            <text:p>JS</text:p>
          </table:table-cell>
          <table:table-cell table:number-columns-repeated="2" table:style-name="ce211" office:value-type="string" calcext:value-type="string">
            <text:p>For</text:p>
          </table:table-cell>
          <table:table-cell table:style-name="ce211" office:value-type="string" calcext:value-type="string">
            <text:p>break</text:p>
          </table:table-cell>
          <table:table-cell table:style-name="ce211"/>
          <table:table-cell table:style-name="ce211" office:value-type="string" calcext:value-type="string">
            <text:p>Para um loop</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continue</text:p>
          </table:table-cell>
          <table:table-cell table:style-name="ce211"/>
          <table:table-cell table:style-name="ce211" office:value-type="string" calcext:value-type="string">
            <text:p>pula uma repetição do loop aonde uma condição é verdadeira e vai para o próximo</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Function</text:p>
          </table:table-cell>
          <table:table-cell table:style-name="ce211"/>
          <table:table-cell table:style-name="ce211" office:value-type="string" calcext:value-type="string">
            <text:p>Um "bloco" de código que pode ser invocado e repetido</text:p>
          </table:table-cell>
          <table:table-cell table:style-name="ce211" office:value-type="string" calcext:value-type="string">
            <text:p>function //nomeDaFunção // (param1, param 2, ...){ // instruções //}</text:p>
          </table:table-cell>
          <table:table-cell table:style-name="ce211" office:value-type="string" calcext:value-type="string">
            <text:p>os Param se tornam var dentro do corpo da função, somente dentro do corpo da função</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return</text:p>
          </table:table-cell>
          <table:table-cell table:style-name="ce211"/>
          <table:table-cell table:style-name="ce211" office:value-type="string" calcext:value-type="string">
            <text:p>retorna um valor</text:p>
          </table:table-cell>
          <table:table-cell table:style-name="ce211" office:value-type="string" calcext:value-type="string">
            <text:p>return "valor"</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 invocar função</text:p>
          </table:table-cell>
          <table:table-cell table:style-name="ce211" table:number-columns-repeated="2"/>
          <table:table-cell table:style-name="ce211" office:value-type="string" calcext:value-type="string">
            <text:p>nomeDaFuncao (param 1, param2,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Throw</text:p>
          </table:table-cell>
          <table:table-cell table:style-name="ce211" office:value-type="string" calcext:value-type="string">
            <text:p>Parar a execução de uma func</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Geral</text:p>
          </table:table-cell>
          <table:table-cell table:style-name="ce211"/>
          <table:table-cell table:style-name="ce211" office:value-type="string" calcext:value-type="string">
            <text:p>console.log</text:p>
          </table:table-cell>
          <table:table-cell table:style-name="ce211"/>
          <table:table-cell table:style-name="ce211" office:value-type="string" calcext:value-type="string">
            <text:p>Informa resultado</text:p>
          </table:table-cell>
          <table:table-cell table:style-name="ce211" office:value-type="string" calcext:value-type="string">
            <text:p>console.log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Geral</text:p>
          </table:table-cell>
          <table:table-cell table:style-name="ce211"/>
          <table:table-cell table:style-name="ce211" office:value-type="string" calcext:value-type="string">
            <text:p>Alert</text:p>
          </table:table-cell>
          <table:table-cell table:style-name="ce211" table:number-columns-repeated="2"/>
          <table:table-cell table:style-name="ce211" office:value-type="string" calcext:value-type="string">
            <text:p>Alert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map</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reduce</text:p>
          </table:table-cell>
          <table:table-cell table:style-name="ce211" table:number-columns-repeated="2"/>
          <table:table-cell table:style-name="ce211" office:value-type="string" calcext:value-type="string">
            <text:p>array'.reduce(acc, curentvalue, currentIndex, originalArray)</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ilter</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in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orEach</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package.json</text:p>
          </table:table-cell>
          <table:table-cell table:style-name="ce171" office:value-type="string" calcext:value-type="string">
            <text:p>test: jest --watch -&gt; uso com git</text:p>
            <text:p>test: jest --watchAll -&gt; uso sem git</text:p>
          </table:table-cell>
          <table:table-cell table:style-name="ce211" office:value-type="string" calcext:value-type="string">
            <text:p>--watch: vai rodar o cód. automaticament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require('./'nomeda função'')</text:p>
          </table:table-cell>
          <table:table-cell table:style-name="ce211" office:value-type="string" calcext:value-type="string">
            <text:p>Importa uma func ou var que foi exportada par ao modul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beforeEach</text:p>
          </table:table-cell>
          <table:table-cell table:style-name="ce211"/>
          <table:table-cell table:style-name="ce211" office:value-type="string" calcext:value-type="string">
            <text:p>É chamada SEMPRE, antes de executar algum teste unitário</text:p>
          </table:table-cell>
          <table:table-cell table:style-name="ce171" office:value-type="string" calcext:value-type="string">
            <text:p>beforeEach(() =&gt; {</text:p>
            <text:p>  return initializeCityDatabase();</text:p>
            <text:p>});</text:p>
          </table:table-cell>
          <table:table-cell table:style-name="ce171" office:value-type="string" calcext:value-type="string">
            <text:p>Funcionamento: describe('Meus testes', () =&gt; {</text:p>
            <text:p/>
            <text:p>beforeEach(() =&gt; {</text:p>
            <text:p>'implementação'</text:p>
            <text:p>})</text:p>
            <text:p/>
            <text:p>  it('Teste 1', () =&gt; {</text:p>
            <text:p>    // testa algo</text:p>
            <text:p>  }</text:p>
            <text:p>  it('Teste 2', () =&gt; {</text:p>
            <text:p>    // testa algo</text:p>
            <text:p>  }</text:p>
            <text:p>  it('Teste 3', () =&gt; {</text:p>
            <text:p>    // testa algo</text:p>
            <text:p>  }</text:p>
            <text:p>});</text:p>
            <text:p/>
            <text:p>beforeEach -&gt; teste 1 -&gt; beforeEach -&gt; teste 2 -&gt; beforeEach -&gt; teste 3</text:p>
            <text:p/>
            <text:p/>
          </table:table-cell>
          <table:table-cell table:style-name="ce221" office:value-type="string" calcext:value-type="string">
            <text:p>Se for passar uma função assincrona dentro do beforeEach tem que dar um 'RETURN' nela para que o before each espere a promisse ser resolvida</text:p>
          </table:table-cell>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afterEach</text:p>
          </table:table-cell>
          <table:table-cell table:style-name="ce211"/>
          <table:table-cell table:style-name="ce211" office:value-type="string" calcext:value-type="string">
            <text:p>É chamado SEMPRE após cada? teste unitário</text:p>
          </table:table-cell>
          <table:table-cell table:style-name="ce211"/>
          <table:table-cell table:style-name="ce211" office:value-type="string" calcext:value-type="string">
            <text:p>same as above</text:p>
          </table:table-cell>
          <table:table-cell table:style-name="ce221" office:value-type="string" calcext:value-type="string">
            <text:p>same as above</text:p>
          </table:table-cell>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beforeAll</text:p>
          </table:table-cell>
          <table:table-cell table:style-name="ce211" office:value-type="string" calcext:value-type="string">
            <text:p>Igual ao beforeEach, mas roda SÓ uma vez, antes dos teste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AfterAll</text:p>
          </table:table-cell>
          <table:table-cell table:style-name="ce211" office:value-type="string" calcext:value-type="string">
            <text:p>Igual ao afterEach, mas roda SÓ uma vez, antes dos teste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função</text:p>
          </table:table-cell>
          <table:table-cell table:style-name="ce211" office:value-type="string" calcext:value-type="string">
            <text:p>test</text:p>
          </table:table-cell>
          <table:table-cell table:style-name="ce211" office:value-type="string" calcext:value-type="string">
            <text:p>realizar um teste</text:p>
          </table:table-cell>
          <table:table-cell table:style-name="ce293" office:value-type="string" calcext:value-type="string">
            <text:p>Jest procura por arquivos com as extensões .js, .jsx, .ts e .tsx dentro de uma pasta com o nome __tests__, ou arquivos com o sufixo .test ou .spec. É comum que o arquivo de teste tenha o mesmo nome e fique na mesma pasta do arquivo que está sendo testado, acrescido da sufixo .test.js:</text:p>
          </table:table-cell>
          <table:table-cell table:style-name="ce211" office:value-type="string" calcext:value-type="string">
            <text:p>test('nome do teste', 'func', (opt) - 'timeout')</text:p>
          </table:table-cell>
          <table:table-cell table:style-name="ce211" office:value-type="string" calcext:value-type="string">
            <text:p>Time out: quanto tempo o jest espera o teste rodar, antes de aborta -lo</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função</text:p>
          </table:table-cell>
          <table:table-cell table:style-name="ce211" office:value-type="string" calcext:value-type="string">
            <text:p>expect</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text:p>
          </table:table-cell>
          <table:table-cell table:style-name="ce211" office:value-type="string" calcext:value-type="string">
            <text:p>Testa igualdade estrita</text:p>
          </table:table-cell>
          <table:table-cell table:style-name="ce211"/>
          <table:table-cell table:style-name="ce211" office:value-type="string" calcext:value-type="string">
            <text:p>expect(5).toBe("5")</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Equal</text:p>
          </table:table-cell>
          <table:table-cell table:style-name="ce211" office:value-type="string" calcext:value-type="string">
            <text:p>Testa igualdade entre arrays ou objetos - similar a deppEqual</text:p>
          </table:table-cell>
          <table:table-cell table:style-name="ce211" table:number-columns-repeated="3"/>
          <table:table-cell table:style-name="ce221"/>
          <table:table-cell table:style-name="ce211"/>
          <table:table-cell table:style-name="ce171" office:value-type="string" calcext:value-type="string">
            <text:p>test('array and object equality', () =&gt; {</text:p>
            <text:p>  const arr = [1, 2 ,3];</text:p>
            <text:p>  const obj = { a: 1, b: 2, c: 3};</text:p>
            <text:p/>
            <text:p>  expect(arr).toBe([1, 2, 3]); // fails</text:p>
            <text:p>  expect(obj).toBe({ a: 1, b: 2, c: 3}); // fails</text:p>
            <text:p>  expect(arr).toEqual([1, 2, 3]); // OK</text:p>
            <text:p>  expect(obj).toEqual({ a: 1, b: 2, c: 3}); // OK</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Null</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Undefine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Define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Truthy</text:p>
          </table:table-cell>
          <table:table-cell table:style-name="ce211" office:value-type="string" calcext:value-type="string">
            <text:p>matches anything that an if statement treats as tru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Falsy</text:p>
          </table:table-cell>
          <table:table-cell table:style-name="ce211" office:value-type="string" calcext:value-type="string">
            <text:p>matches anything that an if statement treats as fals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Match</text:p>
          </table:table-cell>
          <table:table-cell table:style-name="ce211" office:value-type="string" calcext:value-type="string">
            <text:p>verificar se uma string corresponde a uma expressão regular.</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Contain</text:p>
          </table:table-cell>
          <table:table-cell table:style-name="ce211" office:value-type="string" calcext:value-type="string">
            <text:p>verificar se um item está em um array.</text:p>
          </table:table-cell>
          <table:table-cell table:style-name="ce211" table:number-columns-repeated="2"/>
          <table:table-cell table:style-name="ce171" office:value-type="string" calcext:value-type="string">
            <text:p>const shoppingList = [</text:p>
            <text:p>  'diapers',</text:p>
            <text:p>  'kleenex',</text:p>
            <text:p>  'trash bags',</text:p>
            <text:p>  'paper towels',</text:p>
            <text:p>  'beer',</text:p>
            <text:p>];</text:p>
            <text:p/>
            <text:p>test('the shopping list has beer on it', () =&gt; {</text:p>
            <text:p>  expect(shoppingList).toContain('beer');</text:p>
            <text:p>  expect(new Set(shoppingList)).toContain('beer');</text:p>
            <text:p>});</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ContainEqual</text:p>
          </table:table-cell>
          <table:table-cell table:style-name="ce211" office:value-type="string" calcext:value-type="string">
            <text:p>verificar que um item com uma estrutura específica e valores está contido em um array. </text:p>
          </table:table-cell>
          <table:table-cell table:style-name="ce211" table:number-columns-repeated="3"/>
          <table:table-cell table:style-name="ce221"/>
          <table:table-cell table:style-name="ce211" table:number-columns-repeated="2"/>
          <table:table-cell table:style-name="ce159" office:value-type="string" calcext:value-type="string">
            <text:p><text:a xlink:href="https://jestjs.io/docs/pt-BR/expect#tocontainitem" xlink:type="simple">https://jestjs.io/docs/pt-BR/expect#tocontainitem</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HaveProperty</text:p>
          </table:table-cell>
          <table:table-cell table:style-name="ce211" office:value-type="string" calcext:value-type="string">
            <text:p>verificar se a propriedade fornecida na referência keyPath existe para um objeto.</text:p>
          </table:table-cell>
          <table:table-cell table:style-name="ce211"/>
          <table:table-cell table:style-name="ce171" office:value-type="string" calcext:value-type="string">
            <text:p>const houseForSale = {</text:p>
            <text:p>  bath: true,</text:p>
            <text:p>  bedrooms: 4,</text:p>
            <text:p>  kitchen: {</text:p>
            <text:p>    amenities: ['oven', 'stove', 'washer'],</text:p>
            <text:p>    area: 20,</text:p>
            <text:p>    wallColor: 'white',</text:p>
            <text:p>    'nice.oven': true,</text:p>
            <text:p>  },</text:p>
            <text:p>  'ceiling.height': 2,</text:p>
            <text:p>};</text:p>
            <text:p/>
            <text:p>test('this house has my desired features', () =&gt; {</text:p>
            <text:p>  // Example Referencing</text:p>
            <text:p>  expect(houseForSale).toHaveProperty('bath');</text:p>
            <text:p>  expect(houseForSale).toHaveProperty('bedrooms', 4);</text:p>
          </table:table-cell>
          <table:table-cell table:style-name="ce211"/>
          <table:table-cell table:style-name="ce221"/>
          <table:table-cell table:style-name="ce211" table:number-columns-repeated="2"/>
          <table:table-cell table:style-name="ce159" office:value-type="string" calcext:value-type="string">
            <text:p><text:a xlink:href="https://jestjs.io/docs/pt-BR/expect#tohavepropertykeypath-value" xlink:type="simple">https://jestjs.io/docs/pt-BR/expect#tohavepropertykeypath-value</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Throw(error?)</text:p>
          </table:table-cell>
          <table:table-cell table:style-name="ce211"/>
          <table:table-cell table:style-name="ce211" office:value-type="string" calcext:value-type="string">
            <text:p>Note que é preciso envolver o código em uma função (normalmente uma arrow function). Chamar a função diretamente dentro de expect fará com que o erro não seja capturado, e a asserção falhará, porque o erro acontecerá antes mesmo de expect ser executado e ter a chance de capturar o erro.</text:p>
          </table:table-cell>
          <table:table-cell table:style-name="ce211"/>
          <table:table-cell table:style-name="ce171" office:value-type="string" calcext:value-type="string">
            <text:p>You can provide an optional argument to test that a specific error is thrown:</text:p>
            <text:p/>
            <text:p>    regular expression: error message matches the pattern</text:p>
            <text:p>    string: error message includes the substring</text:p>
            <text:p>    error object: error message is equal to the message property of the object</text:p>
            <text:p>    error class: error object is instance of class</text:p>
            <text:p/>
          </table:table-cell>
          <table:table-cell table:style-name="ce221"/>
          <table:table-cell table:style-name="ce211" table:number-columns-repeated="2"/>
          <table:table-cell table:style-name="ce159" office:value-type="string" calcext:value-type="string">
            <text:p><text:a xlink:href="https://jestjs.io/docs/pt-BR/expect#tothrowerror" xlink:type="simple">https://jestjs.io/docs/pt-BR/expect#tothrowerror</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not</text:p>
          </table:table-cell>
          <table:table-cell table:style-name="ce211" office:value-type="string" calcext:value-type="string">
            <text:p>testar o oposto de algo</text:p>
          </table:table-cell>
          <table:table-cell table:style-name="ce211" table:number-columns-repeated="3"/>
          <table:table-cell table:style-name="ce221"/>
          <table:table-cell table:style-name="ce211"/>
          <table:table-cell table:style-name="ce171" office:value-type="string" calcext:value-type="string">
            <text:p>const workdays = ['Monday', 'Tuesday', 'Wednesday', 'Thursday', 'Friday'];</text:p>
            <text:p>const weekDays = ['Sunday', ...workdays, 'Saturday'];</text:p>
            <text:p/>
            <text:p>test('Sunday is a week day', () =&gt; {</text:p>
            <text:p>  expect(weekdays).toContain('Sunday');</text:p>
            <text:p>});</text:p>
            <text:p/>
            <text:p>test('Sunday is not a workday', () =&gt; {</text:p>
            <text:p>  expect(workdays).not.toContain('Sunday');</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Describe</text:p>
          </table:table-cell>
          <table:table-cell table:style-name="ce211" office:value-type="string" calcext:value-type="string">
            <text:p>Aninhar, organizar, agrupar testes</text:p>
          </table:table-cell>
          <table:table-cell table:style-name="ce211"/>
          <table:table-cell table:style-name="ce171" office:value-type="string" calcext:value-type="string">
            <text:p>describe('my beverage', () =&gt; {</text:p>
            <text:p>  test('is delicious', () =&gt; {</text:p>
            <text:p>    expect(myBeverage.delicious).toBeTruthy();</text:p>
            <text:p>  });</text:p>
          </table:table-cell>
          <table:table-cell table:style-name="ce211"/>
          <table:table-cell table:style-name="ce221"/>
          <table:table-cell table:style-name="ce211" table:number-columns-repeated="2"/>
          <table:table-cell table:style-name="ce159" office:value-type="string" calcext:value-type="string">
            <text:p><text:a xlink:href="https://jestjs.io/docs/pt-BR/api#describename-fn" xlink:type="simple">https://jestjs.io/docs/pt-BR/api#describename-fn</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text:p>
          </table:table-cell>
          <table:table-cell table:style-name="ce211" office:value-type="string" calcext:value-type="string">
            <text:p>Usado com CALLBACK</text:p>
          </table:table-cell>
          <table:table-cell table:style-name="ce211" office:value-type="string" calcext:value-type="string">
            <text:p>done</text:p>
          </table:table-cell>
          <table:table-cell table:style-name="ce211" office:value-type="string" calcext:value-type="string">
            <text:p>testar funções assincronas</text:p>
          </table:table-cell>
          <table:table-cell table:style-name="ce211" table:number-columns-repeated="3"/>
          <table:table-cell table:style-name="ce221"/>
          <table:table-cell table:style-name="ce211"/>
          <table:table-cell table:style-name="ce171" office:value-type="string" calcext:value-type="string">
            <text:p>test('the data is peanut butter', done =&gt; {</text:p>
            <text:p>  function callback(data) {</text:p>
            <text:p>    expect(data).toBe('peanut butter');</text:p>
            <text:p>    done();</text:p>
            <text:p>  }</text:p>
            <text:p/>
            <text:p>  fetchData(callback);</text:p>
            <text:p>});</text:p>
          </table:table-cell>
          <table:table-cell table:style-name="ce15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text:p>
          </table:table-cell>
          <table:table-cell table:style-name="ce211" office:value-type="string" calcext:value-type="string">
            <text:p>Usado com promisses</text:p>
          </table:table-cell>
          <table:table-cell table:style-name="ce211" office:value-type="string" calcext:value-type="string">
            <text:p>Async / await</text:p>
          </table:table-cell>
          <table:table-cell table:style-name="ce211" office:value-type="string" calcext:value-type="string">
            <text:p>testar assincronicamente</text:p>
          </table:table-cell>
          <table:table-cell table:style-name="ce171" office:value-type="string" calcext:value-type="string">
            <text:p>Não usar return</text:p>
            <text:p>Usar expect.assertions</text:p>
          </table:table-cell>
          <table:table-cell table:style-name="ce211"/>
          <table:table-cell table:style-name="ce211" office:value-type="string" calcext:value-type="string">
            <text:p>2) É claro que você pode combinar async e await com .resolves ou .rejects (disponível em Jest 20.0.0+)</text:p>
          </table:table-cell>
          <table:table-cell table:style-name="ce221"/>
          <table:table-cell table:style-name="ce211"/>
          <table:table-cell table:style-name="ce171" office:value-type="string" calcext:value-type="string">
            <text:p>1) </text:p>
            <text:p>test('the data is peanut butter', async () =&gt; {</text:p>
            <text:p>  expect.assertions(1);</text:p>
            <text:p>  const data = await fetchData();</text:p>
            <text:p>  expect(data).toBe('peanut butter');</text:p>
            <text:p>});</text:p>
            <text:p/>
            <text:p>test('the fetch fails with an error', async () =&gt; {</text:p>
            <text:p>  expect.assertions(1);</text:p>
            <text:p>  try {</text:p>
            <text:p>    await fetchData();</text:p>
            <text:p>  } catch (e) {</text:p>
            <text:p>    expect(e).toMatch('error');</text:p>
            <text:p>  }</text:p>
            <text:p>});</text:p>
            <text:p/>
            <text:p>2) </text:p>
            <text:p>test('the data is peanut butter', async () =&gt; {</text:p>
            <text:p>  expect.assertions(1);</text:p>
            <text:p>  await expect(fetchData()).resolves.toBe('peanut butter');</text:p>
            <text:p>});</text:p>
            <text:p/>
            <text:p>test('the fetch fails with an error', async () =&gt; {</text:p>
            <text:p>  expect.assertions(1);</text:p>
            <text:p>  await expect(fetchData()).rejects.toMatch('error');</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 - promisses</text:p>
          </table:table-cell>
          <table:table-cell table:style-name="ce211" office:value-type="string" calcext:value-type="string">
            <text:p>Usado com promisses</text:p>
          </table:table-cell>
          <table:table-cell table:style-name="ce211" office:value-type="string" calcext:value-type="string">
            <text:p>.then</text:p>
          </table:table-cell>
          <table:table-cell table:style-name="ce211" office:value-type="string" calcext:value-type="string">
            <text:p>testar promisses</text:p>
          </table:table-cell>
          <table:table-cell table:style-name="ce171" office:value-type="string" calcext:value-type="string">
            <text:p>Usar return na promisse</text:p>
            <text:p>Usar expect.assertions</text:p>
          </table:table-cell>
          <table:table-cell table:style-name="ce211"/>
          <table:table-cell table:style-name="ce211" office:value-type="string" calcext:value-type="string">
            <text:p>Se você espera que uma promessa seja rejeitada, use o método catch. Se certifique de adicionar expect.assertions para verificar que um certo número de afirmações são chamadas. Caso contrário, uma promessa cumprida não iria falhar no teste.</text:p>
          </table:table-cell>
          <table:table-cell table:style-name="ce221"/>
          <table:table-cell table:style-name="ce211"/>
          <table:table-cell table:style-name="ce171" office:value-type="string" calcext:value-type="string">
            <text:p>test('the data is peanut butter', () =&gt; {</text:p>
            <text:p>  expect.assertions(1);</text:p>
            <text:p>  return fetchData().then(data =&gt; {</text:p>
            <text:p>    expect(data).toBe('peanut butter');</text:p>
            <text:p>  });</text:p>
            <text:p>});</text:p>
            <text:p/>
            <text:p>test('the fetch fails with an error', () =&gt; {</text:p>
            <text:p>  expect.assertions(1);</text:p>
            <text:p>  return fetchData().catch(e =&gt;</text:p>
            <text:p>    expect(e).toMatch('error')</text:p>
            <text:p>  );</text:p>
            <text:p>});</text:p>
          </table:table-cell>
          <table:table-cell table:style-name="ce15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 - resolves / reject</text:p>
          </table:table-cell>
          <table:table-cell table:style-name="ce211" office:value-type="string" calcext:value-type="string">
            <text:p>Usado com promisses</text:p>
          </table:table-cell>
          <table:table-cell table:style-name="ce211" office:value-type="string" calcext:value-type="string">
            <text:p>.resolves / .reject</text:p>
          </table:table-cell>
          <table:table-cell table:style-name="ce211" office:value-type="string" calcext:value-type="string">
            <text:p>testar resolves / reject</text:p>
          </table:table-cell>
          <table:table-cell table:style-name="ce171" office:value-type="string" calcext:value-type="string">
            <text:p>Usar return na promisse</text:p>
            <text:p>Usar expect.assertions</text:p>
          </table:table-cell>
          <table:table-cell table:style-name="ce211" table:number-columns-repeated="2"/>
          <table:table-cell table:style-name="ce221"/>
          <table:table-cell table:style-name="ce211"/>
          <table:table-cell table:style-name="ce171" office:value-type="string" calcext:value-type="string">
            <text:p>test('the data is peanut butter', () =&gt; {</text:p>
            <text:p>  expect.assertions(1);</text:p>
            <text:p>  return expect(fetchData()).resolves.toBe('peanut butter');</text:p>
            <text:p>});</text:p>
            <text:p/>
            <text:p>test('the fetch fails with an error', () =&gt; {</text:p>
            <text:p>  expect.assertions(1);</text:p>
            <text:p>  return expect(fetchData()).rejects.toMatch('error');</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jest.fn()</text:p>
          </table:table-cell>
          <table:table-cell table:style-name="ce211" office:value-type="string" calcext:value-type="string">
            <text:p>Tomar controle da função original e criar uma simulação dela no jest</text:p>
          </table:table-cell>
          <table:table-cell table:style-name="ce211" table:number-columns-repeated="3"/>
          <table:table-cell table:style-name="ce221"/>
          <table:table-cell table:style-name="ce211"/>
          <table:table-cell table:style-name="ce171" office:value-type="string" calcext:value-type="string">
            <text:p>const service = require('./service');</text:p>
            <text:p/>
            <text:p>service.randomRgbColor = jest.fn();</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toHaveBeenCalled()</text:p>
          </table:table-cell>
          <table:table-cell table:style-name="ce211" office:value-type="string" calcext:value-type="string">
            <text:p>testar se uma função simulada foi chamad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turnValue()</text:p>
          </table:table-cell>
          <table:table-cell table:style-name="ce211" office:value-type="string" calcext:value-type="string">
            <text:p>setar um valor padrão de retorno para uma função simulad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turnValueOnce</text:p>
          </table:table-cell>
          <table:table-cell table:style-name="ce211" office:value-type="string" calcext:value-type="string">
            <text:p>setar um valor padrão de retorno para uma função simulada - JUST ONC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toHaveBeenCalledTimes()</text:p>
          </table:table-cell>
          <table:table-cell table:style-name="ce211" office:value-type="string" calcext:value-type="string">
            <text:p>Testas quantas vezes uma func foi chamada no teste</text:p>
          </table:table-cell>
          <table:table-cell table:style-name="ce211"/>
          <table:table-cell table:style-name="ce211" office:value-type="string" calcext:value-type="string">
            <text:p>.toHaveBeenCalledTimes('number')</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haveBeenCalledWith</text:p>
          </table:table-cell>
          <table:table-cell table:style-name="ce211" office:value-type="string" calcext:value-type="string">
            <text:p>Validar quais parâmetros foram passados para a função 'mockada'</text:p>
          </table:table-cell>
          <table:table-cell table:style-name="ce211"/>
          <table:table-cell table:style-name="ce171" office:value-type="string" calcext:value-type="string">
            <text:p>Chama uma mock function passado o paramtro ('string')</text:p>
            <text:p/>
            <text:p>expect('func').toHaveBeenCalledWith('string')</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Implementation</text:p>
          </table:table-cell>
          <table:table-cell table:style-name="ce211" office:value-type="string" calcext:value-type="string">
            <text:p>Usar uma função 'personalizada' como implementação</text:p>
          </table:table-cell>
          <table:table-cell table:style-name="ce211"/>
          <table:table-cell table:style-name="ce211" office:value-type="string" calcext:value-type="string">
            <text:p>modulo'.mockImplementation((a, b) =&gt; a + b);</text:p>
          </table:table-cell>
          <table:table-cell table:style-name="ce211"/>
          <table:table-cell table:style-name="ce221"/>
          <table:table-cell table:style-name="ce211"/>
          <table:table-cell table:style-name="ce211" office:value-type="string" calcext:value-type="string">
            <text:p>mockFunctions.add.mockImplentation((a, b) =&gt; a + b);</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4" office:value-type="string" calcext:value-type="string">
            <text:p>jest.mock()</text:p>
          </table:table-cell>
          <table:table-cell table:style-name="ce211" office:value-type="string" calcext:value-type="string">
            <text:p>Criar uma simulação para todas as funcs importadas de um arquivo de uma vez</text:p>
          </table:table-cell>
          <table:table-cell table:style-name="ce14" office:value-type="string" calcext:value-type="string">
            <text:p>Diferente do jest.fn(), que simula apenas uma função por vez, temos o jest.mock(), que tem como principal diferencial mockar todo um pacote de dependências ou módulo de uma vez.</text:p>
          </table:table-cell>
          <table:table-cell table:style-name="ce14" office:value-type="string" calcext:value-type="string">
            <text:p>jest.mock('./arquivo <text:s/>importado')</text:p>
          </table:table-cell>
          <table:table-cell table:style-name="ce14" office:value-type="string" calcext:value-type="string">
            <text:p>O jest.mock() deve ser usado ANTES dos describes!!</text:p>
          </table:table-cell>
          <table:table-cell table:style-name="ce221"/>
          <table:table-cell table:style-name="ce211"/>
          <table:table-cell table:style-name="ce211" office:value-type="string" calcext:value-type="string">
            <text:p>jest.mock('../src/mockFunctions');</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jest.spyOn()</text:p>
          </table:table-cell>
          <table:table-cell table:style-name="ce211" office:value-type="string" calcext:value-type="string">
            <text:p>Manter a implementação original da função, permitindo outra implementações com mock</text:p>
          </table:table-cell>
          <table:table-cell table:style-name="ce171" office:value-type="string" calcext:value-type="string">
            <text:p>Você já aprendeu que ter controle sobre uma função e usar matchers como o toHaveBeenCalled são ferramentas essenciais para quem desenvolve. Mas há casos em que é útil verificar os efeitos colaterais de uma função, como em uma alteração de página. Como fazer isso se, ao se mockar uma função, ela perde sua implementação original, mas, sem mockar, não podemos testá-la com o matcher?</text:p>
            <text:p/>
            <text:p>O jest.spyOn() é capaz de resolver esse problema. Ele "espia" a chamada da função simulada, enquanto deixa a implementação original ativa.</text:p>
          </table:table-cell>
          <table:table-cell table:style-name="ce14" office:value-type="string" calcext:value-type="string">
            <text:p>jest.spyOn('const criada (com a importação', "nome do método a ser espionado")</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mockClear()</text:p>
          </table:table-cell>
          <table:table-cell table:style-name="ce211" office:value-type="string" calcext:value-type="string">
            <text:p>impar os dados de uso de uma simulação entre dois expects</text:p>
          </table:table-cell>
          <table:table-cell table:style-name="ce211" office:value-type="string" calcext:value-type="string">
            <text:p>LImpa quantas vezes a mock function foi chamada</text:p>
          </table:table-cell>
          <table:table-cell table:style-name="ce211" table:number-columns-repeated="2"/>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mockReset()</text:p>
          </table:table-cell>
          <table:table-cell table:style-name="ce171" office:value-type="string" calcext:value-type="string">
            <text:p/>
            <text:p>    Faz o que o mockClear() faz;</text:p>
            <text:p>    Remove qualquer retorno estipulado ou implementação;</text:p>
            <text:p>    Útil quando você deseja resetar uma simulação para seu estado inicial;</text:p>
            <text:p/>
          </table:table-cell>
          <table:table-cell table:style-name="ce171" office:value-type="string" calcext:value-type="string">
            <text:p>As above +</text:p>
            <text:p>Remove a implementação do mock + retorno padrão</text:p>
          </table:table-cell>
          <table:table-cell table:style-name="ce211" table:number-columns-repeated="2"/>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4" office:value-type="string" calcext:value-type="string">
            <text:p>mock.mockRestore()</text:p>
          </table:table-cell>
          <table:table-cell table:style-name="ce171" office:value-type="string" calcext:value-type="string">
            <text:p/>
            <text:p>    Faz tudo que mockReset() faz;</text:p>
            <text:p>    Restaura a implementação original;</text:p>
            <text:p>    Útil para quando você quer simular funções em certos casos de teste e restaurar a implementação original em outros;</text:p>
            <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4" office:value-type="string" calcext:value-type="string">
            <text:p>mockResolvedValu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jectedValu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solvedValueOnc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jectedValueOnc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Let</text:p>
          </table:table-cell>
          <table:table-cell table:style-name="ce211"/>
          <table:table-cell table:style-name="ce211" office:value-type="string" calcext:value-type="string">
            <text:p>let</text:p>
          </table:table-cell>
          <table:table-cell table:style-name="ce211" office:value-type="string" calcext:value-type="string">
            <text:p>Estrutura para armazenar valores; somente para o bloco seguint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Lógico</text:p>
          </table:table-cell>
          <table:table-cell table:style-name="ce211" table:number-columns-repeated="2"/>
          <table:table-cell table:style-name="ce211" office:value-type="string" calcext:value-type="string">
            <text:p>"&amp;&amp; ; <text: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pow()</text:p>
          </table:table-cell>
          <table:table-cell table:style-name="ce211" office:value-type="string" calcext:value-type="string">
            <text:p>Exponenciar um número</text:p>
          </table:table-cell>
          <table:table-cell table:style-name="ce211"/>
          <table:table-cell table:style-name="ce211" office:value-type="string" calcext:value-type="string">
            <text:p>Math.pow(base, expoente)</text:p>
          </table:table-cell>
          <table:table-cell table:style-name="ce211"/>
          <table:table-cell table:style-name="ce221"/>
          <table:table-cell table:style-name="ce211"/>
          <table:table-cell table:style-name="ce211" office:value-type="string" calcext:value-type="string">
            <text:p>Math.floor(Math.random() * 6) + 1 <text:s/></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random()</text:p>
          </table:table-cell>
          <table:table-cell table:style-name="ce211" office:value-type="string" calcext:value-type="string">
            <text:p>Gera um numero aleatoria entre 0 e 1</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floor()</text:p>
          </table:table-cell>
          <table:table-cell table:style-name="ce211" office:value-type="string" calcext:value-type="string">
            <text:p>arredondar o numer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keys</text:p>
          </table:table-cell>
          <table:table-cell table:style-name="ce171" office:value-type="string" calcext:value-type="string">
            <text:p>Acessar todas as chaves de um objeto com o método Object.keys;</text:p>
            <text:p>retorna um array cujo os  elementos são strings correspondentes para a propriedade enumerável encontrada diretamento sobre o objeto.</text:p>
          </table:table-cell>
          <table:table-cell table:style-name="ce171" office:value-type="string" calcext:value-type="string">
            <text:p>First, the keys that are integer indices (what these are is explained later), in ascending numeric order.</text:p>
            <text:p>Then, all other string keys, in the order in which they were added to the object.</text:p>
            <text:p>Lastly, all symbol keys, in the order in which they were added to the object.</text:p>
          </table:table-cell>
          <table:table-cell table:style-name="ce211" office:value-type="string" calcext:value-type="string">
            <text:p>Object.keys('objeto a ser processado')</text:p>
          </table:table-cell>
          <table:table-cell table:style-name="ce211"/>
          <table:table-cell table:style-name="ce221"/>
          <table:table-cell table:style-name="ce211" table:number-columns-repeated="2"/>
          <table:table-cell table:style-name="ce299" office:value-type="string" calcext:value-type="string">
            <text:p><text:a xlink:href="https://developer.mozilla.org/pt-BR/docs/Web/JavaScript/Reference/Global_Objects/Object/keys" xlink:type="simple">https://developer.mozilla.org/pt-BR/docs/Web/JavaScript/Reference/Global_Objects/Object/keys

https://2ality.com/2015/10/property-traversal-order-es6.html

https://levelup.gitconnected.com/learn-about-object-keys-in-javascript-cf2967ba6401</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entries</text:p>
          </table:table-cell>
          <table:table-cell table:style-name="ce211" office:value-type="string" calcext:value-type="string">
            <text:p>Acessar os pares chave-valor de um objeto com o método Object.entries;</text:p>
          </table:table-cell>
          <table:table-cell table:style-name="ce211" table:number-columns-repeated="3"/>
          <table:table-cell table:style-name="ce221"/>
          <table:table-cell table:style-name="ce211"/>
          <table:table-cell table:style-name="ce171" office:value-type="string" calcext:value-type="string">
            <text:p>var obj = { foo: 'bar', baz: 42 };</text:p>
            <text:p>console.log(Object.entries(obj)); // [ ['foo', 'bar'], ['baz', 42] ]</text:p>
          </table:table-cell>
          <table:table-cell table:style-name="ce159" office:value-type="string" calcext:value-type="string">
            <text:p><text:a xlink:href="https://developer.mozilla.org/pt-BR/docs/Web/JavaScript/Reference/Global_Objects/Object/entries" xlink:type="simple">https://developer.mozilla.org/pt-BR/docs/Web/JavaScript/Reference/Global_Objects/Object/entries</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assign</text:p>
          </table:table-cell>
          <table:table-cell table:style-name="ce211" office:value-type="string" calcext:value-type="string">
            <text:p>Copiar um objeto com o método Object.assign;</text:p>
          </table:table-cell>
          <table:table-cell table:style-name="ce211" office:value-type="string" calcext:value-type="string">
            <text:p>Object.assign() takes a target object and source objects and maps properties from the source objects to the target object. Any matching properties are overwritten by properties in the source objects. </text:p>
          </table:table-cell>
          <table:table-cell table:style-name="ce171" office:value-type="string" calcext:value-type="string">
            <text:p>Object.assign(target, source)</text:p>
            <text:p/>
            <text:p>// A função recebe um número qualquer de parâmetros. Todos são agregados como valores para adicionar ao objeto de destino!</text:p>
            <text:p/>
            <text:p>Object.assign(destino, objeto1);</text:p>
            <text:p>Object.assign(destino, objeto1, objeto2);</text:p>
            <text:p>Object.assign(destino, objeto1, objeto2, objeto3, objeto4);</text:p>
          </table:table-cell>
          <table:table-cell table:style-name="ce211" office:value-type="string" calcext:value-type="string">
            <text:p>const newObject = Object.assign({}, obj1, obj2);</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values</text:p>
          </table:table-cell>
          <table:table-cell table:style-name="ce211" office:value-type="string" calcext:value-type="string">
            <text:p>Acessar todos os valores de um objeto com o método Object.values;</text:p>
          </table:table-cell>
          <table:table-cell table:style-name="ce211" table:number-columns-repeated="3"/>
          <table:table-cell table:style-name="ce221"/>
          <table:table-cell table:style-name="ce211" table:number-columns-repeated="2"/>
          <table:table-cell table:style-name="ce159" office:value-type="string" calcext:value-type="string">
            <text:p><text:a xlink:href="https://developer.mozilla.org/pt-BR/docs/Web/JavaScript/Reference/Global_Objects/Object/values" xlink:type="simple">https://developer.mozilla.org/pt-BR/docs/Web/JavaScript/Reference/Global_Objects/Object/values</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Adi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Divis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Exponenci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Multiplic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resto de uma divis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Subtr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soma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subtraç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multiplicaç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divis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rest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gt;=</text:p>
          </table:table-cell>
          <table:table-cell table:style-name="ce211" office:value-type="string" calcext:value-type="string">
            <text:p>Maior ou igua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gt;</text:p>
          </table:table-cell>
          <table:table-cell table:style-name="ce211" office:value-type="string" calcext:value-type="string">
            <text:p>Mai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igualdade; compara o valor e o tipo</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compara somente o valor, sem comparar o tipo</text:p>
          </table:table-cell>
          <table:table-cell table:style-name="ce211" table:number-columns-repeated="7"/>
          <table:table-cell table:style-name="ce302" office:value-type="string" calcext:value-type="string">
            <text:p>só funciona com arrays?</text:p>
          </table:table-cell>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lt;=</text:p>
          </table:table-cell>
          <table:table-cell table:style-name="ce211" office:value-type="string" calcext:value-type="string">
            <text:p>Menor ou igual</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lt;</text:p>
          </table:table-cell>
          <table:table-cell table:style-name="ce211" office:value-type="string" calcext:value-type="string">
            <text:p>Menor</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desigualdade, compara valor e tipo</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desigualdade, compara somente o val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if</text:p>
          </table:table-cell>
          <table:table-cell table:style-name="ce211" office:value-type="string" calcext:value-type="string">
            <text:p>se</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else if</text:p>
          </table:table-cell>
          <table:table-cell table:style-name="ce211" office:value-type="string" calcext:value-type="string">
            <text:p>"ses"</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else</text:p>
          </table:table-cell>
          <table:table-cell table:style-name="ce211" office:value-type="string" calcext:value-type="string">
            <text:p>senão</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Estrutura</text:p>
          </table:table-cell>
          <table:table-cell table:style-name="ce211" office:value-type="string" calcext:value-type="string">
            <text:p>;</text:p>
          </table:table-cell>
          <table:table-cell table:style-name="ce211" office:value-type="string" calcext:value-type="string">
            <text:p>Final da linha</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estrutura</text:p>
          </table:table-cell>
          <table:table-cell table:style-name="ce211" office:value-type="string" calcext:value-type="string">
            <text:p>,</text:p>
          </table:table-cell>
          <table:table-cell table:style-name="ce211" office:value-type="string" calcext:value-type="string">
            <text:p>continuar declarando na mesma linha</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Incremento</text:p>
          </table:table-cell>
          <table:table-cell table:style-name="ce211" office:value-type="string" calcext:value-type="string">
            <text:p>++</text:p>
          </table:table-cell>
          <table:table-cell table:style-name="ce211" office:value-type="string" calcext:value-type="string">
            <text:p>adiciona 1 no valor da variáve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Incremento</text:p>
          </table:table-cell>
          <table:table-cell table:style-name="ce211" office:value-type="string" calcext:value-type="string">
            <text:p>--</text:p>
          </table:table-cell>
          <table:table-cell table:style-name="ce211" office:value-type="string" calcext:value-type="string">
            <text:p>Diminui 1 no valor da variáve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Lógico</text:p>
          </table:table-cell>
          <table:table-cell table:style-name="ce211" office:value-type="string" calcext:value-type="string">
            <text:p>||</text:p>
          </table:table-cell>
          <table:table-cell table:style-name="ce211" office:value-type="string" calcext:value-type="string">
            <text:p>ou</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Lógico</text:p>
          </table:table-cell>
          <table:table-cell table:style-name="ce211" office:value-type="string" calcext:value-type="string">
            <text:p>&amp;&amp;</text:p>
          </table:table-cell>
          <table:table-cell table:style-name="ce211" office:value-type="string" calcext:value-type="string">
            <text:p>e</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Switch</text:p>
          </table:table-cell>
          <table:table-cell table:style-name="ce211" table:number-columns-repeated="8"/>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Promises</text:p>
          </table:table-cell>
          <table:table-cell table:style-name="ce211"/>
          <table:table-cell table:style-name="ce211" office:value-type="string" calcext:value-type="string">
            <text:p>Promises</text:p>
          </table:table-cell>
          <table:table-cell table:style-name="ce211" office:value-type="string" calcext:value-type="string">
            <text:p>Recebe uma arrow function com dois parm: resolve; reject como parametros</text:p>
          </table:table-cell>
          <table:table-cell table:style-name="ce171" office:value-type="string" calcext:value-type="string">
            <text:p>Estados:</text:p>
            <text:p>Pending: em execução</text:p>
            <text:p>Resolved: Sucess</text:p>
            <text:p>Rejected: Failure</text:p>
          </table:table-cell>
          <table:table-cell table:style-name="ce171" office:value-type="string" calcext:value-type="string">
            <text:p/>
            <text:p>const promise = new Promise((resolve, reject) =&gt; {</text:p>
            <text:p/>
            <text:p>});</text:p>
          </table:table-cell>
          <table:table-cell table:style-name="ce211" office:value-type="string" calcext:value-type="string">
            <text:p>Resolve/reject param a exe da func., por isso é importante utilizar um return antes de um deles quando não se quer que a execução continue</text:p>
          </table:table-cell>
          <table:table-cell table:style-name="ce211" table:number-columns-repeated="4"/>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Promises</text:p>
          </table:table-cell>
          <table:table-cell table:style-name="ce211"/>
          <table:table-cell table:style-name="ce211" office:value-type="string" calcext:value-type="string">
            <text:p>try / catch / finally</text:p>
          </table:table-cell>
          <table:table-cell table:style-name="ce211" office:value-type="string" calcext:value-type="string">
            <text:p>Executar o código encapsulado, se receber um erro consegue pega-lo com o catch na sequencia</text:p>
          </table:table-cell>
          <table:table-cell table:style-name="ce211" table:number-columns-repeated="6"/>
          <table:table-cell table:style-name="ce159" office:value-type="string" calcext:value-type="string">
            <text:p>https://developer.mozilla.org/pt-BR/docs/Web/JavaScript/Reference/Statements/try...catch</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Requisições</text:p>
          </table:table-cell>
          <table:table-cell table:style-name="ce211" office:value-type="string" calcext:value-type="string">
            <text:p>Promisse</text:p>
          </table:table-cell>
          <table:table-cell table:style-name="ce211" office:value-type="string" calcext:value-type="string">
            <text:p>Fetch</text:p>
          </table:table-cell>
          <table:table-cell table:style-name="ce211" office:value-type="string" calcext:value-type="string">
            <text:p>Puxar infos de uma API</text:p>
          </table:table-cell>
          <table:table-cell table:style-name="ce211" table:number-columns-repeated="2"/>
          <table:table-cell table:style-name="ce171" office:value-type="string" calcext:value-type="string">
            <text:p>WorkFlow Fetch + Json + Then:</text:p>
            <text:p>1) Fetch (url) -&gt; response</text:p>
            <text:p>2) then (response.json -&gt; data)</text:p>
            <text:p>3) then (temos o retorno como um objeto JS</text:p>
          </table:table-cell>
          <table:table-cell table:style-name="ce211" table:number-columns-repeated="2"/>
          <table:table-cell table:style-name="ce171" office:value-type="string" calcext:value-type="string">
            <text:p>  const endpoint = `https://api.mercadolibre.com/sites/MLB/search?q=${product}`;</text:p>
            <text:p/>
            <text:p>  fetch(endpoint)</text:p>
            <text:p>    .then(response =&gt; response.json())</text:p>
            <text:p>    .then(object =&gt; object.results.forEach(item =&gt; {</text:p>
            <text:p>      createProductItemElement(item);</text:p>
            <text:p>      const price = item.price;</text:p>
            <text:p>      const id = item.id;</text:p>
            <text:p>      itemPrices[id] = price;</text:p>
            <text:p>    }))</text:p>
          </table:table-cell>
          <table:table-cell table:style-name="ce211"/>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Requisições</text:p>
          </table:table-cell>
          <table:table-cell table:style-name="ce211"/>
          <table:table-cell table:style-name="ce211" office:value-type="string" calcext:value-type="string">
            <text:p>new Error ()</text:p>
          </table:table-cell>
          <table:table-cell table:style-name="ce211" office:value-type="string" calcext:value-type="string">
            <text:p>Cria um erro em uma func ou promisse que pode ser tratado em um catch</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String</text:p>
          </table:table-cell>
          <table:table-cell table:style-name="ce211" office:value-type="string" calcext:value-type="string">
            <text:p>Ação String</text:p>
          </table:table-cell>
          <table:table-cell table:style-name="ce211" office:value-type="string" calcext:value-type="string">
            <text:p>.split</text:p>
          </table:table-cell>
          <table:table-cell table:style-name="ce211" office:value-type="string" calcext:value-type="string">
            <text:p>Dividir uma string em um array de acordo com um separad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Template literals</text:p>
          </table:table-cell>
          <table:table-cell table:style-name="ce211"/>
          <table:table-cell table:style-name="ce211" office:value-type="string" calcext:value-type="string">
            <text:p>${...}</text:p>
          </table:table-cell>
          <table:table-cell table:style-name="ce211" office:value-type="string" calcext:value-type="string">
            <text:p>Trazer o resultado de uma expresão para dentro de uma string</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Template literals</text:p>
          </table:table-cell>
          <table:table-cell table:style-name="ce211"/>
          <table:table-cell table:style-name="ce211" office:value-type="string" calcext:value-type="string">
            <text:p>``</text:p>
          </table:table-cell>
          <table:table-cell table:style-name="ce211" office:value-type="string" calcext:value-type="string">
            <text:p>Forma padrão de se declarar NEW STRING template</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equal</text:p>
          </table:table-cell>
          <table:table-cell table:style-name="ce14" office:value-type="string" calcext:value-type="string">
            <text:p>compara o primeiro e o segundo parâmetro e, se forem diferentes, mostra um erro com a mensagem que está no terceiro parâmetro, se houver</text:p>
          </table:table-cell>
          <table:table-cell table:style-name="ce211"/>
          <table:table-cell table:style-name="ce211" office:value-type="string" calcext:value-type="string">
            <text:p>ssert.equal(expected, 3, 'Mensagem customizada do erro')</text:p>
          </table:table-cell>
          <table:table-cell table:style-name="ce211" table:number-columns-repeated="4"/>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deepStrictEqual()</text:p>
          </table:table-cell>
          <table:table-cell table:style-name="ce211" office:value-type="string" calcext:value-type="string">
            <text:p>checks if the elements in the arrays are identical, with ===</text:p>
          </table:table-cell>
          <table:table-cell table:style-name="ce211" table:number-columns-repeated="6"/>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notEqual()</text:p>
          </table:table-cell>
          <table:table-cell table:style-name="ce211" table:number-columns-repeated="7"/>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ok()</text:p>
          </table:table-cell>
          <table:table-cell table:style-name="ce211" table:number-columns-repeated="7"/>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fail()</text:p>
          </table:table-cell>
          <table:table-cell table:style-name="ce211" table:number-columns-repeated="7"/>
          <table:table-cell table:style-name="ce14" office:value-type="string" calcext:value-type="string">
            <text:p><text:a xlink:href="https://docs.nunit.org/articles/nunit/writing-tests/assertions/classic-assertions/Assert.Fail.html" xlink:type="simple">https://docs.nunit.org/articles/nunit/writing-tests/assertions/classic-assertions/Assert.Fail.html</text:a></text:p>
          </table:table-cell>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office:value-type="string" calcext:value-type="string">
            <text:p>??</text:p>
          </table:table-cell>
          <table:table-cell table:style-name="ce211" office:value-type="string" calcext:value-type="string">
            <text:p>require('')</text:p>
          </table:table-cell>
          <table:table-cell table:style-name="ce211" table:number-columns-repeated="7"/>
          <table:table-cell table:style-name="ce14"/>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deepEqual()</text:p>
          </table:table-cell>
          <table:table-cell table:style-name="ce211" office:value-type="string" calcext:value-type="string">
            <text:p>checks if the elements in the arrays are identica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strictEqual</text:p>
          </table:table-cell>
          <table:table-cell table:style-name="ce211" office:value-type="string" calcext:value-type="string">
            <text:p>Fazer o test com um operador ===, ao inves de ==</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ipos Primitivos</text:p>
          </table:table-cell>
          <table:table-cell table:style-name="ce211"/>
          <table:table-cell table:style-name="ce211" office:value-type="string" calcext:value-type="string">
            <text:p>"valor"</text:p>
          </table:table-cell>
          <table:table-cell table:style-name="ce211" office:value-type="string" calcext:value-type="string">
            <text:p>Tipos: String; number; Boolean</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ypeof</text:p>
          </table:table-cell>
          <table:table-cell table:style-name="ce211"/>
          <table:table-cell table:style-name="ce211" office:value-type="string" calcext:value-type="string">
            <text:p>Typeof</text:p>
          </table:table-cell>
          <table:table-cell table:style-name="ce211" office:value-type="string" calcext:value-type="string">
            <text:p>Diz o tipo do dado, podendo analisar uma variável ou um tipo primitivo</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Variáveis</text:p>
          </table:table-cell>
          <table:table-cell table:style-name="ce211"/>
          <table:table-cell table:style-name="ce211" office:value-type="string" calcext:value-type="string">
            <text:p>var</text:p>
          </table:table-cell>
          <table:table-cell table:style-name="ce211" office:value-type="string" calcext:value-type="string">
            <text:p>Estrutura para armazenar valores; para todos os blocos</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While</text:p>
          </table:table-cell>
          <table:table-cell table:style-name="ce211"/>
          <table:table-cell table:style-name="ce211" office:value-type="string" calcext:value-type="string">
            <text:p>While</text:p>
          </table:table-cell>
          <table:table-cell table:style-name="ce211"/>
          <table:table-cell table:style-name="ce211" office:value-type="string" calcext:value-type="string">
            <text:p>executa uma linha de código enquanto a condição for verdadeira</text:p>
          </table:table-cell>
          <table:table-cell table:style-name="ce211" office:value-type="string" calcext:value-type="string">
            <text:p>while ("condição) {"linha de código"}</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While</text:p>
          </table:table-cell>
          <table:table-cell table:style-name="ce211"/>
          <table:table-cell table:style-name="ce211" office:value-type="string" calcext:value-type="string">
            <text:p>do/while</text:p>
          </table:table-cell>
          <table:table-cell table:style-name="ce211"/>
          <table:table-cell table:style-name="ce211" office:value-type="string" calcext:value-type="string">
            <text:p>This loop will execute the code block once, before checking if the condition is true, then it will repeat the loop as long as the condition is true.</text:p>
          </table:table-cell>
          <table:table-cell table:style-name="ce211" table:number-columns-repeated="4"/>
          <table:table-cell table:style-name="ce171" office:value-type="string" calcext:value-type="string">
            <text:p>do {</text:p>
            <text:p>  // code block to be executed</text:p>
            <text:p>}</text:p>
            <text:p>while (condition);</text:p>
          </table:table-cell>
          <table:table-cell table:style-name="ce171"/>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skip</text:p>
          </table:table-cell>
          <table:table-cell table:style-name="ce211" office:value-type="string" calcext:value-type="string">
            <text:p>Pular um teste</text:p>
          </table:table-cell>
          <table:table-cell table:style-name="ce211"/>
          <table:table-cell table:style-name="ce171" office:value-type="string" calcext:value-type="string">
            <text:p>it.skip</text:p>
            <text:p>describe.skip</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office:value-type="string" calcext:value-type="string">
            <text:p>Curto circuito</text:p>
          </table:table-cell>
          <table:table-cell/>
          <table:table-cell office:value-type="string" calcext:value-type="string">
            <text:p>boolean &amp;&amp; 'função para ser executada'</text:p>
          </table:table-cell>
          <table:table-cell office:value-type="string" calcext:value-type="string">
            <text:p>If compacto</text:p>
          </table:table-cell>
          <table:table-cell table:style-name="ce171" office:value-type="string" calcext:value-type="string">
            <text:p>Tipo if(condição1 &amp;&amp; condição2)</text:p>
            <text:p/>
            <text:p>turns into</text:p>
            <text:p/>
            <text:p>shouldPrint &amp;&amp; functionWhichWillPrint</text:p>
            <text:p/>
            <text:p>Verifica o shouldPrint, se ele for true e ele executa o que está depois do &amp;&amp;</text:p>
          </table:table-cell>
          <table:table-cell table:number-columns-repeated="6"/>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Set</text:p>
          </table:table-cell>
          <table:table-cell table:style-name="ce211" office:value-type="string" calcext:value-type="string">
            <text:p>Remove duplicates from array</text:p>
          </table:table-cell>
          <table:table-cell table:style-name="ce211" office:value-type="string" calcext:value-type="string">
            <text:p>set just accepts unique values, it nativelly remove duplicates, but it creates an object, so uu must use spread operator</text:p>
          </table:table-cell>
          <table:table-cell table:style-name="ce171" office:value-type="string" calcext:value-type="string">
            <text:p>array = [1, 2, 3, 1]</text:p>
            <text:p/>
            <text:p>const uniqueArray = new Set(array)</text:p>
            <text:p>// uniqueSet {1, 2, 3}</text:p>
            <text:p/>
            <text:p>const backToArray = [...uniqueSet]</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toHaveAttribute</text:p>
          </table:table-cell>
          <table:table-cell table:style-name="ce171" office:value-type="string" calcext:value-type="string">
            <text:p>Check element attributes</text:p>
            <text:p/>
            <text:p>This allows you to check whether the given element has an attribute or not. You can also optionally check that the attribute has a specific expected value or partial match using expect.stringContaining/expect.stringMatching</text:p>
          </table:table-cell>
          <table:table-cell table:style-name="ce211" office:value-type="string" calcext:value-type="string">
            <text:p>toHaveAttribute('src', '../../../../assets/images/image.jpg')</text:p>
          </table:table-cell>
          <table:table-cell table:style-name="ce211" table:number-columns-repeated="4"/>
          <table:table-cell/>
          <table:table-cell table:style-name="ce211"/>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132" office:value-type="string" calcext:value-type="string">
            <text:p>﻿toStrictEqual</text:p>
          </table:table-cell>
          <table:table-cell table:style-name="ce211" table:number-columns-repeated="8"/>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30" office:value-type="string" calcext:value-type="string">
            <text:p>slice</text:p>
          </table:table-cell>
          <table:table-cell table:style-name="ce211" office:value-type="string" calcext:value-type="string">
            <text:p>Retornar uma cópia do array no range escolhido</text:p>
          </table:table-cell>
          <table:table-cell table:style-name="ce211" office:value-type="string" calcext:value-type="string">
            <text:p>O primeiro index está incluido no novo array, o últmo não</text:p>
          </table:table-cell>
          <table:table-cell table:style-name="ce211" office:value-type="string" calcext:value-type="string">
            <text:p>array.slice(0, 10)</text:p>
          </table:table-cell>
          <table:table-cell table:style-name="ce211" office:value-type="string" calcext:value-type="string">
            <text:p>&lt;- vai cortar o array do index 0 (incluso), até o 9, o 10 NÃO é incluso</text:p>
          </table:table-cell>
          <table:table-cell table:style-name="ce211" table:number-columns-repeated="4"/>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validação de campo</text:p>
          </table:table-cell>
          <table:table-cell table:style-name="ce211"/>
          <table:table-cell table:style-name="ce211" office:value-type="string" calcext:value-type="string">
            <text:p>.setCustomValidity()</text:p>
          </table:table-cell>
          <table:table-cell table:style-name="ce211" office:value-type="string" calcext:value-type="string">
            <text:p>empty string = valid</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validação de campo</text:p>
          </table:table-cell>
          <table:table-cell table:style-name="ce211"/>
          <table:table-cell table:style-name="ce171" office:value-type="string" calcext:value-type="string">
            <text:p>event.nativeEvent.target.options.selectedIndex</text:p>
            <text:p>event.target.options[selectediIndex]</text:p>
          </table:table-cell>
          <table:table-cell table:style-name="ce211" office:value-type="string" calcext:value-type="string">
            <text:p>Recuperar o valor selecionado em um select</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table:number-columns-repeated="2"/>
          <table:table-cell table:style-name="ce211" office:value-type="string" calcext:value-type="string">
            <text:p>newReg()</text:p>
          </table:table-cell>
          <table:table-cell table:style-name="ce211" table:number-columns-repeated="7"/>
          <table:table-cell table:style-name="ce300" office:value-type="string" calcext:value-type="string">
            <text:p><text:a xlink:href="https://developer.mozilla.org/pt-BR/docs/Web/JavaScript/Reference/Global_Objects/RegExp" xlink:type="simple">https://developer.mozilla.org/pt-BR/docs/Web/JavaScript/Reference/Global_Objects/RegExp</text:a></text:p>
          </table:table-cell>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array</text:p>
          </table:table-cell>
          <table:table-cell table:style-name="ce211" office:value-type="string" calcext:value-type="string">
            <text:p>funções nativas</text:p>
          </table:table-cell>
          <table:table-cell table:style-name="ce14" office:value-type="string" calcext:value-type="string">
            <text:p>.append()</text:p>
          </table:table-cell>
          <table:table-cell table:style-name="ce211" office:value-type="string" calcext:value-type="string">
            <text:p>adicionar um item ao array</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array</text:p>
          </table:table-cell>
          <table:table-cell table:style-name="ce211" office:value-type="string" calcext:value-type="string">
            <text:p>funções nativas</text:p>
          </table:table-cell>
          <table:table-cell table:style-name="ce14" office:value-type="string" calcext:value-type="string">
            <text:p>.remove()</text:p>
          </table:table-cell>
          <table:table-cell table:style-name="ce211" office:value-type="string" calcext:value-type="string">
            <text:p>remover um item do array</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Eu indico os cursos Python para Zumbis (no youtube)</text:p>
            <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Ignorancia zero (youtube)</text:p>
            <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O canal da trybe (youtube)</text:p>
            <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Live de Python (Eduardo Mendes) no youtube.</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Do 0 à implementação</text:p>
          </table:table-cell>
          <table:table-cell table:style-name="ce269" office:value-type="string" calcext:value-type="string">
            <text:p><text:a xlink:href="https://github.com/cassiobotaro/do_zero_a_implantacao" xlink:type="simple">https://github.com/cassiobotaro/do_zero_a_implantacao</text:a></text:p>
          </table:table-cell>
          <table:table-cell table:style-name="ce14"/>
          <table:table-cell table:style-name="ce211" table:number-columns-repeated="2"/>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Django</text:p>
          </table:table-cell>
          <table:table-cell table:style-name="ce269" office:value-type="string" calcext:value-type="string">
            <text:p><text:a xlink:href="https://tutorial.djangogirls.org/pt/" xlink:type="simple">https://tutorial.djangogirls.org/pt/</text:a></text:p>
          </table:table-cell>
          <table:table-cell table:style-name="ce14"/>
          <table:table-cell table:style-name="ce211" table:number-columns-repeated="2"/>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4" office:value-type="string" calcext:value-type="string">
            <text:p>GeoCast</text:p>
          </table:table-cell>
          <table:table-cell table:style-name="ce269" office:value-type="string" calcext:value-type="string">
            <text:p><text:a xlink:href="https://www.youtube.com/geocastbrasil" xlink:type="simple">https://www.youtube.com/geocastbrasil</text:a></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4" office:value-type="string" calcext:value-type="string">
            <text:p>Regis do Python - Youtube</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4" office:value-type="string" calcext:value-type="string">
            <text:p>Michigan - Coursera</text:p>
          </table:table-cell>
          <table:table-cell table:style-name="ce269" office:value-type="string" calcext:value-type="string">
            <text:p><text:a xlink:href="https://fopp.umsi.education/books/published/fopp/SimplePythonData/Values.html" xlink:type="simple">https://fopp.umsi.education/books/published/fopp/SimplePythonData/Values.html</text:a></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print()</text:p>
          </table:table-cell>
          <table:table-cell table:style-name="ce211" office:value-type="string" calcext:value-type="string">
            <text:p>console.log()</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type()</text:p>
          </table:table-cell>
          <table:table-cell table:style-name="ce211" office:value-type="string" calcext:value-type="string">
            <text:p>Tipo de uma variável</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str()</text:p>
          </table:table-cell>
          <table:table-cell table:style-name="ce211" office:value-type="string" calcext:value-type="string">
            <text:p>.toString()</text:p>
          </table:table-cell>
          <table:table-cell table:style-name="ce211"/>
          <table:table-cell table:style-name="ce211" office:value-type="string" calcext:value-type="string">
            <text:p>str('var')</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int()</text:p>
          </table:table-cell>
          <table:table-cell table:style-name="ce211" office:value-type="string" calcext:value-type="string">
            <text:p>.toInteger()</text:p>
          </table:table-cell>
          <table:table-cell table:style-name="ce211"/>
          <table:table-cell table:style-name="ce211" office:value-type="string" calcext:value-type="string">
            <text:p>int('var')</text:p>
          </table:table-cell>
          <table:table-cell table:style-name="ce211"/>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float()</text:p>
          </table:table-cell>
          <table:table-cell table:style-name="ce211" office:value-type="string" calcext:value-type="string">
            <text:p>.toFloat()</text:p>
          </table:table-cell>
          <table:table-cell table:style-name="ce211"/>
          <table:table-cell table:style-name="ce211" office:value-type="string" calcext:value-type="string">
            <text:p>float('var')</text:p>
          </table:table-cell>
          <table:table-cell table:style-name="ce211"/>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bool()</text:p>
          </table:table-cell>
          <table:table-cell table:style-name="ce211" office:value-type="string" calcext:value-type="string">
            <text:p>.toBoolean()</text:p>
          </table:table-cell>
          <table:table-cell table:style-name="ce211"/>
          <table:table-cell table:style-name="ce211" office:value-type="string" calcext:value-type="string">
            <text:p>bool('var')</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input()</text:p>
          </table:table-cell>
          <table:table-cell table:style-name="ce211" office:value-type="string" calcext:value-type="string">
            <text:p>accept user input</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assignment</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sum</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mult</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division</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power</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remainder</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office:value-type="string" calcext:value-type="string">
            <text:p>boolean</text:p>
          </table:table-cell>
          <table:table-cell table:style-name="ce211" table:formula="of:=FALSE()" office:value-type="float" office:value="0" calcext:value-type="float">
            <text:p>0</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class</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return</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s</text:p>
          </table:table-cell>
          <table:table-cell table:style-name="ce211" table:number-columns-repeated="3"/>
          <table:table-cell table:style-name="ce171"/>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inally</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ne</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f</text:p>
          </table:table-cell>
          <table:table-cell table:style-name="ce211" table:number-columns-repeated="2"/>
          <table:table-cell table:style-name="ce171" office:value-type="string" calcext:value-type="string">
            <text:p>if y &lt; 10:</text:p>
            <text:p>'code'</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or</text:p>
          </table:table-cell>
          <table:table-cell table:style-name="ce211" table:number-columns-repeated="3"/>
          <table:table-cell table:style-name="ce1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lambda</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continu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office:value-type="string" calcext:value-type="string">
            <text:p>boolean</text:p>
          </table:table-cell>
          <table:table-cell table:style-name="ce211" table:formula="of:=TRUE()" office:value-type="float" office:value="1" calcext:value-type="float">
            <text:p>1</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def</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rom</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while</text:p>
          </table:table-cell>
          <table:table-cell table:style-name="ce211" table:number-columns-repeated="2"/>
          <table:table-cell table:style-name="ce171" office:value-type="string" calcext:value-type="string">
            <text:p>while n &gt; 0:</text:p>
            <text:p>'code'</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nlocal</text:p>
          </table:table-cell>
          <table:table-cell table:style-name="ce211" table:number-columns-repeated="3"/>
          <table:table-cell table:style-name="ce1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Logical operator</text:p>
          </table:table-cell>
          <table:table-cell table:style-name="ce211"/>
          <table:table-cell table:style-name="ce211" office:value-type="string" calcext:value-type="string">
            <text:p>and</text:p>
          </table:table-cell>
          <table:table-cell table:style-name="ce211" office:value-type="string" calcext:value-type="string">
            <text:p>operador E</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office:value-type="string" calcext:value-type="string">
            <text:p>objects</text:p>
          </table:table-cell>
          <table:table-cell table:style-name="ce211" office:value-type="string" calcext:value-type="string">
            <text:p>del</text:p>
          </table:table-cell>
          <table:table-cell table:style-name="ce211" office:value-type="string" calcext:value-type="string">
            <text:p>deletar um elemento de um objeto</text:p>
          </table:table-cell>
          <table:table-cell table:style-name="ce211"/>
          <table:table-cell table:style-name="ce211" office:value-type="string" calcext:value-type="string">
            <text:p>del 'object'['key']</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global</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t</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with</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as</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lif</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try</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gical operator</text:p>
          </table:table-cell>
          <table:table-cell table:style-name="ce211"/>
          <table:table-cell table:style-name="ce211" office:value-type="string" calcext:value-type="string">
            <text:p>or</text:p>
          </table:table-cell>
          <table:table-cell table:style-name="ce211" office:value-type="string" calcext:value-type="string">
            <text:p>operador OU</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yield</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assert</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ls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mport</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pass</text:p>
          </table:table-cell>
          <table:table-cell table:style-name="ce14"/>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break</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xcept</text:p>
          </table:table-cell>
          <table:table-cell table:style-name="ce14"/>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n</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rais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int</text:p>
          </table:table-cell>
          <table:table-cell table:style-name="ce211" office:value-type="string" calcext:value-type="string">
            <text:p>integer</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str</text:p>
          </table:table-cell>
          <table:table-cell table:style-name="ce211" office:value-type="string" calcext:value-type="string">
            <text:p>string</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bool</text:p>
          </table:table-cell>
          <table:table-cell table:style-name="ce211" office:value-type="string" calcext:value-type="string">
            <text:p>boolean</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array</text:p>
          </table:table-cell>
          <table:table-cell table:style-name="ce14" office:value-type="string" calcext:value-type="string">
            <text:p>[]</text:p>
          </table:table-cell>
          <table:table-cell table:style-name="ce211" office:value-type="string" calcext:value-type="string">
            <text:p>array</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variables</text:p>
          </table:table-cell>
          <table:table-cell table:style-name="ce211" office:value-type="string" calcext:value-type="string">
            <text:p>constant</text:p>
          </table:table-cell>
          <table:table-cell table:style-name="ce211" office:value-type="string" calcext:value-type="string">
            <text:p>no syntax (use 'primitive types')</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variables</text:p>
          </table:table-cell>
          <table:table-cell table:style-name="ce211" office:value-type="string" calcext:value-type="string">
            <text:p>variables</text:p>
          </table:table-cell>
          <table:table-cell table:style-name="ce211" office:value-type="string" calcext:value-type="string">
            <text:p>x = 12</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tupla</text:p>
          </table:table-cell>
          <table:table-cell table:style-name="ce14" office:value-type="string" calcext:value-type="string">
            <text:p>()</text:p>
          </table:table-cell>
          <table:table-cell table:style-name="ce211" office:value-type="string" calcext:value-type="string">
            <text:p>tupla</text:p>
          </table:table-cell>
          <table:table-cell table:style-name="ce211" office:value-type="string" calcext:value-type="string">
            <text:p>tipo um array, só que imutável</text:p>
          </table:table-cell>
          <table:table-cell table:style-name="ce211" table:number-columns-repeated="2"/>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objects</text:p>
          </table:table-cell>
          <table:table-cell table:style-name="ce14" office:value-type="string" calcext:value-type="string">
            <text:p>{}</text:p>
          </table:table-cell>
          <table:table-cell table:style-name="ce211" office:value-type="string" calcext:value-type="string">
            <text:p>object</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ops</text:p>
          </table:table-cell>
          <table:table-cell table:style-name="ce211"/>
          <table:table-cell table:style-name="ce164" office:value-type="string" calcext:value-type="string">
            <text:p>for i in range()</text:p>
          </table:table-cell>
          <table:table-cell table:style-name="ce211" office:value-type="string" calcext:value-type="string">
            <text:p>tipo o for (i = 0, i &lt; x)</text:p>
          </table:table-cell>
          <table:table-cell table:style-name="ce171" office:value-type="string" calcext:value-type="string">
            <text:p>Aonde o range determina o limite até onde o for vai rodar, sempre fazendo a validação com &lt;</text:p>
            <text:p>Ou seja:</text:p>
            <text:p>for i in range(10) -&gt; i vai rodar de 0 à 9</text:p>
            <text:p/>
            <text:p>Retorna semre o INDEX </text:p>
          </table:table-cell>
          <table:table-cell table:style-name="ce211" table:number-columns-repeated="2"/>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ops</text:p>
          </table:table-cell>
          <table:table-cell table:style-name="ce211"/>
          <table:table-cell table:style-name="ce211" office:value-type="string" calcext:value-type="string">
            <text:p>for in</text:p>
          </table:table-cell>
          <table:table-cell table:style-name="ce211" office:value-type="string" calcext:value-type="string">
            <text:p>todar em cada item de uma lista</text:p>
          </table:table-cell>
          <table:table-cell table:style-name="ce211"/>
          <table:table-cell table:style-name="ce211" office:value-type="string" calcext:value-type="string">
            <text:p>for 'var' in 'lista'</text:p>
          </table:table-cell>
          <table:table-cell table:style-name="ce171" office:value-type="string" calcext:value-type="string">
            <text:p>convidados = [1, 2, 3, 4]</text:p>
            <text:p>for convidado in convidados</text:p>
          </table:table-cell>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len()</text:p>
          </table:table-cell>
          <table:table-cell table:style-name="ce211" office:value-type="string" calcext:value-type="string">
            <text:p>tipo o .length do JS</text:p>
          </table:table-cell>
          <table:table-cell table:style-name="ce211" table:number-columns-repeated="2"/>
          <table:table-cell table:style-name="ce171" office:value-type="string" calcext:value-type="string">
            <text:p>numbers = [1, 2, 3]</text:p>
            <text:p>len(numbers)</text:p>
          </table:table-cell>
          <table:table-cell table:style-name="ce208"/>
          <table:table-cell table:number-columns-repeated="1015"/>
        </table:table-row>
        <table:table-row table:style-name="ro13">
          <table:table-cell office:value-type="string" calcext:value-type="string">
            <text:p>React</text:p>
          </table:table-cell>
          <table:table-cell office:value-type="string" calcext:value-type="string">
            <text:p>Biblioteca</text:p>
          </table:table-cell>
          <table:table-cell/>
          <table:table-cell office:value-type="string" calcext:value-type="string">
            <text:p><text:a xlink:href="https://pt-br.reactjs.org/" xlink:type="simple">https://pt-br.reactjs.org/</text:a></text:p>
          </table:table-cell>
          <table:table-cell office:value-type="string" calcext:value-type="string">
            <text:p>Site oficial React</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Setup</text:p>
          </table:table-cell>
          <table:table-cell/>
          <table:table-cell office:value-type="string" calcext:value-type="string">
            <text:p>npx create-react-app 'testando-meu-computador'</text:p>
          </table:table-cell>
          <table:table-cell office:value-type="string" calcext:value-type="string">
            <text:p>Iniciar app react para um projeto</text:p>
          </table:table-cell>
          <table:table-cell table:number-columns-repeated="2"/>
          <table:table-cell table:style-name="ce171" table:number-columns-repeated="3"/>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start</text:p>
          </table:table-cell>
          <table:table-cell office:value-type="string" calcext:value-type="string">
            <text:p>Start development server</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build</text:p>
          </table:table-cell>
          <table:table-cell office:value-type="string" calcext:value-type="string">
            <text:p>Bundles the app into static files for production</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test</text:p>
          </table:table-cell>
          <table:table-cell office:value-type="string" calcext:value-type="string">
            <text:p>Test runner</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eject</text:p>
          </table:table-cell>
          <table:table-cell office:value-type="string" calcext:value-type="string">
            <text:p>Removes this tool and copies build dependencies, config files asnd scripts into the app directory. NO TURN BACK!!!</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JSX</text:p>
          </table:table-cell>
          <table:table-cell/>
          <table:table-cell office:value-type="string" calcext:value-type="string">
            <text:p>Entendendo JSX - Link</text:p>
          </table:table-cell>
          <table:table-cell table:number-columns-repeated="5"/>
          <table:table-cell table:style-name="ce269" office:value-type="string" calcext:value-type="string">
            <text:p><text:a xlink:href="https://pt-br.reactjs.org/docs/introducing-jsx.html" xlink:type="simple">https://pt-br.reactjs.org/docs/introducing-jsx.html</text:a></text:p>
          </table:table-cell>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Escrever JS no React</text:p>
          </table:table-cell>
          <table:table-cell/>
          <table:table-cell table:number-columns-repeated="2" office:value-type="string" calcext:value-type="string">
            <text:p>ver EXPLICAÇÂO</text:p>
          </table:table-cell>
          <table:table-cell office:value-type="string" calcext:value-type="string">
            <text:p>For instance, because JSX is a syntactic extension of JavaScript, you can actually write JavaScript directly within JSX. To do this, you simply include the code you want to be treated as JavaScript within curly braces: { 'this is treated as JavaScript code' }. Keep this in mind, since it's used in several future challenges</text:p>
          </table:table-cell>
          <table:table-cell table:number-columns-repeated="4"/>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DOM render</text:p>
          </table:table-cell>
          <table:table-cell/>
          <table:table-cell office:value-type="string" calcext:value-type="string">
            <text:p>ReactDOM.render()</text:p>
          </table:table-cell>
          <table:table-cell office:value-type="string" calcext:value-type="string">
            <text:p>Renderizar um elemento criado via react / js no site</text:p>
          </table:table-cell>
          <table:table-cell/>
          <table:table-cell office:value-type="string" calcext:value-type="string">
            <text:p>ReactDOM.render('elemento a ser injetado', 'elemento pai, que irá receber o elemento a ser injetado (mirar este elemento com um document.getelement...)');</text:p>
          </table:table-cell>
          <table:table-cell table:style-name="ce171" office:value-type="string" calcext:value-type="string">
            <text:p/>
            <text:p/>
            <text:p>const element = &lt;h1&gt;Hello, world&lt;/h1&gt;;</text:p>
            <text:p>ReactDOM.render(element, document.getElementById('root'));</text:p>
            <text:p/>
            <text:p/>
          </table:table-cell>
          <table:table-cell/>
          <table:table-cell table:style-name="ce269" office:value-type="string" calcext:value-type="string">
            <text:p><text:a xlink:href="https://pt-br.reactjs.org/docs/rendering-elements.html" xlink:type="simple">https://pt-br.reactjs.org/docs/rendering-elements.html</text:a></text:p>
          </table:table-cell>
          <table:table-cell table:number-columns-repeated="2"/>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componente React</text:p>
          </table:table-cell>
          <table:table-cell/>
          <table:table-cell office:value-type="string" calcext:value-type="string">
            <text:p>class</text:p>
          </table:table-cell>
          <table:table-cell office:value-type="string" calcext:value-type="string">
            <text:p>Criar uma classe</text:p>
          </table:table-cell>
          <table:table-cell/>
          <table:table-cell office:value-type="string" calcext:value-type="string">
            <text:p>class 'nome da func' extends React.Component {}</text:p>
          </table:table-cell>
          <table:table-cell table:style-name="ce171" office:value-type="string" calcext:value-type="string">
            <text:p>import React from 'react';</text:p>
            <text:p/>
            <text:p>class ReactClass extends React.Component {</text:p>
            <text:p>  render() {</text:p>
            <text:p>    return (</text:p>
            <text:p>      &lt;h1&gt;My first React Class Component!&lt;/h1&gt;</text:p>
            <text:p>    )</text:p>
            <text:p>  }</text:p>
            <text:p>}</text:p>
          </table:table-cell>
          <table:table-cell table:number-columns-repeated="4"/>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table:table-cell office:value-type="string" calcext:value-type="string">
            <text:p>render() {}</text:p>
          </table:table-cell>
          <table:table-cell office:value-type="string" calcext:value-type="string">
            <text:p>Retornar um código que será renderizado via REACT</text:p>
          </table:table-cell>
          <table:table-cell/>
          <table:table-cell table:style-name="ce171" office:value-type="string" calcext:value-type="string">
            <text:p>class App extends React.Component {</text:p>
            <text:p>  render() {</text:p>
            <text:p>return()</text:p>
            <text:p>}</text:p>
          </table:table-cell>
          <table:table-cell table:style-name="ce171" office:value-type="string" calcext:value-type="string">
            <text:p>  render() {</text:p>
            <text:p>    return (</text:p>
            <text:p>      &lt;div&gt;</text:p>
            <text:p>        &lt;h1&gt;Leandro Parisi&lt;/h1&gt;</text:p>
            <text:p>        &lt;p&gt;Aspirante a nômade digital, criando seus próprios caminhos na vida!&lt;/p&gt;</text:p>
            <text:p>      &lt;/div&gt;</text:p>
            <text:p>    )</text:p>
            <text:p>  }</text:p>
            <text:p>}</text:p>
          </table:table-cell>
          <table:table-cell table:number-columns-repeated="4"/>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office:value-type="string" calcext:value-type="string">
            <text:p>Render a component</text:p>
          </table:table-cell>
          <table:table-cell office:value-type="string" calcext:value-type="string">
            <text:p>(&lt;'componente criado em uma classe com o render' /&gt;)</text:p>
          </table:table-cell>
          <table:table-cell office:value-type="string" calcext:value-type="string">
            <text:p>importar uma função render criado dentro de uma classe em um componente</text:p>
          </table:table-cell>
          <table:table-cell table:number-columns-repeated="5"/>
          <table:table-cell table:style-name="ce301"/>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React</text:p>
          </table:table-cell>
          <table:table-cell office:value-type="string" calcext:value-type="string">
            <text:p>import react from 'react'</text:p>
          </table:table-cell>
          <table:table-cell office:value-type="string" calcext:value-type="string">
            <text:p>Importar o react em um componente criad</text:p>
          </table:table-cell>
          <table:table-cell table:number-columns-repeated="5"/>
          <table:table-cell table:style-name="ce302"/>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Export</text:p>
          </table:table-cell>
          <table:table-cell office:value-type="string" calcext:value-type="string">
            <text:p>Component</text:p>
          </table:table-cell>
          <table:table-cell office:value-type="string" calcext:value-type="string">
            <text:p>export default</text:p>
          </table:table-cell>
          <table:table-cell table:style-name="ce171" office:value-type="string" calcext:value-type="string">
            <text:p>Exportar o componente como o DEFAULT do arquivo.</text:p>
            <text:p>Só pode ter um DEFAULT por arquivo</text:p>
            <text:p>O componente exportado como defaulta para precisa de DESTRUCTURING na hora da importação</text:p>
          </table:table-cell>
          <table:table-cell/>
          <table:table-cell office:value-type="string" calcext:value-type="string">
            <text:p>export default 'nome do componente (class)'</text:p>
          </table:table-cell>
          <table:table-cell table:number-columns-repeated="3"/>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Component</text:p>
          </table:table-cell>
          <table:table-cell office:value-type="string" calcext:value-type="string">
            <text:p>import 'nome do componente' from "arquivo"</text:p>
          </table:table-cell>
          <table:table-cell table:number-columns-repeated="3"/>
          <table:table-cell table:style-name="ce171" office:value-type="string" calcext:value-type="string">
            <text:p>import component from './component.js';</text:p>
          </table:table-cell>
          <table:table-cell table:style-name="ce171" table:number-columns-repeated="2"/>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table:number-columns-repeated="2" office:value-type="string" calcext:value-type="string">
            <text:p>Comment</text:p>
          </table:table-cell>
          <table:table-cell office:value-type="string" calcext:value-type="string">
            <text:p>{/* My comment */}</text:p>
          </table:table-cell>
          <table:table-cell office:value-type="string" calcext:value-type="string">
            <text:p>Criar um comentário em JSX</text:p>
          </table:table-cell>
          <table:table-cell/>
          <table:table-cell office:value-type="string" calcext:value-type="string">
            <text:p>{/* My comment */}</text:p>
          </table:table-cell>
          <table:table-cell table:number-columns-repeated="3"/>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ncept</text:p>
          </table:table-cell>
          <table:table-cell office:value-type="string" calcext:value-type="string">
            <text:p>Components and props</text:p>
          </table:table-cell>
          <table:table-cell/>
          <table:table-cell office:value-type="string" calcext:value-type="string">
            <text:p>Conceitualmente, componentes são como funções JavaScript. Eles aceitam entradas arbitrárias (chamadas “props”) e retornam elementos React que descrevem o que deve aparecer na tela.</text:p>
          </table:table-cell>
          <table:table-cell table:style-name="ce171" office:value-type="string" calcext:value-type="string">
            <text:p>1) function Welcome(props) {</text:p>
            <text:p>  return &lt;h1&gt;Hello, {props.name}&lt;/h1&gt;;</text:p>
            <text:p>}</text:p>
            <text:p/>
            <text:p>2) class Welcome extends React.Component {</text:p>
            <text:p>  render() {</text:p>
            <text:p>    return &lt;h1&gt;Hello, {this.props.name}&lt;/h1&gt;;</text:p>
            <text:p>  }</text:p>
            <text:p>}</text:p>
          </table:table-cell>
          <table:table-cell table:number-columns-repeated="2"/>
          <table:table-cell table:style-name="ce299" office:value-type="string" calcext:value-type="string">
            <text:p><text:a xlink:href="https://pt-br.reactjs.org/docs/components-and-props.html" xlink:type="simple">https://pt-br.reactjs.org/docs/components-and-props.html

https://pt-br.reactjs.org/docs/components-and-props.html#composing-components</text:a></text:p>
          </table:table-cell>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mponent</text:p>
          </table:table-cell>
          <table:table-cell office:value-type="string" calcext:value-type="string">
            <text:p>&lt;'Component' name="Samuel" /&gt;</text:p>
          </table:table-cell>
          <table:table-cell office:value-type="string" calcext:value-type="string">
            <text:p>Chamar um componente passando props</text:p>
          </table:table-cell>
          <table:table-cell table:number-columns-repeated="5"/>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State</text:p>
          </table:table-cell>
          <table:table-cell office:value-type="string" calcext:value-type="string">
            <text:p>Concept</text:p>
          </table:table-cell>
          <table:table-cell table:number-columns-repeated="7"/>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Propst</text:p>
          </table:table-cell>
          <table:table-cell office:value-type="string" calcext:value-type="string">
            <text:p>Component</text:p>
          </table:table-cell>
          <table:table-cell office:value-type="string" calcext:value-type="string">
            <text:p>this.props</text:p>
          </table:table-cell>
          <table:table-cell office:value-type="string" calcext:value-type="string">
            <text:p>Acessar os parametros passados como props para a função ou classe</text:p>
          </table:table-cell>
          <table:table-cell/>
          <table:table-cell office:value-type="string" calcext:value-type="string">
            <text:p>this.props.'key'</text:p>
          </table:table-cell>
          <table:table-cell table:number-columns-repeated="3"/>
          <table:table-cell table:style-name="ce302"/>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Keys (listas</text:p>
          </table:table-cell>
          <table:table-cell office:value-type="string" calcext:value-type="string">
            <text:p>Concept</text:p>
          </table:table-cell>
          <table:table-cell office:value-type="string" calcext:value-type="string">
            <text:p>[link] --&gt;</text:p>
          </table:table-cell>
          <table:table-cell table:number-columns-repeated="5"/>
          <table:table-cell table:style-name="ce269" office:value-type="string" calcext:value-type="string">
            <text:p><text:a xlink:href="https://pt-br.reactjs.org/docs/lists-and-keys.html" xlink:type="simple">https://pt-br.reactjs.org/docs/lists-and-keys.html</text:a></text:p>
          </table:table-cell>
          <table:table-cell table:number-columns-repeated="2"/>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Concept</text:p>
          </table:table-cell>
          <table:table-cell office:value-type="string" calcext:value-type="string">
            <text:p>[link] --&gt; [lista de typechecks] --&gt; [Install] --&gt;&gt;</text:p>
          </table:table-cell>
          <table:table-cell/>
          <table:table-cell table:style-name="ce171" office:value-type="string" calcext:value-type="string">
            <text:p>mport PropTypes from 'prop-types';</text:p>
            <text:p/>
            <text:p>MyComponent.propTypes = {</text:p>
            <text:p>  // You can declare that a prop is a specific JS type. By default, these</text:p>
            <text:p>  // are all optional.</text:p>
            <text:p>  optionalArray: PropTypes.array,</text:p>
            <text:p>  optionalBool: PropTypes.bool,</text:p>
            <text:p>  optionalFunc: PropTypes.func,</text:p>
            <text:p>  optionalNumber: PropTypes.number,</text:p>
            <text:p>  optionalObject: PropTypes.object,</text:p>
            <text:p>  optionalString: PropTypes.string,</text:p>
            <text:p>  optionalSymbol: PropTypes.symbol,</text:p>
            <text:p/>
            <text:p>  // Anything that can be rendered: numbers, strings, elements or an array</text:p>
            <text:p>  // (or fragment) containing these types.</text:p>
            <text:p>  optionalNode: PropTypes.node,</text:p>
            <text:p/>
            <text:p>  // A React element.</text:p>
            <text:p>  optionalElement: PropTypes.element,</text:p>
            <text:p/>
            <text:p>  // A React element type (ie. MyComponent).</text:p>
            <text:p>  optionalElementType: PropTypes.elementType,</text:p>
            <text:p>  </text:p>
            <text:p>  // You can also declare that a prop is an instance of a class. This uses</text:p>
            <text:p>  // JS's instanceof operator.</text:p>
            <text:p>  optionalMessage: PropTypes.instanceOf(Message),</text:p>
            <text:p/>
            <text:p>  // You can ensure that your prop is limited to specific values by treating</text:p>
            <text:p>  // it as an enum.</text:p>
            <text:p>  optionalEnum: PropTypes.oneOf(['News', 'Photos']),</text:p>
            <text:p/>
            <text:p>  // An object that could be one of many types</text:p>
            <text:p>  optionalUnion: PropTypes.oneOfType([</text:p>
            <text:p>    PropTypes.string,</text:p>
            <text:p>    PropTypes.number,</text:p>
            <text:p>    PropTypes.instanceOf(Message)</text:p>
            <text:p>  ]),</text:p>
            <text:p/>
            <text:p>  // An array of a certain type</text:p>
            <text:p>  optionalArrayOf: PropTypes.arrayOf(PropTypes.number),</text:p>
            <text:p/>
            <text:p>  // An object with property values of a certain type</text:p>
            <text:p>  optionalObjectOf: PropTypes.objectOf(PropTypes.number),</text:p>
            <text:p/>
            <text:p>  // An object taking on a particular shape</text:p>
            <text:p>  optionalObjectWithShape: PropTypes.shape({</text:p>
            <text:p>    color: PropTypes.string,</text:p>
            <text:p>    fontSize: PropTypes.number</text:p>
            <text:p>  }),</text:p>
            <text:p>  </text:p>
            <text:p>  // An object with warnings on extra properties</text:p>
            <text:p>  optionalObjectWithStrictShape: PropTypes.exact({</text:p>
            <text:p>    name: PropTypes.string,</text:p>
            <text:p>    quantity: PropTypes.number</text:p>
            <text:p>  }),   </text:p>
            <text:p/>
            <text:p>  // You can chain any of the above with `isRequired` to make sure a warning</text:p>
            <text:p>  // is shown if the prop isn't provided.</text:p>
            <text:p>  requiredFunc: PropTypes.func.isRequired,</text:p>
            <text:p/>
            <text:p>  // A value of any data type</text:p>
            <text:p>  requiredAny: PropTypes.any.isRequired,</text:p>
            <text:p/>
            <text:p>  // You can also specify a custom validator. It should return an Error</text:p>
            <text:p>  // object if the validation fails. Don't `console.warn` or throw, as this</text:p>
            <text:p>  // won't work inside `oneOfType`.</text:p>
            <text:p>  customProp: function(props, propName, componentName) {</text:p>
            <text:p>    if (!/matchme/.test(props[propName])) {</text:p>
            <text:p>      return new Error(</text:p>
            <text:p>        'Invalid prop `' + propName + '` supplied to' +</text:p>
            <text:p>        ' `' + componentName + '`. Validation failed.'</text:p>
            <text:p>      );</text:p>
            <text:p>    }</text:p>
            <text:p>  },</text:p>
            <text:p/>
            <text:p>  // You can also supply a custom validator to `arrayOf` and `objectOf`.</text:p>
            <text:p>  // It should return an Error object if the validation fails. The validator</text:p>
            <text:p>  // will be called for each key in the array or object. The first two</text:p>
            <text:p>  // arguments of the validator are the array or object itself, and the</text:p>
            <text:p>  // current item's key.</text:p>
            <text:p>  customArrayProp: PropTypes.arrayOf(function(propValue, key, componentName, location, propFullName) {</text:p>
            <text:p>    if (!/matchme/.test(propValue[key])) {</text:p>
            <text:p>      return new Error(</text:p>
            <text:p>        'Invalid prop `' + propFullName + '` supplied to' +</text:p>
            <text:p>        ' `' + componentName + '`. Validation failed.'</text:p>
            <text:p>      );</text:p>
            <text:p>    }</text:p>
            <text:p>  })</text:p>
            <text:p>};</text:p>
          </table:table-cell>
          <table:table-cell/>
          <table:table-cell table:style-name="ce17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table-cell table:style-name="ce269" office:value-type="string" calcext:value-type="string">
            <text:p><text:a xlink:href="https://pt-br.reactjs.org/docs/typechecking-with-proptypes.html" xlink:type="simple">https://pt-br.reactjs.org/docs/typechecking-with-proptypes.html</text:a></text:p>
          </table:table-cell>
          <table:table-cell table:style-name="ce302"/>
          <table:table-cell table:number-columns-repeated="1013"/>
        </table:table-row>
        <table:table-row table:style-name="ro13">
          <table:table-cell office:value-type="string" calcext:value-type="string">
            <text:p>React</text:p>
          </table:table-cell>
          <table:table-cell table:style-name="ce211" office:value-type="string" calcext:value-type="string">
            <text:p>Type Checking</text:p>
          </table:table-cell>
          <table:table-cell table:style-name="ce211"/>
          <table:table-cell table:style-name="ce211" office:value-type="string" calcext:value-type="string">
            <text:p>PropTypes.string</text:p>
          </table:table-cell>
          <table:table-cell table:style-name="ce211" office:value-type="string" calcext:value-type="string">
            <text:p>Setar prop type como String</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table:style-name="ce211" office:value-type="string" calcext:value-type="string">
            <text:p>Type Checking</text:p>
          </table:table-cell>
          <table:table-cell table:style-name="ce211"/>
          <table:table-cell table:style-name="ce211" office:value-type="string" calcext:value-type="string">
            <text:p>.defaultProps</text:p>
          </table:table-cell>
          <table:table-cell table:style-name="ce211" office:value-type="string" calcext:value-type="string">
            <text:p>Setar um valor default para uma prop</text:p>
          </table:table-cell>
          <table:table-cell/>
          <table:table-cell table:style-name="ce171" office:value-type="string" calcext:value-type="string">
            <text:p>component'.defaultProps {</text:p>
            <text:p>name: 'Jason'</text:p>
            <text:p>}</text:p>
          </table:table-cell>
          <table:table-cell table:number-columns-repeated="3"/>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PropTypes</text:p>
          </table:table-cell>
          <table:table-cell office:value-type="string" calcext:value-type="string">
            <text:p>Setar tipos de props que devem ser passados para uma prop</text:p>
          </table:table-cell>
          <table:table-cell/>
          <table:table-cell table:style-name="ce17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style-name="ce171" office:value-type="string" calcext:value-type="string">
            <text:p>Login.propTypes = {</text:p>
            <text:p>  dispatchUserEmail: propType.func.isRequired,</text:p>
            <text:p>};</text:p>
          </table:table-cell>
          <table:table-cell table:number-columns-repeated="2"/>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isRequired</text:p>
          </table:table-cell>
          <table:table-cell office:value-type="string" calcext:value-type="string">
            <text:p>Setar uma prop como OBRIGATÒRIA</text:p>
          </table:table-cell>
          <table:table-cell/>
          <table:table-cell table:style-name="ce171" office:value-type="string" calcext:value-type="string">
            <text:p>component'.propTypes {</text:p>
            <text:p>name: propType.String.isRequired</text:p>
            <text:p>}</text:p>
          </table:table-cell>
          <table:table-cell table:number-columns-repeated="3"/>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Import propTypes</text:p>
          </table:table-cell>
          <table:table-cell table:style-name="ce171" office:value-type="string" calcext:value-type="string">
            <text:p>import propTypes from 'prop-types';</text:p>
            <text:p/>
          </table:table-cell>
          <table:table-cell table:number-columns-repeated="5"/>
          <table:table-cell table:style-name="ce269"/>
          <table:table-cell table:style-name="ce301"/>
          <table:table-cell table:number-columns-repeated="1013"/>
        </table:table-row>
        <table:table-row table:style-name="ro13">
          <table:table-cell office:value-type="string" calcext:value-type="string">
            <text:p>React</text:p>
          </table:table-cell>
          <table:table-cell table:style-name="ce213" office:value-type="string" calcext:value-type="string">
            <text:p>Type Checking</text:p>
          </table:table-cell>
          <table:table-cell table:style-name="ce213"/>
          <table:table-cell table:style-name="ce213" office:value-type="string" calcext:value-type="string">
            <text:p>ISSUE CC: Object forbidden</text:p>
          </table:table-cell>
          <table:table-cell table:style-name="ce289" office:value-type="string" calcext:value-type="string">
            <text:p>Solution:</text:p>
            <text:p>objectOf(PropType.any)</text:p>
          </table:table-cell>
          <table:table-cell table:style-name="ce171" office:value-type="string" calcext:value-type="string">
            <text:p>objectOf vai falar que o prop tem que ser um objeto específico</text:p>
            <text:p>any vai falar que os valorre deste objeto pode ser qualquer um</text:p>
          </table:table-cell>
          <table:table-cell table:number-columns-repeated="3"/>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contructor () {}</text:p>
          </table:table-cell>
          <table:table-cell table:style-name="ce171" office:value-type="string" calcext:value-type="string">
            <text:p>FUnção a ser executada ANTES da renderização do componente </text:p>
            <text:p>ùtil para declarar as FUNCS do component</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table:table-cell office:value-type="string" calcext:value-type="string">
            <text:p>this</text:p>
          </table:table-cell>
          <table:table-cell office:value-type="string" calcext:value-type="string">
            <text:p>Objeto contendo as propriedades do componente</text:p>
          </table:table-cell>
          <table:table-cell table:number-columns-repeated="4"/>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bind(this)</text:p>
          </table:table-cell>
          <table:table-cell table:style-name="ce132" office:value-type="string" calcext:value-type="string">
            <text:p>Relacionar a função da classe ao THIS do componente</text:p>
          </table:table-cell>
          <table:table-cell/>
          <table:table-cell office:value-type="string" calcext:value-type="string">
            <text:p>this.'event' = this.'event'.bind(this)</text:p>
          </table:table-cell>
          <table:table-cell table:number-columns-repeated="2"/>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office:value-type="string" calcext:value-type="string">
            <text:p>Conceito</text:p>
          </table:table-cell>
          <table:table-cell office:value-type="string" calcext:value-type="string">
            <text:p>Estado</text:p>
          </table:table-cell>
          <table:table-cell office:value-type="string" calcext:value-type="string">
            <text:p>Cada componente guarda seu próprio estado, e somente é acessável dentro dele</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office:value-type="string" calcext:value-type="string">
            <text:p>Constructor</text:p>
          </table:table-cell>
          <table:table-cell office:value-type="string" calcext:value-type="string">
            <text:p>super()</text:p>
          </table:table-cell>
          <table:table-cell table:style-name="ce132" office:value-type="string" calcext:value-type="string">
            <text:p>Lincar nossa logica do constructor com a logica interna do constructor do REACT</text:p>
          </table:table-cell>
          <table:table-cell table:number-columns-repeated="4"/>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this.'event'</text:p>
          </table:table-cell>
          <table:table-cell office:value-type="string" calcext:value-type="string">
            <text:p>Acessar uma função dentro de um event listener</text:p>
          </table:table-cell>
          <table:table-cell/>
          <table:table-cell office:value-type="string" calcext:value-type="string">
            <text:p>onClick={this.handleClick}</text:p>
          </table:table-cell>
          <table:table-cell table:number-columns-repeated="2"/>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setState</text:p>
          </table:table-cell>
          <table:table-cell office:value-type="string" calcext:value-type="string">
            <text:p>Atualizar o estado de forma assincrona</text:p>
          </table:table-cell>
          <table:table-cell/>
          <table:table-cell table:style-name="ce171" office:value-type="string" calcext:value-type="string">
            <text:p>this.setState (('estadoAnterior', props) =&gt; ({</text:p>
            <text:p>'chave a ser alterada' = estadoAnterior.numeroDeClique + 1</text:p>
            <text:p>}))</text:p>
            <text:p/>
            <text:p>ou</text:p>
            <text:p/>
            <text:p>this.setState({ 'key': 'value' })</text:p>
          </table:table-cell>
          <table:table-cell table:number-columns-repeated="2"/>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this.state</text:p>
          </table:table-cell>
          <table:table-cell office:value-type="string" calcext:value-type="string">
            <text:p>Setar o state inicialmente</text:p>
          </table:table-cell>
          <table:table-cell office:value-type="string" calcext:value-type="string">
            <text:p>O state é um objeto, podendo armazenar diversas infos diferentes em chaves inumeraveis</text:p>
          </table:table-cell>
          <table:table-cell table:style-name="ce171" office:value-type="string" calcext:value-type="string">
            <text:p> this.state = {</text:p>
            <text:p>      buttonOneCounter: 0,</text:p>
            <text:p/>
            <text:p>    }</text:p>
          </table:table-cell>
          <table:table-cell table:number-columns-repeated="2"/>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20"/>
          <table:table-cell table:style-name="ce222" office:value-type="string" calcext:value-type="string">
            <text:p>componenteDidMount</text:p>
          </table:table-cell>
          <table:table-cell table:style-name="ce222" office:value-type="string" calcext:value-type="string">
            <text:p>Função a ser executada assim que o componente for carregado na pagina</text:p>
          </table:table-cell>
          <table:table-cell table:style-name="ce220" table:number-columns-repeated="4"/>
          <table:table-cell table:style-name="ce132"/>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shouldComponentUpdate</text:p>
          </table:table-cell>
          <table:table-cell office:value-type="string" calcext:value-type="string">
            <text:p>avaliar se uma atualização do componente deve ou não acontecer naquele momento;</text:p>
          </table:table-cell>
          <table:table-cell/>
          <table:table-cell office:value-type="string" calcext:value-type="string">
            <text:p>shouldComponentUpdate (nextProps, nextState)</text:p>
          </table:table-cell>
          <table:table-cell table:number-columns-repeated="2"/>
          <table:table-cell table:style-name="ce132"/>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DidUpdate</text:p>
          </table:table-cell>
          <table:table-cell office:value-type="string" calcext:value-type="string">
            <text:p>executar uma ação após o componente ser atualizado</text:p>
          </table:table-cell>
          <table:table-cell/>
          <table:table-cell office:value-type="string" calcext:value-type="string">
            <text:p>componenteDidUpdate (prevProps, prevState, snapshot)</text:p>
          </table:table-cell>
          <table:table-cell table:number-columns-repeated="3"/>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WillUnmount</text:p>
          </table:table-cell>
          <table:table-cell office:value-type="string" calcext:value-type="string">
            <text:p>realizar uma ação antes de o componente ser desmontado.</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getDerivedStateFromProps</text:p>
          </table:table-cell>
          <table:table-cell table:number-columns-repeated="5"/>
          <table:table-cell office:value-type="string" calcext:value-type="string">
            <text:p>https://pt-br.reactjs.org/docs/react-component.html#static-getderivedstatefromprops</text:p>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16"/>
          <table:table-cell table:style-name="ce203" office:value-type="string" calcext:value-type="string">
            <text:p>getSnapshotBeforeUpdate</text:p>
          </table:table-cell>
          <table:table-cell table:style-name="ce216" table:number-columns-repeated="5"/>
          <table:table-cell office:value-type="string" calcext:value-type="string">
            <text:p>https://pt-br.reactjs.org/docs/react-component.html#static-getderivedstatefromprops</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16"/>
          <table:table-cell table:style-name="ce203" office:value-type="string" calcext:value-type="string">
            <text:p>lógica de <text:s/>loading'</text:p>
          </table:table-cell>
          <table:table-cell table:style-name="ce216" table:number-columns-repeated="2"/>
          <table:table-cell table:style-name="ce292" office:value-type="string" calcext:value-type="string">
            <text:p>Vimos no vídeo como fazemos para garantir que algo só rode depois do estado ser atualizado! Passamos como segundo parâmetro da this.setState uma callback com a dita lógica!</text:p>
            <text:p/>
            <text:p>this.setState({ meuEstado: novoValor }, () =&gt; {</text:p>
            <text:p>  // ... Sua lógica aqui</text:p>
            <text:p>})</text:p>
            <text:p>E para o caso mais complicado? Isto é, atualizar o estado baseado no estado anterior e executar alguma lógica somente depois do estado atualizar ao mesmo tempo?! Nesse caso tanto o primeiro parâmetro quanto o segundo são callbacks!</text:p>
            <text:p/>
            <text:p>this.setState(</text:p>
            <text:p>  (estadoAnterior) =&gt; ({ meuEstado: estadoAnterior }), // Primeiro parâmetro!</text:p>
            <text:p>  () =&gt; { /* ... Sua lógica aqui */ } // Segundo parâmetro!</text:p>
            <text:p>)</text:p>
            <text:p>A sintaxe é um tanto confusa, mas guarde isso na sua caixa de ferramentas para fazer lógicas de Loading... quando se está esperando a resposta de uma API! E lembre-se: como a this.setState não retorna uma promise, usar async/await com ela NUNCA vai funcionar.</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nceitos</text:p>
          </table:table-cell>
          <table:table-cell table:style-name="ce203" office:value-type="string" calcext:value-type="string">
            <text:p>Conceito</text:p>
          </table:table-cell>
          <table:table-cell table:style-name="ce203" office:value-type="string" calcext:value-type="string">
            <text:p>Single page application</text:p>
          </table:table-cell>
          <table:table-cell table:style-name="ce203" office:value-type="string" calcext:value-type="string">
            <text:p>Paginas eu funcionam 100% sem precisar de reload</text:p>
          </table:table-cell>
          <table:table-cell table:style-name="ce216" table:number-columns-repeated="4"/>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text:p>
          </table:table-cell>
          <table:table-cell table:style-name="ce216"/>
          <table:table-cell table:style-name="ce231" office:value-type="string" calcext:value-type="string">
            <text:p>props.children</text:p>
          </table:table-cell>
          <table:table-cell table:style-name="ce216" table:number-columns-repeated="5"/>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Browser router</text:p>
          </table:table-cell>
          <table:table-cell table:style-name="ce203" office:value-type="string" calcext:value-type="string">
            <text:p>Criar renderizações de 'condicionais' em componentes para uma SPA</text:p>
          </table:table-cell>
          <table:table-cell table:style-name="ce216"/>
          <table:table-cell table:style-name="ce292" office:value-type="string" calcext:value-type="string">
            <text:p>Na página que renderiz o pai:</text:p>
            <text:p>1) import { BrowserRouter } from 'react-router-dom'</text:p>
            <text:p/>
            <text:p>2) from 'react-router'</text:p>
            <text:p>&lt;BrowserRouter&gt;</text:p>
            <text:p>&lt;'compnente que deve ter acesso ao routing para outras paginas'&gt;</text:p>
            <text:p>&lt;/BrowserRouter&gt;</text:p>
            <text:p/>
            <text:p>_____</text:p>
            <text:p/>
            <text:p>No componente pai, que está sendo renderizado</text:p>
            <text:p/>
            <text:p>1) import { Route } from 'react-router-dom'</text:p>
            <text:p/>
            <text:p>2) &lt;Route path='/about' component={About} /&gt;</text:p>
            <text:p/>
            <text:p>OBS.: &lt;Route exact path... &gt;somente vai renderizar se o path for exato e não sub string, como padrão</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lt;Link&gt;</text:p>
          </table:table-cell>
          <table:table-cell table:style-name="ce216" table:number-columns-repeated="2"/>
          <table:table-cell table:style-name="ce203" office:value-type="string" calcext:value-type="string">
            <text:p>&lt;Link to=""&gt;'texto'&lt;/Link&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render=''</text:p>
          </table:table-cell>
          <table:table-cell table:style-name="ce203" office:value-type="string" calcext:value-type="string">
            <text:p>&lt;Route&gt;</text:p>
          </table:table-cell>
          <table:table-cell table:style-name="ce203" office:value-type="string" calcext:value-type="string">
            <text:p>Usar quando é necessário passar informações adicionais via props para o componente a ser mapeado</text:p>
          </table:table-cell>
          <table:table-cell table:style-name="ce216"/>
          <table:table-cell table:style-name="ce203" office:value-type="string" calcext:value-type="string">
            <text:p>&lt;Route path="/movies" render={(props) =&gt; &lt;Movies {...props} movies={['Cars', 'Toy Story', 'The Hobbit']} /&gt;} /&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component=''</text:p>
          </table:table-cell>
          <table:table-cell table:style-name="ce203" office:value-type="string" calcext:value-type="string">
            <text:p>&lt;Route&gt;</text:p>
          </table:table-cell>
          <table:table-cell table:style-name="ce203" office:value-type="string" calcext:value-type="string">
            <text:p>Usar quando não é necessário passar informações adicionais via props para o componente a ser mapeado</text:p>
          </table:table-cell>
          <table:table-cell table:style-name="ce216"/>
          <table:table-cell table:style-name="ce203" office:value-type="string" calcext:value-type="string">
            <text:p>&lt;Route path="/movies" component={'component'} /&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children=''</text:p>
          </table:table-cell>
          <table:table-cell table:style-name="ce203" office:value-type="string" calcext:value-type="string">
            <text:p>&lt;Route&gt;</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03" office:value-type="string" calcext:value-type="string">
            <text:p>Component / render</text:p>
          </table:table-cell>
          <table:table-cell table:style-name="ce231" office:value-type="string" calcext:value-type="string">
            <text:p>Match, location, history</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Componentes Route com passagem de parâmetro</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lt;Switch&gt;</text:p>
          </table:table-cell>
          <table:table-cell table:style-name="ce203" office:value-type="string" calcext:value-type="string">
            <text:p>procura de cima para baixo pelo primeiro Route que possuir correspondência entre seu caminho definido na prop path do componente e a URL atual da aplicação</text:p>
          </table:table-cell>
          <table:table-cell table:style-name="ce216"/>
          <table:table-cell table:style-name="ce292" office:value-type="string" calcext:value-type="string">
            <text:p>&lt;Switch&gt;</text:p>
            <text:p>  &lt;Route path="/about" component={About} /&gt;</text:p>
            <text:p>  &lt;Route path="/contact" component={Contact} /&gt;</text:p>
            <text:p>  &lt;Route path="/movies" component={Movies} /&gt;</text:p>
            <text:p>  &lt;Route path="/" component={Home} /&gt;</text:p>
            <text:p>&lt;/Switch&gt;</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lt;Redirect&gt;</text:p>
          </table:table-cell>
          <table:table-cell table:style-name="ce216" table:number-columns-repeated="5"/>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lt;Route&gt;</text:p>
          </table:table-cell>
          <table:table-cell table:style-name="ce203" office:value-type="string" calcext:value-type="string">
            <text:p>Routear paths não especificados</text:p>
          </table:table-cell>
          <table:table-cell table:style-name="ce216"/>
          <table:table-cell table:style-name="ce203" office:value-type="string" calcext:value-type="string">
            <text:p>&lt;Route path="*" component={MyComponent} /&gt;</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03" office:value-type="string" calcext:value-type="string">
            <text:p>Link</text:p>
          </table:table-cell>
          <table:table-cell table:style-name="ce203" office:value-type="string" calcext:value-type="string">
            <text:p>&lt;Link&gt;</text:p>
          </table:table-cell>
          <table:table-cell table:style-name="ce203" office:value-type="string" calcext:value-type="string">
            <text:p>Passar props para um route via Link</text:p>
          </table:table-cell>
          <table:table-cell table:style-name="ce292" office:value-type="string" calcext:value-type="string">
            <text:p>Going back to our Twitter example from earlier, what if we wanted to pass along if the user is coming from a certain route? For example, say we wanted to know if the user is coming from the /notifications route when they click on the Link. To do this, instead of passing to as a string to Link, we can pass it an object with a pathname and a state property.</text:p>
            <text:p/>
            <text:p>&lt;Link to={{</text:p>
            <text:p>  pathname: '/tylermcginnis',</text:p>
            <text:p>  state: {</text:p>
            <text:p>    fromNotifications: true</text:p>
            <text:p>  }</text:p>
            <text:p>}}&gt;Tyler McGinnis&lt;/Link&gt;</text:p>
            <text:p/>
            <text:p>Now the question becomes, how does the component that’s being rendered when the user goes to /tylermcginnis get access to the fromNotifications property? Anytime you pass data along via the state property, that data will be available in the component as a property on props.location.state.</text:p>
            <text:p/>
            <text:p>class Profile extends React.Component {</text:p>
            <text:p>  state = {</text:p>
            <text:p>    user: null</text:p>
            <text:p>  }</text:p>
            <text:p>  componentDidMount () {</text:p>
            <text:p>    const { handle } = this.props.match.params</text:p>
            <text:p>    const { fromNotifications } = this.props.location.state</text:p>
            <text:p>    fetch(`https://api.twitter.com/user/${handle}`)</text:p>
            <text:p>      .then((user) =&gt; {</text:p>
            <text:p>        this.setState(() =&gt; ({ user }))</text:p>
            <text:p>      })</text:p>
            <text:p>  }</text:p>
            <text:p>  render() {</text:p>
            <text:p>    ...</text:p>
            <text:p>  }</text:p>
            <text:p>}</text:p>
            <text:p/>
            <text:p>To recap, there are two ways to pass data from a Link through to the new route: URL parameters and state. URL parameters work great for strings, but aren’t meant for any other data types. By making the Links to prop an object, you can pass along any sort of data you need under the state property and that data can be accessed in the new route under props.location.state.</text:p>
          </table:table-cell>
          <table:table-cell table:style-name="ce292" office:value-type="string" calcext:value-type="string">
            <text:p>        &lt;Route exact path="/pokemon/:id" component={PokemonDetails} /&gt;</text:p>
            <text:p>         </text:p>
            <text:p/>
            <text:p> &lt;Link to={{</text:p>
            <text:p>            pathname:`/pokemon/${id}`,</text:p>
            <text:p>            state: { ...this.props.pokemon }</text:p>
            <text:p>          }}&gt;</text:p>
            <text:p>            DETALHES</text:p>
            <text:p>          &lt;/Link&gt;</text:p>
          </table:table-cell>
          <table:table-cell table:style-name="ce216" table:number-columns-repeated="2"/>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Import Image</text:p>
          </table:table-cell>
          <table:table-cell table:style-name="ce216"/>
          <table:table-cell table:style-name="ce203" office:value-type="string" calcext:value-type="string">
            <text:p>import</text:p>
          </table:table-cell>
          <table:table-cell table:style-name="ce216"/>
          <table:table-cell table:style-name="ce292" office:value-type="string" calcext:value-type="string">
            <text:p>import React from 'react';</text:p>
            <text:p>import logo from './logo.png'; // Tell webpack this JS file uses this image</text:p>
            <text:p>console.log(logo); // /logo.84287d09.png</text:p>
            <text:p>function Header() {</text:p>
            <text:p>  // Import result is the URL of your image</text:p>
            <text:p>  return &lt;img src={logo} alt="Logo" /&gt;;</text:p>
            <text:p>}</text:p>
            <text:p>export default Header;</text:p>
          </table:table-cell>
          <table:table-cell table:style-name="ce216" table:number-columns-repeated="3"/>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Bulk import</text:p>
          </table:table-cell>
          <table:table-cell/>
          <table:table-cell office:value-type="string" calcext:value-type="string">
            <text:p>Bulk import components from index of a paste</text:p>
          </table:table-cell>
          <table:table-cell table:number-columns-repeated="2"/>
          <table:table-cell table:style-name="ce171" office:value-type="string" calcext:value-type="string">
            <text:p>1) Index da pasta(./pages):</text:p>
            <text:p>export { default as EditMovie } from './EditMovie';</text:p>
            <text:p>export { default as MovieDetails } from './MovieDetails';</text:p>
            <text:p>export { default as MovieList } from './MovieList';</text:p>
            <text:p>export { default as NewMovie } from './NewMovie';</text:p>
            <text:p>export { default as NotFound } from './NotFound';</text:p>
            <text:p/>
            <text:p>2) Component which will import:</text:p>
            <text:p/>
            <text:p>import {</text:p>
            <text:p>  EditMovie, MovieDetails, MovieList, NewMovie, NotFound,</text:p>
            <text:p>} from './pages';</text:p>
          </table:table-cell>
          <table:table-cell table:number-columns-repeated="3"/>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Organização do projeto</text:p>
          </table:table-cell>
          <table:table-cell table:number-columns-repeated="3" table:style-name="ce203" office:value-type="string" calcext:value-type="string">
            <text:p>-&gt;</text:p>
          </table:table-cell>
          <table:table-cell table:style-name="ce292" office:value-type="string" calcext:value-type="string">
            <text:p>Src:</text:p>
            <text:p>/Components</text:p>
            <text:p>/pages</text:p>
            <text:p>/services</text:p>
          </table:table-cell>
          <table:table-cell table:style-name="ce216" table:number-columns-repeated="3"/>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Conceito</text:p>
          </table:table-cell>
          <table:table-cell table:style-name="ce216" office:value-type="string" calcext:value-type="string">
            <text:p>Lógica da construção de um test</text:p>
          </table:table-cell>
          <table:table-cell table:style-name="ce203" office:value-type="string" calcext:value-type="string">
            <text:p>-&gt;</text:p>
          </table:table-cell>
          <table:table-cell table:style-name="ce292" office:value-type="string" calcext:value-type="string">
            <text:p>1) Acessar os elementos da sua tela</text:p>
            <text:p/>
            <text:p>2) Interagir com eles (se houver necessidade)</text:p>
            <text:p/>
            <text:p>3) Fazer seu teste</text:p>
          </table:table-cell>
          <table:table-cell table:style-name="ce203"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Render</text:p>
          </table:table-cell>
          <table:table-cell table:style-name="ce216" office:value-type="string" calcext:value-type="string">
            <text:p>render()</text:p>
          </table:table-cell>
          <table:table-cell table:style-name="ce203" office:value-type="string" calcext:value-type="string">
            <text:p>Renderizar um elemento em um navegador virtual para realizar os tests</text:p>
          </table:table-cell>
          <table:table-cell table:style-name="ce203" office:value-type="string" calcext:value-type="string">
            <text:p>import {render} from '@testing-library/react'</text:p>
          </table:table-cell>
          <table:table-cell table:style-name="ce203" office:value-type="string" calcext:value-type="string">
            <text:p>const meuApp = render(&lt;App /&gt;);</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Text</text:p>
          </table:table-cell>
          <table:table-cell table:style-name="ce203" office:value-type="string" calcext:value-type="string">
            <text:p>Pegar o elemento do elemento renderizado pelo texto</text:p>
          </table:table-cell>
          <table:table-cell table:style-name="ce216"/>
          <table:table-cell table:style-name="ce203" office:value-type="string" calcext:value-type="string">
            <text:p>meuApp.getByText(/learn react/i)</text:p>
          </table:table-cell>
          <table:table-cell table:style-name="ce216"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216" office:value-type="string" calcext:value-type="string">
            <text:p>getByRole</text:p>
          </table:table-cell>
          <table:table-cell table:style-name="ce203" office:value-type="string" calcext:value-type="string">
            <text:p>Buscar 1, SOMENTE 1, elemento pelo seu role / type</text:p>
          </table:table-cell>
          <table:table-cell table:style-name="ce216"/>
          <table:table-cell table:style-name="ce203" office:value-type="string" calcext:value-type="string">
            <text:p>getByRole(expectedRole, { name: 'The name' })</text:p>
          </table:table-cell>
          <table:table-cell table:style-name="ce216" table:number-columns-repeated="2"/>
          <table:table-cell table:style-name="ce300" office:value-type="string" calcext:value-type="string">
            <text:p><text:a xlink:href="https://www.w3.org/TR/html-aria/#docconformance" xlink:type="simple">https://www.w3.org/TR/html-aria/#docconformance</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216" office:value-type="string" calcext:value-type="string">
            <text:p>getAllByRole</text:p>
          </table:table-cell>
          <table:table-cell table:style-name="ce203" office:value-type="string" calcext:value-type="string">
            <text:p>Buscar TODOS os elementos pelo seu role / type</text:p>
          </table:table-cell>
          <table:table-cell table:style-name="ce216" table:number-columns-repeated="4"/>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Verificação por comparação</text:p>
          </table:table-cell>
          <table:table-cell table:style-name="ce216" office:value-type="string" calcext:value-type="string">
            <text:p>toBeInDocument()</text:p>
          </table:table-cell>
          <table:table-cell table:style-name="ce203" office:value-type="string" calcext:value-type="string">
            <text:p>Verificar se o elemento selecionado está no documento</text:p>
          </table:table-cell>
          <table:table-cell table:style-name="ce216" table:number-columns-repeated="4"/>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TestId</text:p>
          </table:table-cell>
          <table:table-cell table:number-columns-repeated="6"/>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LabelText</text:p>
          </table:table-cell>
          <table:table-cell office:value-type="string" calcext:value-type="string">
            <text:p>Pela o input associaado ao label com o texto informado</text:p>
          </table:table-cell>
          <table:table-cell table:number-columns-repeated="5"/>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ção de ações (fire)</text:p>
          </table:table-cell>
          <table:table-cell table:style-name="ce228" office:value-type="string" calcext:value-type="string">
            <text:p>fireEvent</text:p>
          </table:table-cell>
          <table:table-cell table:style-name="ce203" office:value-type="string" calcext:value-type="string">
            <text:p>Ativar um event listener</text:p>
          </table:table-cell>
          <table:table-cell table:style-name="ce292" office:value-type="string" calcext:value-type="string">
            <text:p>Tipos de eventos a serem ativados: </text:p>
            <text:p/>
            <text:p>change -&gt; onChange</text:p>
            <text:p/>
            <text:p>click -&gt; onClick</text:p>
          </table:table-cell>
          <table:table-cell table:style-name="ce292" office:value-type="string" calcext:value-type="string">
            <text:p>import { render, cleanup, fireEvent } from '@testing-library/react';</text:p>
            <text:p/>
            <text:p/>
            <text:p>fireEvent.'tipo de evento a ser disparado'('elemento a aplicar o evento', { target: { value: 'valor a ser inserido no fireEvent' } } )</text:p>
          </table:table-cell>
          <table:table-cell table:style-name="ce203" table:number-columns-repeated="2"/>
          <table:table-cell table:style-name="ce299" office:value-type="string" calcext:value-type="string">
            <text:p><text:a xlink:href="https://testing-library.com/docs/dom-testing-library/api-events" xlink:type="simple">https://testing-library.com/docs/dom-testing-library/api-events

</text:a></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table:table-cell table:style-name="ce203" office:value-type="string" calcext:value-type="string">
            <text:p>waitFor</text:p>
          </table:table-cell>
          <table:table-cell table:style-name="ce203" office:value-type="string" calcext:value-type="string">
            <text:p>Aguardar algo acontecer para continuar o test</text:p>
          </table:table-cell>
          <table:table-cell table:style-name="ce203" office:value-type="string" calcext:value-type="string">
            <text:p>import {render, waitFor} from '@testing-library/react'</text:p>
          </table:table-cell>
          <table:table-cell table:style-name="ce203" office:value-type="string" calcext:value-type="string">
            <text:p>waitFor(() =&gt; 'expect', { timeout: 'timeOut in miliseconds' } )</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Custom imports</text:p>
          </table:table-cell>
          <table:table-cell table:number-columns-repeated="2" table:style-name="ce203" office:value-type="string" calcext:value-type="string">
            <text:p>Custom imports -&gt;</text:p>
          </table:table-cell>
          <table:table-cell table:style-name="ce292" office:value-type="string" calcext:value-type="string">
            <text:p>import React from 'react';</text:p>
            <text:p>import { render } from '@testing-library/react';</text:p>
            <text:p>import App from './App'; (or other components)</text:p>
          </table:table-cell>
          <table:table-cell table:style-name="ce203"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Mock</text:p>
          </table:table-cell>
          <table:table-cell table:style-name="ce203" office:value-type="string" calcext:value-type="string">
            <text:p>MutationObserver</text:p>
          </table:table-cell>
          <table:table-cell table:style-name="ce203" office:value-type="string" calcext:value-type="string">
            <text:p>Esta biblioteca serve para monitoramento de alterações no DOM da página.</text:p>
          </table:table-cell>
          <table:table-cell table:style-name="ce203"/>
          <table:table-cell table:style-name="ce292" office:value-type="string" calcext:value-type="string">
            <text:p>import MutationObserver from '@sheerun/mutationobserver-shim';</text:p>
            <text:p>window.MutationObserver = MutationObserver;</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ção de ações (userEvent)</text:p>
          </table:table-cell>
          <table:table-cell table:style-name="ce203" office:value-type="string" calcext:value-type="string">
            <text:p>userEvent.type()</text:p>
          </table:table-cell>
          <table:table-cell table:style-name="ce203" office:value-type="string" calcext:value-type="string">
            <text:p>Sintaxe mais simples do que o fire event para disparar eventos</text:p>
          </table:table-cell>
          <table:table-cell table:style-name="ce292" office:value-type="string" calcext:value-type="string">
            <text:p>Install: npm install @testing-library/user-event @testing-library/dom --save-dev</text:p>
            <text:p/>
            <text:p>Import:</text:p>
            <text:p/>
            <text:p>import { userEvent } from '@testing-library/user-event'</text:p>
            <text:p/>
            <text:p/>
            <text:p>Opções:</text:p>
            <text:p/>
            <text:p>    .click(element, eventInit, options)</text:p>
            <text:p>    .dblClick(element, eventInit, options)</text:p>
            <text:p>    .type(element, text, [options])</text:p>
            <text:p>    .upload(element, file, [{ clickInit, changeInit }])</text:p>
            <text:p>    .clear(element)</text:p>
            <text:p>    .selectOptions(element, values)</text:p>
            <text:p>    .deselectOptions(element, values)</text:p>
            <text:p>    .tab({shift, focusTrap})</text:p>
            <text:p>    .hover(element)</text:p>
            <text:p>    .unhover(element)</text:p>
            <text:p>    .paste(element, text, eventInit, options)</text:p>
            <text:p/>
          </table:table-cell>
          <table:table-cell table:style-name="ce203" office:value-type="string" calcext:value-type="string">
            <text:p>userEvent.type('input element', 'texto a ser inputado')</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r uma promisse (fetch)</text:p>
          </table:table-cell>
          <table:table-cell table:style-name="ce203" office:value-type="string" calcext:value-type="string">
            <text:p>global.fetch()</text:p>
          </table:table-cell>
          <table:table-cell table:style-name="ce203" office:value-type="string" calcext:value-type="string">
            <text:p>Simular uma promisse (fetch)</text:p>
          </table:table-cell>
          <table:table-cell table:style-name="ce292" office:value-type="string" calcext:value-type="string">
            <text:p>1) Definir o objeto simulado a ser retornado pela simulação da fetch</text:p>
            <text:p/>
            <text:p>2) simular a response da fetch, aplicando um objeto com uma chave JSON que contenha uma função simulada que retorne a variável criada no passo 1</text:p>
            <text:p/>
            <text:p>3) Criar a simualação do fetch com o global.fetch e aplicar as simulações em passos</text:p>
          </table:table-cell>
          <table:table-cell table:style-name="ce292" office:value-type="string" calcext:value-type="string">
            <text:p>1)</text:p>
            <text:p/>
            <text:p>const returnedObject = {</text:p>
            <text:p>id: 123,</text:p>
            <text:p>texto: abc,</text:p>
            <text:p>status: 200,</text:p>
            <text:p>};</text:p>
            <text:p/>
            <text:p>2) </text:p>
            <text:p>const response = { json: jest.fn().mockResolvedValue(joke) }</text:p>
            <text:p/>
            <text:p>3)</text:p>
            <text:p>global.fetch = jest.fn().mockResolvedValue(response)</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renderWithRouter()</text:p>
          </table:table-cell>
          <table:table-cell table:style-name="ce203" office:value-type="string" calcext:value-type="string">
            <text:p>Renderizar a página para test com o Router habilitado</text:p>
          </table:table-cell>
          <table:table-cell table:style-name="ce292" office:value-type="string" calcext:value-type="string">
            <text:p>Importar:</text:p>
            <text:p>import renderWithRouter from './renderWithRouter'</text:p>
          </table:table-cell>
          <table:table-cell table:style-name="ce292" office:value-type="string" calcext:value-type="string">
            <text:p>import React from 'react';</text:p>
            <text:p>import { Router } from 'react-router-dom';</text:p>
            <text:p>import { createMemoryHistory } from 'history';</text:p>
            <text:p>import { render } from '@testing-library/react';</text:p>
            <text:p/>
            <text:p>const renderWithRouter = (component) =&gt; {</text:p>
            <text:p>  const history = createMemoryHistory();</text:p>
            <text:p>  return ({</text:p>
            <text:p>    ...render(&lt;Router history={ history }&gt;{component}&lt;/Router&gt;), history,</text:p>
            <text:p>  });</text:p>
            <text:p>};</text:p>
            <text:p/>
            <text:p>export default renderWithRouter;</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push()</text:p>
          </table:table-cell>
          <table:table-cell table:style-name="ce203" office:value-type="string" calcext:value-type="string">
            <text:p>mudar de rota dentro do ambiente de testes</text:p>
          </table:table-cell>
          <table:table-cell table:style-name="ce216"/>
          <table:table-cell table:style-name="ce203" office:value-type="string" calcext:value-type="string">
            <text:p><text:s text:c="4"/>history.push('/pagina/que-nao-existe/');</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history.location.pathname</text:p>
          </table:table-cell>
          <table:table-cell table:style-name="ce203" office:value-type="string" calcext:value-type="string">
            <text:p>retornar a URL exata em que você está</text:p>
          </table:table-cell>
          <table:table-cell table:style-name="ce216"/>
          <table:table-cell table:style-name="ce203" office:value-type="string" calcext:value-type="string">
            <text:p><text:s text:c="3"/>const pathname = history.location.pathname;</text:p>
          </table:table-cell>
          <table:table-cell table:style-name="ce216"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Export</text:p>
          </table:table-cell>
          <table:table-cell table:style-name="ce203" office:value-type="string" calcext:value-type="string">
            <text:p>Component</text:p>
          </table:table-cell>
          <table:table-cell table:style-name="ce203" office:value-type="string" calcext:value-type="string">
            <text:p>export</text:p>
          </table:table-cell>
          <table:table-cell table:style-name="ce203" office:value-type="string" calcext:value-type="string">
            <text:p>Exporta um componente ou função, não sendo default precisa de destructuring na hora do import</text:p>
          </table:table-cell>
          <table:table-cell table:style-name="ce216" table:number-columns-repeated="4"/>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with class</text:p>
          </table:table-cell>
          <table:table-cell table:style-name="ce203" office:value-type="string" calcext:value-type="string">
            <text:p>.contextType</text:p>
          </table:table-cell>
          <table:table-cell table:style-name="ce203" office:value-type="string" calcext:value-type="string">
            <text:p>importar o contexto para ser usado em um component class</text:p>
          </table:table-cell>
          <table:table-cell table:style-name="ce203" office:value-type="string" calcext:value-type="string">
            <text:p>A propriedade contextType pode ser atribuída a um objeto Contexto (Context) criado por React.createContext(). Isso permite você consumir o valor atual mais próximo deste tipo de contexto usando this.context. Você pode referencia-lo em qualquer momento nos métodos de ciclo-de-vida, incluindo a função render.</text:p>
          </table:table-cell>
          <table:table-cell table:style-name="ce203" office:value-type="string" calcext:value-type="string">
            <text:p>component'.contextType = 'contexto criado'</text:p>
          </table:table-cell>
          <table:table-cell table:style-name="ce216"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Consumer</text:p>
          </table:table-cell>
          <table:table-cell table:style-name="ce203" office:value-type="string" calcext:value-type="string">
            <text:p>Criar o consumer para receber valores do provider</text:p>
          </table:table-cell>
          <table:table-cell table:style-name="ce203"/>
          <table:table-cell table:style-name="ce292" office:value-type="string" calcext:value-type="string">
            <text:p>&lt;'component'.Consumer&gt;</text:p>
            <text:p>{ ('value enviado pelo Provider') =&gt; {</text:p>
            <text:p>'render do componente } }</text:p>
          </table:table-cell>
          <table:table-cell table:style-name="ce203" table:number-columns-repeated="2"/>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Provider</text:p>
          </table:table-cell>
          <table:table-cell table:style-name="ce203" office:value-type="string" calcext:value-type="string">
            <text:p>criar provider para enviar infos para os filhos via consumer</text:p>
          </table:table-cell>
          <table:table-cell table:style-name="ce203"/>
          <table:table-cell table:style-name="ce203" office:value-type="string" calcext:value-type="string">
            <text:p>&lt;'Contexto criado'.Provider value={/* some value */}&gt;</text:p>
          </table:table-cell>
          <table:table-cell table:style-name="ce203" table:number-columns-repeated="2"/>
          <table:table-cell table:style-name="ce269" office:value-type="string" calcext:value-type="string">
            <text:p><text:a xlink:href="https://pt-br.reactjs.org/docs/context.html#reactcreatecontext" xlink:type="simple">https://pt-br.reactjs.org/docs/context.html#reactcreatecontext</text:a></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table:style-name="ce203" office:value-type="string" calcext:value-type="string">
            <text:p>useState()</text:p>
          </table:table-cell>
          <table:table-cell table:style-name="ce203" office:value-type="string" calcext:value-type="string">
            <text:p>Criar um estado local no componente funcional</text:p>
          </table:table-cell>
          <table:table-cell table:style-name="ce203" table:number-columns-repeated="4"/>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table:style-name="ce203" office:value-type="string" calcext:value-type="string">
            <text:p>useContext()</text:p>
          </table:table-cell>
          <table:table-cell table:style-name="ce203" office:value-type="string" calcext:value-type="string">
            <text:p>Usar o contexto passado pelo Provider</text:p>
          </table:table-cell>
          <table:table-cell table:style-name="ce203"/>
          <table:table-cell table:style-name="ce203" office:value-type="string" calcext:value-type="string">
            <text:p>const {'destructuring'} = useContext('nome do contexto')</text:p>
          </table:table-cell>
          <table:table-cell table:style-name="ce203"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createContext</text:p>
          </table:table-cell>
          <table:table-cell table:style-name="ce203" office:value-type="string" calcext:value-type="string">
            <text:p>Criar contexto para ser usado nos consumers</text:p>
          </table:table-cell>
          <table:table-cell table:style-name="ce203"/>
          <table:table-cell table:style-name="ce203" office:value-type="string" calcext:value-type="string">
            <text:p>const MyContext = React.createContext(defaultValue);</text:p>
          </table:table-cell>
          <table:table-cell table:style-name="ce203" table:number-columns-repeated="2"/>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with class</text:p>
          </table:table-cell>
          <table:table-cell table:style-name="ce203" office:value-type="string" calcext:value-type="string">
            <text:p>this.context</text:p>
          </table:table-cell>
          <table:table-cell table:style-name="ce203" office:value-type="string" calcext:value-type="string">
            <text:p>Acessar os valores armazenados no context</text:p>
          </table:table-cell>
          <table:table-cell table:style-name="ce203"/>
          <table:table-cell table:style-name="ce203" office:value-type="string" calcext:value-type="string">
            <text:p>let value = this.context</text:p>
          </table:table-cell>
          <table:table-cell table:style-name="ce203"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Provider</text:p>
          </table:table-cell>
          <table:table-cell table:style-name="ce203" office:value-type="string" calcext:value-type="string">
            <text:p>Criar um provider em um arquivo separado, um componente de classe </text:p>
          </table:table-cell>
          <table:table-cell table:style-name="ce203"/>
          <table:table-cell table:style-name="ce292" office:value-type="string" calcext:value-type="string">
            <text:p>const context = {'informações'}</text:p>
            <text:p/>
            <text:p>const { children } = this.props</text:p>
          </table:table-cell>
          <table:table-cell table:style-name="ce292" office:value-type="string" calcext:value-type="string">
            <text:p>import React, { useState, useContext } ftom 'react';</text:p>
            <text:p/>
            <text:p>export const myContext = useContext();</text:p>
            <text:p/>
            <text:p>functino myProvider = ({ children }) =&gt; {</text:p>
            <text:p>const [todos, setTodos] = useState([</text:p>
            <text:p>{id: 1, title: 'tarefa 1' }, </text:p>
            <text:p>{ id: 2, title: 'tarefa 2' }])</text:p>
            <text:p/>
            <text:p/>
            <text:p>function saaveTodo = (todo) =&gt; {</text:p>
            <text:p>const newTodo = {</text:p>
            <text:p>id: todos.length + 1,</text:p>
            <text:p>title: todo.title,</text:p>
            <text:p>}</text:p>
            <text:p>setTodos([...todos, newTodo]);</text:p>
            <text:p/>
            <text:p>return (</text:p>
            <text:p>&lt;myContext.Provider value={{ todos, saveTodos }}&gt;</text:p>
            <text:p>{childre}</text:p>
            <text:p>&lt;/myContext.Provider&gt;</text:p>
          </table:table-cell>
          <table:table-cell table:style-name="ce203"/>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4">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office:value-type="string" calcext:value-type="string">
            <text:p>useEffect</text:p>
          </table:table-cell>
          <table:table-cell office:value-type="string" calcext:value-type="string">
            <text:p>Aplicar lógica do lifecycle</text:p>
          </table:table-cell>
          <table:table-cell table:style-name="ce171" office:value-type="string" calcext:value-type="string">
            <text:p>Regra para segundo param:</text:p>
            <text:p>1) nenhum =&gt; componentDidUpdate / didMount</text:p>
            <text:p/>
            <text:p>2) [] =&gt; componentDidMount</text:p>
            <text:p/>
            <text:p>3) ['com algo'] =&gt; executa sempre que esses valores mudam</text:p>
            <text:p/>
            <text:p>__</text:p>
            <text:p/>
            <text:p>Se ele retornar uma função essa função é executada no willUnmount</text:p>
            <text:p/>
            <text:p/>
            <text:p/>
            <text:p/>
            <text:p/>
            <text:p>_____</text:p>
            <text:p/>
            <text:p>Por convenção a função começa com USE</text:p>
            <text:p/>
            <text:p>O useEffect executa, quando disparado, a função que recebe como primeiro parâmetro;</text:p>
            <text:p>Se não receber um segundo parâmetro, ele executa a função sempre que o componente é renderizado;</text:p>
            <text:p>Se receber um array vazio como segundo parâmetro, ele executa a função somente quando o componente é montado;</text:p>
            <text:p>Quando ele recebe um array com valores dentro, sempre que algum desses valores é alterado, a função é executada;</text:p>
            <text:p>Se ele retorna uma função, essa função é executada quando o componente é desmontado e também antes da próxima renderização.</text:p>
            <text:p>Um hook customizado por convenção é definido com uma função que começa com a palavra use. É possível incorporar a lógica de outros hooks em seu funcionamento.</text:p>
          </table:table-cell>
          <table:table-cell table:style-name="ce292" office:value-type="string" calcext:value-type="string">
            <text:p>import {useState, useEffect} from 'react</text:p>
            <text:p/>
            <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Layout</text:p>
          </table:table-cell>
          <table:table-cell office:value-type="string" calcext:value-type="string">
            <text:p>useLayoutEffect</text:p>
          </table:table-cell>
          <table:table-cell/>
          <table:table-cell table:style-name="ce132"/>
          <table:table-cell table:style-name="ce216"/>
          <table:table-cell table:style-name="ce292" office:value-type="string" calcext:value-type="string">
            <text:p>const useAbility =() =&gt; {</text:p>
            <text:p>const [pokeUrl, sePokkeUrl] = useState('');</text:p>
            <text:p/>
            <text:p>useEffect(async () =&gt; {</text:p>
            <text:p>if(pokeUrl !== '') {</text:p>
            <text:p>const results = await fetch(pokeUrl)</text:p>
            <text:p>.then(response =&gt; response.json()</text:p>
            <text:p>.then(data =&gt;  data.abilities);</text:p>
            <text:p/>
            <text:p>}</text:p>
            <text:p>}, [pokeUrl]))</text:p>
            <text:p/>
            <text:p>return []</text:p>
            <text:p>}</text:p>
          </table:table-cell>
          <table:table-cell table:style-name="ce203"/>
          <table:table-cell table:style-name="ce269" office:value-type="string" calcext:value-type="string">
            <text:p><text:a xlink:href="https://pt-br.reactjs.org/docs/hooks-reference.html#uselayouteffect" xlink:type="simple">https://pt-br.reactjs.org/docs/hooks-reference.html#uselayouteffect</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ustom hooks</text:p>
          </table:table-cell>
          <table:table-cell office:value-type="string" calcext:value-type="string">
            <text:p>custom hooks</text:p>
          </table:table-cell>
          <table:table-cell/>
          <table:table-cell office:value-type="string" calcext:value-type="string">
            <text:p>Por padrão começa com USE</text:p>
          </table:table-cell>
          <table:table-cell table:style-name="ce216"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Advanced hooks</text:p>
          </table:table-cell>
          <table:table-cell office:value-type="string" calcext:value-type="string">
            <text:p>useReducer</text:p>
          </table:table-cell>
          <table:table-cell office:value-type="string" calcext:value-type="string">
            <text:p>Criar um estado que será gerido por um reducer (tipo redux)</text:p>
          </table:table-cell>
          <table:table-cell table:style-name="ce171" office:value-type="string" calcext:value-type="string">
            <text:p>const initialState = {count: 0};</text:p>
            <text:p/>
            <text:p>function reducer(state, action) {</text:p>
            <text:p>  switch (action.type) {</text:p>
            <text:p>    case 'increment':</text:p>
            <text:p>      return {count: state.count + 1};</text:p>
            <text:p>    case 'decrement':</text:p>
            <text:p>      return {count: state.count - 1};</text:p>
            <text:p>    default:</text:p>
            <text:p>      throw new Error();</text:p>
            <text:p>  }</text:p>
            <text:p>}</text:p>
            <text:p/>
            <text:p>function Counter() {</text:p>
            <text:p>  const [state, dispatch] = useReducer(reducer, initialState);</text:p>
            <text:p>  return (</text:p>
            <text:p>    &lt;&gt;</text:p>
            <text:p>      Count: {state.count}</text:p>
            <text:p>      &lt;button onClick={() =&gt; dispatch({type: 'decrement'})}&gt;-&lt;/button&gt;</text:p>
            <text:p>      &lt;button onClick={() =&gt; dispatch({type: 'increment'})}&gt;+&lt;/button&gt;</text:p>
            <text:p>    &lt;/&gt;</text:p>
            <text:p>  );</text:p>
            <text:p>}</text:p>
          </table:table-cell>
          <table:table-cell table:style-name="ce203" office:value-type="string" calcext:value-type="string">
            <text:p>const [state, dispatch] = useReducer(reducer, initialArg, init);</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Advanced hooks</text:p>
          </table:table-cell>
          <table:table-cell table:style-name="ce213" office:value-type="string" calcext:value-type="string">
            <text:p>useCallback</text:p>
          </table:table-cell>
          <table:table-cell office:value-type="string" calcext:value-type="string">
            <text:p>Permite usar outro hook como callback</text:p>
          </table:table-cell>
          <table:table-cell/>
          <table:table-cell table:style-name="ce216"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xto dentro de um container</text:p>
          </table:table-cell>
          <table:table-cell office:value-type="string" calcext:value-type="string">
            <text:p>.textContent</text:p>
          </table:table-cell>
          <table:table-cell office:value-type="string" calcext:value-type="string">
            <text:p>Pegar <text:s/>o texto dentro de um elemento queried</text:p>
          </table:table-cell>
          <table:table-cell/>
          <table:table-cell table:style-name="ce203" office:value-type="string" calcext:value-type="string">
            <text:p>getbyTestId('...').textContent</text:p>
          </table:table-cell>
          <table:table-cell table:style-name="ce216" table:number-columns-repeated="2"/>
          <table:table-cell table:number-columns-repeated="1015"/>
        </table:table-row>
        <table:table-row table:style-name="ro13">
          <table:table-cell office:value-type="string" calcext:value-type="string">
            <text:p>React</text:p>
          </table:table-cell>
          <table:table-cell office:value-type="string" calcext:value-type="string">
            <text:p>Enzyme</text:p>
          </table:table-cell>
          <table:table-cell table:style-name="ce216"/>
          <table:table-cell table:number-columns-repeated="2" office:value-type="string" calcext:value-type="string">
            <text:p>Test component State</text:p>
          </table:table-cell>
          <table:table-cell/>
          <table:table-cell table:style-name="ce216" table:number-columns-repeated="3"/>
          <table:table-cell table:style-name="ce269" office:value-type="string" calcext:value-type="string">
            <text:p><text:a xlink:href="https://dev.to/theactualgivens/testing-react-hook-state-changes-2oga" xlink:type="simple">https://dev.to/theactualgivens/testing-react-hook-state-changes-2oga</text:a></text:p>
          </table:table-cell>
          <table:table-cell table:number-columns-repeated="1014"/>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xto dentro de um container</text:p>
          </table:table-cell>
          <table:table-cell office:value-type="string" calcext:value-type="string">
            <text:p>toHaveTextContent</text:p>
          </table:table-cell>
          <table:table-cell office:value-type="string" calcext:value-type="string">
            <text:p>Verifica o texto interno de um elemento queried</text:p>
          </table:table-cell>
          <table:table-cell/>
          <table:table-cell table:style-name="ce203" office:value-type="string" calcext:value-type="string">
            <text:p>toHaveTextContent('texto')</text:p>
          </table:table-cell>
          <table:table-cell table:style-name="ce216" table:number-columns-repeated="2"/>
          <table:table-cell table:number-columns-repeated="1015"/>
        </table:table-row>
        <table:table-row table:style-name="ro13">
          <table:table-cell office:value-type="string" calcext:value-type="string">
            <text:p>React</text:p>
          </table:table-cell>
          <table:table-cell office:value-type="string" calcext:value-type="string">
            <text:p>react-testing-library</text:p>
          </table:table-cell>
          <table:table-cell table:style-name="ce203"/>
          <table:table-cell office:value-type="string" calcext:value-type="string">
            <text:p>Mock fetch</text:p>
          </table:table-cell>
          <table:table-cell table:number-columns-repeated="2"/>
          <table:table-cell table:style-name="ce292" office:value-type="string" calcext:value-type="string">
            <text:p>const mockFetch = () =&gt; {</text:p>
            <text:p>  jest.spyOn(global, 'fetch')</text:p>
            <text:p>    .mockImplementation(() =&gt; Promise.resolve({</text:p>
            <text:p>      status: 200,</text:p>
            <text:p>      ok: true,</text:p>
            <text:p>      json: () =&gt; Promise.resolve(testData)</text:p>
            <text:p>    }));</text:p>
            <text:p>}</text:p>
          </table:table-cell>
          <table:table-cell table:style-name="ce216" table:number-columns-repeated="2"/>
          <table:table-cell table:number-columns-repeated="1015"/>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21" office:value-type="string" calcext:value-type="string">
            <text:p>conceito</text:p>
          </table:table-cell>
          <table:table-cell table:style-name="ce211" office:value-type="string" calcext:value-type="string">
            <text:p>conceito</text:p>
          </table:table-cell>
          <table:table-cell table:style-name="ce211" office:value-type="string" calcext:value-type="string">
            <text:p>Local aonde as informações ficam armazenadas</text:p>
          </table:table-cell>
          <table:table-cell table:style-name="ce211"/>
          <table:table-cell table:style-name="ce221" table:number-columns-repeated="3"/>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ction (intenções)</text:p>
          </table:table-cell>
          <table:table-cell table:style-name="ce221" office:value-type="string" calcext:value-type="string">
            <text:p>conceito (object)</text:p>
          </table:table-cell>
          <table:table-cell table:style-name="ce211" office:value-type="string" calcext:value-type="string">
            <text:p>conceito</text:p>
          </table:table-cell>
          <table:table-cell table:style-name="ce211" office:value-type="string" calcext:value-type="string">
            <text:p>Objecto JS que representa uma mudança no estado</text:p>
          </table:table-cell>
          <table:table-cell table:style-name="ce211"/>
          <table:table-cell table:style-name="ce221"/>
          <table:table-cell table:style-name="ce292" office:value-type="string" calcext:value-type="string">
            <text:p>const action = {</text:p>
            <text:p>    type: 'LOGIN',</text:p>
            <text:p>}</text:p>
          </table:table-cell>
          <table:table-cell table:style-name="ce221"/>
          <table:table-cell table:style-name="ce211"/>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reducer</text:p>
          </table:table-cell>
          <table:table-cell table:style-name="ce211" office:value-type="string" calcext:value-type="string">
            <text:p>conceito (function)</text:p>
          </table:table-cell>
          <table:table-cell table:style-name="ce211" office:value-type="string" calcext:value-type="string">
            <text:p>conceito</text:p>
          </table:table-cell>
          <table:table-cell table:style-name="ce211" office:value-type="string" calcext:value-type="string">
            <text:p>FUNÇÃO JS que recebe o estado atual da APP e a ação tual e retorna um novo estado a ser armazenada no store</text:p>
          </table:table-cell>
          <table:table-cell table:style-name="ce211" table:number-columns-repeated="2"/>
          <table:table-cell table:style-name="ce292" office:value-type="string" calcext:value-type="string">
            <text:p>function carReducer(state = initialState, action) {</text:p>
            <text:p>  switch (action.type) {</text:p>
            <text:p>    case MOVE_CAR:</text:p>
            <text:p>      return {</text:p>
            <text:p>        ...state,</text:p>
            <text:p>        cars: { ...state.cars, [action.car]: action.side }</text:p>
            <text:p>      };</text:p>
            <text:p>    default:</text:p>
            <text:p>      return state;</text:p>
            <text:p>  }</text:p>
            <text:p>}</text:p>
          </table:table-cell>
          <table:table-cell table:style-name="ce221"/>
          <table:table-cell table:style-name="ce211"/>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envio</text:p>
          </table:table-cell>
          <table:table-cell table:style-name="ce211" office:value-type="string" calcext:value-type="string">
            <text:p>store.dispatch()</text:p>
          </table:table-cell>
          <table:table-cell table:style-name="ce211" office:value-type="string" calcext:value-type="string">
            <text:p>Enviar uma action para o reducer</text:p>
          </table:table-cell>
          <table:table-cell table:style-name="ce211"/>
          <table:table-cell table:style-name="ce211" office:value-type="string" calcext:value-type="string">
            <text:p>store.dispatch('obj JS')</text:p>
          </table:table-cell>
          <table:table-cell table:style-name="ce171"/>
          <table:table-cell table:style-name="ce211" table:number-columns-repeated="2"/>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coleta</text:p>
          </table:table-cell>
          <table:table-cell table:style-name="ce211" office:value-type="string" calcext:value-type="string">
            <text:p>store.getState()</text:p>
          </table:table-cell>
          <table:table-cell table:style-name="ce211" office:value-type="string" calcext:value-type="string">
            <text:p>Recuperar uma informação armazenada</text:p>
          </table:table-cell>
          <table:table-cell table:style-name="ce211" table:number-columns-repeated="2"/>
          <table:table-cell table:style-name="ce211" office:value-type="string" calcext:value-type="string">
            <text:p>const currentState = store.getState();</text:p>
          </table:table-cell>
          <table:table-cell table:style-name="ce211"/>
          <table:table-cell table:style-name="ce159"/>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Criação</text:p>
          </table:table-cell>
          <table:table-cell table:style-name="ce211" office:value-type="string" calcext:value-type="string">
            <text:p>Redux.createStore()</text:p>
          </table:table-cell>
          <table:table-cell table:style-name="ce211" office:value-type="string" calcext:value-type="string">
            <text:p>Criar o store no Redux</text:p>
          </table:table-cell>
          <table:table-cell table:style-name="ce171" office:value-type="string" calcext:value-type="string">
            <text:p>Creates a Redux store that holds the complete state tree of your app. There should only be a single store in your app.</text:p>
            <text:p/>
            <text:p>Arguments#</text:p>
            <text:p>reducer (Function): A reducing function that returns the next state tree, given the current state tree and an action to handle.</text:p>
            <text:p/>
            <text:p>[preloadedState] (any): The initial state. You may optionally specify it to hydrate the state from the server in universal apps, or to restore a previously serialized user session. If you produced reducer with combineReducers, this must be a plain object with the same shape as the keys passed to it. Otherwise, you are free to pass anything that your reducer can understand.</text:p>
            <text:p/>
            <text:p>[enhancer] (Function): The store enhancer. You may optionally specify it to enhance the store with third-party capabilities such as middleware, time travel, persistence, etc. The only store enhancer that ships with Redux is applyMiddleware().</text:p>
          </table:table-cell>
          <table:table-cell table:style-name="ce211" office:value-type="string" calcext:value-type="string">
            <text:p>const store = Redux.createStore(reducer);</text:p>
          </table:table-cell>
          <table:table-cell table:style-name="ce211" table:number-columns-repeated="2"/>
          <table:table-cell table:style-name="ce269" office:value-type="string" calcext:value-type="string">
            <text:p><text:a xlink:href="https://redux.js.org/api/createstore" xlink:type="simple">https://redux.js.org/api/createstore</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12" office:value-type="string" calcext:value-type="string">
            <text:p>reducer</text:p>
          </table:table-cell>
          <table:table-cell table:style-name="ce211" office:value-type="string" calcext:value-type="string">
            <text:p>Redux.combineReducers()</text:p>
          </table:table-cell>
          <table:table-cell table:style-name="ce211"/>
          <table:table-cell table:style-name="ce211" office:value-type="string" calcext:value-type="string">
            <text:p>Essa função recebe um objeto como parâmetro contendo cada um dos seus reducers como elementos</text:p>
          </table:table-cell>
          <table:table-cell table:style-name="ce211"/>
          <table:table-cell table:style-name="ce171" office:value-type="string" calcext:value-type="string">
            <text:p>const rootReducer = combineReducers({</text:p>
            <text:p>movieReducer: reducers.movieReducer, </text:p>
            <text:p>testReducer: reducers.testReducer</text:p>
            <text:p>})</text:p>
          </table:table-cell>
          <table:table-cell table:style-name="ce211"/>
          <table:table-cell table:style-name="ce269" office:value-type="string" calcext:value-type="string">
            <text:p><text:a xlink:href="https://redux.js.org/api/combinereducers/" xlink:type="simple">https://redux.js.org/api/combinereducers/</text:a></text:p>
          </table:table-cell>
          <table:table-cell/>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actionCreator()</text:p>
          </table:table-cell>
          <table:table-cell table:style-name="ce211" office:value-type="string" calcext:value-type="string">
            <text:p>conceito (function)</text:p>
          </table:table-cell>
          <table:table-cell table:style-name="ce211" table:number-columns-repeated="4"/>
          <table:table-cell table:style-name="ce14"/>
          <table:table-cell table:style-name="ce211" table:number-columns-repeated="2"/>
          <table:table-cell table:number-columns-repeated="1014"/>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table:table-cell table:style-name="ce211" office:value-type="string" calcext:value-type="string">
            <text:p>subscribe</text:p>
          </table:table-cell>
          <table:table-cell table:style-name="ce211" table:number-columns-repeated="6"/>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11" office:value-type="string" calcext:value-type="string">
            <text:p>React + Redux</text:p>
          </table:table-cell>
          <table:table-cell table:style-name="ce211" office:value-type="string" calcext:value-type="string">
            <text:p>Provider</text:p>
          </table:table-cell>
          <table:table-cell table:style-name="ce211"/>
          <table:table-cell table:style-name="ce211" office:value-type="string" calcext:value-type="string">
            <text:p>import {Provider} from 'react-redux'</text:p>
          </table:table-cell>
          <table:table-cell table:style-name="ce171" office:value-type="string" calcext:value-type="string">
            <text:p>// root/index.js</text:p>
            <text:p>&lt;React.StricMode&gt;</text:p>
            <text:p>&lt;Provider store ={ store }&gt;</text:p>
            <text:p>&lt;App /&gt;</text:p>
          </table:table-cell>
          <table:table-cell table:style-name="ce211" table:number-columns-repeated="3"/>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2" office:value-type="string" calcext:value-type="string">
            <text:p>React + Redux</text:p>
          </table:table-cell>
          <table:table-cell table:style-name="ce222" office:value-type="string" calcext:value-type="string">
            <text:p>mapDispatchToProps</text:p>
          </table:table-cell>
          <table:table-cell table:style-name="ce222"/>
          <table:table-cell table:style-name="ce222" office:value-type="string" calcext:value-type="string">
            <text:p>Poderia ter qualquer nome, mas é uma convenção</text:p>
          </table:table-cell>
          <table:table-cell table:style-name="ce296" office:value-type="string" calcext:value-type="string">
            <text:p>const mapDispatchToProps = (dispatch) =&gt; ({</text:p>
            <text:p/>
            <text:p>'propName': ('value') =&gt; dispatch('action'('value')),</text:p>
            <text:p>})</text:p>
            <text:p/>
            <text:p>export default connect(null, 'mapDispatchToProps')('currentComponent')</text:p>
          </table:table-cell>
          <table:table-cell table:style-name="ce211"/>
          <table:table-cell table:style-name="ce222"/>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mapStateToProps</text:p>
          </table:table-cell>
          <table:table-cell table:style-name="ce221" table:number-columns-repeated="2"/>
          <table:table-cell table:style-name="ce292" office:value-type="string" calcext:value-type="string">
            <text:p>const mapStateToProps = (state) =&gt; ({</text:p>
            <text:p>'prop': state.'reducer'</text:p>
            <text:p>})</text:p>
            <text:p/>
            <text:p>export default connect(null, 'mapStateToProps')('currentComponent')</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connect</text:p>
          </table:table-cell>
          <table:table-cell table:style-name="ce221"/>
          <table:table-cell table:style-name="ce292" office:value-type="string" calcext:value-type="string">
            <text:p>connect() //retorna uma função</text:p>
            <text:p>connect()() //essa função é chamada em seguida</text:p>
          </table:table-cell>
          <table:table-cell table:style-name="ce221" office:value-type="string" calcext:value-type="string">
            <text:p>export default connect('mapStateToProps', 'mapDispatchToProps')('currentComponent')</text:p>
          </table:table-cell>
          <table:table-cell table:style-name="ce211"/>
          <table:table-cell table:style-name="ce292"/>
          <table:table-cell table:style-name="ce17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store (with dev tools)</text:p>
          </table:table-cell>
          <table:table-cell table:style-name="ce221" table:number-columns-repeated="3"/>
          <table:table-cell table:style-name="ce171" office:value-type="string" calcext:value-type="string">
            <text:p>import { createStore } from 'redux';</text:p>
            <text:p/>
            <text:p/>
            <text:p>const store = createStore(rootReducer, window.__REDUX_DEVTOOLS_EXTENSION__ &amp;&amp; window.__REDUX_DEVTOOLS_EXTENSION__());</text:p>
            <text:p/>
            <text:p>export default store;</text:p>
          </table:table-cell>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ssincronismo</text:p>
          </table:table-cell>
          <table:table-cell table:style-name="ce221" office:value-type="string" calcext:value-type="string">
            <text:p>redux-thunk</text:p>
          </table:table-cell>
          <table:table-cell table:style-name="ce221" table:number-columns-repeated="3"/>
          <table:table-cell table:style-name="ce292" office:value-type="string" calcext:value-type="string">
            <text:p>// You probably already import createStore from 'redux'</text:p>
            <text:p>// You'll need to also import applyMiddleware</text:p>
            <text:p>import { createStore, applyMiddleware } from 'redux';</text:p>
            <text:p/>
            <text:p>// Import the `thunk` middleware</text:p>
            <text:p>import thunk from 'redux-thunk';</text:p>
            <text:p/>
            <text:p>// Import your existing root reducer here.</text:p>
            <text:p>// Change this path to fit your setup!</text:p>
            <text:p>import rootReducer from './reducers/index';</text:p>
            <text:p/>
            <text:p>// The last argument to createStore is the "store enhancer".</text:p>
            <text:p>// Here we use applyMiddleware to create that based on</text:p>
            <text:p>// the thunk middleware.</text:p>
            <text:p>const store = createStore(</text:p>
            <text:p>  rootReducer,</text:p>
            <text:p>  applyMiddleware(thunk)</text:p>
            <text:p>);</text:p>
          </table:table-cell>
          <table:table-cell table:style-name="ce298" office:value-type="string" calcext:value-type="string">
            <text:p>export const REQUEST_MOVIES = 'REQUEST_MOVIES';</text:p>
            <text:p>export const RECEIVE_MOVIES = 'RECEIVE_MOVIES';</text:p>
            <text:p/>
            <text:p>// action creator que retorna um objeto, que você tem feito até então</text:p>
            <text:p>const requestMovies = () =&gt; ({</text:p>
            <text:p>  type: REQUEST_MOVIES});</text:p>
            <text:p/>
            <text:p>// outro action creator que retorna um objeto, que você tem feito até então</text:p>
            <text:p>const receiveMovies = (movies) =&gt; ({</text:p>
            <text:p>  type: RECEIVE_MOVIES,</text:p>
            <text:p>  movies});</text:p>
            <text:p/>
            <text:p>// action creator que retorna uma função, possível por conta do pacote redux-thunk</text:p>
            <text:p>export function fetchMovies() {</text:p>
            <text:p>  return (dispatch) =&gt; { // thunk declarado</text:p>
            <text:p>    dispatch(requestMovies());</text:p>
            <text:p>    return fetch('alguma-api-qualquer.com')</text:p>
            <text:p>      .then((response) =&gt; response.json())</text:p>
            <text:p>      .then((movies) =&gt; dispatch(receiveMovies(movies)));</text:p>
            <text:p>  };</text:p>
            <text:p>}</text:p>
            <text:p/>
            <text:p>// componente onde você usaria a action creator fetchMovies assíncrona como uma outra qualquer</text:p>
            <text:p>...</text:p>
            <text:p>class MyConectedAppToRedux extends Component {</text:p>
            <text:p>  ...</text:p>
            <text:p>  componentDidMount() {</text:p>
            <text:p>    const { dispatch, fetchMovies } = this.props;</text:p>
            <text:p>    dispatch(fetchMovies()); // enviando a action fetchMovies</text:p>
            <text:p>  }</text:p>
            <text:p>  ...</text:p>
            <text:p>}</text:p>
            <text:p>...</text:p>
          </table:table-cell>
          <table:table-cell table:style-name="ce221"/>
          <table:table-cell table:style-name="ce269" office:value-type="string" calcext:value-type="string">
            <text:p><text:a xlink:href="https://github.com/reduxjs/redux-thunk" xlink:type="simple">https://github.com/reduxjs/redux-thunk</text:a></text:p>
          </table:table-cell>
          <table:table-cell table:number-columns-repeated="1014"/>
        </table:table-row>
        <table:table-row table:style-name="ro13">
          <table:table-cell office:value-type="string" calcext:value-type="string">
            <text:p>Redux</text:p>
          </table:table-cell>
          <table:table-cell table:style-name="ce212" office:value-type="string" calcext:value-type="string">
            <text:p>action</text:p>
          </table:table-cell>
          <table:table-cell table:style-name="ce221" office:value-type="string" calcext:value-type="string">
            <text:p>action</text:p>
          </table:table-cell>
          <table:table-cell table:style-name="ce221" office:value-type="string" calcext:value-type="string">
            <text:p>actionCreator'</text:p>
          </table:table-cell>
          <table:table-cell table:style-name="ce221" table:number-columns-repeated="2"/>
          <table:table-cell table:style-name="ce292" office:value-type="string" calcext:value-type="string">
            <text:p>export const SAVE_MOVIE = 'SAVE_MOVIE'</text:p>
            <text:p/>
            <text:p>export function saveMovie(movie) {</text:p>
            <text:p>  return ({</text:p>
            <text:p>    type: SAVE_MOVIE,</text:p>
            <text:p>    movie,</text:p>
            <text:p>  })</text:p>
            <text:p>}</text:p>
            <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store (with compose(thunk, devTools))</text:p>
          </table:table-cell>
          <table:table-cell table:style-name="ce221" table:number-columns-repeated="2"/>
          <table:table-cell table:style-name="ce292" office:value-type="string" calcext:value-type="string">
            <text:p>import { createStore, applyMiddleware } from 'redux';</text:p>
            <text:p>import { composeWithDevTools } from 'redux-devtools-extension';</text:p>
            <text:p>import thunk from 'redux-thunk';</text:p>
            <text:p>import rootReducers from '../reducers';</text:p>
            <text:p/>
            <text:p>const store = createStore(rootReducers, composeWithDevTools(applyMiddleware(thunk)));</text:p>
            <text:p/>
            <text:p>export default store;</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ssincronismo</text:p>
          </table:table-cell>
          <table:table-cell table:style-name="ce221" office:value-type="string" calcext:value-type="string">
            <text:p>Ação assincrona</text:p>
          </table:table-cell>
          <table:table-cell table:style-name="ce221" office:value-type="string" calcext:value-type="string">
            <text:p>função assincrona para fetch</text:p>
          </table:table-cell>
          <table:table-cell table:style-name="ce221" table:number-columns-repeated="3"/>
          <table:table-cell table:style-name="ce171" office:value-type="string" calcext:value-type="string">
            <text:p>export function fetchCharacter(char) {</text:p>
            <text:p>  return async (dispatch) =&gt; {</text:p>
            <text:p>    dispatch(isFetching());</text:p>
            <text:p>    const character = await charAPI(char);</text:p>
            <text:p>    character !== [] ? dispatch(saveCharacter(character[0])) : dispatch(failedRequest())</text:p>
            <text:p>  }</text:p>
            <text:p>}</text:p>
          </table:table-cell>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Testes</text:p>
          </table:table-cell>
          <table:table-cell table:style-name="ce221"/>
          <table:table-cell table:style-name="ce221" office:value-type="string" calcext:value-type="string">
            <text:p>renderWithRedux</text:p>
          </table:table-cell>
          <table:table-cell table:style-name="ce221" office:value-type="string" calcext:value-type="string">
            <text:p>Função para permitir renderização com o redux state habilitado</text:p>
          </table:table-cell>
          <table:table-cell table:style-name="ce221"/>
          <table:table-cell table:style-name="ce292" office:value-type="string" calcext:value-type="string">
            <text:p>import React from 'react';</text:p>
            <text:p>import { Provider } from 'react-redux';</text:p>
            <text:p>import { render } from '@testing-library/react';</text:p>
            <text:p>import thunk from 'redux-thunk';</text:p>
            <text:p>import reducer from '../../reducers';</text:p>
            <text:p>import { createStore, combineReducers, applyMiddleware } from 'redux';</text:p>
            <text:p/>
            <text:p>function renderWithRedux(component, { initialState } = {}) {</text:p>
            <text:p/>
            <text:p>const mockStore = createStore(rootReducer, initialState)</text:p>
            <text:p/>
            <text:p>return {</text:p>
            <text:p>    ...render(</text:p>
            <text:p>      &lt;Provider store={mockStore}&gt;</text:p>
            <text:p>      {component}</text:p>
            <text:p>      &lt;/Provider&gt;</text:p>
            <text:p>    )</text:p>
            <text:p>  }</text:p>
            <text:p>}</text:p>
            <text:p/>
            <text:p/>
            <text:p>OU</text:p>
            <text:p/>
            <text:p>const createMockStore = (initialState) =&gt; (</text:p>
            <text:p>  createStore(combineReducers({ reducer }), initialState, applyMiddleware(thunk))</text:p>
            <text:p>);</text:p>
            <text:p/>
            <text:p>const renderWithRedux = (</text:p>
            <text:p>  component, { initialState, store = createMockStore(initialState) } = {},</text:p>
            <text:p>) =&gt; ({</text:p>
            <text:p>  ...render(&lt;Provider store={ store }&gt;{component}&lt;/Provider&gt;),</text:p>
            <text:p>  store});</text:p>
            <text:p/>
            <text:p>export default renderWithRedux;</text:p>
          </table:table-cell>
          <table:table-cell table:style-name="ce211"/>
          <table:table-cell table:style-name="ce221"/>
          <table:table-cell table:style-name="ce159"/>
          <table:table-cell table:number-columns-repeated="1014"/>
        </table:table-row>
        <table:table-row table:style-name="ro13">
          <table:table-cell office:value-type="string" calcext:value-type="string">
            <text:p>Redux</text:p>
          </table:table-cell>
          <table:table-cell table:style-name="ce212" office:value-type="string" calcext:value-type="string">
            <text:p>reducer</text:p>
          </table:table-cell>
          <table:table-cell table:style-name="ce223" office:value-type="string" calcext:value-type="string">
            <text:p>reducer</text:p>
          </table:table-cell>
          <table:table-cell table:style-name="ce221" office:value-type="string" calcext:value-type="string">
            <text:p>reducer</text:p>
          </table:table-cell>
          <table:table-cell table:style-name="ce221" table:number-columns-repeated="2"/>
          <table:table-cell table:style-name="ce292" office:value-type="string" calcext:value-type="string">
            <text:p>function movieReducer (state = INICIAL_STATE, action) {</text:p>
            <text:p>  switch (action.type) {</text:p>
            <text:p>    case actions.SAVE_MOVIE:</text:p>
            <text:p>      return {...state, movies: [...new Set([...state.movies, action.movie])]};</text:p>
            <text:p>    default:</text:p>
            <text:p>      return state</text:p>
            <text:p>  }</text:p>
            <text:p>}</text:p>
          </table:table-cell>
          <table:table-cell table:style-name="ce211"/>
          <table:table-cell table:style-name="ce221"/>
          <table:table-cell table:style-name="ce159"/>
          <table:table-cell table:number-columns-repeated="1014"/>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21" office:value-type="string" calcext:value-type="string">
            <text:p>Store</text:p>
          </table:table-cell>
          <table:table-cell table:style-name="ce221" office:value-type="string" calcext:value-type="string">
            <text:p>Compose</text:p>
          </table:table-cell>
          <table:table-cell table:style-name="ce221" table:number-columns-repeated="2"/>
          <table:table-cell table:style-name="ce292" office:value-type="string" calcext:value-type="string">
            <text:p>import { combineReducers, createStore, applyMiddleware, compose } from 'redux';</text:p>
            <text:p/>
            <text:p>const composedThunk = compose(applyMiddleware(thunk), window.__REDUX_DEVTOOLS_EXTENSION__ &amp;&amp; window.__REDUX_DEVTOOLS_EXTENSION__()));</text:p>
            <text:p/>
            <text:p>export const store = createStore(rootReducers, composedThunk);</text:p>
            <text:p/>
            <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n]</text:p>
          </table:table-cell>
          <table:table-cell table:style-name="ce228" office:value-type="string" calcext:value-type="string">
            <text:p>accept a OR n on that position</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text:p>
          </table:table-cell>
          <table:table-cell table:style-name="ce228" office:value-type="string" calcext:value-type="string">
            <text:p>wildcard</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n]</text:p>
          </table:table-cell>
          <table:table-cell table:style-name="ce228" office:value-type="string" calcext:value-type="string">
            <text:p>Accept anything BUT A or N</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c]</text:p>
          </table:table-cell>
          <table:table-cell table:style-name="ce232" office:value-type="string" calcext:value-type="string">
            <text:p>Accept any letter character between a and c</text:p>
            <text:p>CASE SENSITIVE</text:p>
            <text:p>works with numbers to</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3}</text:p>
          </table:table-cell>
          <table:table-cell table:style-name="ce228" office:value-type="string" calcext:value-type="string">
            <text:p>Accept inputs where the a is repeated 3 times</text:p>
          </table:table-cell>
          <table:table-cell table:style-name="ce232" office:value-type="string" calcext:value-type="string">
            <text:p>accept wildcard</text:p>
            <text:p>.{2,6}</text:p>
            <text:p>OU SEJA</text:p>
            <text:p>Accept any character that repeats between 2 and 6 times</text:p>
          </table:table-cell>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text:p>
          </table:table-cell>
          <table:table-cell table:style-name="ce228" office:value-type="string" calcext:value-type="string">
            <text:p>One or more a's</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text:p>
          </table:table-cell>
          <table:table-cell table:style-name="ce228" office:value-type="string" calcext:value-type="string">
            <text:p>zero or more a's</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b?c</text:p>
          </table:table-cell>
          <table:table-cell table:style-name="ce228" office:value-type="string" calcext:value-type="string">
            <text:p>The character before the ? is optional</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32" office:value-type="string" calcext:value-type="string">
            <text:p>\?</text:p>
            <text:p>\.</text:p>
          </table:table-cell>
          <table:table-cell table:style-name="ce228" office:value-type="string" calcext:value-type="string">
            <text:p>usa o ? ou o . como um "localizador" e não sim como um character</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t</text:p>
          </table:table-cell>
          <table:table-cell table:style-name="ce228" office:value-type="string" calcext:value-type="string">
            <text:p>tab</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n</text:p>
          </table:table-cell>
          <table:table-cell table:style-name="ce228" office:value-type="string" calcext:value-type="string">
            <text:p>new line</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r</text:p>
          </table:table-cell>
          <table:table-cell table:style-name="ce228" office:value-type="string" calcext:value-type="string">
            <text:p>return</text:p>
          </table:table-cell>
          <table:table-cell table:style-name="ce228"/>
          <table:table-cell table:style-name="ce216"/>
          <table:table-cell table:style-name="ce208"/>
          <table:table-cell table:style-name="ce219"/>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s</text:p>
          </table:table-cell>
          <table:table-cell table:style-name="ce228" office:value-type="string" calcext:value-type="string">
            <text:p>Any type of white space (tab, new line, return)</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d</text:p>
          </table:table-cell>
          <table:table-cell table:style-name="ce228" office:value-type="string" calcext:value-type="string">
            <text:p>digit</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teste</text:p>
          </table:table-cell>
          <table:table-cell table:style-name="ce228" office:value-type="string" calcext:value-type="string">
            <text:p>Match a palavra teste no INICIO DE UMA LINHA</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teste$</text:p>
          </table:table-cell>
          <table:table-cell table:style-name="ce228" office:value-type="string" calcext:value-type="string">
            <text:p>Match a palavra teste no fim DE UMA LINHA</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file.)\.</text:p>
          </table:table-cell>
          <table:table-cell table:style-name="ce163" office:value-type="string" calcext:value-type="string">
            <text:p>grupo</text:p>
          </table:table-cell>
          <table:table-cell table:style-name="ce163"/>
          <table:table-cell table:number-columns-repeated="1018"/>
        </table:table-row>
        <table:table-row table:style-name="ro13">
          <table:table-cell office:value-type="string" calcext:value-type="string">
            <text:p>REGEX</text:p>
          </table:table-cell>
          <table:table-cell/>
          <table:table-cell table:style-name="ce216"/>
          <table:table-cell table:style-name="ce228" office:value-type="string" calcext:value-type="string">
            <text:p>\w</text:p>
          </table:table-cell>
          <table:table-cell table:style-name="ce163" office:value-type="string" calcext:value-type="string">
            <text:p>alfabeticos</text:p>
          </table:table-cell>
          <table:table-cell table:style-name="ce163"/>
          <table:table-cell table:number-columns-repeated="1018"/>
        </table:table-row>
        <table:table-row table:style-name="ro13">
          <table:table-cell office:value-type="string" calcext:value-type="string">
            <text:p>REGEX</text:p>
          </table:table-cell>
          <table:table-cell/>
          <table:table-cell table:style-name="ce216"/>
          <table:table-cell table:style-name="ce228" office:value-type="string" calcext:value-type="string">
            <text:p>|</text:p>
          </table:table-cell>
          <table:table-cell table:style-name="ce163" office:value-type="string" calcext:value-type="string">
            <text:p>OR, use inside group ()</text:p>
          </table:table-cell>
          <table:table-cell table:style-name="ce163"/>
          <table:table-cell table:number-columns-repeated="1018"/>
        </table:table-row>
        <table:table-row table:style-name="ro13">
          <table:table-cell office:value-type="string" calcext:value-type="string">
            <text:p>Unix</text:p>
          </table:table-cell>
          <table:table-cell/>
          <table:table-cell table:style-name="ce219"/>
          <table:table-cell table:style-name="ce219" office:value-type="string" calcext:value-type="string">
            <text:p>ls</text:p>
          </table:table-cell>
          <table:table-cell table:style-name="ce226" office:value-type="string" calcext:value-type="string">
            <text:p>listar arquivos e diretórios</text:p>
          </table:table-cell>
          <table:table-cell table:style-name="ce208"/>
          <table:table-cell table:style-name="ce226" office:value-type="string" calcext:value-type="string">
            <text:p>ls 'path'</text:p>
          </table:table-cell>
          <table:table-cell/>
          <table:table-cell table:style-name="ce226" office:value-type="string" calcext:value-type="string">
            <text:p>list</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ls option</text:p>
          </table:table-cell>
          <table:table-cell table:style-name="ce219" office:value-type="string" calcext:value-type="string">
            <text:p>a</text:p>
          </table:table-cell>
          <table:table-cell table:style-name="ce226" office:value-type="string" calcext:value-type="string">
            <text:p>listar todos os arquivos e diretórios ocultos também</text:p>
          </table:table-cell>
          <table:table-cell table:style-name="ce208"/>
          <table:table-cell table:style-name="ce226" office:value-type="string" calcext:value-type="string">
            <text:p>ls -a 'path'</text:p>
          </table:table-cell>
          <table:table-cell/>
          <table:table-cell table:style-name="ce226"/>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ls option</text:p>
          </table:table-cell>
          <table:table-cell table:style-name="ce219" office:value-type="string" calcext:value-type="string">
            <text:p>l</text:p>
          </table:table-cell>
          <table:table-cell table:style-name="ce226" office:value-type="string" calcext:value-type="string">
            <text:p>(longo) listar os arquivos de forma mais detalhada</text:p>
          </table:table-cell>
          <table:table-cell table:style-name="ce226" office:value-type="string" calcext:value-type="string">
            <text:p>Permissões:</text:p>
            <text:p>Arquivos: R, W, X -&gt; Read, Write, Ex</text:p>
            <text:p>Pasta: R, W, X -&gt; list files, Move / delet, Read files</text:p>
          </table:table-cell>
          <table:table-cell table:style-name="ce226" office:value-type="string" calcext:value-type="string">
            <text:p>permissões:</text:p>
            <text:p/>
            <text:p>XXX       XXX       XXX</text:p>
            <text:p>Owner   Grupo   Outros</text:p>
          </table:table-cell>
          <table:table-cell/>
          <table:table-cell table:style-name="ce226"/>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mkdir</text:p>
          </table:table-cell>
          <table:table-cell table:style-name="ce226" office:value-type="string" calcext:value-type="string">
            <text:p>criar um diretório</text:p>
          </table:table-cell>
          <table:table-cell table:style-name="ce208"/>
          <table:table-cell table:style-name="ce226" office:value-type="string" calcext:value-type="string">
            <text:p>mkdir 'dirname'</text:p>
          </table:table-cell>
          <table:table-cell/>
          <table:table-cell table:style-name="ce226" office:value-type="string" calcext:value-type="string">
            <text:p>make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d</text:p>
          </table:table-cell>
          <table:table-cell table:style-name="ce226" office:value-type="string" calcext:value-type="string">
            <text:p>mude para o diretório nomeado</text:p>
          </table:table-cell>
          <table:table-cell table:style-name="ce208"/>
          <table:table-cell table:style-name="ce226" office:value-type="string" calcext:value-type="string">
            <text:p>cd 'path'</text:p>
          </table:table-cell>
          <table:table-cell/>
          <table:table-cell table:style-name="ce208" office:value-type="string" calcext:value-type="string">
            <text:p>change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pwd</text:p>
          </table:table-cell>
          <table:table-cell table:style-name="ce226" office:value-type="string" calcext:value-type="string">
            <text:p>exibe o caminho do diretório atual</text:p>
          </table:table-cell>
          <table:table-cell table:style-name="ce208"/>
          <table:table-cell table:style-name="ce226" office:value-type="string" calcext:value-type="string">
            <text:p>pwd</text:p>
          </table:table-cell>
          <table:table-cell/>
          <table:table-cell table:style-name="ce208" office:value-type="string" calcext:value-type="string">
            <text:p>path to currenty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p</text:p>
          </table:table-cell>
          <table:table-cell table:style-name="ce226" office:value-type="string" calcext:value-type="string">
            <text:p>copiar arquivo</text:p>
          </table:table-cell>
          <table:table-cell table:style-name="ce208"/>
          <table:table-cell table:style-name="ce226" office:value-type="string" calcext:value-type="string">
            <text:p>cp 'arq' 'new arquive name' / 'path'</text:p>
          </table:table-cell>
          <table:table-cell/>
          <table:table-cell table:style-name="ce208" office:value-type="string" calcext:value-type="string">
            <text:p>copy </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mv</text:p>
          </table:table-cell>
          <table:table-cell table:style-name="ce226" office:value-type="string" calcext:value-type="string">
            <text:p>mover arquivo</text:p>
          </table:table-cell>
          <table:table-cell table:style-name="ce208"/>
          <table:table-cell table:style-name="ce226" office:value-type="string" calcext:value-type="string">
            <text:p>mv 'arq' 'path</text:p>
          </table:table-cell>
          <table:table-cell/>
          <table:table-cell table:style-name="ce208" office:value-type="string" calcext:value-type="string">
            <text:p>mov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rm</text:p>
          </table:table-cell>
          <table:table-cell table:style-name="ce226" office:value-type="string" calcext:value-type="string">
            <text:p>remover arquivo</text:p>
          </table:table-cell>
          <table:table-cell table:style-name="ce208"/>
          <table:table-cell table:style-name="ce226" office:value-type="string" calcext:value-type="string">
            <text:p>rm 'arq'</text:p>
          </table:table-cell>
          <table:table-cell/>
          <table:table-cell table:style-name="ce208" office:value-type="string" calcext:value-type="string">
            <text:p>remov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rmdir</text:p>
          </table:table-cell>
          <table:table-cell table:style-name="ce226" office:value-type="string" calcext:value-type="string">
            <text:p>remover diretório</text:p>
          </table:table-cell>
          <table:table-cell table:style-name="ce208"/>
          <table:table-cell table:style-name="ce226" office:value-type="string" calcext:value-type="string">
            <text:p>rmdir 'arq'</text:p>
          </table:table-cell>
          <table:table-cell/>
          <table:table-cell table:style-name="ce208" office:value-type="string" calcext:value-type="string">
            <text:p>remove directory</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rm option</text:p>
          </table:table-cell>
          <table:table-cell table:style-name="ce219" office:value-type="string" calcext:value-type="string">
            <text:p>r</text:p>
          </table:table-cell>
          <table:table-cell table:style-name="ce226" office:value-type="string" calcext:value-type="string">
            <text:p>forçar remoção de diretório</text:p>
          </table:table-cell>
          <table:table-cell table:style-name="ce208"/>
          <table:table-cell table:style-name="ce226" office:value-type="string" calcext:value-type="string">
            <text:p>rmdir -r</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at</text:p>
          </table:table-cell>
          <table:table-cell table:style-name="ce226" office:value-type="string" calcext:value-type="string">
            <text:p>Exibir conteúdo do arquivo</text:p>
          </table:table-cell>
          <table:table-cell table:style-name="ce208"/>
          <table:table-cell table:style-name="ce226" office:value-type="string" calcext:value-type="string">
            <text:p>cat 'arq'</text:p>
          </table:table-cell>
          <table:table-cell/>
          <table:table-cell table:style-name="ce208" office:value-type="string" calcext:value-type="string">
            <text:p>concatenat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less</text:p>
          </table:table-cell>
          <table:table-cell table:style-name="ce226" office:value-type="string" calcext:value-type="string">
            <text:p>Exibir conteúdo do arquivo separado em pgs</text:p>
          </table:table-cell>
          <table:table-cell table:style-name="ce208"/>
          <table:table-cell table:style-name="ce226" office:value-type="string" calcext:value-type="string">
            <text:p>less 'arq'</text:p>
          </table:table-cell>
          <table:table-cell/>
          <table:table-cell table:style-name="ce208" office:value-type="string" calcext:value-type="string">
            <text:p>least</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head</text:p>
          </table:table-cell>
          <table:table-cell table:style-name="ce226" office:value-type="string" calcext:value-type="string">
            <text:p>Exibir as primeiras 10 linhas do arquivo</text:p>
          </table:table-cell>
          <table:table-cell table:style-name="ce208"/>
          <table:table-cell table:style-name="ce226" office:value-type="string" calcext:value-type="string">
            <text:p>head 'arq'</text:p>
          </table:table-cell>
          <table:table-cell/>
          <table:table-cell table:style-name="ce208" office:value-type="string" calcext:value-type="string">
            <text:p>header</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head option</text:p>
          </table:table-cell>
          <table:table-cell table:style-name="ce219" office:value-type="string" calcext:value-type="string">
            <text:p>n</text:p>
          </table:table-cell>
          <table:table-cell table:style-name="ce226" office:value-type="string" calcext:value-type="string">
            <text:p>exibir o n de linhas que quiser</text:p>
          </table:table-cell>
          <table:table-cell table:style-name="ce208"/>
          <table:table-cell table:style-name="ce226" office:value-type="string" calcext:value-type="string">
            <text:p>head -5 / head -n 5</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tail</text:p>
          </table:table-cell>
          <table:table-cell table:style-name="ce226" office:value-type="string" calcext:value-type="string">
            <text:p>exibir as últimas 10 linhas do arquivo</text:p>
          </table:table-cell>
          <table:table-cell table:style-name="ce208"/>
          <table:table-cell table:style-name="ce226" office:value-type="string" calcext:value-type="string">
            <text:p>tail 'arq'</text:p>
          </table:table-cell>
          <table:table-cell/>
          <table:table-cell table:style-name="ce208" office:value-type="string" calcext:value-type="string">
            <text:p>tail</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tail oprion</text:p>
          </table:table-cell>
          <table:table-cell table:style-name="ce219" office:value-type="string" calcext:value-type="string">
            <text:p>n</text:p>
          </table:table-cell>
          <table:table-cell table:style-name="ce226" office:value-type="string" calcext:value-type="string">
            <text:p>exibir o n de linhas que quiser</text:p>
          </table:table-cell>
          <table:table-cell table:style-name="ce208"/>
          <table:table-cell table:style-name="ce226" office:value-type="string" calcext:value-type="string">
            <text:p>tail -5 / tail -n 5</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grep</text:p>
          </table:table-cell>
          <table:table-cell table:style-name="ce239" office:value-type="string" calcext:value-type="string">
            <text:p>﻿pesquisar palavras-chave em um arquivo</text:p>
          </table:table-cell>
          <table:table-cell table:style-name="ce208"/>
          <table:table-cell table:style-name="ce226" office:value-type="string" calcext:value-type="string">
            <text:p>grep 'pal_chave' '/arq'</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grep option</text:p>
          </table:table-cell>
          <table:table-cell table:style-name="ce219" office:value-type="string" calcext:value-type="string">
            <text:p>i</text:p>
          </table:table-cell>
          <table:table-cell table:style-name="ce239" office:value-type="string" calcext:value-type="string">
            <text:p>ignorar o case sensitivity</text:p>
          </table:table-cell>
          <table:table-cell table:style-name="ce208"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19" office:value-type="string" calcext:value-type="string">
            <text:p>v</text:p>
          </table:table-cell>
          <table:table-cell table:style-name="ce290" office:value-type="string" calcext:value-type="string">
            <text:p>Display those lines that do NOT match</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19" office:value-type="string" calcext:value-type="string">
            <text:p>n</text:p>
          </table:table-cell>
          <table:table-cell table:style-name="ce290" office:value-type="string" calcext:value-type="string">
            <text:p>precede each matching line with the line number</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08" office:value-type="string" calcext:value-type="string">
            <text:p>c</text:p>
          </table:table-cell>
          <table:table-cell table:style-name="ce239" office:value-type="string" calcext:value-type="string">
            <text:p>print only the total count of matched lines</text:p>
          </table:table-cell>
          <table:table-cell table:style-name="ce208"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wc</text:p>
          </table:table-cell>
          <table:table-cell table:style-name="ce290" office:value-type="string" calcext:value-type="string">
            <text:p>conte o número de linhas / palavras / caracteres no arquivo</text:p>
          </table:table-cell>
          <table:table-cell table:style-name="ce219" office:value-type="string" calcext:value-type="string">
            <text:p>lines words characteres</text:p>
          </table:table-cell>
          <table:table-cell table:style-name="ce219"/>
          <table:table-cell/>
          <table:table-cell table:style-name="ce208" office:value-type="string" calcext:value-type="string">
            <text:p>word count</text:p>
          </table:table-cell>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ext:p>
          </table:table-cell>
          <table:table-cell table:style-name="ce290" office:value-type="string" calcext:value-type="string">
            <text:p>corresponde a qualquer número de caracteres</text:p>
            <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ext:p>
          </table:table-cell>
          <table:table-cell table:style-name="ce290" office:value-type="string" calcext:value-type="string">
            <text:p>corresponde a um caractere</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ouch</text:p>
          </table:table-cell>
          <table:table-cell table:style-name="ce290" office:value-type="string" calcext:value-type="string">
            <text:p>criar um arquivo</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cat &gt; </text:p>
          </table:table-cell>
          <table:table-cell table:style-name="ce290" office:value-type="string" calcext:value-type="string">
            <text:p>Criar um arquivo direcionando o input para o mesmo</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fin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sort</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who</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08" office:value-type="string" calcext:value-type="string">
            <text:p>chmod</text:p>
          </table:table-cell>
          <table:table-cell/>
          <table:table-cell table:style-name="ce216"/>
          <table:table-cell table:number-columns-repeated="1018"/>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08" office:value-type="string" calcext:value-type="string">
            <text:p>go</text:p>
          </table:table-cell>
          <table:table-cell table:number-columns-repeated="1020"/>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19" office:value-type="string" calcext:value-type="string">
            <text:p>a</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08" office:value-type="string" calcext:value-type="string">
            <text:p>u</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19" office:value-type="string" calcext:value-type="string">
            <text:p>Sleep</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BG</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job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fg</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kill option</text:p>
          </table:table-cell>
          <table:table-cell table:style-name="ce219" office:value-type="float" office:value="9" calcext:value-type="float">
            <text:p>9</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p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fin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find option</text:p>
          </table:table-cell>
          <table:table-cell table:style-name="ce219" office:value-type="string" calcext:value-type="string">
            <text:p>f</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find option</text:p>
          </table:table-cell>
          <table:table-cell table:style-name="ce219" office:value-type="string" calcext:value-type="string">
            <text:p>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08" office:value-type="string" calcext:value-type="string">
            <text:p>history</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echo</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curl</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Locate</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df</text:p>
          </table:table-cell>
          <table:table-cell table:number-columns-repeated="1020"/>
        </table:table-row>
        <table:table-row table:style-name="ro13">
          <table:table-cell office:value-type="string" calcext:value-type="string">
            <text:p>CSS</text:p>
          </table:table-cell>
          <table:table-cell table:number-columns-repeated="3" table:style-name="ce203" office:value-type="string" calcext:value-type="string">
            <text:p>Animation</text:p>
          </table:table-cell>
          <table:table-cell office:value-type="string" calcext:value-type="string">
            <text:p>specifies a style for the element when the animation is not playing (before it starts, after it ends, or both).</text:p>
          </table:table-cell>
          <table:table-cell table:style-name="ce171" office:value-type="string" calcext:value-type="string">
            <text:p>none Default value. Animation will not apply any styles to the element before or after it is executing</text:p>
            <text:p>forwards The element will retain the style values that is set by the last keyframe (depends on animation-direction and animation-iteration-count)</text:p>
            <text:p>backwards The element will get the style values that is set by the first keyframe (depends on animation-direction), and retain this during the animation-delay period</text:p>
            <text:p>both The animation will follow the rules for both forwards and backwards, extending the animation properties in both directions</text:p>
            <text:p>initial Sets this property to its default value. Read about initial</text:p>
            <text:p>inherit Inherits this property from its parent element. Read about inherit</text:p>
          </table:table-cell>
          <table:table-cell table:number-columns-repeated="1018"/>
        </table:table-row>
        <table:table-row table:style-name="ro13">
          <table:table-cell office:value-type="string" calcext:value-type="string">
            <text:p>JS</text:p>
          </table:table-cell>
          <table:table-cell office:value-type="string" calcext:value-type="string">
            <text:p>Clipboard interation</text:p>
          </table:table-cell>
          <table:table-cell/>
          <table:table-cell office:value-type="string" calcext:value-type="string">
            <text:p>navigator.clipboard.writeText()</text:p>
          </table:table-cell>
          <table:table-cell office:value-type="string" calcext:value-type="string">
            <text:p>Copiar texto para o clip board</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not null</text:p>
          </table:table-cell>
          <table:table-cell office:value-type="string" calcext:value-type="string">
            <text:p>Não permite à coluna aceitar valores vazios ou nulos</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unique</text:p>
          </table:table-cell>
          <table:table-cell office:value-type="string" calcext:value-type="string">
            <text:p>Não permite valores repetidos em células de uma coluna d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primary key</text:p>
          </table:table-cell>
          <table:table-cell office:value-type="string" calcext:value-type="string">
            <text:p>Seta a coluna como o idenficador único de um registro em uma tablea</text:p>
          </table:table-cell>
          <table:table-cell table:style-name="ce171" office:value-type="string" calcext:value-type="string">
            <text:p>Por padrão é NOT NULL e UNIQUE</text:p>
            <text:p/>
            <text:p>Toda tabela tem que ter uma primary key e SÓ pode ter uma</text:p>
          </table:table-cell>
          <table:table-cell table:number-columns-repeated="1018"/>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foreign key</text:p>
          </table:table-cell>
          <table:table-cell office:value-type="string" calcext:value-type="string">
            <text:p>Colunda que possui infos que a lincam com outr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default</text:p>
          </table:table-cell>
          <table:table-cell office:value-type="string" calcext:value-type="string">
            <text:p>valor padrão para a coluna caso não se insira valor em alguma célula</text:p>
          </table:table-cell>
          <table:table-cell table:number-columns-repeated="1019"/>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udo mysql</text:p>
          </table:table-cell>
          <table:table-cell office:value-type="string" calcext:value-type="string">
            <text:p>Acessar o banco de dados no terminal</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databases;</text:p>
          </table:table-cell>
          <table:table-cell office:value-type="string" calcext:value-type="string">
            <text:p>Ver bancos de dados instal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use 'nome do banco';</text:p>
          </table:table-cell>
          <table:table-cell office:value-type="string" calcext:value-type="string">
            <text:p>Selecionar um banco de d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tables;</text:p>
          </table:table-cell>
          <table:table-cell office:value-type="string" calcext:value-type="string">
            <text:p>Visualizar tabela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describe 'nome_da_tabela';</text:p>
          </table:table-cell>
          <table:table-cell office:value-type="string" calcext:value-type="string">
            <text:p>Visualizar estrutura de uma tablea</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create database 'nome do banco';</text:p>
          </table:table-cell>
          <table:table-cell office:value-type="string" calcext:value-type="string">
            <text:p>Criar um banco de d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table:style-name="ce233" office:value-type="string" calcext:value-type="string">
            <text:p>1 para 1</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1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1</text:p>
          </table:table-cell>
          <table:table-cell table:number-columns-repeated="1020"/>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SELECT</text:p>
          </table:table-cell>
          <table:table-cell office:value-type="string" calcext:value-type="string">
            <text:p>Buscar / exibir infos da tabela</text:p>
          </table:table-cell>
          <table:table-cell/>
          <table:table-cell office:value-type="string" calcext:value-type="string">
            <text:p>SELECT 'nome_da_coluna' / '*' FROM 'DB'.'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update</text:p>
          </table:table-cell>
          <table:table-cell office:value-type="string" calcext:value-type="string">
            <text:p>alterar dado de uma tabela</text:p>
          </table:table-cell>
          <table:table-cell table:style-name="ce171" office:value-type="string" calcext:value-type="string">
            <text:p>UPDATE em massa</text:p>
            <text:p>Por questões de performance, para que apenas uma solicitação de query seja enviada ao servidor, podemos fazer uma atualização em massa.</text:p>
            <text:p/>
            <text:p>-- Opção 1 - Incluindo a lista de condições fixas</text:p>
            <text:p>UPDATE sakila.actor</text:p>
            <text:p>SET first_name = 'JOE'</text:p>
            <text:p>WHERE actor_id IN (1,2,3);</text:p>
            <text:p/>
            <text:p>-- Opção 2 - Especificando como cada entrada será alterada individualmente</text:p>
            <text:p>UPDATE sakila.actor</text:p>
            <text:p>SET first_name = (</text:p>
            <text:p>CASE actor_id WHEN 1 THEN 'JOE' -- se actor_id = 1, alterar first_name para 'JOE'</text:p>
            <text:p>              WHEN 2 THEN 'DAVIS' -- se actor_id = 2, alterar first_name para 'DAVIS'</text:p>
            <text:p>              WHEN 3 THEN 'CAROLINE' -- se actor_id = 3, alterar first_name para 'CAROLINE'</text:p>
            <text:p>END);</text:p>
            <text:p/>
            <text:p>Fazendo um UPDATE de forma sequencial</text:p>
            <text:p>Se o comando ORDER BY for usado juntamente com o UPDATE , os resultados serão alterados na ordem em que forem encontrados.</text:p>
            <text:p>Se o comando LIMIT for usado em conjunto com o UPDATE , um limite será imposto na quantidade de resultados que podem ser alterados. Caso contrário, todos os resultados que satisfizerem a condição serão atualizados.</text:p>
            <text:p>Veja a sintaxe abaixo. Lembre-se de que os valores entre colchetes ( [] ) são opcionais:</text:p>
            <text:p/>
            <text:p>UPDATE nome_da_tabela</text:p>
            <text:p>SET coluna1 = valor1, coluna2 = valor2</text:p>
            <text:p>[WHERE condições]</text:p>
            <text:p>[ORDER BY expressao [ ASC | DESC ]]</text:p>
            <text:p>[LIMIT quantidade_resultados];</text:p>
            <text:p/>
            <text:p>-- Exemplo:</text:p>
            <text:p>UPDATE sakila.staff</text:p>
            <text:p>SET password = 'FavorResetarSuaSenha123'</text:p>
            <text:p>WHERE active = 1</text:p>
            <text:p>ORDER BY last_update</text:p>
            <text:p>LIMIT 2;</text:p>
          </table:table-cell>
          <table:table-cell table:style-name="ce171" office:value-type="string" calcext:value-type="string">
            <text:p>UPDATE nome_da_tabela</text:p>
            <text:p>SET propriedade_a_ser_alterada = 'novo valor para coluna'</text:p>
            <text:p>WHERE alguma_condicao; -- importantíssimo aplicar o WHERE para não alterar a tabela inteira!</text:p>
          </table:table-cell>
          <table:table-cell table:style-name="ce171" office:value-type="string" calcext:value-type="string">
            <text:p>UPDATE sakila.staff</text:p>
            <text:p>SET first_name = 'Rannveig'</text:p>
            <text:p>WHERE first_name = 'Ravein';</text:p>
            <text:p/>
            <text:p>UPDATE sakila.film</text:p>
            <text:p> SET rental_rate =  ( </text:p>
            <text:p>  CASE</text:p>
            <text:p>   WHEN length BETWEEN 0 AND 100 THEN 10</text:p>
            <text:p>   WHEN length &gt; 100 THEN 20</text:p>
            <text:p>   END</text:p>
            <text:p>  );</text:p>
          </table:table-cell>
          <table:table-cell table:style-name="ce171" office:value-type="string" calcext:value-type="string">
            <text:p>desabilitar safe mode:</text:p>
            <text:p>SET SQL_SAFE_UPDATES = 0;</text:p>
            <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DELETE</text:p>
          </table:table-cell>
          <table:table-cell office:value-type="string" calcext:value-type="string">
            <text:p>Excluir infos de um DB</text:p>
          </table:table-cell>
          <table:table-cell/>
          <table:table-cell table:style-name="ce171" office:value-type="string" calcext:value-type="string">
            <text:p>DELETE FROM banco_de_dados.tabela</text:p>
            <text:p>WHERE coluna = 'valor'</text:p>
            <text:p>-- O WHERE é opcional. Porém, sem ele, todas as linhas da tabela seriam excluídas.</text:p>
          </table:table-cell>
          <table:table-cell/>
          <table:table-cell table:style-name="ce171" office:value-type="string" calcext:value-type="string">
            <text:p>Caso haja relações entre as tabelas ( primary key e foreign keys ) e existam restrições aplicadas a elas, ao executar o DELETE ocorrerá uma ação de acordo com a restrição que tiver sido imposta na criação da foreign key . Essas restrições podem ser as seguintes</text:p>
            <text:p/>
            <text:p>'-- Rejeita o comando DELETE.</text:p>
            <text:p>ON DELETE NO ACTION</text:p>
            <text:p/>
            <text:p>-- Rejeita o comando DELETE.</text:p>
            <text:p>ON DELETE RESTRICT</text:p>
            <text:p/>
            <text:p>-- Permite a exclusão dos registros da tabela pai, e seta para NULL os registros da tabela filho.</text:p>
            <text:p>ON DELETE SET NULL</text:p>
            <text:p/>
            <text:p>-- Exclui a informação da tabela pai e registros relacionados.</text:p>
            <text:p>ON DELETE CASCADE</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INSERT</text:p>
          </table:table-cell>
          <table:table-cell office:value-type="string" calcext:value-type="string">
            <text:p>Inserir dados em uma tabea</text:p>
          </table:table-cell>
          <table:table-cell table:style-name="ce171" office:value-type="string" calcext:value-type="string">
            <text:p>É possível inserir múltiplas linhas em uma tabela com uma única query :</text:p>
            <text:p/>
            <text:p>INSERT INTO nome_da_tabela (coluna1, coluna2) VALUES</text:p>
            <text:p>('valor_1','valor_2'),</text:p>
            <text:p>('valor_3','valor_4'),</text:p>
            <text:p>('valor_5','valor_6');</text:p>
          </table:table-cell>
          <table:table-cell table:style-name="ce171" office:value-type="string" calcext:value-type="string">
            <text:p>INSERT INTO nome_da_tabela (coluna1, coluna2)</text:p>
            <text:p>VALUES ('valor_coluna1', 'valor_coluna2');</text:p>
          </table:table-cell>
          <table:table-cell table:number-columns-repeated="1017"/>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SGBD</text:p>
          </table:table-cell>
          <table:table-cell office:value-type="string" calcext:value-type="string">
            <text:p>Sistema de gerenciamento de banco de dados</text:p>
          </table:table-cell>
          <table:table-cell table:number-columns-repeated="1019"/>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Tabelas são RELAÇÕES</text:p>
          </table:table-cell>
          <table:table-cell table:number-columns-repeated="1020"/>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schemas são BANCO DE DADOS</text:p>
          </table:table-cell>
          <table:table-cell office:value-type="string" calcext:value-type="string">
            <text:p>Banco de dados</text:p>
          </table:table-cell>
          <table:table-cell table:number-columns-repeated="1019"/>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Atribuitos são COLUNAS</text:p>
          </table:table-cell>
          <table:table-cell table:number-columns-repeated="1020"/>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ID é um CÓDIGO ÚNICO</text:p>
          </table:table-cell>
          <table:table-cell table:number-columns-repeated="1020"/>
        </table:table-row>
        <table:table-row table:style-name="ro13">
          <table:table-cell office:value-type="string" calcext:value-type="string">
            <text:p>SQL</text:p>
          </table:table-cell>
          <table:table-cell table:number-columns-repeated="2" office:value-type="string" calcext:value-type="string">
            <text:p>Comandos base</text:p>
          </table:table-cell>
          <table:table-cell table:style-name="ce214" office:value-type="string" calcext:value-type="string">
            <text:p>all commands</text:p>
          </table:table-cell>
          <table:table-cell/>
          <table:table-cell table:style-name="ce171" office:value-type="string" calcext:value-type="string">
            <text:p>DDL is short name of Data Definition Language, which deals with database schemas and descriptions, of how the data should reside in the database.</text:p>
            <text:p/>
            <text:p>CREATE - to create a database and its objects like (table, index, views, store procedure, function, and triggers)</text:p>
            <text:p>ALTER - alters the structure of the existing database</text:p>
            <text:p>DROP - delete objects from the database</text:p>
            <text:p>TRUNCATE - remove all records from a table, including all spaces allocated for the records are removed</text:p>
            <text:p>COMMENT - add comments to the data dictionary</text:p>
            <text:p>RENAME - rename an object</text:p>
            <text:p>DML is short name of Data Manipulation Language which deals with data manipulation and includes most common SQL statements such SELECT, INSERT, UPDATE, DELETE, etc., and it is used to store, modify, retrieve, delete and update data in a database.</text:p>
            <text:p/>
            <text:p>SELECT - retrieve data from a database</text:p>
            <text:p>INSERT - insert data into a table</text:p>
            <text:p>UPDATE - updates existing data within a table</text:p>
            <text:p>DELETE - Delete all records from a database table</text:p>
            <text:p>MERGE - UPSERT operation (insert or update)</text:p>
            <text:p>CALL - call a PL/SQL or Java subprogram</text:p>
            <text:p>EXPLAIN PLAN - interpretation of the data access path</text:p>
            <text:p>LOCK TABLE - concurrency Control</text:p>
            <text:p>DCL is short name of Data Control Language which includes commands such as GRANT and mostly concerned with rights, permissions and other controls of the database system.</text:p>
            <text:p/>
            <text:p>GRANT - allow users access privileges to the database</text:p>
            <text:p>REVOKE - withdraw users access privileges given by using the GRANT command</text:p>
            <text:p>TCL is short name of Transaction Control Language which deals with a transaction within a database.</text:p>
            <text:p/>
            <text:p>COMMIT - commits a Transaction</text:p>
            <text:p>ROLLBACK - rollback a transaction in case of any error occurs</text:p>
            <text:p>SAVEPOINT - to rollback the transaction making points within groups</text:p>
            <text:p>SET TRANSACTION - specify characteristics of the transaction</text:p>
          </table:table-cell>
          <table:table-cell table:number-columns-repeated="1018"/>
        </table:table-row>
        <table:table-row table:style-name="ro13">
          <table:table-cell office:value-type="string" calcext:value-type="string">
            <text:p>SQL</text:p>
          </table:table-cell>
          <table:table-cell office:value-type="string" calcext:value-type="string">
            <text:p>constraints</text:p>
          </table:table-cell>
          <table:table-cell table:style-name="ce214" office:value-type="string" calcext:value-type="string">
            <text:p>Extra</text:p>
          </table:table-cell>
          <table:table-cell table:style-name="ce214" office:value-type="string" calcext:value-type="string">
            <text:p>auto_increment</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LTER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DD PRIMARY EY</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CREATE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DD FOREIGN KEY</text:p>
          </table:table-cell>
          <table:table-cell table:number-columns-repeated="2"/>
          <table:table-cell office:value-type="string" calcext:value-type="string">
            <text:p>ADD FOREIGN KEY (tb03_cod_produto) REFERENCES tb01_produtos(tb01_cod_produto)</text:p>
          </table:table-cell>
          <table:table-cell table:style-name="ce171" office:value-type="string" calcext:value-type="string">
            <text:p>CREATE TABLE tb03_itens_compra (</text:p>
            <text:p> tb03_cod_itens INT ,</text:p>
            <text:p> tb03_cod_produto INT ,</text:p>
            <text:p> tb03_preco_item DECIMAL(9.2) ,</text:p>
            <text:p> tb03_qtd_item INT,</text:p>
            <text:p> PRIMARY KEY (tb03_cod_itens)) ;</text:p>
            <text:p/>
            <text:p>ALTER TABLE tb03_itens_compra ADD INDEX(tb03_cod_produto);</text:p>
            <text:p/>
            <text:p>ALTER TABLE tb03_itens_compra</text:p>
            <text:p> ADD FOREIGN KEY (tb03_cod_produto) REFERENCES tb01_produtos(tb01_cod_produto);</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as</text:p>
          </table:table-cell>
          <table:table-cell office:value-type="string" calcext:value-type="string">
            <text:p>Renomear e gerar coluna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ONCAT</text:p>
          </table:table-cell>
          <table:table-cell office:value-type="string" calcext:value-type="string">
            <text:p>Faz uma busca que irá retornar um valor concatenado de duas ou mais colunas</text:p>
          </table:table-cell>
          <table:table-cell/>
          <table:table-cell office:value-type="string" calcext:value-type="string">
            <text:p>SELECT CONCAT(first_name, " ", lsat_name) FROM '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DISTINCT</text:p>
          </table:table-cell>
          <table:table-cell office:value-type="string" calcext:value-type="string">
            <text:p>Retonar somente informações únicas, sem duplicatas</text:p>
          </table:table-cell>
          <table:table-cell/>
          <table:table-cell office:value-type="string" calcext:value-type="string">
            <text:p>SELECT DISTINCT 'coluna' FROM 'DB'.'table'</text:p>
          </table:table-cell>
          <table:table-cell table:style-name="ce171" office:value-type="string" calcext:value-type="string">
            <text:p>resultado:</text:p>
            <text:p>João Silva</text:p>
            <text:p>Americo Vespucio</text:p>
            <text:p>...</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ount()</text:p>
          </table:table-cell>
          <table:table-cell office:value-type="string" calcext:value-type="string">
            <text:p>Contar a quantidade de retornos</text:p>
          </table:table-cell>
          <table:table-cell/>
          <table:table-cell table:style-name="ce171" office:value-type="string" calcext:value-type="string">
            <text:p>SELECT count(address_id) from 'DB'.'table';</text:p>
            <text:p/>
            <text:p>count(distinct city_id)</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LIMIT</text:p>
          </table:table-cell>
          <table:table-cell office:value-type="string" calcext:value-type="string">
            <text:p>Delimitar um limite de retornos para a pesquisa</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OFFSET</text:p>
          </table:table-cell>
          <table:table-cell office:value-type="string" calcext:value-type="string">
            <text:p>Criar paginação do retorno da query</text:p>
          </table:table-cell>
          <table:table-cell table:style-name="ce171" office:value-type="string" calcext:value-type="string">
            <text:p>Seta a partir de qual registro deve iniciar a trazer os retornos</text:p>
            <text:p/>
            <text:p>Usado normamente em conjunto com o limit</text:p>
            <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ORDER BY</text:p>
          </table:table-cell>
          <table:table-cell office:value-type="string" calcext:value-type="string">
            <text:p>Ordenar os retornos da query</text:p>
          </table:table-cell>
          <table:table-cell/>
          <table:table-cell office:value-type="string" calcext:value-type="string">
            <text:p>SELECT actor_id, CONCAT(first_name, " ", last_name) as ´Nome Completo´ FROM 'DB'.'table' ORDER BY ´Nome Completo´</text:p>
          </table:table-cell>
          <table:table-cell table:style-name="ce171" office:value-type="string" calcext:value-type="string">
            <text:p>ORDER BY release_year DESC, record_year DESC</text:p>
            <text:p/>
            <text:p>Vai ordenar pelo release year usando o record year como 'critério de desempate'</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REATE</text:p>
          </table:table-cell>
          <table:table-cell office:value-type="string" calcext:value-type="string">
            <text:p>criar bancos de dados, tabelas, índices, views, procedures, functions e trigger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ALTER TABLE</text:p>
          </table:table-cell>
          <table:table-cell office:value-type="string" calcext:value-type="string">
            <text:p>alterar a estrutura de qualquer objet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DROP</text:p>
          </table:table-cell>
          <table:table-cell office:value-type="string" calcext:value-type="string">
            <text:p>deletar objet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TRUNCATE</text:p>
          </table:table-cell>
          <table:table-cell office:value-type="string" calcext:value-type="string">
            <text:p>esvazia os dados dentro de uma tabela, mas a mantém no banco de dados</text:p>
          </table:table-cell>
          <table:table-cell table:number-columns-repeated="2"/>
          <table:table-cell office:value-type="string" calcext:value-type="string">
            <text:p>Reseta as metaInfos (auto increment, etc.)</text:p>
          </table:table-cell>
          <table:table-cell table:number-columns-repeated="1016"/>
        </table:table-row>
        <table:table-row table:style-name="ro13">
          <table:table-cell office:value-type="string" calcext:value-type="string">
            <text:p>SQL</text:p>
          </table:table-cell>
          <table:table-cell office:value-type="string" calcext:value-type="string">
            <text:p>Comandos - DCL</text:p>
          </table:table-cell>
          <table:table-cell table:style-name="ce214" office:value-type="string" calcext:value-type="string">
            <text:p>Comandos base</text:p>
          </table:table-cell>
          <table:table-cell table:style-name="ce214" office:value-type="string" calcext:value-type="string">
            <text:p>GRANT</text:p>
          </table:table-cell>
          <table:table-cell office:value-type="string" calcext:value-type="string">
            <text:p>cONCEDER acesso a um usuári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CL</text:p>
          </table:table-cell>
          <table:table-cell table:style-name="ce214" office:value-type="string" calcext:value-type="string">
            <text:p>Comandos base</text:p>
          </table:table-cell>
          <table:table-cell table:style-name="ce214" office:value-type="string" calcext:value-type="string">
            <text:p>REVOKE</text:p>
          </table:table-cell>
          <table:table-cell office:value-type="string" calcext:value-type="string">
            <text:p>remove acessos concedidos através do comando GRANT</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COMMIT</text:p>
          </table:table-cell>
          <table:table-cell office:value-type="string" calcext:value-type="string">
            <text:p>muda suas alterações de temporárias para permanentes no seu banco de dad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ROLLBACK</text:p>
          </table:table-cell>
          <table:table-cell office:value-type="string" calcext:value-type="string">
            <text:p>esfaz todo o impacto realizado por um comando</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SAVEPOINT</text:p>
          </table:table-cell>
          <table:table-cell office:value-type="string" calcext:value-type="string">
            <text:p>define pontos para os quais uma transação pode voltar. É uma maneira de voltar para pontos específicos de sua query</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TRANSACTION</text:p>
          </table:table-cell>
          <table:table-cell office:value-type="string" calcext:value-type="string">
            <text:p>comandos que definem onde, como e em que escopo suas transações são executadas</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text:p>
          </table:table-cell>
          <table:table-cell office:value-type="string" calcext:value-type="string">
            <text:p>filtrar' a query a uma condição específica a partir de uma colune </text:p>
          </table:table-cell>
          <table:table-cell/>
          <table:table-cell office:value-type="string" calcext:value-type="string">
            <text:p>SELECT * from sakila.address where city_id=1</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IN</text:p>
          </table:table-cell>
          <table:table-cell table:style-name="ce171" office:value-type="string" calcext:value-type="string">
            <text:p>Checking a list The word IN allows us to check if an item is in a list. </text:p>
            <text:p>like OR</text:p>
            <text:p>The example shows the name and population for the countries 'Brazil', 'Russia', 'India' and 'China'.</text:p>
          </table:table-cell>
          <table:table-cell/>
          <table:table-cell table:style-name="ce171" office:value-type="string" calcext:value-type="string">
            <text:p>SELECT name, population FROM world</text:p>
            <text:p>  WHERE name IN ('Brazil', 'Russia', 'India', 'China');</text:p>
          </table:table-cell>
          <table:table-cell table:style-name="ce171" office:value-type="string" calcext:value-type="string">
            <text:p/>
            <text:p>name population</text:p>
            <text:p>Brazil 211442625</text:p>
            <text:p>China 1402378640</text:p>
            <text:p>India 1361503224</text:p>
            <text:p>Russia 146745098</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between</text:p>
          </table:table-cell>
          <table:table-cell office:value-type="string" calcext:value-type="string">
            <text:p>BETWEEN allows range checking (range specified is inclusive of boundary values).</text:p>
          </table:table-cell>
          <table:table-cell/>
          <table:table-cell table:style-name="ce171" office:value-type="string" calcext:value-type="string">
            <text:p>SELECT title, length FROM sakila.film</text:p>
            <text:p>WHERE length BETWEEN 50 AND 120;</text:p>
            <text:p/>
            <text:p>With strings:</text:p>
            <text:p>ELECT * FROM sakila.language</text:p>
            <text:p>WHERE name BETWEEN 'Italian' AND 'Mandarin'</text:p>
            <text:p>ORDER BY name;</text:p>
            <text:p/>
            <text:p>with DATE:</text:p>
            <text:p>SELECT rental_id, rental_date FROM sakila.rental</text:p>
            <text:p>WHERE rental_date</text:p>
            <text:p>BETWEEN '2005-05-27' AND '2005-07-17';</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not</text:p>
          </table:table-cell>
          <table:table-cell office:value-type="string" calcext:value-type="string">
            <text:p>Negação da condição</text:p>
          </table:table-cell>
          <table:table-cell/>
          <table:table-cell office:value-type="string" calcext:value-type="string">
            <text:p>where not city = 'BH'</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operators</text:p>
          </table:table-cell>
          <table:table-cell table:style-name="ce171" office:value-type="string" calcext:value-type="string">
            <text:p>-- OPERADOR - DESCRIÇÃO</text:p>
            <text:p>=   IGUAL</text:p>
            <text:p>&gt;   MAIOR QUE</text:p>
            <text:p>&lt;   MENOR QUE</text:p>
            <text:p>&gt;=  MAIOR QUE OU IGUAL</text:p>
            <text:p>&lt;=  MENOR QUE OU IGUAL</text:p>
            <text:p>&lt;&gt;  DIFERENTE DE</text:p>
            <text:p>AND OPERADOR LÓGICO E</text:p>
            <text:p>OR  OPERADOR LÓGICO OU</text:p>
            <text:p>NOT NEGAÇÃO</text:p>
            <text:p>IS  COMPARA COM VALORES BOOLEANOS (TRUE, FALSE, NULL)</text:p>
          </table:table-cell>
          <table:table-cell table:style-name="ce171" office:value-type="string" calcext:value-type="string">
            <text:p>=, !=, &lt;, &lt;=, &gt;, &gt;=, &lt;&gt;  - Standard numerical operators - col_name != 4</text:p>
            <text:p/>
            <text:p>like - pattern matching operator can also be used in the conditional selection of the where clause - Cria um 'regex', sendo o % o wildcard</text:p>
            <text:p/>
            <text:p>BETWEEN … AND …  - Number is within range of two values (inclusive)  - col_name BETWEEN 1.5 AND 10.5</text:p>
            <text:p/>
            <text:p>NOT BETWEEN … AND …  - Number is not within range of two values (inclusive)  - col_name NOT BETWEEN 1 AND 10</text:p>
            <text:p/>
            <text:p>IN (…) - Number exists in a list -  col_name IN (2, 4, 6)</text:p>
            <text:p/>
            <text:p>NOT IN (…) -  Number does not exist in a list -  col_name NOT IN (1, 3, 5)</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XOR</text:p>
          </table:table-cell>
          <table:table-cell table:style-name="ce171" office:value-type="string" calcext:value-type="string">
            <text:p>O operador XOR trata os parâmetros como valores Boolianos (zero, 0, como false; caso contrário, true) antes que o operador execute a exclusão lógica.</text:p>
            <text:p/>
            <text:p>Um valor booliano que retornará true se um e apenas um argumento for avaliado como true; caso contrário, false.</text:p>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OUND()</text:p>
          </table:table-cell>
          <table:table-cell table:style-name="ce171" office:value-type="string" calcext:value-type="string">
            <text:p>ROUND(f,p) returns f rounded to p decimal places.</text:p>
            <text:p/>
            <text:p>The number of decimal places may be negative, this will round to the nearest 10 (when p is -1) or 100 (when p is -2) or 1000 (when p is -3) etc..</text:p>
          </table:table-cell>
          <table:table-cell/>
          <table:table-cell table:style-name="ce171" office:value-type="string" calcext:value-type="string">
            <text:p>SELECT name,</text:p>
            <text:p>       ROUND(population/1000000,1)</text:p>
            <text:p>  FROM bbc</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ENGTH()</text:p>
          </table:table-cell>
          <table:table-cell office:value-type="string" calcext:value-type="string">
            <text:p>Return the length of parameter</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EFT() / RIGHT()</text:p>
          </table:table-cell>
          <table:table-cell office:value-type="string" calcext:value-type="string">
            <text:p>LEFT(s,n) allows you to extract n characters from the start of the string s.</text:p>
          </table:table-cell>
          <table:table-cell/>
          <table:table-cell office:value-type="string" calcext:value-type="string">
            <text:p>LEFT('hello', 3) -&gt; 'he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is</text:p>
          </table:table-cell>
          <table:table-cell table:number-columns-repeated="2"/>
          <table:table-cell office:value-type="string" calcext:value-type="string">
            <text:p>IS 'true / false / nul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LIKE</text:p>
          </table:table-cell>
          <table:table-cell office:value-type="string" calcext:value-type="string">
            <text:p>tipo regex para busca</text:p>
          </table:table-cell>
          <table:table-cell table:style-name="ce171" office:value-type="string" calcext:value-type="string">
            <text:p>% -&gt; wild card, qualquer caracteres, N vezes</text:p>
            <text:p/>
            <text:p>_ -&gt; wild card, qualquer caractere, 1 vez</text:p>
          </table:table-cell>
          <table:table-cell office:value-type="string" calcext:value-type="string">
            <text:p>SELECT name FROM world WHERE name LIKE '%United%';</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DATE()</text:p>
          </table:table-cell>
          <table:table-cell office:value-type="string" calcext:value-type="string">
            <text:p>Fazer busca em uma coluna com data em formato específico</text:p>
          </table:table-cell>
          <table:table-cell table:style-name="ce171" office:value-type="string" calcext:value-type="string">
            <text:p>SELECT * FROM sakila.payment</text:p>
            <text:p>WHERE payment_date LIKE '2005-07-31%';</text:p>
            <text:p/>
            <text:p>-- Encontra um pagamento com dia e hora exatos</text:p>
            <text:p>SELECT * FROM sakila.payment</text:p>
            <text:p>WHERE payment_date LIKE '2005-08-20 00:30:52';</text:p>
            <text:p/>
            <text:p>SELECT *</text:p>
            <text:p>FROM sakila.payment</text:p>
            <text:p>WHERE payment_date BETWEEN '2005-05-26 00:00:00' AND '2005-05-27 23:59:59';</text:p>
          </table:table-cell>
          <table:table-cell table:style-name="ce171" office:value-type="string" calcext:value-type="string">
            <text:p>DATE(coluna_do_tipo_date) :</text:p>
            <text:p/>
            <text:p>SELECT DATE(payment_date) FROM sakila.payment; -- YYYY-MM-DD</text:p>
            <text:p>SELECT YEAR(payment_date)</text:p>
            <text:p/>
            <text:p>SELECT MONTH(payment_date)</text:p>
            <text:p/>
            <text:p>SELECT DAY(payment_date)</text:p>
            <text:p/>
            <text:p>SELECT HOUR(payment_date)</text:p>
            <text:p>SELECT MINUTE(payment_date)</text:p>
            <text:p/>
            <text:p>SELECT SECOND(payment_date)</text:p>
          </table:table-cell>
          <table:table-cell table:number-columns-repeated="2"/>
          <table:table-cell table:style-name="ce127" office:value-type="string" calcext:value-type="string">
            <text:p><text:a xlink:href="https://popsql.com/learn-sql/mysql/how-to-query-date-and-time-in-mysql" xlink:type="simple">https://popsql.com/learn-sql/mysql/how-to-query-date-and-time-in-mysql</text:a></text:p>
          </table:table-cell>
          <table:table-cell table:number-columns-repeated="1014"/>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EPLACE()</text:p>
          </table:table-cell>
          <table:table-cell office:value-type="string" calcext:value-type="string">
            <text:p>REPLACE(f, s1, s2) returns the string f with all occurances of s1 replaced with s2.</text:p>
          </table:table-cell>
          <table:table-cell office:value-type="string" calcext:value-type="string">
            <text:p><text:s/>REPLACE('vessel','e','a') -&gt; 'vassal'</text:p>
          </table:table-cell>
          <table:table-cell table:number-columns-repeated="1018"/>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INSERT - IGNORE</text:p>
          </table:table-cell>
          <table:table-cell table:number-columns-repeated="2"/>
          <table:table-cell table:style-name="ce171" office:value-type="string" calcext:value-type="string">
            <text:p>INSERT IGNORE INTO pessoas (id, name) VALUES</text:p>
            <text:p>(4,'Gloria'), -- Sem o IGNORE, essa linha geraria um erro e o INSERT não continuaria.</text:p>
            <text:p>(5,'Amanda');</text:p>
            <text:p/>
            <text:p>-- Pesquisando agora, você verá que a informação duplicada não foi inserida.</text:p>
            <text:p>-- Porém os dados corretos foram inseridos com sucesso.</text:p>
            <text:p>SELECT * FROM pessoas;</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INSERT INTO SELECT</text:p>
          </table:table-cell>
          <table:table-cell office:value-type="string" calcext:value-type="string">
            <text:p>inserir dados a partir de outra tabela</text:p>
          </table:table-cell>
          <table:table-cell office:value-type="string" calcext:value-type="string">
            <text:p>Assim, estaríamos extraindo a colunaA e a colunaB da tabelaB e as inserindo na tabelaA , de acordo com a condição que for passada no WHERE .</text:p>
          </table:table-cell>
          <table:table-cell table:style-name="ce171" office:value-type="string" calcext:value-type="string">
            <text:p>INSERT INTO tabelaA (coluna1, coluna2)</text:p>
            <text:p>    SELECT tabelaB.coluna1, tabelaB.coluna2</text:p>
            <text:p>    FROM tabelaB</text:p>
            <text:p>    WHERE tabelaB.nome_da_coluna &lt;&gt; 'algumValor'</text:p>
            <text:p>    ORDER BY tabelaB.coluna_de_ordenacao;</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CASE</text:p>
          </table:table-cell>
          <table:table-cell office:value-type="string" calcext:value-type="string">
            <text:p>Switch casa</text:p>
          </table:table-cell>
          <table:table-cell/>
          <table:table-cell table:style-name="ce171" office:value-type="string" calcext:value-type="string">
            <text:p>CASE</text:p>
            <text:p>    WHEN condition1 THEN result1</text:p>
            <text:p>    WHEN condition2 THEN result2</text:p>
            <text:p>    WHEN conditionN THEN resultN</text:p>
            <text:p>    ELSE result</text:p>
            <text:p>END;</text:p>
          </table:table-cell>
          <table:table-cell table:number-columns-repeated="1017"/>
        </table:table-row>
        <table:table-row table:style-name="ro13">
          <table:table-cell office:value-type="string" calcext:value-type="string">
            <text:p>React</text:p>
          </table:table-cell>
          <table:table-cell office:value-type="string" calcext:value-type="string">
            <text:p>react-testing-library</text:p>
          </table:table-cell>
          <table:table-cell table:style-name="ce214"/>
          <table:table-cell table:number-columns-repeated="2" table:style-name="ce214" office:value-type="string" calcext:value-type="string">
            <text:p>Queries - order of importance</text:p>
          </table:table-cell>
          <table:table-cell table:style-name="ce171" office:value-type="string" calcext:value-type="string">
            <text:p>1.1. getByRole</text:p>
            <text:p>1.2. getByLabelText</text:p>
            <text:p>1.3. getByPlaceholderText</text:p>
            <text:p>1.4. getByText</text:p>
            <text:p>1.5. getByDisplayValue;</text:p>
            <text:p/>
            <text:p>2.1. getByAltText;</text:p>
            <text:p>2.2. getByTitle</text:p>
            <text:p/>
            <text:p>3.1. getByTestId</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UCASE()</text:p>
          </table:table-cell>
          <table:table-cell office:value-type="string" calcext:value-type="string">
            <text:p>Converte o texto da string para CAIXA ALT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CASE()</text:p>
          </table:table-cell>
          <table:table-cell office:value-type="string" calcext:value-type="string">
            <text:p>Converte o texto da string para caixa baix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UBSTRING()</text:p>
          </table:table-cell>
          <table:table-cell table:style-name="ce171" office:value-type="string" calcext:value-type="string">
            <text:p>Extrai parte de uma string de acordo com o índice de um caractere inicial</text:p>
            <text:p>-- e a quantidade de caracteres a extrair</text:p>
          </table:table-cell>
          <table:table-cell table:style-name="ce171" office:value-type="string" calcext:value-type="string">
            <text:p>Se a quantidade de caracteres a extrair não for definida,</text:p>
            <text:p>-- então a string será extraída do índice inicial definido, até o seu final</text:p>
          </table:table-cell>
          <table:table-cell table:style-name="ce171" office:value-type="string" calcext:value-type="string">
            <text:p>SELECT SUBSTRING('Oi, eu sou uma string', 5, 2);</text:p>
            <text:p/>
            <text:p>SELECT SUBSTRING('Oi, eu sou uma string', 5);</text:p>
            <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IF()</text:p>
          </table:table-cell>
          <table:table-cell office:value-type="string" calcext:value-type="string">
            <text:p>Condicional básica</text:p>
          </table:table-cell>
          <table:table-cell/>
          <table:table-cell office:value-type="string" calcext:value-type="string">
            <text:p>SELECT IF(condicao, valor_se_verdadeiro, valor_se_falso);</text:p>
          </table:table-cell>
          <table:table-cell table:style-name="ce171" office:value-type="string" calcext:value-type="string">
            <text:p>SELECT IF(idade &gt;= 18, 'Maior de idade', 'Menor de Idade')</text:p>
            <text:p>FROM pessoas;</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AS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Operadores</text:p>
          </table:table-cell>
          <table:table-cell table:style-name="ce214" office:value-type="string" calcext:value-type="string">
            <text:p>+, -, /, *, DIV, MOD</text:p>
          </table:table-cell>
          <table:table-cell table:style-name="ce171" office:value-type="string" calcext:value-type="string">
            <text:p>Div = divisão retornando somente o inteiro</text:p>
            <text:p/>
            <text:p>MOD = módulo =&gt;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OUND()</text:p>
          </table:table-cell>
          <table:table-cell table:style-name="ce171" office:value-type="string" calcext:value-type="string">
            <text:p>Arredondar baseado no decimal</text:p>
            <text:p> &gt;= 0.5 -&gt; up</text:p>
            <text:p>&lt; 0.5 -&gt; down</text:p>
          </table:table-cell>
          <table:table-cell office:value-type="string" calcext:value-type="string">
            <text:p>Podemos omitir ou especificar quantas casas decimais queremos</text:p>
          </table:table-cell>
          <table:table-cell office:value-type="string" calcext:value-type="string">
            <text:p>ROUND('num', 'opt: quantas casas decimai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EIL()</text:p>
          </table:table-cell>
          <table:table-cell office:value-type="string" calcext:value-type="string">
            <text:p>arredondar para cima,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FLOOR()</text:p>
          </table:table-cell>
          <table:table-cell office:value-type="string" calcext:value-type="string">
            <text:p>Arredondar para baico,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POW()</text:p>
          </table:table-cell>
          <table:table-cell office:value-type="string" calcext:value-type="string">
            <text:p>Exponenciação</text:p>
          </table:table-cell>
          <table:table-cell/>
          <table:table-cell office:value-type="string" calcext:value-type="string">
            <text:p>POW('num', 'potencia')</text:p>
          </table:table-cell>
          <table:table-cell office:value-type="string" calcext:value-type="string">
            <text:p>SELECT POW(2, 2)</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QRT()</text:p>
          </table:table-cell>
          <table:table-cell office:value-type="string" calcext:value-type="string">
            <text:p>Raiz quadrada</text:p>
          </table:table-cell>
          <table:table-cell/>
          <table:table-cell office:value-type="string" calcext:value-type="string">
            <text:p>SQRT('NUMERO')</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AND()</text:p>
          </table:table-cell>
          <table:table-cell office:value-type="string" calcext:value-type="string">
            <text:p>Gerar um número aletório entre 0 e 1</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URRENT_DATE()</text:p>
          </table:table-cell>
          <table:table-cell office:value-type="string" calcext:value-type="string">
            <text:p>Dat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NOW()</text:p>
          </table:table-cell>
          <table:table-cell office:value-type="string" calcext:value-type="string">
            <text:p>Data e hor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DATEDIFF()</text:p>
          </table:table-cell>
          <table:table-cell office:value-type="string" calcext:value-type="string">
            <text:p>calcular a diferença entre duas datas</text:p>
          </table:table-cell>
          <table:table-cell/>
          <table:table-cell office:value-type="string" calcext:value-type="string">
            <text:p>DATEDIFF('data 1', dat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TIMEDIFF()</text:p>
          </table:table-cell>
          <table:table-cell office:value-type="string" calcext:value-type="string">
            <text:p>calcular a diferença entre duas horas</text:p>
          </table:table-cell>
          <table:table-cell/>
          <table:table-cell office:value-type="string" calcext:value-type="string">
            <text:p>TIMEDIFF('hora 1', 'hor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AVG()</text:p>
          </table:table-cell>
          <table:table-cell office:value-type="string" calcext:value-type="string">
            <text:p>Média entre todos os registros</text:p>
          </table:table-cell>
          <table:table-cell/>
          <table:table-cell office:value-type="string" calcext:value-type="string">
            <text:p>AVG('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MIN()</text:p>
          </table:table-cell>
          <table:table-cell office:value-type="string" calcext:value-type="string">
            <text:p>menor valor encontrado</text:p>
          </table:table-cell>
          <table:table-cell/>
          <table:table-cell office:value-type="string" calcext:value-type="string">
            <text:p>MIN('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MAX()</text:p>
          </table:table-cell>
          <table:table-cell office:value-type="string" calcext:value-type="string">
            <text:p>maior valor encontrado</text:p>
          </table:table-cell>
          <table:table-cell/>
          <table:table-cell office:value-type="string" calcext:value-type="string">
            <text:p>MAX('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UM()</text:p>
          </table:table-cell>
          <table:table-cell office:value-type="string" calcext:value-type="string">
            <text:p>soma de todos os registros</text:p>
          </table:table-cell>
          <table:table-cell/>
          <table:table-cell office:value-type="string" calcext:value-type="string">
            <text:p>SUM('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OUNT()</text:p>
          </table:table-cell>
          <table:table-cell office:value-type="string" calcext:value-type="string">
            <text:p>registro encontrados</text:p>
          </table:table-cell>
          <table:table-cell/>
          <table:table-cell office:value-type="string" calcext:value-type="string">
            <text:p>COUNT('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GROUP BY</text:p>
          </table:table-cell>
          <table:table-cell table:style-name="ce214" office:value-type="string" calcext:value-type="string">
            <text:p>GROUP BY</text:p>
          </table:table-cell>
          <table:table-cell table:style-name="ce171" office:value-type="string" calcext:value-type="string">
            <text:p>agrupar o resultado em uma ou mais colunas</text:p>
            <text:p>Em outras palavras, o GROUP BY removerá duplicações.</text:p>
          </table:table-cell>
          <table:table-cell table:style-name="ce171" office:value-type="string" calcext:value-type="string">
            <text:p>Porém é mais comum utilizar o GROUP BY em conjunto com o AVG , MIN , MAX , SUM ou COUNT . Por exemplo, caso queiramos encontrar quantas vezes cada nome foi registrado, podemos usar o COUNT() . Assim, teremos uma informação mais fácil de ser compreendida.</text:p>
            <text:p/>
            <text:p>SELECT first_name, COUNT(*) FROM sakila.actor</text:p>
            <text:p>GROUP BY first_name;</text:p>
            <text:p/>
            <text:p/>
          </table:table-cell>
          <table:table-cell table:style-name="ce171" office:value-type="string" calcext:value-type="string">
            <text:p>SELECT coluna(s) FROM tabela</text:p>
            <text:p>GROUP BY coluna(s);</text:p>
          </table:table-cell>
          <table:table-cell table:style-name="ce171" office:value-type="string" calcext:value-type="string">
            <text:p>-- Média de duração de filmes agrupados por classificação indicativa</text:p>
            <text:p>SELECT rating, AVG(length)</text:p>
            <text:p>FROM sakila.film</text:p>
            <text:p>GROUP BY rating;</text:p>
            <text:p/>
            <text:p>-- Valor mínimo de substituição dos filmes agrupados por classificação indicativa</text:p>
            <text:p>SELECT rating, MIN(replacement_cost)</text:p>
            <text:p>FROM sakila.film</text:p>
            <text:p>GROUP BY rating;</text:p>
            <text:p/>
            <text:p>-- Valor máximo de substituição dos filmes agrupados por classificação indicativa</text:p>
            <text:p>SELECT rating, MAX(replacement_cost)</text:p>
            <text:p>FROM sakila.film</text:p>
            <text:p>GROUP BY rating;</text:p>
            <text:p/>
            <text:p>-- Custo total de substituição de filmes agrupados por classificação indicativa</text:p>
            <text:p>SELECT rating, SUM(replacement_cost)</text:p>
            <text:p>FROM sakila.film</text:p>
            <text:p>GROUP by rating;</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GROUP BY</text:p>
          </table:table-cell>
          <table:table-cell table:style-name="ce214" office:value-type="string" calcext:value-type="string">
            <text:p>GROUP BY - HAVING</text:p>
          </table:table-cell>
          <table:table-cell office:value-type="string" calcext:value-type="string">
            <text:p>filtrar resultados agrupados, assim como usamos o SELECT...WHERE para filtrar resultados individuais.</text:p>
          </table:table-cell>
          <table:table-cell table:number-columns-repeated="2"/>
          <table:table-cell table:style-name="ce171" office:value-type="string" calcext:value-type="string">
            <text:p>SELECT first_name, COUNT(*)</text:p>
            <text:p>FROM sakila.actor</text:p>
            <text:p>GROUP BY first_name</text:p>
            <text:p>HAVING COUNT(*) &gt; 2;</text:p>
            <text:p/>
            <text:p>-- Ou, melhor ainda, usando o AS para dar nomes às colunas de agregação,</text:p>
            <text:p>-- melhorando a leitura do resultado</text:p>
            <text:p>SELECT first_name, COUNT(*) AS nomes_cadastrados</text:p>
            <text:p>FROM sakila.actor</text:p>
            <text:p>GROUP BY first_name</text:p>
            <text:p>HAVING nomes_cadastrados &gt; 2;</text:p>
            <text:p/>
            <text:p>-- Observação: o alias não funciona com strings para o HAVING,</text:p>
            <text:p>-- então use o underline ("_") para separar palavras</text:p>
            <text:p>-- Ou seja, o exemplo abaixo não vai funcionar</text:p>
            <text:p>SELECT first_name, COUNT(*) AS 'nomes cadastrados'</text:p>
            <text:p>FROM sakila.actor</text:p>
            <text:p>GROUP BY first_name</text:p>
            <text:p>HAVING 'nomes cadastrados' &gt; 2;</text:p>
          </table:table-cell>
          <table:table-cell table:style-name="ce171" office:value-type="string" calcext:value-type="string">
            <text:p>Observação: o alias não funciona com strings para o HAVING,</text:p>
            <text:p>-- então use o underline ("_") para separar palavras</text:p>
          </table:table-cell>
          <table:table-cell table:number-columns-repeated="1015"/>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UNION</text:p>
          </table:table-cell>
          <table:table-cell table:style-name="ce214" office:value-type="string" calcext:value-type="string">
            <text:p>UNION</text:p>
          </table:table-cell>
          <table:table-cell office:value-type="string" calcext:value-type="string">
            <text:p>Agregar as informações de duas tabelas.</text:p>
          </table:table-cell>
          <table:table-cell table:style-name="ce171" office:value-type="string" calcext:value-type="string">
            <text:p>SEM DUPLICATAS</text:p>
            <text:p>Deve-se retornar a mesma quantidade de colunas das duas tableas</text:p>
          </table:table-cell>
          <table:table-cell table:style-name="ce171" office:value-type="string" calcext:value-type="string">
            <text:p>SELECT 'column1', 'column2' FROM 'DB.table1'</text:p>
            <text:p>UNION</text:p>
            <text:p>SELECT 'column2', column3' FROM 'DB.table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JOIN</text:p>
          </table:table-cell>
          <table:table-cell office:value-type="string" calcext:value-type="string">
            <text:p>like INNER JOIN</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SUBQUERY</text:p>
          </table:table-cell>
          <table:table-cell table:style-name="ce214" office:value-type="string" calcext:value-type="string">
            <text:p>SUBQUERIES</text:p>
          </table:table-cell>
          <table:table-cell/>
          <table:table-cell table:style-name="ce171" office:value-type="string" calcext:value-type="string">
            <text:p>1. Usando uma SUBQUERY como fonte de dados para o FROM:</text:p>
            <text:p>SELECT f.title, f.rating</text:p>
            <text:p>FROM (</text:p>
            <text:p>    SELECT *</text:p>
            <text:p>    FROM sakila.film</text:p>
            <text:p>    WHERE rating = 'R'</text:p>
            <text:p>) AS f;</text:p>
            <text:p/>
            <text:p>2. Preenchendo uma coluna de um SELECT por meio de uma SUBQUERY :</text:p>
            <text:p>SELECT</text:p>
            <text:p>    address,</text:p>
            <text:p>    district,</text:p>
            <text:p>    (</text:p>
            <text:p>        SELECT city</text:p>
            <text:p>        FROM sakila.city</text:p>
            <text:p>        WHERE city.city_id = sakila.address.city_id</text:p>
            <text:p>    ) AS city</text:p>
            <text:p>FROM sakila.address;</text:p>
            <text:p/>
            <text:p>3. Filtrando resultados com WHERE usando como base os dados retornados de uma SUBQUERY:</text:p>
            <text:p>SELECT address, district</text:p>
            <text:p>FROM sakila.address</text:p>
            <text:p>WHERE city_id in (</text:p>
            <text:p>    SELECT city_id</text:p>
            <text:p>    FROM sakila.city</text:p>
            <text:p>    WHERE city in ('Sasebo', 'San Bernardino', 'Athenai', 'Myingyan')</text:p>
            <text:p>);</text:p>
            <text:p/>
            <text:p>4. Usando uma tabela externa, de fora da SUBQUERY , dentro dela:</text:p>
            <text:p>SELECT</text:p>
            <text:p>    first_name,</text:p>
            <text:p>    (</text:p>
            <text:p>        SELECT address</text:p>
            <text:p>        FROM sakila.address</text:p>
            <text:p>        WHERE address.address_id = tabela_externa.address_id</text:p>
            <text:p>    ) AS address</text:p>
            <text:p>FROM sakila.customer AS tabela_externa;</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INNER JOIN</text:p>
          </table:table-cell>
          <table:table-cell office:value-type="string" calcext:value-type="string">
            <text:p>Unir os resultados de duas tabelas (FK)</text:p>
          </table:table-cell>
          <table:table-cell/>
          <table:table-cell table:style-name="ce171" office:value-type="string" calcext:value-type="string">
            <text:p>SELECT 'alias1'.'column1', 'alias2.column2'</text:p>
            <text:p>FROM 'DB'.'table1' AS 'alias1'</text:p>
            <text:p>INNER JOIN 'DB'.'table2' AS 'alias2' ON 'alias1'.'column1(FK)' = 'alias2'.'column2(FK)'</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LEFT / RIGHT JOIN</text:p>
          </table:table-cell>
          <table:table-cell office:value-type="string" calcext:value-type="string">
            <text:p>returns all records from the left table (table1), and the matched records from the right table (table2). The result is NULL from the right side, if there is no match.</text:p>
          </table:table-cell>
          <table:table-cell/>
          <table:table-cell table:style-name="ce171" office:value-type="string" calcext:value-type="string">
            <text:p>SELECT column_name(s)</text:p>
            <text:p>FROM table1</text:p>
            <text:p>LEFT JOIN table2</text:p>
            <text:p>ON table1.column_name = table2.column_name;</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SELF JOIN</text:p>
          </table:table-cell>
          <table:table-cell office:value-type="string" calcext:value-type="string">
            <text:p>a regular join, but the table is joined with itself.</text:p>
          </table:table-cell>
          <table:table-cell/>
          <table:table-cell table:style-name="ce171" office:value-type="string" calcext:value-type="string">
            <text:p>SELECT 'alias1'.'column1', 'alias2.column2'</text:p>
            <text:p>FROM 'DB'.'table1' AS 'alias1', 'DB'.'table1' AS 'alias2'</text:p>
            <text:p>WHERE 'condition'</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UNION</text:p>
          </table:table-cell>
          <table:table-cell table:style-name="ce214" office:value-type="string" calcext:value-type="string">
            <text:p>UNION ALL</text:p>
          </table:table-cell>
          <table:table-cell office:value-type="string" calcext:value-type="string">
            <text:p>Agregar as informações de duas tabelas.</text:p>
          </table:table-cell>
          <table:table-cell table:style-name="ce171" office:value-type="string" calcext:value-type="string">
            <text:p>COM DUPLICATAS</text:p>
            <text:p>Deve-se retornar a mesma quantidade de colunas das duas tableas</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EXISTS</text:p>
          </table:table-cell>
          <table:table-cell table:style-name="ce214" office:value-type="string" calcext:value-type="string">
            <text:p>EXISTS</text:p>
          </table:table-cell>
          <table:table-cell office:value-type="string" calcext:value-type="string">
            <text:p>Retornar os registros da tabela A que possuem um relacionamento com os registros da tabela B.</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head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na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mai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foot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sec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articl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asid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h1&gt; a &lt;h6&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di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spa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abbr&gt;</text:p>
          </table:table-cell>
          <table:table-cell office:value-type="string" calcext:value-type="string">
            <text:p>Abreviação</text:p>
          </table:table-cell>
          <table:table-cell office:value-type="string" calcext:value-type="string">
            <text:p>Deve ter um attr. 'title' com a descrição completa</text:p>
          </table:table-cell>
          <table:table-cell/>
          <table:table-cell office:value-type="string" calcext:value-type="string">
            <text:p>&lt;p&gt;Obama é presidente dos &lt;abbr title="Estados Unidos da América"&gt;EUA&lt;/abbr&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cite&gt;</text:p>
          </table:table-cell>
          <table:table-cell office:value-type="string" calcext:value-type="string">
            <text:p>Citação</text:p>
          </table:table-cell>
          <table:table-cell table:number-columns-repeated="2"/>
          <table:table-cell office:value-type="string" calcext:value-type="string">
            <text:p>&lt;p&gt;&lt;cite&gt;The Scream&lt;/cite&gt; by Edward Munch. Painted in 1893.&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time&gt;</text:p>
          </table:table-cell>
          <table:table-cell office:value-type="string" calcext:value-type="string">
            <text:p>Hora</text:p>
          </table:table-cell>
          <table:table-cell table:number-columns-repeated="2"/>
          <table:table-cell office:value-type="string" calcext:value-type="string">
            <text:p>&lt;p&gt;The concert starts at &lt;time&gt;20:00&lt;/time&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address&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figure&gt; &lt;figca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audi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vide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sourc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track&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pictur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ifram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embed&gt;</text:p>
          </table:table-cell>
          <table:table-cell table:number-columns-repeated="1020"/>
        </table:table-row>
        <table:table-row table:style-name="ro7">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Sync</text:p>
          </table:table-cell>
          <table:table-cell office:value-type="string" calcext:value-type="string">
            <text:p>Ler um arquivo de forma SINCRONA</text:p>
          </table:table-cell>
          <table:table-cell table:number-columns-repeated="1019"/>
        </table:table-row>
        <table:table-row table:style-name="ro11">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text:p>
          </table:table-cell>
          <table:table-cell office:value-type="string" calcext:value-type="string">
            <text:p>Ler um arquivo de forma ASSINCRONA</text:p>
          </table:table-cell>
          <table:table-cell/>
          <table:table-cell office:value-type="string" calcext:value-type="string">
            <text:p>fs.readFile(‘path’, ‘encoding’, ‘callback’)</text:p>
          </table:table-cell>
          <table:table-cell office:value-type="string" calcext:value-type="string">
            <text:p>fs.readFile('/etc/passwd', (err, data) =&gt; {</text:p>
            <text:p>  if (err) throw err;</text:p>
            <text:p>  console.log(data);</text:p>
            <text:p>});</text:p>
          </table:table-cell>
          <table:table-cell table:number-columns-repeated="1016"/>
        </table:table-row>
        <table:table-row table:style-name="ro7">
          <table:table-cell office:value-type="string" calcext:value-type="string">
            <text:p>NodeJs</text:p>
          </table:table-cell>
          <table:table-cell office:value-type="string" calcext:value-type="string">
            <text:p>Express</text:p>
          </table:table-cell>
          <table:table-cell office:value-type="string" calcext:value-type="string">
            <text:p>app</text:p>
          </table:table-cell>
          <table:table-cell office:value-type="string" calcext:value-type="string">
            <text:p>app.listen</text:p>
          </table:table-cell>
          <table:table-cell office:value-type="string" calcext:value-type="string">
            <text:p>Inicia a aplicação, deixa ela escutado a porta</text:p>
          </table:table-cell>
          <table:table-cell office:value-type="string" calcext:value-type="string">
            <text:p>é necessário colocar no fim do código para funfar as requisições</text:p>
          </table:table-cell>
          <table:table-cell table:number-columns-repeated="1018"/>
        </table:table-row>
        <table:table-row table:style-name="ro4">
          <table:table-cell office:value-type="string" calcext:value-type="string">
            <text:p>NodeJs</text:p>
          </table:table-cell>
          <table:table-cell table:number-columns-repeated="2" office:value-type="string" calcext:value-type="string">
            <text:p>Path</text:p>
          </table:table-cell>
          <table:table-cell office:value-type="string" calcext:value-type="string">
            <text:p>path.basename()</text:p>
          </table:table-cell>
          <table:table-cell office:value-type="string" calcext:value-type="string">
            <text:p>Permite ler caminhos no node</text:p>
          </table:table-cell>
          <table:table-cell office:value-type="string" calcext:value-type="string">
            <text:p>const fs = require('fs').promises; </text:p>
            <text:p/>
          </table:table-cell>
          <table:table-cell office:value-type="string" calcext:value-type="string">
            <text:p>path.basename(‘path’)</text:p>
          </table:table-cell>
          <table:table-cell table:number-columns-repeated="1017"/>
        </table:table-row>
        <table:table-row table:style-name="ro7">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office:value-type="string" calcext:value-type="string">
            <text:p>input[type=’type’]</text:p>
          </table:table-cell>
          <table:table-cell office:value-type="string" calcext:value-type="string">
            <text:p>selecionar o input por tipo7</text:p>
          </table:table-cell>
          <table:table-cell table:number-columns-repeated="1019"/>
        </table:table-row>
        <table:table-row table:style-name="ro13">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table:style-name="Default" office:value-type="string" calcext:value-type="string">
            <text:p>webkit</text:p>
          </table:table-cell>
          <table:table-cell table:style-name="ce214" office:value-type="string" calcext:value-type="string">
            <text:p>estilizar um input de data</text:p>
          </table:table-cell>
          <table:table-cell office:value-type="string" calcext:value-type="string">
            <text:p>::-webkit-datetime-edit { padding: 1em; }</text:p>
            <text:p>::-webkit-datetime-edit-fields-wrapper { background: silver; }</text:p>
            <text:p>::-webkit-datetime-edit-text { color: red; padding: 0 0.3em; }</text:p>
            <text:p>::-webkit-datetime-edit-month-field { color: blue; }</text:p>
            <text:p>::-webkit-datetime-edit-day-field { color: green; }</text:p>
            <text:p>::-webkit-datetime-edit-year-field { color: purple; }</text:p>
            <text:p>::-webkit-inner-spin-button { display: none; }</text:p>
            <text:p>::-webkit-calendar-picker-indicator { background: orange; }</text:p>
          </table:table-cell>
          <table:table-cell table:number-columns-repeated="1018"/>
        </table:table-row>
        <table:table-row table:style-name="ro5">
          <table:table-cell office:value-type="string" calcext:value-type="string">
            <text:p>Arquitetura de software</text:p>
          </table:table-cell>
          <table:table-cell office:value-type="string" calcext:value-type="string">
            <text:p>Conceito</text:p>
          </table:table-cell>
          <table:table-cell table:number-columns-repeated="3" office:value-type="string" calcext:value-type="string">
            <text:p>MSC</text:p>
          </table:table-cell>
          <table:table-cell office:value-type="string" calcext:value-type="string">
            <text:p/>
            <text:p>Camada de Serviço (S): Arquivos onde iremos estruturar nossas regras de negócio, geralmente é quem chama os métodos definidos na camada de modelo.</text:p>
            <text:p>Camada de Controladores (C}: Interface mais próxima do usuário ou de uma requisição, vai processar e chamar as devidas funções da camada de model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Model</text:p>
          </table:table-cell>
          <table:table-cell office:value-type="string" calcext:value-type="string">
            <text:p>Queries to DB</text:p>
          </table:table-cell>
          <table:table-cell office:value-type="string" calcext:value-type="string">
            <text:p>É a camada onde vai ter acesso direto com seu banco de dados, api externa ou mesmo um sistema de arquivos. Nessa camada que você opera a nível de leitura ou escrita de dados.</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Controller</text:p>
          </table:table-cell>
          <table:table-cell/>
          <table:table-cell office:value-type="string" calcext:value-type="string">
            <text:p>Vai receber a requisição e retornar uma resposta, no meio disso ele pode se comunicar com o Service ou o Model para acessar o banco de dados ou aplicar alguma regra de negóci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Services</text:p>
          </table:table-cell>
          <table:table-cell/>
          <table:table-cell office:value-type="string" calcext:value-type="string">
            <text:p>Vai ficar responsável por implementar as regras de negócio da sua aplicação, como por exemplo uma validação mais detalhada, um disparo de e-mail, solicitar uma chamada para uma api externa como um gateway de pagamento.</text:p>
          </table:table-cell>
          <table:table-cell table:number-columns-repeated="1018"/>
        </table:table-row>
        <table:table-row table:style-name="ro15">
          <table:table-cell table:number-columns-repeated="3" office:value-type="string" calcext:value-type="string">
            <text:p>Node + mysql</text:p>
          </table:table-cell>
          <table:table-cell office:value-type="string" calcext:value-type="string">
            <text:p>createPool</text:p>
          </table:table-cell>
          <table:table-cell office:value-type="string" calcext:value-type="string">
            <text:p>criar coneção com o banco</text:p>
          </table:table-cell>
          <table:table-cell office:value-type="string" calcext:value-type="string">
            <text:p>O método createPool cria uma pool de conexões com o banco de dados. Isso significa que a própria lib irá gerenciar as múltiplas conexões que fizermos com o banco de dados. Ele recebe um objeto com as credenciais necessárias para estabelecer a conexão. Entre as opções possíveis, estão:</text:p>
            <text:p>host : local onde o servidor do MySQL está armazenado. Como estamos executando localmente, usamos localhost ;</text:p>
            <text:p>user : usuário que vamos utilizar para acessar o banco. Estamos usando o usuário root nesse exemplo;</text:p>
            <text:p>password : senha do usuário especificado. Coloque '' se não houver senha para o usuário;</text:p>
            <text:p>database : nome do banco ao qual queremos nos conectar;</text:p>
            <text:p>O método createPool retorna um objeto Pool representando uma sessão com o banco.</text:p>
            <text:p>Para não ser necessário criar uma sessão e selecionar o schema sempre que precisarmos acessar o banco, armazenamos nossa pool na variável connection .</text:p>
          </table:table-cell>
          <table:table-cell table:number-columns-repeated="1018"/>
        </table:table-row>
        <table:table-row table:style-name="ro7">
          <table:table-cell table:number-columns-repeated="3" office:value-type="string" calcext:value-type="string">
            <text:p>Node + mongo</text:p>
          </table:table-cell>
          <table:table-cell office:value-type="string" calcext:value-type="string">
            <text:p>require(‘mongodb’)</text:p>
          </table:table-cell>
          <table:table-cell table:number-columns-repeated="2"/>
          <table:table-cell office:value-type="string" calcext:value-type="string">
            <text:p>const {MongoDb} = require(‘mongodb’)</text:p>
          </table:table-cell>
          <table:table-cell table:number-columns-repeated="1017"/>
        </table:table-row>
        <table:table-row table:style-name="ro11">
          <table:table-cell office:value-type="string" calcext:value-type="string">
            <text:p>Node + mongo</text:p>
          </table:table-cell>
          <table:table-cell table:number-columns-repeated="2" office:value-type="string" calcext:value-type="string">
            <text:p>query</text:p>
          </table:table-cell>
          <table:table-cell office:value-type="string" calcext:value-type="string">
            <text:p>connection().then((db) =&gt; </text:p>
          </table:table-cell>
          <table:table-cell table:number-columns-repeated="2"/>
          <table:table-cell office:value-type="string" calcext:value-type="string">
            <text:p>connection().then((db) =&gt; db.collection(‘coleção’).find().toArray())</text:p>
            <text:p>.then((authors) =&gt; {</text:p>
            <text:p>Return authors.map(({_id, firstName}) =&gt; {</text:p>
            <text:p>Return getNewAuthor</text:p>
          </table:table-cell>
          <table:table-cell table:style-name="Default"/>
          <table:table-cell table:number-columns-repeated="1016"/>
        </table:table-row>
        <table:table-row table:style-name="ro16">
          <table:table-cell office:value-type="string" calcext:value-type="string">
            <text:p>NodeJs</text:p>
          </table:table-cell>
          <table:table-cell office:value-type="string" calcext:value-type="string">
            <text:p>Templates</text:p>
          </table:table-cell>
          <table:table-cell table:number-columns-repeated="3" office:value-type="string" calcext:value-type="string">
            <text:p>Index – base</text:p>
          </table:table-cell>
          <table:table-cell office:value-type="string" calcext:value-type="string">
            <text:p>const express = require('express');</text:p>
            <text:p>const app = express();</text:p>
            <text:p>const port = 3000;</text:p>
            <text:p/>
            <text:p>app.get('/authors', async (req, res) =&gt; {</text:p>
            <text:p>  res.status(200).json(authors);</text:p>
            <text:p>});</text:p>
            <text:p/>
            <text:p>app.listen(port, () =&gt; console.log(`Listening to port ${port}`));</text:p>
            <text:p/>
          </table:table-cell>
          <table:table-cell table:number-columns-repeated="1018"/>
        </table:table-row>
        <table:table-row table:style-name="ro17">
          <table:table-cell office:value-type="string" calcext:value-type="string">
            <text:p>NodeJs</text:p>
          </table:table-cell>
          <table:table-cell office:value-type="string" calcext:value-type="string">
            <text:p>Templates</text:p>
          </table:table-cell>
          <table:table-cell table:number-columns-repeated="2" office:value-type="string" calcext:value-type="string">
            <text:p>Connection</text:p>
          </table:table-cell>
          <table:table-cell office:value-type="string" calcext:value-type="string">
            <text:p>Connect</text:p>
          </table:table-cell>
          <table:table-cell office:value-type="string" calcext:value-type="string">
            <text:p>const { MongoClient } = require('mongodb');</text:p>
            <text:p/>
            <text:p>const MONGO_DB_URL = 'mongodb://127.0.0.1:27017';</text:p>
            <text:p/>
            <text:p>const connection = () =&gt; {</text:p>
            <text:p>  MongoClient.connect(MONGO_DB_URL, {</text:p>
            <text:p>    useNewUrlParser: true,</text:p>
            <text:p>    useUnifiedTopology: true,</text:p>
            <text:p>  })</text:p>
            <text:p>    .then((conn) =&gt; conn.db('users_crud'))</text:p>
            <text:p>    .catch((err) =&gt; {</text:p>
            <text:p>      console.error(err);</text:p>
            <text:p>      process.exit(1);</text:p>
            <text:p>    });</text:p>
            <text:p>};</text:p>
            <text:p/>
            <text:p>module.exports = connection;</text:p>
            <text:p/>
            <text:p/>
          </table:table-cell>
          <table:table-cell table:number-columns-repeated="1018"/>
        </table:table-row>
        <table:table-row table:style-name="ro7">
          <table:table-cell office:value-type="string" calcext:value-type="string">
            <text:p>UNIX</text:p>
          </table:table-cell>
          <table:table-cell table:number-columns-repeated="2" office:value-type="string" calcext:value-type="string">
            <text:p>Install packages</text:p>
          </table:table-cell>
          <table:table-cell table:number-columns-repeated="2" office:value-type="string" calcext:value-type="string">
            <text:p>Intall DEB</text:p>
          </table:table-cell>
          <table:table-cell office:value-type="string" calcext:value-type="string">
            <text:p>sudo dpkg -i package_file.deb</text:p>
          </table:table-cell>
          <table:table-cell table:number-columns-repeated="1018"/>
        </table:table-row>
        <table:table-row table:style-name="ro7">
          <table:table-cell table:number-columns-repeated="1024"/>
        </table:table-row>
        <table:table-row table:style-name="ro7">
          <table:table-cell table:number-columns-repeated="3" office:value-type="string" calcext:value-type="string">
            <text:p>Criptografia</text:p>
          </table:table-cell>
          <table:table-cell office:value-type="string" calcext:value-type="string">
            <text:p>Assimetrica</text:p>
          </table:table-cell>
          <table:table-cell office:value-type="string" calcext:value-type="string">
            <text:p>Criptografia</text:p>
          </table:table-cell>
          <table:table-cell office:value-type="string" calcext:value-type="string">
            <text:p>String de tamanho diferente do tamanho do item original + chave publica + pprivada</text:p>
          </table:table-cell>
          <table:table-cell table:number-columns-repeated="1018"/>
        </table:table-row>
        <table:table-row table:style-name="ro7">
          <table:table-cell table:number-columns-repeated="3" office:value-type="string" calcext:value-type="string">
            <text:p>Criptografia</text:p>
          </table:table-cell>
          <table:table-cell office:value-type="string" calcext:value-type="string">
            <text:p>Simetrica</text:p>
          </table:table-cell>
          <table:table-cell office:value-type="string" calcext:value-type="string">
            <text:p>Criptografia</text:p>
          </table:table-cell>
          <table:table-cell office:value-type="string" calcext:value-type="string">
            <text:p>String com o tamanho igual ao item original</text:p>
          </table:table-cell>
          <table:table-cell table:number-columns-repeated="1018"/>
        </table:table-row>
        <table:table-row table:style-name="ro4">
          <table:table-cell table:number-columns-repeated="3" office:value-type="string" calcext:value-type="string">
            <text:p>Criptografia</text:p>
          </table:table-cell>
          <table:table-cell office:value-type="string" calcext:value-type="string">
            <text:p>Hash</text:p>
          </table:table-cell>
          <table:table-cell/>
          <table:table-cell office:value-type="string" calcext:value-type="string">
            <text:p>Não pode ser revertido</text:p>
            <text:p>Algoritmo que gera um outpur com tamanho fixo INDEPENDENTE do tamanho do input</text:p>
          </table:table-cell>
          <table:table-cell table:number-columns-repeated="1018"/>
        </table:table-row>
        <table:table-row table:style-name="ro15">
          <table:table-cell table:number-columns-repeated="3" office:value-type="string" calcext:value-type="string">
            <text:p>Criptografia</text:p>
          </table:table-cell>
          <table:table-cell office:value-type="string" calcext:value-type="string">
            <text:p>Hmac</text:p>
          </table:table-cell>
          <table:table-cell/>
          <table:table-cell office:value-type="string" calcext:value-type="string">
            <text:p>Ferramenta que </text:p>
          </table:table-cell>
          <table:table-cell table:number-columns-repeated="2"/>
          <table:table-cell office:value-type="string" calcext:value-type="string">
            <text:p>formula HMAC: HMAC(K, m) = hash(K1 + hash(K2 + m))</text:p>
            <text:p/>
            <text:p>K é a chave secreta;</text:p>
            <text:p>m é a mensagem;</text:p>
            <text:p>hash é a função de hash escolhida (md5, sha1 etc);</text:p>
            <text:p>K1 e K2 são chaves secretas derivadas da chave original K;</text:p>
            <text:p>+ é a operação de concatenação de strings.</text:p>
          </table:table-cell>
          <table:table-cell table:number-columns-repeated="1015"/>
        </table:table-row>
        <table:table-row table:style-name="ro18">
          <table:table-cell table:number-columns-repeated="3" office:value-type="string" calcext:value-type="string">
            <text:p>Criptografia</text:p>
          </table:table-cell>
          <table:table-cell office:value-type="string" calcext:value-type="string">
            <text:p>RSA</text:p>
          </table:table-cell>
          <table:table-cell office:value-type="string" calcext:value-type="string">
            <text:p>Criptografia assimetrica</text:p>
          </table:table-cell>
          <table:table-cell office:value-type="string" calcext:value-type="string">
            <text:p>chave publica + privada</text:p>
          </table:table-cell>
          <table:table-cell table:number-columns-repeated="2"/>
          <table:table-cell office:value-type="string" calcext:value-type="string">
            <text:p>Curiosidade: A fórmula do RSA é a seguinte:</text:p>
            <text:p>Escolha dois números primos extensos, p e q ;</text:p>
            <text:p>Calcule n = p * q ; e z = (p – 1) * (q – 1) ;</text:p>
            <text:p>Escolha um número primo em relação a z e chame-o de e ;</text:p>
            <text:p>Encontre d de forma que d = e - 1 mod z . ( mod é o resto inteiro da divisão);</text:p>
            <text:p>Portando, a chave pública KU consiste em KU = {e, n} e a chave privada KR consiste em KR = {d, n} .</text:p>
          </table:table-cell>
          <table:table-cell table:number-columns-repeated="1015"/>
        </table:table-row>
        <table:table-row table:style-name="ro19">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createToken</text:p>
          </table:table-cell>
          <table:table-cell office:value-type="string" calcext:value-type="string">
            <text:p>const jwt = require('jsonwebtoken'); </text:p>
            <text:p/>
            <text:p>const secret = 'm@asT3r_Ch3f';</text:p>
            <text:p/>
            <text:p>const headers = {</text:p>
            <text:p>  Algorithm: 'HS256',</text:p>
            <text:p>  ExpiresIn: '7d',</text:p>
            <text:p>};</text:p>
            <text:p/>
            <text:p>const createToken = (payload) =&gt; {</text:p>
            <text:p>  const token = jwt.sign(payload, secret, headers);</text:p>
            <text:p>  return token;</text:p>
            <text:p>};</text:p>
            <text:p/>
            <text:p>module.exports = createToken;</text:p>
          </table:table-cell>
          <table:table-cell/>
          <table:table-cell office:value-type="string" calcext:value-type="string">
            <text:p>import { METODO_HMAC_SHA256 } from 'bibliotecaJWT';</text:p>
            <text:p>import { base64UrlEncode } from 'bibliotecaDeBase64';</text:p>
            <text:p/>
            <text:p>const cabecalho = {</text:p>
            <text:p>  alg: 'HS256',</text:p>
            <text:p>  type: 'JWT',</text:p>
            <text:p>};</text:p>
            <text:p/>
            <text:p>const payload = {</text:p>
            <text:p>  sub: '1234567890',</text:p>
            <text:p>  name: 'John Doe',</text:p>
            <text:p>  admin: true,</text:p>
            <text:p>};</text:p>
            <text:p/>
            <text:p>const secret = 'MinhaSenhaMuitoComplexa123';</text:p>
            <text:p/>
            <text:p>MetodoHmacSHA256(</text:p>
            <text:p>  base64UrlEncode(cabecalho) + '.' + base64UrlEncode(payload),</text:p>
            <text:p>  secret</text:p>
            <text:p>);</text:p>
            <text:p/>
            <text:p>O resultado terá a seguinte estrutura:</text:p>
            <text:p>(Header em base64).(Payload em base64).(Signature em base64)</text:p>
            <text:p/>
            <text:p>sub (subject) = Entidade à quem o token pertence, normalmente o ID do usuário;</text:p>
            <text:p>iss (issuer) = Emissor do token;</text:p>
            <text:p>exp (expiration) = Timestamp de quando o token irá expirar;</text:p>
            <text:p>iat (issued at) = Timestamp de quando o token foi criado;</text:p>
            <text:p>aud (audience) = Destinatário do token, representa a aplicação que irá usá-lo.</text:p>
            <text:p/>
          </table:table-cell>
          <table:table-cell table:number-columns-repeated="1015"/>
        </table:table-row>
        <table:table-row table:style-name="ro5">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validateToken</text:p>
          </table:table-cell>
          <table:table-cell office:value-type="string" calcext:value-type="string">
            <text:p>const validateToken = (token) =&gt; {</text:p>
            <text:p>Return jwl.verify(token, ‘segredo’)</text:p>
            <text:p>}</text:p>
          </table:table-cell>
          <table:table-cell table:number-columns-repeated="1017"/>
        </table:table-row>
        <table:table-row table:style-name="ro5">
          <table:table-cell office:value-type="string" calcext:value-type="string">
            <text:p>NodeJs</text:p>
          </table:table-cell>
          <table:table-cell table:number-columns-repeated="3" office:value-type="string" calcext:value-type="string">
            <text:p>Multer</text:p>
          </table:table-cell>
          <table:table-cell office:value-type="string" calcext:value-type="string">
            <text:p>Multer é um middleware para manusear requisições do tipo multipart/form-data antes que elas cheguem à função callback que você criou para lidar com sua rota. Requisições desse tipo são usadas principalmente para fazer upload de arquivos.</text:p>
            <text:p/>
            <text:p/>
          </table:table-cell>
          <table:table-cell office:value-type="string" calcext:value-type="string">
            <text:p>Resumindo, o Multer , logo na execução da rota, intercepta os campos e trata os arquivos. Dessa forma, o Multer salva os arquivos e retorna, na requisição, as informações do armazenamento, seja de sucesso ou não. Se tiver sucesso, o Multer retorna as propriedades do arquivo salvo.</text:p>
            <text:p/>
            <text:p>Ele adiciona ao req um body e um file, com as infos do ypload</text:p>
          </table:table-cell>
          <table:table-cell office:value-type="string" calcext:value-type="string">
            <text:p>const upload = multer({ dest: 'pasta destino/' })</text:p>
            <text:p/>
          </table:table-cell>
          <table:table-cell office:value-type="string" calcext:value-type="string">
            <text:p>Multiplos arquivos: upload.array(‘nome do campo do front que envia o arquivo’)</text:p>
            <text:p/>
            <text:p><text:span text:style-name="T1">Unico arquivo: upload.single(‘nome do campo do front que envia o arquivo’</text:span>)</text:p>
          </table:table-cell>
          <table:table-cell/>
          <table:table-cell office:value-type="string" calcext:value-type="string">
            <text:p><text:a xlink:href="https://github.com/expressjs/multer" xlink:type="simple">https://github.com/expressjs/multer</text:a></text:p>
            <text:p/>
          </table:table-cell>
          <table:table-cell table:number-columns-repeated="1014"/>
        </table:table-row>
        <table:table-row table:style-name="ro7">
          <table:table-cell office:value-type="string" calcext:value-type="string">
            <text:p>NodeJs</text:p>
          </table:table-cell>
          <table:table-cell table:number-columns-repeated="2" office:value-type="string" calcext:value-type="string">
            <text:p>Multer</text:p>
          </table:table-cell>
          <table:table-cell office:value-type="string" calcext:value-type="string">
            <text:p>express.static</text:p>
          </table:table-cell>
          <table:table-cell office:value-type="string" calcext:value-type="string">
            <text:p>Deixar arquivos estáticos publicos para os usuários</text:p>
          </table:table-cell>
          <table:table-cell office:value-type="float" office:value="2" calcext:value-type="float">
            <text:p>2</text:p>
          </table:table-cell>
          <table:table-cell office:value-type="string" calcext:value-type="string">
            <text:p>app.use(express.static(__dirname + ‘/uploads’)</text:p>
          </table:table-cell>
          <table:table-cell table:number-columns-repeated="1017"/>
        </table:table-row>
        <table:table-row table:style-name="ro16">
          <table:table-cell office:value-type="string" calcext:value-type="string">
            <text:p>NodeJs</text:p>
          </table:table-cell>
          <table:table-cell table:number-columns-repeated="2" office:value-type="string" calcext:value-type="string">
            <text:p>Multer</text:p>
          </table:table-cell>
          <table:table-cell office:value-type="string" calcext:value-type="string">
            <text:p>diskStorage</text:p>
          </table:table-cell>
          <table:table-cell office:value-type="string" calcext:value-type="string">
            <text:p>salvar no disco</text:p>
          </table:table-cell>
          <table:table-cell/>
          <table:table-cell office:value-type="string" calcext:value-type="string">
            <text:p>Const storage = multer.diskStorage({</text:p>
            <text:p>Destination: (_req, _file, callback) =&gt; {</text:p>
            <text:p>callback(null, ‘uploads’)</text:p>
            <text:p>},</text:p>
            <text:p>Filename: (req, file, callback) =&gt; {</text:p>
            <text:p>callback(null, file.originalname);</text:p>
            <text:p>}</text:p>
            <text:p>}</text:p>
            <text:p/>
            <text:p>Const upload  = multer({ storage })</text:p>
          </table:table-cell>
          <table:table-cell table:number-columns-repeated="1017"/>
        </table:table-row>
        <table:table-row table:style-name="ro11">
          <table:table-cell office:value-type="string" calcext:value-type="string">
            <text:p>NodeJs</text:p>
          </table:table-cell>
          <table:table-cell table:number-columns-repeated="2" office:value-type="string" calcext:value-type="string">
            <text:p>Multer</text:p>
          </table:table-cell>
          <table:table-cell office:value-type="string" calcext:value-type="string">
            <text:p>memoryStorage</text:p>
          </table:table-cell>
          <table:table-cell office:value-type="string" calcext:value-type="string">
            <text:p>salvar em memoria</text:p>
          </table:table-cell>
          <table:table-cell/>
          <table:table-cell office:value-type="string" calcext:value-type="string">
            <text:p>const storage = multer.memoryStorage()</text:p>
            <text:p/>
            <text:p>Const { buffer } = file</text:p>
            <text:p>Const content = buffer.toString()</text:p>
          </table:table-cell>
          <table:table-cell table:number-columns-repeated="1017"/>
        </table:table-row>
        <table:table-row table:style-name="ro11">
          <table:table-cell office:value-type="string" calcext:value-type="string">
            <text:p>Heroku</text:p>
          </table:table-cell>
          <table:table-cell office:value-type="string" calcext:value-type="string">
            <text:p>Deploy</text:p>
          </table:table-cell>
          <table:table-cell office:value-type="string" calcext:value-type="string">
            <text:p>Setup</text:p>
          </table:table-cell>
          <table:table-cell table:number-columns-repeated="2" office:value-type="string" calcext:value-type="string">
            <text:p>Procfile</text:p>
          </table:table-cell>
          <table:table-cell office:value-type="string" calcext:value-type="string">
            <text:p>O Procfile é um arquivo que especifica o comando que deve ser executado para iniciar o projeto. Além disso, o arquivo também especifica algumas características da sua aplicação, como, por exemplo, se seu projeto é um servidor web ou um job , se possui múltiplos processos ou apenas um etc.</text:p>
            <text:p>O Procfile é definido em um arquivo chamado Procfile (exatamente assim, sem extensão 🤙) e deve localizar-se na raiz da sua aplicação. Caso o Heroku não encontre esse arquivo no momento do build , ele vai, conforme vimos anteriormente, tentar iniciar seu projeto da maneira padrão da linguagem/framework utilizada.</text:p>
          </table:table-cell>
          <table:table-cell office:value-type="string" calcext:value-type="string">
            <text:p>&lt;process type&gt;: &lt;command&gt;</text:p>
          </table:table-cell>
          <table:table-cell office:value-type="string" calcext:value-type="string">
            <text:p>web: node index.js</text:p>
          </table:table-cell>
          <table:table-cell office:value-type="string" calcext:value-type="string">
            <text:p>&lt;process type&gt; Define o tipo daquele processo. Por exemplo, se é um servidor web ou um job .</text:p>
            <text:p>&lt;command&gt; É o comando para iniciar o projeto.</text:p>
            <text:p/>
            <text:p>Importante! O tipo web é especial, pois ele é o único tipo que pode receber tráfego HTTP externo pelas rotas do Heroku . A cada deploy , uma porta é gerada e fica disponível na variável de ambiente PORT . O Heroku fica responsável por redirecionar o tráfego HTTP que sua aplicação recebe para essa porta. Por isso, verifique se sua aplicação está parametrizada para definir qual porta utilizar a partir dessa variável de ambiente.</text:p>
          </table:table-cell>
          <table:table-cell table:number-columns-repeated="1015"/>
        </table:table-row>
        <table:table-row table:style-name="ro7">
          <table:table-cell office:value-type="string" calcext:value-type="string">
            <text:p>Heroku</text:p>
          </table:table-cell>
          <table:table-cell table:number-columns-repeated="2"/>
          <table:table-cell office:value-type="string" calcext:value-type="string">
            <text:p>destroy</text:p>
          </table:table-cell>
          <table:table-cell office:value-type="string" calcext:value-type="string">
            <text:p>remove remote</text:p>
          </table:table-cell>
          <table:table-cell/>
          <table:table-cell office:value-type="string" calcext:value-type="string">
            <text:p>heroku destroy --app meu-deploy-de-testes-29302 --confirm meu-deploy-de-testes-29302</text:p>
          </table:table-cell>
          <table:table-cell table:number-columns-repeated="1017"/>
        </table:table-row>
        <table:table-row table:style-name="ro7">
          <table:table-cell office:value-type="string" calcext:value-type="string">
            <text:p>Heroku</text:p>
          </table:table-cell>
          <table:table-cell table:number-columns-repeated="3" office:value-type="string" calcext:value-type="string">
            <text:p>Variavel ambiente</text:p>
          </table:table-cell>
          <table:table-cell office:value-type="string" calcext:value-type="string">
            <text:p>heroku config: set ‘var’=’valor’</text:p>
          </table:table-cell>
          <table:table-cell table:number-columns-repeated="1019"/>
        </table:table-row>
        <table:table-row table:style-name="ro16">
          <table:table-cell office:value-type="string" calcext:value-type="string">
            <text:p>Gerenciadores de processos</text:p>
          </table:table-cell>
          <table:table-cell office:value-type="string" calcext:value-type="string">
            <text:p>Conceito</text:p>
          </table:table-cell>
          <table:table-cell table:number-columns-repeated="2" office:value-type="string" calcext:value-type="string">
            <text:p>conceito</text:p>
          </table:table-cell>
          <table:table-cell office:value-type="string" calcext:value-type="string">
            <text:p>Os Process Managers (PMs) foram criados para facilitar e tornar mais eficaz o gerenciamento de processos. Além disso, os PMs permitem aproveitar melhor os recursos do servidor, nos ajudando a garantir a disponibilidade de nossas aplicações.</text:p>
          </table:table-cell>
          <table:table-cell office:value-type="string" calcext:value-type="string">
            <text:p>Reload automático;</text:p>
            <text:p>Abstração da complexidade de gerenciadores nativos;</text:p>
            <text:p>Gerenciamento de sessões;</text:p>
            <text:p>Facilidade de gerenciamento de múltiplos núcleos de processamento;</text:p>
            <text:p>Responsabilidade do uso de cores delegados ao PM;</text:p>
            <text:p>Gerenciamento de múltiplas aplicações no servidor;</text:p>
            <text:p>Escalonamento dos processos;</text:p>
            <text:p>Balanceamento de carga;</text:p>
            <text:p>Monitoramento;</text:p>
            <text:p>Gerenciamento de logs.</text:p>
          </table:table-cell>
          <table:table-cell table:number-columns-repeated="3"/>
          <table:table-cell office:value-type="string" calcext:value-type="string">
            <text:p><text:a xlink:href="https://strong-pm.io/" xlink:type="simple">https://strong-pm.io/</text:a></text:p>
            <text:p/>
            <text:p><text:a xlink:href="https://github.com/foreversd/forever" xlink:type="simple">https://github.com/foreversd/forever</text:a></text:p>
          </table:table-cell>
          <table:table-cell table:number-columns-repeated="1014"/>
        </table:table-row>
        <table:table-row table:style-name="ro20">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art</text:p>
          </table:table-cell>
          <table:table-cell office:value-type="string" calcext:value-type="string">
            <text:p>Iniciar aplicação com Pm2</text:p>
          </table:table-cell>
          <table:table-cell office:value-type="string" calcext:value-type="string">
            <text:p>Podemos utilizar a flag name para nomear o processo. Se não definirmos explicitamente o nome do processo, ele terá o nome do arquivo que está sendo executado. No nosso caso, o nome do processo seria "index".</text:p>
          </table:table-cell>
          <table:table-cell office:value-type="string" calcext:value-type="string">
            <text:p>pm2 start ‘index.js’</text:p>
            <text:p/>
            <text:p>\$ pm2 start index.js --name &lt;NOME_DO_PROCESSO&gt;</text:p>
            <text:p/>
            <text:p>pm2 start ecosystem.config.js</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op</text:p>
          </table:table-cell>
          <table:table-cell office:value-type="string" calcext:value-type="string">
            <text:p>Para um processo</text:p>
          </table:table-cell>
          <table:table-cell/>
          <table:table-cell office:value-type="string" calcext:value-type="string">
            <text:p>pm2 stop ‘nome do processo’ / stop all</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delete</text:p>
          </table:table-cell>
          <table:table-cell office:value-type="string" calcext:value-type="string">
            <text:p>Excluir um processo</text:p>
          </table:table-cell>
          <table:table-cell office:value-type="string" calcext:value-type="string">
            <text:p>Se você quiser excluir o app (o processo da aplicação) da lista de processo do PM2, utilize delete :</text:p>
          </table:table-cell>
          <table:table-cell office:value-type="string" calcext:value-type="string">
            <text:p>pm2 delete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start</text:p>
          </table:table-cell>
          <table:table-cell office:value-type="string" calcext:value-type="string">
            <text:p>Reiniciar um processo</text:p>
          </table:table-cell>
          <table:table-cell office:value-type="string" calcext:value-type="string">
            <text:p>Lembre-se de que, se houve alterações no arquivo, elas serão carregadas. O comando restart mata os processos e depois os reinicia. Isso significa que pode haver um curto "downtime", ou seja, um curto espaço de tempo em que seu serviço não vai responder.</text:p>
          </table:table-cell>
          <table:table-cell office:value-type="string" calcext:value-type="string">
            <text:p>pm2 restart ‘nome do processo’</text:p>
          </table:table-cell>
          <table:table-cell table:number-columns-repeated="1017"/>
        </table:table-row>
        <table:table-row table:style-name="ro4">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load</text:p>
          </table:table-cell>
          <table:table-cell office:value-type="string" calcext:value-type="string">
            <text:p>Reload de um processo</text:p>
          </table:table-cell>
          <table:table-cell office:value-type="string" calcext:value-type="string">
            <text:p>Opostamente ao restart , o comando reload é 0-second-downtime , ou seja, não causa downtime em seu app. Isso acontece porque ele primeiro sobe o novo processo e depois finaliza o anterior.</text:p>
            <text:p/>
          </table:table-cell>
          <table:table-cell office:value-type="string" calcext:value-type="string">
            <text:p>pm2 reload ‘nome do processo’</text:p>
          </table:table-cell>
          <table:table-cell table:number-columns-repeated="1017"/>
        </table:table-row>
        <table:table-row table:style-name="ro18">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ist</text:p>
          </table:table-cell>
          <table:table-cell office:value-type="string" calcext:value-type="string">
            <text:p>Listar todos os processos</text:p>
          </table:table-cell>
          <table:table-cell office:value-type="string" calcext:value-type="string">
            <text:p>Perceba que são exibidas informações importantes, como o id e o name de cada processo. Esses identificadores são aqueles que podem ser utilizados nos outros comandos do PM2, como o stop e o restart .</text:p>
            <text:p/>
            <text:p>ealmente seu código foi atualizado após alguma mudança.</text:p>
          </table:table-cell>
          <table:table-cell office:value-type="string" calcext:value-type="string">
            <text:p>pm2 list</text:p>
          </table:table-cell>
          <table:table-cell/>
          <table:table-cell office:value-type="string" calcext:value-type="string">
            <text:p>Caso você queira exibir a lista de processos ordenada, basta passar a flag sort . Essa flag permite a ordenação por todas as colunas exibidas: name , id , pid , memory , cpu , status e uptime . Junto a isso, é possível passar um segundo parâmetro informando se a ordenação deverá ser ascendente ou descendente: asc ou desc , respectivamente.</text:p>
            <text:p/>
            <text:p>\$ pm2 list --sort name:desc</text:p>
            <text:p/>
            <text:p>Por padrão, sem a flag sort , a listagem é ordenada pelo "nome" do processo e em ordem ascendente.</text:p>
            <text:p/>
          </table:table-cell>
          <table:table-cell table:number-columns-repeated="1015"/>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how</text:p>
          </table:table-cell>
          <table:table-cell office:value-type="string" calcext:value-type="string">
            <text:p>Exibir mais detalhes de um processo</text:p>
          </table:table-cell>
          <table:table-cell/>
          <table:table-cell office:value-type="string" calcext:value-type="string">
            <text:p>pm2 show ‘nome do processo’7</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ogs</text:p>
          </table:table-cell>
          <table:table-cell office:value-type="string" calcext:value-type="string">
            <text:p>exibir o histórico dos apps em tempo real</text:p>
          </table:table-cell>
          <table:table-cell/>
          <table:table-cell office:value-type="string" calcext:value-type="string">
            <text:p>pm2 logs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monit</text:p>
          </table:table-cell>
          <table:table-cell office:value-type="string" calcext:value-type="string">
            <text:p>ver o dashboard em tempo real no terminal</text:p>
          </table:table-cell>
          <table:table-cell/>
          <table:table-cell office:value-type="string" calcext:value-type="string">
            <text:p>pm2 monit</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plus</text:p>
          </table:table-cell>
          <table:table-cell office:value-type="string" calcext:value-type="string">
            <text:p>usar o GUI do pm2</text:p>
          </table:table-cell>
          <table:table-cell/>
          <table:table-cell office:value-type="string" calcext:value-type="string">
            <text:p>pm2 plus</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cluster</text:p>
          </table:table-cell>
          <table:table-cell office:value-type="string" calcext:value-type="string">
            <text:p>utilizar a tecnica loading balance para ter a aplicação rodando em mais de unm core</text:p>
          </table:table-cell>
          <table:table-cell/>
          <table:table-cell office:value-type="string" calcext:value-type="string">
            <text:p>pm2 start ‘index.js’ –-instances 2 –-name ‘alias do processo’</text:p>
            <text:p/>
            <text:p>Outra opção é utilizar, no lugar do número de instâncias, a tag max ou 0 . Desse modo, o PM2 vai criar uma instância para cada CPU disponível na máquina.</text:p>
            <text:p>\$ pm2 start index.js -i max --name &lt;NOME_DO_PROCESSO&gt;</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cale</text:p>
          </table:table-cell>
          <table:table-cell office:value-type="string" calcext:value-type="string">
            <text:p>aumentar o numero de processos</text:p>
          </table:table-cell>
          <table:table-cell/>
          <table:table-cell office:value-type="string" calcext:value-type="string">
            <text:p>pm2 scale ‘alias do processo’ ‘numero de processos a escalar’</text:p>
            <text:p/>
            <text:p>Informando o número de novos processos que você deseja adicionar. Para isso, basta utilizar a flag + junto ao número:</text:p>
            <text:p>    \$ pm2 scale &lt;NOME_DO_PROCESSO&gt; +3</text:p>
          </table:table-cell>
          <table:table-cell office:value-type="string" calcext:value-type="string">
            <text:p> Nesse caso, o número de processos será definido como três. Isso significa que, caso existam menos que três, novos processos serão criados. Se houver mais, serão excluídos processos para totalizar o "três" passado como parâmetro.</text:p>
            <text:p/>
            <text:p>Pm2 scale index 3</text:p>
          </table:table-cell>
          <table:table-cell table:number-columns-repeated="1016"/>
        </table:table-row>
        <table:table-row table:style-name="ro21">
          <table:table-cell office:value-type="string" calcext:value-type="string">
            <text:p>Gerenciadores de processos</text:p>
          </table:table-cell>
          <table:table-cell office:value-type="string" calcext:value-type="string">
            <text:p>Conceito</text:p>
          </table:table-cell>
          <table:table-cell office:value-type="string" calcext:value-type="string">
            <text:p>conceito</text:p>
          </table:table-cell>
          <table:table-cell office:value-type="string" calcext:value-type="string">
            <text:p>stateless</text:p>
          </table:table-cell>
          <table:table-cell/>
          <table:table-cell office:value-type="string" calcext:value-type="string">
            <text:p>Juntamente com os conceitos de scaling e cluster mode , temos um muito interessante: o stateless .</text:p>
            <text:p>Ao dizer que uma aplicação é stateless , estamos informando que ela não possui estado. Ou seja, nenhuma informação do usuário é salva em uma sessão para ser utilizada por ele em uma próxima sessão.</text:p>
            <text:p>Toda informação é trabalhada durante o tempo de duração daquele processo (durante o tempo em que uma requisição é recebida até sua resposta ser gerada, por exemplo). Os dados que, necessariamente, precisam ser persistidos vão utilizar alguma solução stateful , ou seja, que gerencie estado, como um bancos de dados ou um storage , por exemplo.</text:p>
            <text:p>Essa arquitetura permite, principalmente:</text:p>
            <text:p>Escalar horizontalmente suas aplicações de maneira simples em múltiplos servidores;</text:p>
            <text:p>Cachear de forma mais fácil e, consequentemente, tornar suas aplicações mais rápidas;</text:p>
            <text:p>Menos complexidade de storages , já que esse processo é feito de maneira unificada e por uma solução especializada.</text:p>
            <text:p>Esses conceitos são bem populares no desenvolvimento de aplicações modernas, e conhecê-los é de grande importância.</text:p>
          </table:table-cell>
          <table:table-cell table:number-columns-repeated="1018"/>
        </table:table-row>
        <table:table-row table:style-name="ro7">
          <table:table-cell office:value-type="string" calcext:value-type="string">
            <text:p>Pm2</text:p>
          </table:table-cell>
          <table:table-cell office:value-type="string" calcext:value-type="string">
            <text:p>Comando terminal</text:p>
          </table:table-cell>
          <table:table-cell office:value-type="string" calcext:value-type="string">
            <text:p>Rodar arquivo de config</text:p>
          </table:table-cell>
          <table:table-cell office:value-type="string" calcext:value-type="string">
            <text:p>ecosystem file</text:p>
          </table:table-cell>
          <table:table-cell office:value-type="string" calcext:value-type="string">
            <text:p>Configurar apps</text:p>
          </table:table-cell>
          <table:table-cell/>
          <table:table-cell office:value-type="string" calcext:value-type="string">
            <text:p>\$ pm2 [start|restart|stop|delete] ecosystem.config.js</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name</text:p>
          </table:table-cell>
          <table:table-cell office:value-type="string" calcext:value-type="string">
            <text:p>nome do app</text:p>
          </table:table-cell>
          <table:table-cell/>
          <table:table-cell office:value-type="string" calcext:value-type="string">
            <text:p>apps:</text:p>
            <text:p/>
            <text:p>Name: nome</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script</text:p>
          </table:table-cell>
          <table:table-cell office:value-type="string" calcext:value-type="string">
            <text:p>script principal a rodar</text:p>
          </table:table-cell>
          <table:table-cell/>
          <table:table-cell office:value-type="string" calcext:value-type="string">
            <text:p>apps:</text:p>
            <text:p/>
            <text:p>Script: ‘arquiv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ec_mode</text:p>
          </table:table-cell>
          <table:table-cell office:value-type="string" calcext:value-type="string">
            <text:p>modo de execução</text:p>
          </table:table-cell>
          <table:table-cell/>
          <table:table-cell office:value-type="string" calcext:value-type="string">
            <text:p>apps:</text:p>
            <text:p/>
            <text:p>exec_mode: ‘mod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instances</text:p>
          </table:table-cell>
          <table:table-cell office:value-type="string" calcext:value-type="string">
            <text:p>instancias</text:p>
          </table:table-cell>
          <table:table-cell/>
          <table:table-cell office:value-type="string" calcext:value-type="string">
            <text:p><text:span text:style-name="T1">apps:</text:span></text:p>
            <text:p/>
            <text:p><text:span text:style-name="T1">Instances: ‘numero de instancias / max’</text:span></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max_memory_restart</text:p>
          </table:table-cell>
          <table:table-cell office:value-type="string" calcext:value-type="string">
            <text:p>máximo de uso de memória antes do restart</text:p>
          </table:table-cell>
          <table:table-cell/>
          <table:table-cell office:value-type="string" calcext:value-type="string">
            <text:p>apps:</text:p>
            <text:p/>
            <text:p>max_memory_restart: ‘valor k / m / g’</text:p>
          </table:table-cell>
          <table:table-cell table:number-columns-repeated="1017"/>
        </table:table-row>
        <table:table-row table:style-name="ro16">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Variaveis de ambiente</text:p>
          </table:table-cell>
          <table:table-cell office:value-type="string" calcext:value-type="string">
            <text:p>configurar env vars</text:p>
          </table:table-cell>
          <table:table-cell/>
          <table:table-cell office:value-type="string" calcext:value-type="string">
            <text:p>apps:</text:p>
            <text:p/>
            <text:p>- name: app</text:p>
            <text:p>  script: ./index.js</text:p>
            <text:p>  exec_mode: cluster</text:p>
            <text:p>  instances: 4</text:p>
            <text:p>  env_prod:</text:p>
            <text:p>    ENVIRONMENT: PRODUCTION</text:p>
            <text:p>  env_homolog:</text:p>
            <text:p>    ENVIRONMENT: HOMOLOG</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restart delay</text:p>
          </table:table-cell>
          <table:table-cell/>
          <table:table-cell office:value-type="string" calcext:value-type="string">
            <text:p>apps:</text:p>
            <text:p/>
            <text:p>- name: app</text:p>
            <text:p>  script: ./index.js</text:p>
            <text:p>  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p_backoff_delay</text:p>
          </table:table-cell>
          <table:table-cell office:value-type="string" calcext:value-type="string">
            <text:p>backoff</text:p>
          </table:table-cell>
          <table:table-cell office:value-type="string" calcext:value-type="string">
            <text:p>Estratégias de Backoff</text:p>
            <text:p>Com as estratégias de Backoff , é possível configurar sua aplicação para reiniciar de maneira mais inteligente, em vez de somente ficar reiniciando sempre que houver uma exceção.</text:p>
            <text:p>Configurando uma estratégia de exponential backoff , é possível ir incrementando um tempo de intervalo entre as tentativas, reduzindo, por exemplo, a carga de conexões em bancos de dados ou outro serviço externo.</text:p>
            <text:p>Para configurá-lo, basta adicionar a tag --exp-backoff-restart-delay mais o tempo de delay no start . Você pode fazer isso pelo arquivo ecosystem também:</text:p>
          </table:table-cell>
          <table:table-cell office:value-type="string" calcext:value-type="string">
            <text:p>apps:</text:p>
            <text:p/>
            <text:p>- name: app</text:p>
            <text:p>  script: ./index.js</text:p>
            <text:p>  exp_backoff_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watch</text:p>
          </table:table-cell>
          <table:table-cell office:value-type="string" calcext:value-type="string">
            <text:p>assistir alterações no code base</text:p>
          </table:table-cell>
          <table:table-cell office:value-type="string" calcext:value-type="string">
            <text:p>apps:</text:p>
            <text:p/>
            <text:p>- name: app</text:p>
            <text:p>  script: ./index.js</text:p>
            <text:p>  Watch: ./</text:p>
          </table:table-cell>
          <table:table-cell table:number-columns-repeated="1017"/>
        </table:table-row>
        <table:table-row table:style-name="ro7">
          <table:table-cell office:value-type="string" calcext:value-type="string">
            <text:p>Heroku</text:p>
          </table:table-cell>
          <table:table-cell office:value-type="string" calcext:value-type="string">
            <text:p>Comando terminal</text:p>
          </table:table-cell>
          <table:table-cell office:value-type="string" calcext:value-type="string">
            <text:p>git</text:p>
          </table:table-cell>
          <table:table-cell office:value-type="string" calcext:value-type="string">
            <text:p>push</text:p>
          </table:table-cell>
          <table:table-cell office:value-type="string" calcext:value-type="string">
            <text:p>Push para a master do heroku</text:p>
          </table:table-cell>
          <table:table-cell/>
          <table:table-cell office:value-type="string" calcext:value-type="string">
            <text:p>git push heroku [sua-branch]:master</text:p>
          </table:table-cell>
          <table:table-cell table:number-columns-repeated="1017"/>
        </table:table-row>
        <table:table-row table:style-name="ro22">
          <table:table-cell office:value-type="string" calcext:value-type="string">
            <text:p>SOLID</text:p>
          </table:table-cell>
          <table:table-cell table:number-columns-repeated="2" office:value-type="string" calcext:value-type="string">
            <text:p>Conceito</text:p>
          </table:table-cell>
          <table:table-cell office:value-type="string" calcext:value-type="string">
            <text:p>S</text:p>
          </table:table-cell>
          <table:table-cell office:value-type="string" calcext:value-type="string">
            <text:p>Single responsability principle</text:p>
          </table:table-cell>
          <table:table-cell office:value-type="string" calcext:value-type="string">
            <text:p>uma classe ou função deve ter uma, e apenas uma, tarefa a realizar dentro do seu código;</text:p>
          </table:table-cell>
          <table:table-cell office:value-type="string" calcext:value-type="string">
            <text:p>BAD:</text:p>
            <text:p/>
            <text:p>function setApproved(students) {</text:p>
            <text:p>  const studentsWithLetterGrade = students.map(student =&gt; {</text:p>
            <text:p>    const disciplinesWithLetterGrade = student.disciplines.map(discipline =&gt; {</text:p>
            <text:p>      if (discipline.grade &gt;= 0.9) discipline["letterGrade"] = "A";</text:p>
            <text:p>      else if (discipline.grade &gt;= 0.8) discipline["letterGrade"] = "B";</text:p>
            <text:p>      else if (discipline.grade &gt;= 0.7) discipline["letterGrade"] = "C";</text:p>
            <text:p>      else if (discipline.grade &gt;= 0.6) discipline["letterGrade"] = "D";</text:p>
            <text:p>      else if (discipline.grade &gt;= 0.1) discipline["letterGrade"] = "E";</text:p>
            <text:p>      else discipline["letterGrade"] = "F";</text:p>
            <text:p/>
            <text:p>      return discipline;</text:p>
            <text:p>    });</text:p>
            <text:p/>
            <text:p>    return {</text:p>
            <text:p>      name: student.name,</text:p>
            <text:p>      disciplines: disciplinesWithLetterGrade</text:p>
            <text:p>    };</text:p>
            <text:p>  });</text:p>
            <text:p/>
            <text:p>  const approvedStudents = studentsWithLetterGrade.filter(({ disciplines }) =&gt;</text:p>
            <text:p>    disciplines.every(discipline =&gt; discipline.grade &gt; 0.7)</text:p>
            <text:p>  );</text:p>
            <text:p/>
            <text:p>  /* Finja que o console.log é algo que atualiza uma base de dados */</text:p>
            <text:p>  approvedStudents.map(({ name, disciplines }) =&gt; {</text:p>
            <text:p>    console.log(`A pessoa com nome ${name} foi aprovada!`);</text:p>
            <text:p>    disciplines.map(({ name, letterGrade }) =&gt;</text:p>
            <text:p>      console.log(`${name}: ${letterGrade}`)</text:p>
            <text:p>    );</text:p>
            <text:p>  });</text:p>
            <text:p>}</text:p>
            <text:p/>
            <text:p>/* Abaixo temos um exemplo de execução */</text:p>
            <text:p>const students = [</text:p>
            <text:p>  {</text:p>
            <text:p>    name: "Lee",</text:p>
            <text:p>    disciplines: [</text:p>
            <text:p>      { name: "matemática", grade: 0.8 },</text:p>
            <text:p>      { name: "história", grade: 0.6 }</text:p>
            <text:p>    ]</text:p>
            <text:p>  },</text:p>
            <text:p>  {</text:p>
            <text:p>    name: "Clementine",</text:p>
            <text:p>    disciplines: [</text:p>
            <text:p>      { name: "matemática", grade: 0.8 },</text:p>
            <text:p>      { name: "história", grade: 0.9 }</text:p>
            <text:p>    ]</text:p>
            <text:p>  }</text:p>
            <text:p>];</text:p>
            <text:p/>
            <text:p>setApproved(students);</text:p>
            <text:p/>
            <text:p>___</text:p>
            <text:p/>
            <text:p>BETTER:</text:p>
            <text:p/>
            <text:p>/* "Converter" */</text:p>
            <text:p>const percentageGradesIntoLetters = ({ name, disciplines }) =&gt; ({</text:p>
            <text:p>  name,</text:p>
            <text:p>  disciplines: disciplines.map(({ name, grade }) =&gt; {</text:p>
            <text:p>    let letterGrade;</text:p>
            <text:p/>
            <text:p>    if (grade &gt;= 0.9) letterGrade = "A";</text:p>
            <text:p>    else if (grade &gt;= 0.8) letterGrade = "B";</text:p>
            <text:p>    else if (grade &gt;= 0.7) letterGrade = "C";</text:p>
            <text:p>    else if (grade &gt;= 0.6) letterGrade = "D";</text:p>
            <text:p>    else if (grade &gt;= 0.1) letterGrade = "E";</text:p>
            <text:p>    else letterGrade = "F";</text:p>
            <text:p/>
            <text:p>    return { name, grade, letterGrade };</text:p>
            <text:p>  })</text:p>
            <text:p>});</text:p>
            <text:p/>
            <text:p>/* "Determinar" */</text:p>
            <text:p>const approvedStudents = ({ disciplines }) =&gt;</text:p>
            <text:p>  disciplines.every(({ grade }) =&gt; grade &gt; 0.7);</text:p>
            <text:p/>
            <text:p>/* "Atualizar" */</text:p>
            <text:p>const updateApprovalData = ({ name, disciplines }) =&gt; {</text:p>
            <text:p>  console.log(`A pessoa com nome ${name} foi aprovada!`);</text:p>
            <text:p/>
            <text:p>  disciplines.map(({ name, letterGrade }) =&gt;</text:p>
            <text:p>    console.log(`${name}: ${letterGrade}`)</text:p>
            <text:p>  );</text:p>
            <text:p>};</text:p>
            <text:p/>
            <text:p>function setApproved(students) {</text:p>
            <text:p>  students</text:p>
            <text:p>    .map(percentageGradesIntoLetters)</text:p>
            <text:p>    .filter(approvedStudents)</text:p>
            <text:p>    .map(updateApprovalData);</text:p>
            <text:p>}</text:p>
            <text:p/>
            <text:p>/* Abaixo temos um exemplo de execução */</text:p>
            <text:p>// …</text:p>
            <text:p/>
            <text:p>___</text:p>
            <text:p/>
            <text:p>EVEN BETTER:</text:p>
            <text:p/>
            <text:p>const getLetterGrades = ({ name, grade }) =&gt; {</text:p>
            <text:p>  let letterGrade;</text:p>
            <text:p/>
            <text:p>  if (grade &gt;= 0.9) letterGrade = "A";</text:p>
            <text:p>  else if (grade &gt;= 0.8) letterGrade = "B";</text:p>
            <text:p>  else if (grade &gt;= 0.7) letterGrade = "C";</text:p>
            <text:p>  else if (grade &gt;= 0.6) letterGrade = "D";</text:p>
            <text:p>  else if (grade &gt;= 0.1) letterGrade = "E";</text:p>
            <text:p>  else letterGrade = "F";</text:p>
            <text:p/>
            <text:p>  return { name, grade, letterGrade };</text:p>
            <text:p>};</text:p>
            <text:p/>
            <text:p>const percentageGradesIntoLetters = ({ name, disciplines }) =&gt; ({</text:p>
            <text:p>  name,</text:p>
            <text:p>  disciplines: disciplines.map(getLetterGrades)</text:p>
            <text:p>});</text:p>
            <text:p/>
            <text:p>// …</text:p>
            <text:p/>
            <text:p/>
            <text:p/>
            <text:p/>
          </table:table-cell>
          <table:table-cell table:number-columns-repeated="1017"/>
        </table:table-row>
        <table:table-row table:style-name="ro23">
          <table:table-cell office:value-type="string" calcext:value-type="string">
            <text:p>SOLID</text:p>
          </table:table-cell>
          <table:table-cell table:number-columns-repeated="2" office:value-type="string" calcext:value-type="string">
            <text:p>Conceito</text:p>
          </table:table-cell>
          <table:table-cell office:value-type="string" calcext:value-type="string">
            <text:p>O</text:p>
          </table:table-cell>
          <table:table-cell office:value-type="string" calcext:value-type="string">
            <text:p>Open / closed principle</text:p>
          </table:table-cell>
          <table:table-cell office:value-type="string" calcext:value-type="string">
            <text:p>Escrever classes com funções que estão abertas para extensão e fechadas para modificação.</text:p>
            <text:p/>
            <text:p> você deve ser capaz de estender um comportamento de uma função sem modificar seus comportamentos já existentes;</text:p>
            <text:p/>
          </table:table-cell>
          <table:table-cell office:value-type="string" calcext:value-type="string">
            <text:p>// ...</text:p>
            <text:p/>
            <text:p>const percentageGradesIntoLetters = ({ name, school, disciplines }) =&gt; ({</text:p>
            <text:p>  name,</text:p>
            <text:p>  school,</text:p>
            <text:p>  disciplines: disciplines.map(getLetterGrades)</text:p>
            <text:p>});</text:p>
            <text:p/>
            <text:p>const approvedStudents = ({ school, disciplines }) =&gt;</text:p>
            <text:p>  disciplines.every(({ grade }) =&gt;</text:p>
            <text:p>    school == "Standard" ? grade &gt;= 0.7 : grade &gt;= 0.8</text:p>
            <text:p>  );</text:p>
            <text:p/>
            <text:p>// ...</text:p>
            <text:p/>
            <text:p>const students = [</text:p>
            <text:p>  {</text:p>
            <text:p>    name: "Lee",</text:p>
            <text:p>    school: "Standard",</text:p>
            <text:p>    disciplines: [</text:p>
            <text:p>      { name: "matemática", grade: 0.8 },</text:p>
            <text:p>      { name: "história", grade: 0.9 }</text:p>
            <text:p>    ]</text:p>
            <text:p>  },</text:p>
            <text:p>  {</text:p>
            <text:p>    name: "Albus",</text:p>
            <text:p>    school: "Hogwarts",</text:p>
            <text:p>    disciplines: [</text:p>
            <text:p>      { name: "divination", grade: 0.8 },</text:p>
            <text:p>      { name: "potions", grade: 0.9 }</text:p>
            <text:p>    ]</text:p>
            <text:p>  }</text:p>
            <text:p>];</text:p>
            <text:p/>
            <text:p>setApproved(students);</text:p>
            <text:p/>
            <text:p>const SCHOOL_DATA = {</text:p>
            <text:p>  Standard: {</text:p>
            <text:p>    approvalGrade: 0.7</text:p>
            <text:p>  },</text:p>
            <text:p>  Hogwarts: {</text:p>
            <text:p>    approvalGrade: 0.8</text:p>
            <text:p>  }</text:p>
            <text:p>};</text:p>
            <text:p/>
            <text:p>___</text:p>
            <text:p/>
            <text:p>// ...</text:p>
            <text:p/>
            <text:p>const approvedStudents = ({ school, disciplines }) =&gt; {</text:p>
            <text:p>  const { approvalGrade } = SCHOOL_DATA[`${school}`];</text:p>
            <text:p/>
            <text:p>  return disciplines.every(({ grade }) =&gt; grade &gt;= approvalGrade);</text:p>
            <text:p>};</text:p>
            <text:p/>
            <text:p>// ...</text:p>
            <text:p/>
            <text:p/>
          </table:table-cell>
          <table:table-cell table:number-columns-repeated="1017"/>
        </table:table-row>
        <table:table-row table:style-name="ro24">
          <table:table-cell office:value-type="string" calcext:value-type="string">
            <text:p>SOLID</text:p>
          </table:table-cell>
          <table:table-cell table:number-columns-repeated="2" office:value-type="string" calcext:value-type="string">
            <text:p>Conceito</text:p>
          </table:table-cell>
          <table:table-cell office:value-type="string" calcext:value-type="string">
            <text:p>L</text:p>
          </table:table-cell>
          <table:table-cell office:value-type="string" calcext:value-type="string">
            <text:p>Dependency inversion principle</text:p>
          </table:table-cell>
          <table:table-cell office:value-type="string" calcext:value-type="string">
            <text:p>Injetar dependências para dar a quem chama, o controle sobre como uma função faz o que precisa</text:p>
            <text:p/>
            <text:p>objetos em um programa devem ser substituíveis por instâncias de seus subtipos, sem alterar a funcionalidade do programa;</text:p>
          </table:table-cell>
          <table:table-cell table:style-name="Default" office:value-type="string" calcext:value-type="string">
            <text:p>const fetch = require('node-fetch');</text:p>
            <text:p/>
            <text:p>const url = 'https://icanhazdadjoke.com';</text:p>
            <text:p/>
            <text:p>const requestWithFetch = () =&gt; {</text:p>
            <text:p>  fetch(url, {</text:p>
            <text:p>    headers: new fetch.Headers({</text:p>
            <text:p>      Accept: 'application/json',</text:p>
            <text:p>    }),</text:p>
            <text:p>  })</text:p>
            <text:p>    .then((response) =&gt; response.json())</text:p>
            <text:p>    .then((data) =&gt; console.log(data.joke))</text:p>
            <text:p>    .catch((err) =&gt; console.log(err));</text:p>
            <text:p>};</text:p>
            <text:p/>
            <text:p>const getJokes = (numberOfJokes) =&gt; {</text:p>
            <text:p>  for (let i = 0; i &lt; numberOfJokes; i += 1) requestWithFetch();</text:p>
            <text:p>};</text:p>
            <text:p/>
            <text:p>GetJokes(5);</text:p>
            <text:p/>
            <text:p>___</text:p>
            <text:p/>
            <text:p>Problema resolvido! Mas agora vamos pensar na questão que está nos acompanhando por todo o dia de hoje: como podemos reusar esse código no futuro para outros contextos sem alterar o código que já existe? Olhe para esse nosso exemplo: aí, estamos usando o fetch para fazer uma requisição à API. A função depende do fetch para funcionar. O fetch , portanto, é uma dependência da função! E o que seria, então, a inversão de dependência? Conforme foi dito lá em cima</text:p>
            <text:p>Quem usa uma função deve ser capaz de determinar quais outros módulos ela usa em sua lógica.</text:p>
            <text:p>Em outras palavras, "quem usa decide como se usa". Como assim? Imagine que, no futuro, decide-se abolir o uso de fetch no seu projeto em favor do axios . Não queremos alterar o nosso código antigo (vai que ele quebra 😬), mas código novo deve vir com a API nova.</text:p>
            <text:p>Só que nós queremos usar a nossa função getJokes numa funcionalidade nova que estamos fazendo, mas sem utilizar o fetch ! Como fazemos? Assim:</text:p>
            <text:p/>
            <text:p>___</text:p>
            <text:p/>
            <text:p>const axios = require('axios').default;</text:p>
            <text:p>const fetch = require('node-fetch');</text:p>
            <text:p/>
            <text:p>const url = 'https://icanhazdadjoke.com';</text:p>
            <text:p/>
            <text:p>const requestWithAxios = () =&gt; {</text:p>
            <text:p>  axios</text:p>
            <text:p>    .get(url, {</text:p>
            <text:p>      headers: { Accept: 'text/plain' },</text:p>
            <text:p>    })</text:p>
            <text:p>    .then((response) =&gt; console.log(response.data));</text:p>
            <text:p>};</text:p>
            <text:p/>
            <text:p>// const requestWithFetch = () =&gt; {</text:p>
            <text:p>// ...</text:p>
            <text:p/>
            <text:p>const getOneJoke = (numberOfJokes, jokeRequester = requestWithFetch) =&gt; {</text:p>
            <text:p>  for (let i = 0; i &lt; numberOfJokes; i += 1) jokeRequester();</text:p>
            <text:p>};</text:p>
            <text:p/>
            <text:p>getOneJoke(5, requestWithAxios);</text:p>
            <text:p/>
            <text:p/>
          </table:table-cell>
          <table:table-cell table:number-columns-repeated="57"/>
          <table:table-cell table:style-name="ce81" table:number-columns-repeated="960"/>
        </table:table-row>
        <table:table-row table:style-name="ro7">
          <table:table-cell office:value-type="string" calcext:value-type="string">
            <text:p>SOLID</text:p>
          </table:table-cell>
          <table:table-cell table:number-columns-repeated="2" office:value-type="string" calcext:value-type="string">
            <text:p>Conceito</text:p>
          </table:table-cell>
          <table:table-cell office:value-type="string" calcext:value-type="string">
            <text:p>I</text:p>
          </table:table-cell>
          <table:table-cell office:value-type="string" calcext:value-type="string">
            <text:p>I nterface segregation principle </text:p>
          </table:table-cell>
          <table:table-cell office:value-type="string" calcext:value-type="string">
            <text:p>( Princípio da segregação da interface ): muitas interfaces de clientes específicas são melhores do que uma para todos os propósitos;</text:p>
          </table:table-cell>
          <table:table-cell table:number-columns-repeated="1018"/>
        </table:table-row>
        <table:table-row table:style-name="ro25">
          <table:table-cell office:value-type="string" calcext:value-type="string">
            <text:p>SOLID</text:p>
          </table:table-cell>
          <table:table-cell table:number-columns-repeated="2" office:value-type="string" calcext:value-type="string">
            <text:p>Conceito</text:p>
          </table:table-cell>
          <table:table-cell office:value-type="string" calcext:value-type="string">
            <text:p>D</text:p>
          </table:table-cell>
          <table:table-cell office:value-type="string" calcext:value-type="string">
            <text:p>D ependency inversion principle ( Princípio da inversão da dependência ):</text:p>
          </table:table-cell>
          <table:table-cell office:value-type="string" calcext:value-type="string">
            <text:p> deve-se depender de abstrações, não de objetos concretos.</text:p>
            <text:p/>
            <text:p>quem usa uma função deve ser capaz de determinar quais outros módulos ela usa em sua lógica.</text:p>
          </table:table-cell>
          <table:table-cell table:number-columns-repeated="1018"/>
        </table:table-row>
        <table:table-row table:style-name="ro26">
          <table:table-cell office:value-type="string" calcext:value-type="string">
            <text:p>Factory</text:p>
          </table:table-cell>
          <table:table-cell table:number-columns-repeated="2" office:value-type="string" calcext:value-type="string">
            <text:p>Conceito</text:p>
          </table:table-cell>
          <table:table-cell table:number-columns-repeated="3"/>
          <table:table-cell office:value-type="string" calcext:value-type="string">
            <text:p>Const create = (connection, user, e-mail) =&gt; {</text:p>
            <text:p>Connection.execute(‘query’)</text:p>
            <text:p>}</text:p>
            <text:p/>
            <text:p>const factory = (connection) =&gt; {</text:p>
            <text:p>Return {</text:p>
            <text:p>Create: function (user, email) {</text:p>
            <text:p>create(connection, user, e-mail)</text:p>
            <text:p>}</text:p>
            <text:p>}</text:p>
            <text:p/>
            <text:p>Export factory</text:p>
            <text:p/>
            <text:p>___</text:p>
            <text:p/>
            <text:p>&lt;index.js&gt;</text:p>
            <text:p/>
            <text:p>Import UserModel from ‘./userModel’</text:p>
            <text:p>Import conncetion from ‘./connection’</text:p>
            <text:p/>
            <text:p>Const userModal = UserModal.factory(connection)</text:p>
          </table:table-cell>
          <table:table-cell table:number-columns-repeated="1017"/>
        </table:table-row>
        <table:table-row table:style-name="ro7" table:number-rows-repeated="1047788">
          <table:table-cell table:number-columns-repeated="1024"/>
        </table:table-row>
        <table:table-row table:style-name="ro7">
          <table:table-cell table:number-columns-repeated="1024"/>
        </table:table-row>
        <table:named-expressions>
          <table:named-range table:name="_xlnm._FilterDatabase" table:base-cell-address="$'To Do'.$A$1" table:cell-range-address="$Notebook.$A$2:.$AKU$102"/>
        </table:named-expressions>
      </table:table>
      <table:table table:name="Conceitos" table:style-name="ta7">
        <table:table-column table:style-name="co21" table:number-columns-repeated="2" table:default-cell-style-name="ce168"/>
        <table:table-column table:style-name="co30" table:default-cell-style-name="ce168"/>
        <table:table-column table:style-name="co24" table:default-cell-style-name="ce168"/>
        <table:table-column table:style-name="co27" table:default-cell-style-name="ce168"/>
        <table:table-column table:style-name="co5" table:number-columns-repeated="1019" table:default-cell-style-name="ce314"/>
        <table:table-row table:style-name="ro12">
          <table:table-cell table:style-name="ce35" office:value-type="string" calcext:value-type="string" table:number-columns-spanned="5" table:number-rows-spanned="1">
            <text:p>Conceitos</text:p>
          </table:table-cell>
          <table:covered-table-cell table:number-columns-repeated="4" table:style-name="ce35"/>
          <table:table-cell table:style-name="ce310" table:number-columns-repeated="1019"/>
        </table:table-row>
        <table:table-row table:style-name="ro7">
          <table:table-cell table:style-name="ce82" office:value-type="string" calcext:value-type="string">
            <text:p>Área</text:p>
          </table:table-cell>
          <table:table-cell table:style-name="ce82" office:value-type="string" calcext:value-type="string">
            <text:p>Conceito</text:p>
          </table:table-cell>
          <table:table-cell table:style-name="ce82" office:value-type="string" calcext:value-type="string">
            <text:p>Explicação</text:p>
          </table:table-cell>
          <table:table-cell table:style-name="ce82" office:value-type="string" calcext:value-type="string">
            <text:p>OBS</text:p>
          </table:table-cell>
          <table:table-cell table:style-name="ce82" office:value-type="string" calcext:value-type="string">
            <text:p>Link</text:p>
          </table:table-cell>
          <table:table-cell table:style-name="ce311" table:number-columns-repeated="1019"/>
        </table:table-row>
        <table:table-row table:style-name="ro20">
          <table:table-cell table:style-name="ce211" office:value-type="string" calcext:value-type="string">
            <text:p>Design Pattern</text:p>
          </table:table-cell>
          <table:table-cell table:style-name="ce211" office:value-type="string" calcext:value-type="string">
            <text:p>SOLID</text:p>
          </table:table-cell>
          <table:table-cell table:style-name="ce171" office:value-type="string" calcext:value-type="string">
            <text:p>1. Single Responsibility Principle</text:p>
            <text:p>2. Open/Closed Principle</text:p>
            <text:p>3. Liskov Substitution Principle</text:p>
            <text:p>4. Interface Segregation Principle</text:p>
            <text:p>5. Dependency Inversion</text:p>
          </table:table-cell>
          <table:table-cell table:style-name="ce211"/>
          <table:table-cell table:style-name="ce165" office:value-type="string" calcext:value-type="string">
            <text:p><text:a xlink:href="https://stackify.com/solid-design-principles/" xlink:type="simple">https://stackify.com/solid-design-principles/</text:a></text:p>
          </table:table-cell>
          <table:table-cell table:number-columns-repeated="1019"/>
        </table:table-row>
        <table:table-row table:style-name="ro7">
          <table:table-cell table:style-name="ce211" table:number-columns-repeated="3"/>
          <table:table-cell/>
          <table:table-cell table:style-name="ce165"/>
          <table:table-cell table:number-columns-repeated="1019"/>
        </table:table-row>
        <table:table-row table:style-name="ro7" table:number-rows-repeated="2">
          <table:table-cell table:style-name="ce211" table:number-columns-repeated="4"/>
          <table:table-cell table:style-name="ce165"/>
          <table:table-cell table:number-columns-repeated="1019"/>
        </table:table-row>
        <table:table-row table:style-name="ro7" table:number-rows-repeated="5">
          <table:table-cell table:style-name="ce211" table:number-columns-repeated="5"/>
          <table:table-cell table:number-columns-repeated="1019"/>
        </table:table-row>
        <table:table-row table:style-name="ro7">
          <table:table-cell table:style-name="ce211" table:number-columns-repeated="3"/>
          <table:table-cell table:style-name="ce171"/>
          <table:table-cell table:style-name="ce211"/>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number-rows-repeated="8">
          <table:table-cell table:style-name="ce211" table:number-columns-repeated="5"/>
          <table:table-cell table:number-columns-repeated="1019"/>
        </table:table-row>
        <table:table-row table:style-name="ro7">
          <table:table-cell table:style-name="ce211" table:number-columns-repeated="4"/>
          <table:table-cell table:style-name="ce171"/>
          <table:table-cell table:number-columns-repeated="1019"/>
        </table:table-row>
        <table:table-row table:style-name="ro7" table:number-rows-repeated="36">
          <table:table-cell table:style-name="ce211" table:number-columns-repeated="5"/>
          <table:table-cell table:number-columns-repeated="1019"/>
        </table:table-row>
        <table:table-row table:style-name="ro7" table:number-rows-repeated="3">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22">
          <table:table-cell table:style-name="ce211" table:number-columns-repeated="5"/>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31">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5">
          <table:table-cell table:style-name="ce211" table:number-columns-repeated="5"/>
          <table:table-cell table:number-columns-repeated="1019"/>
        </table:table-row>
        <table:table-row table:style-name="ro7" table:number-rows-repeated="4">
          <table:table-cell table:style-name="ce211" table:number-columns-repeated="4"/>
          <table:table-cell table:style-name="ce309"/>
          <table:table-cell table:number-columns-repeated="1019"/>
        </table:table-row>
        <table:table-row table:style-name="ro7" table:number-rows-repeated="2">
          <table:table-cell table:style-name="ce211" table:number-columns-repeated="4"/>
          <table:table-cell table:style-name="ce164"/>
          <table:table-cell table:number-columns-repeated="1019"/>
        </table:table-row>
        <table:table-row table:style-name="ro7" table:number-rows-repeated="6">
          <table:table-cell table:style-name="ce211" table:number-columns-repeated="5"/>
          <table:table-cell table:number-columns-repeated="1019"/>
        </table:table-row>
        <table:table-row table:style-name="ro7">
          <table:table-cell table:style-name="ce211" table:number-columns-repeated="4"/>
          <table:table-cell table:style-name="ce171"/>
          <table:table-cell table:number-columns-repeated="1019"/>
        </table:table-row>
        <table:table-row table:style-name="ro7">
          <table:table-cell table:style-name="ce211" table:number-columns-repeated="5"/>
          <table:table-cell table:number-columns-repeated="1019"/>
        </table:table-row>
        <table:table-row table:style-name="ro7">
          <table:table-cell table:number-columns-repeated="1024"/>
        </table:table-row>
        <table:table-row table:style-name="ro7" table:number-rows-repeated="355">
          <table:table-cell table:style-name="ce211" table:number-columns-repeated="5"/>
          <table:table-cell table:number-columns-repeated="1019"/>
        </table:table-row>
        <table:table-row table:style-name="ro7" table:number-rows-repeated="1048075">
          <table:table-cell table:number-columns-repeated="1024"/>
        </table:table-row>
        <table:table-row table:style-name="ro7">
          <table:table-cell table:number-columns-repeated="1024"/>
        </table:table-row>
        <table:named-expressions>
          <table:named-range table:name="_xlnm._FilterDatabase" table:base-cell-address="$'To Do'.$A$1" table:cell-range-address="$Conceitos.$A$2:.$E$144"/>
        </table:named-expressions>
      </table:table>
      <table:table table:name="Atalhos" table:style-name="ta8">
        <table:table-column table:style-name="co31" table:default-cell-style-name="ce126"/>
        <table:table-column table:style-name="co32" table:default-cell-style-name="ce126"/>
        <table:table-column table:style-name="co33" table:default-cell-style-name="ce126"/>
        <table:table-column table:style-name="co1" table:number-columns-repeated="61" table:default-cell-style-name="ce126"/>
        <table:table-row table:style-name="ro27">
          <table:table-cell table:style-name="ce87" office:value-type="string" calcext:value-type="string">
            <text:p>Ferramenta</text:p>
          </table:table-cell>
          <table:table-cell table:style-name="ce87" office:value-type="string" calcext:value-type="string">
            <text:p>Objetivo</text:p>
          </table:table-cell>
          <table:table-cell table:style-name="ce87" office:value-type="string" calcext:value-type="string">
            <text:p>Atalho</text:p>
          </table:table-cell>
          <table:table-cell table:style-name="ce87" office:value-type="string" calcext:value-type="string">
            <text:p>Obs</text:p>
          </table:table-cell>
          <table:table-cell table:number-columns-repeated="60"/>
        </table:table-row>
        <table:table-row table:style-name="ro28" table:visibility="filter">
          <table:table-cell office:value-type="string" calcext:value-type="string">
            <text:p>VS Code</text:p>
          </table:table-cell>
          <table:table-cell office:value-type="string" calcext:value-type="string">
            <text:p>Criar um comentário</text:p>
          </table:table-cell>
          <table:table-cell office:value-type="string" calcext:value-type="string">
            <text:p>ctrl + /</text:p>
          </table:table-cell>
          <table:table-cell table:number-columns-repeated="61"/>
        </table:table-row>
        <table:table-row table:style-name="ro28" table:visibility="filter">
          <table:table-cell office:value-type="string" calcext:value-type="string">
            <text:p>VS Code</text:p>
          </table:table-cell>
          <table:table-cell office:value-type="string" calcext:value-type="string">
            <text:p>Abrir live server</text:p>
          </table:table-cell>
          <table:table-cell office:value-type="string" calcext:value-type="string">
            <text:p>alt L - O</text:p>
          </table:table-cell>
          <table:table-cell table:number-columns-repeated="61"/>
        </table:table-row>
        <table:table-row table:style-name="ro28" table:visibility="filter">
          <table:table-cell office:value-type="string" calcext:value-type="string">
            <text:p>VS Code</text:p>
          </table:table-cell>
          <table:table-cell office:value-type="string" calcext:value-type="string">
            <text:p>Tab invertido</text:p>
          </table:table-cell>
          <table:table-cell office:value-type="string" calcext:value-type="string">
            <text:p>shift + tab</text:p>
          </table:table-cell>
          <table:table-cell table:number-columns-repeated="61"/>
        </table:table-row>
        <table:table-row table:style-name="ro28" table:visibility="filter">
          <table:table-cell office:value-type="string" calcext:value-type="string">
            <text:p>VS Code</text:p>
          </table:table-cell>
          <table:table-cell office:value-type="string" calcext:value-type="string">
            <text:p>Format document (identar automaticamente)</text:p>
          </table:table-cell>
          <table:table-cell office:value-type="string" calcext:value-type="string">
            <text:p>ctrl + shift + i</text:p>
          </table:table-cell>
          <table:table-cell table:number-columns-repeated="61"/>
        </table:table-row>
        <table:table-row table:style-name="ro28" table:visibility="filter">
          <table:table-cell office:value-type="string" calcext:value-type="string">
            <text:p>VS Code</text:p>
          </table:table-cell>
          <table:table-cell office:value-type="string" calcext:value-type="string">
            <text:p>Multi selector / multi cursor</text:p>
          </table:table-cell>
          <table:table-cell office:value-type="string" calcext:value-type="string">
            <text:p>Ctrl + d</text:p>
          </table:table-cell>
          <table:table-cell table:number-columns-repeated="61"/>
        </table:table-row>
        <table:table-row table:style-name="ro28" table:visibility="filter">
          <table:table-cell office:value-type="string" calcext:value-type="string">
            <text:p>VS Code</text:p>
          </table:table-cell>
          <table:table-cell office:value-type="string" calcext:value-type="string">
            <text:p>Adicionar um cursor na linha de cima ou de baixo</text:p>
          </table:table-cell>
          <table:table-cell office:value-type="string" calcext:value-type="string">
            <text:p>Ctrl + shift + up / down</text:p>
          </table:table-cell>
          <table:table-cell table:number-columns-repeated="61"/>
        </table:table-row>
        <table:table-row table:style-name="ro28" table:visibility="filter">
          <table:table-cell office:value-type="string" calcext:value-type="string">
            <text:p>VS Code</text:p>
          </table:table-cell>
          <table:table-cell office:value-type="string" calcext:value-type="string">
            <text:p>Adicionar um cursor no local aonde clicou</text:p>
          </table:table-cell>
          <table:table-cell office:value-type="string" calcext:value-type="string">
            <text:p>Alt + click</text:p>
          </table:table-cell>
          <table:table-cell table:number-columns-repeated="61"/>
        </table:table-row>
        <table:table-row table:style-name="ro28">
          <table:table-cell office:value-type="string" calcext:value-type="string">
            <text:p>Terminal + Jest</text:p>
          </table:table-cell>
          <table:table-cell office:value-type="string" calcext:value-type="string">
            <text:p>Sair do modo de test</text:p>
          </table:table-cell>
          <table:table-cell office:value-type="string" calcext:value-type="string">
            <text:p>Ctrl + C no terminal</text:p>
          </table:table-cell>
          <table:table-cell table:number-columns-repeated="61"/>
        </table:table-row>
        <table:table-row table:style-name="ro29" table:visibility="filter">
          <table:table-cell office:value-type="string" calcext:value-type="string">
            <text:p>CC localmente</text:p>
          </table:table-cell>
          <table:table-cell office:value-type="string" calcext:value-type="string">
            <text:p>Rodar CC localmente</text:p>
          </table:table-cell>
          <table:table-cell office:value-type="string" calcext:value-type="string">
            <text:p>1) codeclimate engines:install</text:p>
            <text:p/>
            <text:p>2) codeclimate analyze</text:p>
          </table:table-cell>
          <table:table-cell table:number-columns-repeated="61"/>
        </table:table-row>
        <table:table-row table:style-name="ro28" table:visibility="filter">
          <table:table-cell office:value-type="string" calcext:value-type="string">
            <text:p>Jest </text:p>
          </table:table-cell>
          <table:table-cell office:value-type="string" calcext:value-type="string">
            <text:p>Rodar teste</text:p>
          </table:table-cell>
          <table:table-cell office:value-type="string" calcext:value-type="string">
            <text:p>npm test</text:p>
          </table:table-cell>
          <table:table-cell table:number-columns-repeated="61"/>
        </table:table-row>
        <table:table-row table:style-name="ro28" table:visibility="filter">
          <table:table-cell office:value-type="string" calcext:value-type="string">
            <text:p>Jest automático</text:p>
          </table:table-cell>
          <table:table-cell office:value-type="string" calcext:value-type="string">
            <text:p>Setar jest para rodar automaticamente</text:p>
          </table:table-cell>
          <table:table-cell office:value-type="string" calcext:value-type="string">
            <text:p>Arquivo package.json: </text:p>
            <text:p> "scripts": {</text:p>
            <text:p>    "test": "jest --watchAll"</text:p>
            <text:p>  }, ------&gt;&gt; !! --watchAll !! - arquivos locais</text:p>
            <text:p/>
            <text:p>!! --watch !! - arquivos no git</text:p>
          </table:table-cell>
          <table:table-cell table:number-columns-repeated="61"/>
        </table:table-row>
        <table:table-row table:style-name="ro28" table:visibility="filter">
          <table:table-cell office:value-type="string" calcext:value-type="string">
            <text:p>Jest - install</text:p>
          </table:table-cell>
          <table:table-cell office:value-type="string" calcext:value-type="string">
            <text:p>Instalar jest e dependencies na past</text:p>
          </table:table-cell>
          <table:table-cell office:value-type="string" calcext:value-type="string">
            <text:p>npm install --save-dev jest</text:p>
          </table:table-cell>
          <table:table-cell table:number-columns-repeated="61"/>
        </table:table-row>
        <table:table-row table:style-name="ro28" table:visibility="filter">
          <table:table-cell office:value-type="string" calcext:value-type="string">
            <text:p>Jest </text:p>
          </table:table-cell>
          <table:table-cell office:value-type="string" calcext:value-type="string">
            <text:p>Rodar teste - arquivo unico</text:p>
          </table:table-cell>
          <table:table-cell office:value-type="string" calcext:value-type="string">
            <text:p>npm test 'nome do arquivo'</text:p>
          </table:table-cell>
          <table:table-cell table:number-columns-repeated="61"/>
        </table:table-row>
        <table:table-row table:style-name="ro28" table:visibility="filter">
          <table:table-cell table:style-name="ce316" office:value-type="string" calcext:value-type="string">
            <text:p>React - propTypes</text:p>
          </table:table-cell>
          <table:table-cell office:value-type="string" calcext:value-type="string">
            <text:p>Instalar propTypes</text:p>
          </table:table-cell>
          <table:table-cell table:style-name="ce316" office:value-type="string" calcext:value-type="string">
            <text:p>npm install --save prop-types</text:p>
          </table:table-cell>
          <table:table-cell office:value-type="string" calcext:value-type="string">
            <text:p>Deve ser feito na raiz do projeto</text:p>
          </table:table-cell>
          <table:table-cell table:number-columns-repeated="60"/>
        </table:table-row>
        <table:table-row table:style-name="ro28" table:visibility="filter">
          <table:table-cell office:value-type="string" calcext:value-type="string">
            <text:p>React</text:p>
          </table:table-cell>
          <table:table-cell office:value-type="string" calcext:value-type="string">
            <text:p>Baixar dependencias</text:p>
          </table:table-cell>
          <table:table-cell office:value-type="string" calcext:value-type="string">
            <text:p>npm install</text:p>
          </table:table-cell>
          <table:table-cell table:number-columns-repeated="61"/>
        </table:table-row>
        <table:table-row table:style-name="ro28" table:visibility="filter">
          <table:table-cell office:value-type="string" calcext:value-type="string">
            <text:p>React - strat project</text:p>
          </table:table-cell>
          <table:table-cell office:value-type="string" calcext:value-type="string">
            <text:p>Inicar projeto</text:p>
          </table:table-cell>
          <table:table-cell office:value-type="string" calcext:value-type="string">
            <text:p>npx create-react-app 'nome da pasta a ser criada'</text:p>
          </table:table-cell>
          <table:table-cell table:number-columns-repeated="61"/>
        </table:table-row>
        <table:table-row table:style-name="ro28" table:visibility="filter">
          <table:table-cell office:value-type="string" calcext:value-type="string">
            <text:p>React Router</text:p>
          </table:table-cell>
          <table:table-cell office:value-type="string" calcext:value-type="string">
            <text:p>Instalar react-router-dom, history e a @testing-library/react</text:p>
          </table:table-cell>
          <table:table-cell office:value-type="string" calcext:value-type="string">
            <text:p>npm install --save react-router-dom</text:p>
          </table:table-cell>
          <table:table-cell table:number-columns-repeated="61"/>
        </table:table-row>
        <table:table-row table:style-name="ro28" table:visibility="filter">
          <table:table-cell office:value-type="string" calcext:value-type="string">
            <text:p>ES Lint</text:p>
          </table:table-cell>
          <table:table-cell office:value-type="string" calcext:value-type="string">
            <text:p>Corrigir error</text:p>
          </table:table-cell>
          <table:table-cell office:value-type="string" calcext:value-type="string">
            <text:p>install on current project: npm install eslint --save-dev</text:p>
            <text:p/>
            <text:p>Ctrl + Shift + P</text:p>
            <text:p/>
          </table:table-cell>
          <table:table-cell table:number-columns-repeated="61"/>
        </table:table-row>
        <table:table-row table:style-name="ro28" table:visibility="filter">
          <table:table-cell office:value-type="string" calcext:value-type="string">
            <text:p>Es Lint</text:p>
          </table:table-cell>
          <table:table-cell office:value-type="string" calcext:value-type="string">
            <text:p>Instalar a config do AirBnb na pasta local</text:p>
          </table:table-cell>
          <table:table-cell office:value-type="string" calcext:value-type="string">
            <text:p>npx install-peerdeps --dev eslint-config-airbnb</text:p>
            <text:p/>
            <text:p>OU</text:p>
            <text:p/>
            <text:p>npm run lint -- --init</text:p>
          </table:table-cell>
          <table:table-cell table:number-columns-repeated="61"/>
        </table:table-row>
        <table:table-row table:style-name="ro28" table:visibility="filter">
          <table:table-cell office:value-type="string" calcext:value-type="string">
            <text:p>Test Coverage</text:p>
          </table:table-cell>
          <table:table-cell/>
          <table:table-cell office:value-type="string" calcext:value-type="string">
            <text:p>npm run test-coverage</text:p>
          </table:table-cell>
          <table:table-cell office:value-type="string" calcext:value-type="string">
            <text:p/>
            <text:p>    Ao rodar o comando npm run test-coverage, será gerada uma nova pasta na raiz do seu projeto chamada coverage, após criada, abra o arquivo ./coverage/Icov-report/index.html usando a extensão Live Server do seu VSCode.</text:p>
            <text:p/>
            <text:p>Resumo Coverage</text:p>
            <text:p/>
            <text:p>    Veja os detalhes sobre o quê a cobertura de testes está avaliando, clicando no link do arquivo:</text:p>
            <text:p/>
            <text:p>Coverage Detail</text:p>
            <text:p/>
            <text:p>    Utilize essa lista como referência para programar seus testes. Cubra todos as linhas destacadas para ter 100% de cobertura!</text:p>
            <text:p/>
          </table:table-cell>
          <table:table-cell table:number-columns-repeated="60"/>
        </table:table-row>
        <table:table-row table:style-name="ro28" table:visibility="filter">
          <table:table-cell office:value-type="string" calcext:value-type="string">
            <text:p>Update GH Pages branch</text:p>
          </table:table-cell>
          <table:table-cell office:value-type="string" calcext:value-type="string">
            <text:p>Deploy changes on GH pages</text:p>
          </table:table-cell>
          <table:table-cell office:value-type="string" calcext:value-type="string">
            <text:p>npm run deploy</text:p>
          </table:table-cell>
          <table:table-cell table:number-columns-repeated="61"/>
        </table:table-row>
        <table:table-row table:style-name="ro28" table:visibility="filter">
          <table:table-cell office:value-type="string" calcext:value-type="string">
            <text:p>Redux</text:p>
          </table:table-cell>
          <table:table-cell office:value-type="string" calcext:value-type="string">
            <text:p>Install redux</text:p>
          </table:table-cell>
          <table:table-cell office:value-type="string" calcext:value-type="string">
            <text:p>npm install --save redux react-redux</text:p>
          </table:table-cell>
          <table:table-cell table:number-columns-repeated="61"/>
        </table:table-row>
        <table:table-row table:style-name="ro28" table:visibility="filter">
          <table:table-cell office:value-type="string" calcext:value-type="string">
            <text:p>Redux devTools</text:p>
          </table:table-cell>
          <table:table-cell office:value-type="string" calcext:value-type="string">
            <text:p>Install dependenci</text:p>
          </table:table-cell>
          <table:table-cell office:value-type="string" calcext:value-type="string">
            <text:p>npm install --save redux-devtools-extension</text:p>
          </table:table-cell>
          <table:table-cell office:value-type="string" calcext:value-type="string">
            <text:p>ds</text:p>
          </table:table-cell>
          <table:table-cell table:number-columns-repeated="60"/>
        </table:table-row>
        <table:table-row table:style-name="ro28" table:visibility="filter">
          <table:table-cell office:value-type="string" calcext:value-type="string">
            <text:p>Redux devTools</text:p>
          </table:table-cell>
          <table:table-cell office:value-type="string" calcext:value-type="string">
            <text:p>Set it on project</text:p>
          </table:table-cell>
          <table:table-cell office:value-type="string" calcext:value-type="string">
            <text:p>1. import { composeWithDevTools } from ‘redux-devtools-extension’</text:p>
            <text:p/>
            <text:p>2.1 import { composeWithDevTools } from 'redux-devtools-extension';</text:p>
            <text:p/>
            <text:p>const store = createStore(reducer, composeWithDevTools(</text:p>
            <text:p>  applyMiddleware(...middleware),</text:p>
            <text:p>  // other store enhancers if any</text:p>
            <text:p>));</text:p>
            <text:p/>
            <text:p>OR</text:p>
            <text:p/>
            <text:p>2.2 const store = createStore(rootReducer, window.__REDUX_DEVTOOLS_EXTENSION__ &amp;&amp; window.__REDUX_DEVTOOLS_EXTENSION__());</text:p>
          </table:table-cell>
          <table:table-cell table:number-columns-repeated="61"/>
        </table:table-row>
        <table:table-row table:style-name="ro28" table:visibility="filter">
          <table:table-cell office:value-type="string" calcext:value-type="string">
            <text:p>REdux Thunk</text:p>
          </table:table-cell>
          <table:table-cell office:value-type="string" calcext:value-type="string">
            <text:p>Install</text:p>
          </table:table-cell>
          <table:table-cell office:value-type="string" calcext:value-type="string">
            <text:p>npm install --save redux-thunk</text:p>
          </table:table-cell>
          <table:table-cell table:number-columns-repeated="61"/>
        </table:table-row>
        <table:table-row table:style-name="ro28">
          <table:table-cell table:style-name="ce317" office:value-type="string" calcext:value-type="string">
            <text:p>React + Reduc bundle</text:p>
          </table:table-cell>
          <table:table-cell table:style-name="ce319" office:value-type="string" calcext:value-type="string">
            <text:p>bundle install</text:p>
            <text:p> (react, sass, redux)</text:p>
          </table:table-cell>
          <table:table-cell table:style-name="ce319" office:value-type="string" calcext:value-type="string">
            <text:p>npm install --save react-router-dom redux react-redux redux-thunk prop-types node-sass@4.14.1 redux-devtools-extension</text:p>
          </table:table-cell>
          <table:table-cell table:style-name="ce319"/>
          <table:table-cell table:number-columns-repeated="60"/>
        </table:table-row>
        <table:table-row table:style-name="ro28" table:visibility="filter">
          <table:table-cell office:value-type="string" calcext:value-type="string">
            <text:p>Jest</text:p>
          </table:table-cell>
          <table:table-cell office:value-type="string" calcext:value-type="string">
            <text:p>Jest Dom</text:p>
          </table:table-cell>
          <table:table-cell office:value-type="string" calcext:value-type="string">
            <text:p>npm i --save @testing-library/jest-dom</text:p>
          </table:table-cell>
          <table:table-cell table:number-columns-repeated="61"/>
        </table:table-row>
        <table:table-row table:style-name="ro28" table:visibility="filter">
          <table:table-cell office:value-type="string" calcext:value-type="string">
            <text:p>Sass</text:p>
          </table:table-cell>
          <table:table-cell office:value-type="string" calcext:value-type="string">
            <text:p>Install</text:p>
          </table:table-cell>
          <table:table-cell office:value-type="string" calcext:value-type="string">
            <text:p>npm install --save-dev node-sass@4.14.1</text:p>
          </table:table-cell>
          <table:table-cell table:number-columns-repeated="61"/>
        </table:table-row>
        <table:table-row table:style-name="ro28" table:visibility="filter">
          <table:table-cell office:value-type="string" calcext:value-type="string">
            <text:p>VS code </text:p>
          </table:table-cell>
          <table:table-cell office:value-type="string" calcext:value-type="string">
            <text:p>selecionar próxima ocorrencia </text:p>
          </table:table-cell>
          <table:table-cell office:value-type="string" calcext:value-type="string">
            <text:p>ctrl + d</text:p>
          </table:table-cell>
          <table:table-cell table:number-columns-repeated="61"/>
        </table:table-row>
        <table:table-row table:style-name="ro28" table:visibility="filter">
          <table:table-cell office:value-type="string" calcext:value-type="string">
            <text:p>SQL</text:p>
          </table:table-cell>
          <table:table-cell office:value-type="string" calcext:value-type="string">
            <text:p>Abrir workbench pelo terminal</text:p>
          </table:table-cell>
          <table:table-cell office:value-type="string" calcext:value-type="string">
            <text:p>sudo service mysql start</text:p>
          </table:table-cell>
          <table:table-cell table:number-columns-repeated="61"/>
        </table:table-row>
        <table:table-row table:style-name="ro28" table:visibility="filter">
          <table:table-cell office:value-type="string" calcext:value-type="string">
            <text:p>SQL</text:p>
          </table:table-cell>
          <table:table-cell office:value-type="string" calcext:value-type="string">
            <text:p>Atalho para rodar a query da linha atual</text:p>
          </table:table-cell>
          <table:table-cell office:value-type="string" calcext:value-type="string">
            <text:p>Ctrl + Enter</text:p>
          </table:table-cell>
          <table:table-cell table:number-columns-repeated="61"/>
        </table:table-row>
        <table:table-row table:style-name="ro28" table:visibility="filter">
          <table:table-cell office:value-type="string" calcext:value-type="string">
            <text:p>SQL</text:p>
          </table:table-cell>
          <table:table-cell office:value-type="string" calcext:value-type="string">
            <text:p>Rodar todas as queries</text:p>
          </table:table-cell>
          <table:table-cell office:value-type="string" calcext:value-type="string">
            <text:p>Ctrl + Shift + Enter</text:p>
          </table:table-cell>
          <table:table-cell table:number-columns-repeated="61"/>
        </table:table-row>
        <table:table-row table:style-name="ro28" table:visibility="filter">
          <table:table-cell office:value-type="string" calcext:value-type="string">
            <text:p>Husky</text:p>
          </table:table-cell>
          <table:table-cell office:value-type="string" calcext:value-type="string">
            <text:p>Install</text:p>
          </table:table-cell>
          <table:table-cell office:value-type="string" calcext:value-type="string">
            <text:p>npm install husky --save-dev</text:p>
          </table:table-cell>
          <table:table-cell table:style-name="ce127" office:value-type="string" calcext:value-type="string">
            <text:p><text:a xlink:href="https://typicode.github.io/husky/#/" xlink:type="simple">https://typicode.github.io/husky/#/</text:a></text:p>
          </table:table-cell>
          <table:table-cell table:number-columns-repeated="60"/>
        </table:table-row>
        <table:table-row table:style-name="ro28" table:visibility="filter">
          <table:table-cell office:value-type="string" calcext:value-type="string">
            <text:p>Node + mysql</text:p>
          </table:table-cell>
          <table:table-cell office:value-type="string" calcext:value-type="string">
            <text:p>Conectar node com mySql</text:p>
          </table:table-cell>
          <table:table-cell office:value-type="string" calcext:value-type="string">
            <text:p>npm i mysql2</text:p>
          </table:table-cell>
          <table:table-cell table:number-columns-repeated="61"/>
        </table:table-row>
        <table:table-row table:style-name="ro28" table:visibility="filter">
          <table:table-cell office:value-type="string" calcext:value-type="string">
            <text:p>Node</text:p>
          </table:table-cell>
          <table:table-cell office:value-type="string" calcext:value-type="string">
            <text:p>Criação de rotas</text:p>
          </table:table-cell>
          <table:table-cell office:value-type="string" calcext:value-type="string">
            <text:p>npm i express</text:p>
          </table:table-cell>
          <table:table-cell table:number-columns-repeated="61"/>
        </table:table-row>
        <table:table-row table:style-name="ro28" table:visibility="filter">
          <table:table-cell office:value-type="string" calcext:value-type="string">
            <text:p>Node</text:p>
          </table:table-cell>
          <table:table-cell office:value-type="string" calcext:value-type="string">
            <text:p>Leitura do body das req</text:p>
          </table:table-cell>
          <table:table-cell office:value-type="string" calcext:value-type="string">
            <text:p>npm i body-parser</text:p>
          </table:table-cell>
          <table:table-cell table:number-columns-repeated="61"/>
        </table:table-row>
        <table:table-row table:style-name="ro28" table:visibility="filter">
          <table:table-cell office:value-type="string" calcext:value-type="string">
            <text:p>Node</text:p>
          </table:table-cell>
          <table:table-cell office:value-type="string" calcext:value-type="string">
            <text:p>Restart automático da aplicação</text:p>
          </table:table-cell>
          <table:table-cell office:value-type="string" calcext:value-type="string">
            <text:p>npm i nodemon -D</text:p>
          </table:table-cell>
          <table:table-cell office:value-type="string" calcext:value-type="string">
            <text:p>Normalmente dependencia de dev</text:p>
          </table:table-cell>
          <table:table-cell table:number-columns-repeated="60"/>
        </table:table-row>
        <table:table-row table:style-name="ro28" table:visibility="filter">
          <table:table-cell office:value-type="string" calcext:value-type="string">
            <text:p>Node + mongo</text:p>
          </table:table-cell>
          <table:table-cell office:value-type="string" calcext:value-type="string">
            <text:p>Conectar node com mongoDb</text:p>
          </table:table-cell>
          <table:table-cell office:value-type="string" calcext:value-type="string">
            <text:p>npm i mongodb</text:p>
          </table:table-cell>
          <table:table-cell table:number-columns-repeated="61"/>
        </table:table-row>
        <table:table-row table:style-name="ro28" table:visibility="filter">
          <table:table-cell office:value-type="string" calcext:value-type="string">
            <text:p>Node + mongo</text:p>
          </table:table-cell>
          <table:table-cell office:value-type="string" calcext:value-type="string">
            <text:p>Url + porta</text:p>
          </table:table-cell>
          <table:table-cell office:value-type="string" calcext:value-type="string">
            <text:p>Mongodb://127.0.0.1:27017</text:p>
          </table:table-cell>
          <table:table-cell table:number-columns-repeated="61"/>
        </table:table-row>
        <table:table-row table:style-name="ro28" table:visibility="filter">
          <table:table-cell table:style-name="ce317" office:value-type="string" calcext:value-type="string">
            <text:p>Node + packages bundle – SQL</text:p>
          </table:table-cell>
          <table:table-cell table:style-name="ce319" office:value-type="string" calcext:value-type="string">
            <text:p>bundle install</text:p>
            <text:p> (node + depencencies)</text:p>
          </table:table-cell>
          <table:table-cell table:style-name="ce319" office:value-type="string" calcext:value-type="string">
            <text:p>npm install --save express mysql2 body-parser</text:p>
            <text:p>Npm i nodemon -D</text:p>
          </table:table-cell>
          <table:table-cell table:number-columns-repeated="61"/>
        </table:table-row>
        <table:table-row table:style-name="ro28" table:visibility="filter">
          <table:table-cell table:style-name="ce317" office:value-type="string" calcext:value-type="string">
            <text:p>Node + packages bundle – Mongo</text:p>
          </table:table-cell>
          <table:table-cell table:style-name="ce319" office:value-type="string" calcext:value-type="string">
            <text:p>bundle install</text:p>
            <text:p> (node + depencencies)</text:p>
          </table:table-cell>
          <table:table-cell table:style-name="ce319" office:value-type="string" calcext:value-type="string">
            <text:p>npm install --save express mongodb body-parser </text:p>
            <text:p>Npm i nodemon -D</text:p>
          </table:table-cell>
          <table:table-cell table:number-columns-repeated="61"/>
        </table:table-row>
        <table:table-row table:style-name="ro28" table:visibility="filter">
          <table:table-cell office:value-type="string" calcext:value-type="string">
            <text:p>JWL – Node JS</text:p>
          </table:table-cell>
          <table:table-cell office:value-type="string" calcext:value-type="string">
            <text:p>Instalar JWL</text:p>
          </table:table-cell>
          <table:table-cell office:value-type="string" calcext:value-type="string">
            <text:p>npm i jsonwebtoken</text:p>
          </table:table-cell>
          <table:table-cell table:number-columns-repeated="61"/>
        </table:table-row>
        <table:table-row table:style-name="ro4" table:visibility="filter">
          <table:table-cell office:value-type="string" calcext:value-type="string">
            <text:p>Multer – node js</text:p>
          </table:table-cell>
          <table:table-cell office:value-type="string" calcext:value-type="string">
            <text:p>Instalar multer</text:p>
          </table:table-cell>
          <table:table-cell office:value-type="string" calcext:value-type="string">
            <text:p>npm install multer</text:p>
          </table:table-cell>
          <table:table-cell table:number-columns-repeated="61"/>
        </table:table-row>
        <table:table-row table:style-name="ro4" table:visibility="filter">
          <table:table-cell office:value-type="string" calcext:value-type="string">
            <text:p>Express – rescue</text:p>
          </table:table-cell>
          <table:table-cell/>
          <table:table-cell office:value-type="string" calcext:value-type="string">
            <text:p>npm install express-rescue</text:p>
          </table:table-cell>
          <table:table-cell table:number-columns-repeated="61"/>
        </table:table-row>
        <table:table-row table:style-name="ro4" table:visibility="filter">
          <table:table-cell office:value-type="string" calcext:value-type="string">
            <text:p>Heroku</text:p>
          </table:table-cell>
          <table:table-cell office:value-type="string" calcext:value-type="string">
            <text:p>Create heroku remote</text:p>
          </table:table-cell>
          <table:table-cell office:value-type="string" calcext:value-type="string">
            <text:p>heroku create ‘nome do repo’</text:p>
          </table:table-cell>
          <table:table-cell table:number-columns-repeated="61"/>
        </table:table-row>
        <table:table-row table:style-name="ro30" table:visibility="filter">
          <table:table-cell office:value-type="string" calcext:value-type="string">
            <text:p>Heroku</text:p>
          </table:table-cell>
          <table:table-cell office:value-type="string" calcext:value-type="string">
            <text:p>Create heroku remote with custom name</text:p>
          </table:table-cell>
          <table:table-cell office:value-type="string" calcext:value-type="string">
            <text:p>heroku create meu-deploy-de-testes-29302 --remote heroku-homolog</text:p>
          </table:table-cell>
          <table:table-cell office:value-type="string" calcext:value-type="string">
            <text:p>Por padrão, o CLI vai nomear todos os remotes criados como heroku . Porém, podemos criar o nosso remote passando um nome diferente. Isso pode ser feito utilizando a flag --remote :</text:p>
          </table:table-cell>
          <table:table-cell table:number-columns-repeated="60"/>
        </table:table-row>
        <table:table-row table:style-name="ro4" table:visibility="filter">
          <table:table-cell office:value-type="string" calcext:value-type="string">
            <text:p>Heroku</text:p>
          </table:table-cell>
          <table:table-cell office:value-type="string" calcext:value-type="string">
            <text:p>renomear um remote heroku</text:p>
          </table:table-cell>
          <table:table-cell office:value-type="string" calcext:value-type="string">
            <text:p>git remote rename heroku heroku-origin</text:p>
          </table:table-cell>
          <table:table-cell table:number-columns-repeated="61"/>
        </table:table-row>
        <table:table-row table:style-name="ro4" table:visibility="filter">
          <table:table-cell office:value-type="string" calcext:value-type="string">
            <text:p>Heroku</text:p>
          </table:table-cell>
          <table:table-cell office:value-type="string" calcext:value-type="string">
            <text:p>Vincular / revincular app heroku a repo</text:p>
          </table:table-cell>
          <table:table-cell office:value-type="string" calcext:value-type="string">
            <text:p>heroku git:remote -a meu-deploy-de-testes-29302 --remote heroku-test</text:p>
          </table:table-cell>
          <table:table-cell table:number-columns-repeated="61"/>
        </table:table-row>
        <table:table-row table:style-name="ro4" table:visibility="filter">
          <table:table-cell office:value-type="string" calcext:value-type="string">
            <text:p>react app buikdpack</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4" table:visibility="filter">
          <table:table-cell office:value-type="string" calcext:value-type="string">
            <text:p>mars/create react app</text:p>
          </table:table-cell>
          <table:table-cell office:value-type="string" calcext:value-type="string">
            <text:p>mars buildpack</text:p>
          </table:table-cell>
          <table:table-cell office:value-type="string" calcext:value-type="string">
            <text:p>heroku create -b create<text:span text:style-name="T2">-</text:span>react-app</text:p>
          </table:table-cell>
          <table:table-cell table:number-columns-repeated="61"/>
        </table:table-row>
        <table:table-row table:style-name="ro2" table:visibility="filter">
          <table:table-cell office:value-type="string" calcext:value-type="string">
            <text:p>Pm2</text:p>
          </table:table-cell>
          <table:table-cell office:value-type="string" calcext:value-type="string">
            <text:p>install</text:p>
          </table:table-cell>
          <table:table-cell office:value-type="string" calcext:value-type="string">
            <text:p>npm install <text:a xlink:href="mailto:pm2@latest" xlink:type="simple">pm2@latest</text:a></text:p>
          </table:table-cell>
          <table:table-cell office:value-type="string" calcext:value-type="string">
            <text:p><text:a xlink:href="https://pm2.keymetrics.io/docs/usage/quick-start/" xlink:type="simple">https://pm2.keymetrics.io/docs/usage/quick-start/</text:a></text:p>
          </table:table-cell>
          <table:table-cell table:number-columns-repeated="60"/>
        </table:table-row>
        <table:table-row table:style-name="ro2" table:visibility="filter">
          <table:table-cell office:value-type="string" calcext:value-type="string">
            <text:p>dotenv</text:p>
          </table:table-cell>
          <table:table-cell office:value-type="string" calcext:value-type="string">
            <text:p>install</text:p>
          </table:table-cell>
          <table:table-cell table:style-name="Default" office:value-type="string" calcext:value-type="string">
            <text:p>npm install dotenv</text:p>
          </table:table-cell>
          <table:table-cell office:value-type="string" calcext:value-type="string">
            <text:p><text:a xlink:href="https://www.npmjs.com/package/dotenv" xlink:type="simple">https://www.npmjs.com/package/dotenv</text:a></text:p>
          </table:table-cell>
          <table:table-cell table:number-columns-repeated="60"/>
        </table:table-row>
        <table:table-row table:style-name="ro7" table:number-rows-repeated="1048522">
          <table:table-cell table:number-columns-repeated="64"/>
        </table:table-row>
        <table:table-row table:style-name="ro7">
          <table:table-cell table:number-columns-repeated="64"/>
        </table:table-row>
      </table:table>
      <table:table table:name="Set up" table:style-name="ta9">
        <table:table-column table:style-name="co34" table:default-cell-style-name="ce164"/>
        <table:table-column table:style-name="co16" table:number-columns-repeated="2" table:default-cell-style-name="ce164"/>
        <table:table-column table:style-name="co35" table:default-cell-style-name="ce164"/>
        <table:table-column table:style-name="co36" table:default-cell-style-name="ce164"/>
        <table:table-column table:style-name="co37" table:default-cell-style-name="ce164"/>
        <table:table-column table:style-name="co1" table:default-cell-style-name="Default"/>
        <table:table-column table:style-name="co1" table:default-cell-style-name="ce132"/>
        <table:table-column table:style-name="co1" table:number-columns-repeated="1016" table:default-cell-style-name="Default"/>
        <table:table-row table:style-name="ro12">
          <table:table-cell table:style-name="ce92" office:value-type="string" calcext:value-type="string" table:number-columns-spanned="8" table:number-rows-spanned="1">
            <text:p>Setup</text:p>
          </table:table-cell>
          <table:covered-table-cell table:number-columns-repeated="7" table:style-name="ce92"/>
          <table:table-cell table:style-name="ce325" table:number-columns-repeated="1016"/>
        </table:table-row>
        <table:table-row table:style-name="ro31">
          <table:table-cell table:style-name="ce93" office:value-type="string" calcext:value-type="string">
            <text:p>Software ou funcionalidadeq</text:p>
          </table:table-cell>
          <table:table-cell table:style-name="ce93" office:value-type="string" calcext:value-type="string">
            <text:p>Install</text:p>
          </table:table-cell>
          <table:table-cell table:style-name="ce93" office:value-type="string" calcext:value-type="string">
            <text:p>Use</text:p>
          </table:table-cell>
          <table:table-cell table:style-name="ce93" office:value-type="string" calcext:value-type="string">
            <text:p>Como instalar?</text:p>
          </table:table-cell>
          <table:table-cell table:style-name="ce93" office:value-type="string" calcext:value-type="string">
            <text:p>Descrição</text:p>
          </table:table-cell>
          <table:table-cell table:style-name="ce93" office:value-type="string" calcext:value-type="string">
            <text:p>Obs</text:p>
          </table:table-cell>
          <table:table-cell table:style-name="ce93" office:value-type="string" calcext:value-type="string">
            <text:p>Link</text:p>
          </table:table-cell>
          <table:table-cell table:style-name="ce93" office:value-type="string" calcext:value-type="string">
            <text:p>Check</text:p>
          </table:table-cell>
          <table:table-cell table:style-name="ce328" table:number-columns-repeated="1016"/>
        </table:table-row>
        <table:table-row table:style-name="ro7">
          <table:table-cell office:value-type="string" calcext:value-type="string">
            <text:p>Virtual studio cod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32">
          <table:table-cell office:value-type="string" calcext:value-type="string">
            <text:p>Git hub config</text:p>
          </table:table-cell>
          <table:table-cell table:style-name="ce87" office:value-type="string" calcext:value-type="string">
            <text:p>$ git config --global user.name "Fulano de Tal"</text:p>
            <text:p>$ git config --global user.email fulanodetal@exemplo.br</text:p>
            <text:p>$ git config --list --show-origin</text:p>
            <text:p/>
            <text:p>__</text:p>
            <text:p>Open the command line.</text:p>
            <text:p/>
            <text:p>Set your username:</text:p>
            <text:p>git config --global user.name "FIRST_NAME LAST_NAME"</text:p>
            <text:p/>
            <text:p>Set your email address:</text:p>
            <text:p>git config --global user.email "MY_NAME@example.com"</text:p>
          </table:table-cell>
          <table:table-cell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323" office:value-type="string" calcext:value-type="string">
            <text:p><text:a xlink:href="https://medium.com/@rgdev/como-adicionar-uma-chave-ssh-na-sua-conta-do-github-linux-e0f19bbc4265" xlink:type="simple">https://medium.com/@rgdev/como-adicionar-uma-chave-ssh-na-sua-conta-do-github-linux-e0f19bbc4265</text:a></text:p>
          </table:table-cell>
          <table:table-cell office:value-type="string" calcext:value-type="string">
            <text:p>v</text:p>
          </table:table-cell>
          <table:table-cell table:style-name="ce329" table:number-columns-repeated="1016"/>
        </table:table-row>
        <table:table-row table:style-name="ro7">
          <table:table-cell office:value-type="string" calcext:value-type="string">
            <text:p>Slack</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Zoom</text:p>
          </table:table-cell>
          <table:table-cell table:number-columns-repeated="2" office:value-type="string" calcext:value-type="string">
            <text:p>-</text:p>
          </table:table-cell>
          <table:table-cell office:value-type="string" calcext:value-type="string">
            <text:p>Arquivo</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Oh my zsh</text:p>
          </table:table-cell>
          <table:table-cell table:number-columns-repeated="2"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127" office:value-type="string" calcext:value-type="string">
            <text:p><text:a xlink:href="https://medium.com/@rgdev/como-instalar-oh-my-zsh-c0f96218fd90" xlink:type="simple">https://medium.com/@rgdev/como-instalar-oh-my-zsh-c0f96218fd90</text:a></text:p>
          </table:table-cell>
          <table:table-cell office:value-type="string" calcext:value-type="string">
            <text:p>v</text:p>
          </table:table-cell>
          <table:table-cell table:number-columns-repeated="1016"/>
        </table:table-row>
        <table:table-row table:style-name="ro7">
          <table:table-cell office:value-type="string" calcext:value-type="string">
            <text:p>Discord</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33">
          <table:table-cell office:value-type="string" calcext:value-type="string">
            <text:p>Code Climate</text:p>
          </table:table-cell>
          <table:table-cell table:style-name="ce87" office:value-type="string" calcext:value-type="string">
            <text:p>1) sudo apt update</text:p>
            <text:p/>
            <text:p>2) sudo apt install apt-transport-https ca-certificates curl software-properties-common</text:p>
            <text:p/>
            <text:p>3) curl -fsSL https://download.docker.com/linux/ubuntu/gpg | sudo apt-key add</text:p>
            <text:p/>
            <text:p>4) sudo add-apt-repository "deb [arch=amd64] https://download.docker.com/linux/ubuntu bionic stable"</text:p>
            <text:p/>
            <text:p>5) sudo apt update</text:p>
            <text:p/>
            <text:p>6) apt-cache policy docker-ce | head -n 10</text:p>
            <text:p/>
            <text:p>6.1) A resposta do terminal deve ser parecida com essa.</text:p>
            <text:p/>
            <text:p>Os pontos importantes aqui são:</text:p>
            <text:p/>
            <text:p>    A Origem do pacote, que deve ter o caminho https://download.docker.com/linux/ubuntu.</text:p>
            <text:p>    A versão do pacote candidato a instalação, que deve ter a mesma versão do repositório do Docker.</text:p>
            <text:p/>
            <text:p>7) Instale o Docker: sudo apt install docker-ce</text:p>
            <text:p/>
            <text:p>8) Agora que o Docker foi instalado, verifique a configuração dele para inicializá-lo junto do sistema operacional com o comando:</text:p>
            <text:p>sudo systemctl status docker</text:p>
            <text:p/>
            <text:p>9) Verifique se tudo está correto com o comando abaixo. A ideia aqui é que, se o programa estiver instalado corretamente, ele responderá com a versão instalada.: docker --version</text:p>
            <text:p/>
            <text:p>10) Para resolver isso, adicione seu usuário ao grupo docker com os comandos abaixo. Não se preocupe em digitar seu nome de usuário, porque ${USER} é uma variável que contém seu nome de usuário: sudo usermod -aG docker ${USER}</text:p>
            <text:p/>
            <text:p>11) Depois teste se a associação ao grupo ficou correta, digitando o comando abaixo. Ele pedirá para que você entre com seu usuário e senha: su - ${USER}</text:p>
            <text:p/>
            <text:p>12) Por último, confirme se seu usuário participa do grupo docker. Se estiver tudo correto, a palavra docker aparecerá dentro da resposta do comando abaixo: id -nG</text:p>
            <text:p/>
            <text:p>CC:</text:p>
          </table:table-cell>
          <table:table-cell table:style-name="ce87" office:value-type="string" calcext:value-type="string">
            <text:p>Por causa disso, em cada projeto, é necessário a instalação deles. Utilize então o comando abaixo:</text:p>
            <text:p/>
            <text:p>Obs: O comando precisa ser executado na mesma pasta em que o arquivo de configuração .codeclimate.yml estiver. Ele normalmente está na pasta raiz do projeto (primeira pasta). Para vê-lo, utilize um ls -la, porque o arquivo é oculto (começa com um .):</text:p>
            <text:p/>
            <text:p>Obs 2: O comando vai baixar tudo o que for necessário, então pode demorar um pouco.</text:p>
            <text:p/>
            <text:p>1) codeclimate engines:install</text:p>
            <text:p/>
            <text:p>2) codeclimate analyze</text:p>
          </table:table-cell>
          <table:table-cell office:value-type="string" calcext:value-type="string">
            <text:p>Terminal</text:p>
          </table:table-cell>
          <table:table-cell table:style-name="ce322" office:value-type="string" calcext:value-type="string">
            <text:p><text:a xlink:href="https://course.betrybe.com/real-life-engineer/code-climate" xlink:type="simple">https://course.betrybe.com/real-life-engineer/code-climate</text:a></text:p>
          </table:table-cell>
          <table:table-cell table:style-name="ce87" office:value-type="string" calcext:value-type="string">
            <text:p> analyze [-f format] [-e engine[:channel]] [path]    Run analysis with the given arguments</text:p>
            <text:p>    console                                             Open a ruby console for the CLI. Useful for developing against the CLI.</text:p>
            <text:p>    engines:install                                     Pull the latest images for enabled engines in your configuration</text:p>
            <text:p>    engines:list                                        List all available engines</text:p>
            <text:p>    help [command]                                      Display help information.</text:p>
            <text:p>    prepare [--allow-internal-ips]                      Run the commands in your prepare step.</text:p>
            <text:p>    validate-config                                     Validate your .codeclimate.yml or .codeclimate.json.</text:p>
            <text:p>    version                                             Display the CLI version.</text:p>
            <text:p/>
          </table:table-cell>
          <table:table-cell table:style-name="ce164" office:value-type="string" calcext:value-type="string">
            <text:p>-</text:p>
          </table:table-cell>
          <table:table-cell/>
          <table:table-cell table:style-name="ce329" table:number-columns-repeated="1016"/>
        </table:table-row>
        <table:table-row table:style-name="ro7">
          <table:table-cell office:value-type="string" calcext:value-type="string">
            <text:p>Code Runner</text:p>
          </table:table-cell>
          <table:table-cell table:number-columns-repeated="2" office:value-type="string" calcext:value-type="string">
            <text:p>-</text:p>
          </table:table-cell>
          <table:table-cell office:value-type="string" calcext:value-type="string">
            <text:p>VS Code addon</text:p>
          </table:table-cell>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0">
          <table:table-cell office:value-type="string" calcext:value-type="string">
            <text:p>Configs do VS Code</text:p>
          </table:table-cell>
          <table:table-cell office:value-type="string" calcext:value-type="string">
            <text:p>install node: sudo apt-get install -y nodejs</text:p>
          </table:table-cell>
          <table:table-cell office:value-type="string" calcext:value-type="string">
            <text:p>-</text:p>
          </table:table-cell>
          <table:table-cell office:value-type="string" calcext:value-type="string">
            <text:p>Vs Code</text:p>
          </table:table-cell>
          <table:table-cell table:style-name="ce87" office:value-type="string" calcext:value-type="string">
            <text:p>Auto break lines</text:p>
            <text:p>Auto identation (2)</text:p>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Wps Offic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VLC</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ESlint</text:p>
          </table:table-cell>
          <table:table-cell table:number-columns-repeated="2" office:value-type="string" calcext:value-type="string">
            <text:p>-</text:p>
          </table:table-cell>
          <table:table-cell office:value-type="string" calcext:value-type="string">
            <text:p>Vs Code</text:p>
          </table:table-cell>
          <table:table-cell table:number-columns-repeated="2" office:value-type="string" calcext:value-type="string">
            <text:p>-</text:p>
          </table:table-cell>
          <table:table-cell table:style-name="ce127" office:value-type="string" calcext:value-type="string">
            <text:p><text:a xlink:href="https://trybecourse.slack.com/archives/C016CCMKN9E/p1598471881035100?thread_ts=1598471763.035000&amp;cid=C016CCMKN9E" xlink:type="simple">https://trybecourse.slack.com/archives/C016CCMKN9E/p1598471881035100?thread_ts=1598471763.035000&amp;cid=C016CCMKN9E</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Install Git</text:p>
          </table:table-cell>
          <table:table-cell table:number-columns-repeated="5" office:value-type="string" calcext:value-type="string">
            <text:p>-</text:p>
          </table:table-cell>
          <table:table-cell table:style-name="ce127" office:value-type="string" calcext:value-type="string">
            <text:p><text:a xlink:href="https://gist.github.com/derhuerst/1b15ff4652a867391f03" xlink:type="simple">https://gist.github.com/derhuerst/1b15ff4652a867391f03</text:a></text:p>
          </table:table-cell>
          <table:table-cell office:value-type="string" calcext:value-type="string">
            <text:p>v</text:p>
          </table:table-cell>
          <table:table-cell table:number-columns-repeated="1016"/>
        </table:table-row>
        <table:table-row table:style-name="ro2">
          <table:table-cell office:value-type="string" calcext:value-type="string">
            <text:p>Set git username and email</text:p>
          </table:table-cell>
          <table:table-cell table:number-columns-repeated="5" office:value-type="string" calcext:value-type="string">
            <text:p>-</text:p>
          </table:table-cell>
          <table:table-cell table:style-name="ce127" office:value-type="string" calcext:value-type="string">
            <text:p><text:a xlink:href="https://docs.github.com/en/github/using-git/setting-your-username-in-git" xlink:type="simple">https://docs.github.com/en/github/using-git/setting-your-username-in-git</text:a></text:p>
          </table:table-cell>
          <table:table-cell office:value-type="string" calcext:value-type="string">
            <text:p>v</text:p>
          </table:table-cell>
          <table:table-cell table:number-columns-repeated="1016"/>
        </table:table-row>
        <table:table-row table:style-name="ro7">
          <table:table-cell office:value-type="string" calcext:value-type="string">
            <text:p>Live server</text:p>
          </table:table-cell>
          <table:table-cell table:number-columns-repeated="2" office:value-type="string" calcext:value-type="string">
            <text:p>-</text:p>
          </table:table-cell>
          <table:table-cell office:value-type="string" calcext:value-type="string">
            <text:p>Vs Code</text:p>
          </table:table-cell>
          <table:table-cell office:value-type="string" calcext:value-type="string">
            <text:p>Add on</text:p>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Zsh as default</text:p>
          </table:table-cell>
          <table:table-cell table:number-columns-repeated="2" office:value-type="string" calcext:value-type="string">
            <text:p>-</text:p>
          </table:table-cell>
          <table:table-cell office:value-type="string" calcext:value-type="string">
            <text:p>chsh -s /usr/local/bin/zsh</text:p>
          </table:table-cell>
          <table:table-cell table:number-columns-repeated="2" office:value-type="string" calcext:value-type="string">
            <text:p>-</text:p>
          </table:table-cell>
          <table:table-cell table:style-name="ce127" office:value-type="string" calcext:value-type="string">
            <text:p><text:a xlink:href="https://trybecourse.slack.com/archives/C016CCMKN9E/p1598650150274100" xlink:type="simple">https://trybecourse.slack.com/archives/C016CCMKN9E/p1598650150274100</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React</text:p>
          </table:table-cell>
          <table:table-cell office:value-type="string" calcext:value-type="string">
            <text:p>npx create-react-app 'nome da pasta a ser criada'</text:p>
          </table:table-cell>
          <table:table-cell table:number-columns-repeated="3" office:value-type="string" calcext:value-type="string">
            <text:p>-</text:p>
          </table:table-cell>
          <table:table-cell office:value-type="string" calcext:value-type="string">
            <text:p>npx x npm: npm instala, npx executa</text:p>
          </table:table-cell>
          <table:table-cell table:style-name="ce324" office:value-type="string" calcext:value-type="string">
            <text:p><text:a xlink:href="https://github.com/facebook/create-react-app" xlink:type="simple">https://github.com/facebook/create-react-app

https://pt-br.reactjs.org</text:a></text:p>
          </table:table-cell>
          <table:table-cell table:style-name="ce164" office:value-type="string" calcext:value-type="string">
            <text:p>-</text:p>
          </table:table-cell>
          <table:table-cell table:number-columns-repeated="1016"/>
        </table:table-row>
        <table:table-row table:style-name="ro34">
          <table:table-cell office:value-type="string" calcext:value-type="string">
            <text:p>Jest</text:p>
          </table:table-cell>
          <table:table-cell office:value-type="string" calcext:value-type="string">
            <text:p>npm install --save-dev jest</text:p>
          </table:table-cell>
          <table:table-cell table:number-columns-repeated="2" office:value-type="string" calcext:value-type="string">
            <text:p>-</text:p>
          </table:table-cell>
          <table:table-cell table:style-name="ce87" office:value-type="string" calcext:value-type="string">
            <text:p>a. node_modules é a pasta que guarda todos os arquivos baixados das dependências instaladas.</text:p>
            <text:p/>
            <text:p>b. package.json é onde listamos as dependências e versões (entre outras informações da aplicação).</text:p>
            <text:p/>
            <text:p>c. package-lock.json é um arquivo que “trava” as versões das dependências. Quando outros desenvolvedores executarem npm i para baixar as dependências, este arquivo garante que serão instaladas as mesmas versões para todo mundo.</text:p>
          </table:table-cell>
          <table:table-cell table:style-name="ce87" office:value-type="string" calcext:value-type="string">
            <text:p>1º - Sempre tente rodar como admin/sudo, isso te livra da PERMISSION ERROR</text:p>
            <text:p>2º - npm audit fix é apenas uma sugestão para renovar suas dependencias do package.json</text:p>
            <text:p>3º - se vc trabalha com ubuntu ou OS X (sem boot), acredito que não passe por isso.</text:p>
            <text:p>PS:</text:p>
            <text:p>Qualquer coisa, refaça tudo;</text:p>
            <text:p>Remova o node_modules &amp; package-lock.json local</text:p>
            <text:p>De um clear no npm cache com npm cache verify </text:p>
            <text:p>Update o npm global com sudo npm i -g npm </text:p>
            <text:p>Reinstale o node_modules com npm i </text:p>
            <text:p>(npm i = npm install)</text:p>
            <text:p>Quanto a questão {"os":"darwin","arch":"any"} (current: {"os":"linux","arch":"x64"})</text:p>
            <text:p>me parece um conflito entre uma versão 32bits e uma 64bits que existe para dar suporte ao OS X que é 64bits agora.</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Fetch</text:p>
          </table:table-cell>
          <table:table-cell office:value-type="string" calcext:value-type="string">
            <text:p>npm install node-fetch</text:p>
          </table:table-cell>
          <table:table-cell table:number-columns-repeated="2" office:value-type="string" calcext:value-type="string">
            <text:p>-</text:p>
          </table:table-cell>
          <table:table-cell office:value-type="string" calcext:value-type="string">
            <text:p>Istalar o fetch na pasta</text:p>
          </table:table-cell>
          <table:table-cell office:value-type="string" calcext:value-type="string">
            <text:p>-</text:p>
          </table:table-cell>
          <table:table-cell/>
          <table:table-cell table:style-name="ce164"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2" office:value-type="string" calcext:value-type="string">
            <text:p>-</text:p>
          </table:table-cell>
          <table:table-cell office:value-type="string" calcext:value-type="string">
            <text:p>icons bonitinhos pelo nome do arquivo</text:p>
          </table:table-cell>
          <table:table-cell office:value-type="string" calcext:value-type="string">
            <text:p>MAterial icon theme</text:p>
          </table:table-cell>
          <table:table-cell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3" office:value-type="string" calcext:value-type="string">
            <text:p>-</text:p>
          </table:table-cell>
          <table:table-cell office:value-type="string" calcext:value-type="string">
            <text:p>Mark down all in one</text:p>
          </table:table-cell>
          <table:table-cell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35">
          <table:table-cell office:value-type="string" calcext:value-type="string">
            <text:p>NVM</text:p>
          </table:table-cell>
          <table:table-cell table:style-name="ce87" office:value-type="string" calcext:value-type="string">
            <text:p>1) curl -o- https://raw.githubusercontent.com/nvm-sh/nvm/v0.35.3/install.sh | bash</text:p>
            <text:p/>
            <text:p>ou</text:p>
            <text:p/>
            <text:p>curl -o- https://raw.githubusercontent.com/nvm-sh/nvm/v0.35.3/install.sh | zsh</text:p>
            <text:p/>
            <text:p>2) nvm install node</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2">
          <table:table-cell office:value-type="string" calcext:value-type="string">
            <text:p>Uninstall npm globally</text:p>
          </table:table-cell>
          <table:table-cell table:number-columns-repeated="5" office:value-type="string" calcext:value-type="string">
            <text:p>-</text:p>
          </table:table-cell>
          <table:table-cell table:style-name="ce127" office:value-type="string" calcext:value-type="string">
            <text:p><text:a xlink:href="https://docs.npmjs.com/cli/uninstall" xlink:type="simple">https://docs.npmjs.com/cli/uninstall </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VS Code -linter</text:p>
          </table:table-cell>
          <table:table-cell table:number-columns-repeated="5" office:value-type="string" calcext:value-type="string">
            <text:p>-</text:p>
          </table:table-cell>
          <table:table-cell table:style-name="ce127" office:value-type="string" calcext:value-type="string">
            <text:p><text:a xlink:href="https://trybecourse.slack.com/archives/C016CCMKN9E/p1598471763035000" xlink:type="simple">https://trybecourse.slack.com/archives/C016CCMKN9E/p1598471763035000 </text:a></text:p>
          </table:table-cell>
          <table:table-cell table:style-name="ce164" office:value-type="string" calcext:value-type="string">
            <text:p>-</text:p>
          </table:table-cell>
          <table:table-cell table:number-columns-repeated="1016"/>
        </table:table-row>
        <table:table-row table:style-name="ro7">
          <table:table-cell office:value-type="string" calcext:value-type="string">
            <text:p>.gitignore template</text:p>
          </table:table-cell>
          <table:table-cell office:value-type="string" calcext:value-type="string">
            <text:p>-</text:p>
          </table:table-cell>
          <table:table-cell office:value-type="string" calcext:value-type="string">
            <text:p>/node-modules</text:p>
          </table:table-cell>
          <table:table-cell table:number-columns-repeated="3"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React - propTypes</text:p>
          </table:table-cell>
          <table:table-cell office:value-type="string" calcext:value-type="string">
            <text:p>npm install --save prop-types</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36">
          <table:table-cell office:value-type="string" calcext:value-type="string">
            <text:p>Addon Chrome</text:p>
          </table:table-cell>
          <table:table-cell table:number-columns-repeated="2" office:value-type="string" calcext:value-type="string">
            <text:p>-</text:p>
          </table:table-cell>
          <table:table-cell table:style-name="ce87"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ext:p>Lembro aqui que também tem a extensão no Google Chrome que roda dentro do GitHub na página que são exibidos o seus files (code review) da branch, ele marca o issue fix exatamente na linha da crítica: https://chrome.google.com/webstore/detail/code-climate/phgahogocbnfilkegjdpohgkkjgahjgk?hl=pt-BR&amp;utm_source=chrome-ntp-launcher (editado) </text:p>
          </table:table-cell>
          <table:table-cell table:number-columns-repeated="2" office:value-type="string" calcext:value-type="string">
            <text:p>-</text:p>
          </table:table-cell>
          <table:table-cell table:style-name="ce127" office:value-type="string" calcext:value-type="string">
            <text:p><text:a xlink:href="https://chrome.google.com/webstore/detail/react-developer-tools/fmkadmapgofadopljbjfkapdkoienihi" xlink:type="simple">https://chrome.google.com/webstore/detail/react-developer-tools/fmkadmapgofadopljbjfkapdkoienihi</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Linter</text:p>
          </table:table-cell>
          <table:table-cell table:number-columns-repeated="5" office:value-type="string" calcext:value-type="string">
            <text:p>-</text:p>
          </table:table-cell>
          <table:table-cell table:style-name="ce127" office:value-type="string" calcext:value-type="string">
            <text:p><text:a xlink:href="https://marketplace.visualstudio.com/items?itemName=monovaldes.linter-codeclimate" xlink:type="simple">https://marketplace.visualstudio.com/items?itemName=monovaldes.linter-codeclimate</text:a></text:p>
          </table:table-cell>
          <table:table-cell table:style-name="ce164" office:value-type="string" calcext:value-type="string">
            <text:p>-</text:p>
          </table:table-cell>
          <table:table-cell table:number-columns-repeated="1016"/>
        </table:table-row>
        <table:table-row table:style-name="ro37">
          <table:table-cell office:value-type="string" calcext:value-type="string">
            <text:p>EsLinter - install</text:p>
          </table:table-cell>
          <table:table-cell table:style-name="ce87" office:value-type="string" calcext:value-type="string">
            <text:p>1) Gloobal: npm install -g eslint</text:p>
            <text:p/>
            <text:p>eslint -v -&gt; mostrar versão instalada</text:p>
            <text:p/>
            <text:p>2) npx install-peerdeps --dev eslint-config-airbnb</text:p>
            <text:p/>
            <text:p>(global) npx install-peerdeps --global eslint-config-airbnb</text:p>
          </table:table-cell>
          <table:table-cell office:value-type="string" calcext:value-type="string">
            <text:p>eslint --init </text:p>
          </table:table-cell>
          <table:table-cell office:value-type="string" calcext:value-type="string">
            <text:p>-</text:p>
          </table:table-cell>
          <table:table-cell table:style-name="ce127" office:value-type="string" calcext:value-type="string">
            <text:p><text:a xlink:href="https://scotch.io/tutorials/linting-and-formatting-with-eslint-in-vs-code#:~:text=WIthin%20the%20settings%20menu%2C%20you,the%20JavaScript%20file%2C%20save%20it." xlink:type="simple">https://scotch.io/tutorials/linting-and-formatting-with-eslint-in-vs-code#:~:text=WIthin%20the%20settings%20menu%2C%20you,the%20JavaScript%20file%2C%20save%20it.</text:a></text:p>
          </table:table-cell>
          <table:table-cell office:value-type="string" calcext:value-type="string">
            <text:p>-</text:p>
          </table:table-cell>
          <table:table-cell table:style-name="ce127" office:value-type="string" calcext:value-type="string">
            <text:p><text:a xlink:href="https://marketplace.visualstudio.com/items?itemName=dbaeumer.vscode-eslint" xlink:type="simple">https://marketplace.visualstudio.com/items?itemName=dbaeumer.vscode-eslint</text:a></text:p>
          </table:table-cell>
          <table:table-cell table:style-name="ce164" office:value-type="string" calcext:value-type="string">
            <text:p>-</text:p>
          </table:table-cell>
          <table:table-cell table:number-columns-repeated="1016"/>
        </table:table-row>
        <table:table-row table:style-name="ro34">
          <table:table-cell office:value-type="string" calcext:value-type="string">
            <text:p>Trello</text:p>
          </table:table-cell>
          <table:table-cell table:style-name="ce87" office:value-type="string" calcext:value-type="string">
            <text:p>Como instalar um cliente desktop do Trello no Linux</text:p>
            <text:p>Para instalar o um cliente desktop do Trello no Linux, faça o seguinte:</text:p>
            <text:p/>
            <text:p/>
            <text:p>Passo 1. Abra um terminal;</text:p>
            <text:p>Passo 2. Caso já tenha feito alguma instalação manual, apague a pasta, o link e o atalho anterior com esse comando;</text:p>
            <text:p/>
            <text:p>sudo rm -Rf /opt/trello*</text:p>
            <text:p>sudo rm -Rf /usr/bin/trello</text:p>
            <text:p>sudo rm -Rf /usr/share/applications/trello.desktop</text:p>
            <text:p>Passo 3. Confira se o seu sistema é de 32 bits ou 64 bits, para isso, use o seguinte comando no terminal:</text:p>
            <text:p/>
            <text:p>uname -m</text:p>
            <text:p>Passo 4. Se seu sistema é de 64 bits, use o comando abaixo para baixar o programa. Se o link estiver desatualizado, acesse essa página, baixe a última versão e salve-o com o nome trello.zip:</text:p>
            <text:p/>
            <text:p/>
            <text:p>wget https://github.com/danielchatfield/trello-desktop/releases/download/v0.1.9/Trello-linux-0.1.9.zip -O trello.zip</text:p>
            <text:p>Passo 5. Use os comandos a seguir para criar uma pasta e descompactar o arquivo baixado;</text:p>
            <text:p/>
            <text:p>sudo mkdir /opt/trello</text:p>
            <text:p>sudo unzip trello.zip -d /opt/trello/</text:p>
            <text:p/>
            <text:p>Passo 6. Finalmente, crie um atalho para facilitar a execução do programa;</text:p>
            <text:p/>
            <text:p>sudo ln -sf /opt/trello/Trello /usr/bin/trello</text:p>
            <text:p>Passo 7. Se seu ambiente gráfico atual suportar, crie um lançador para o programa, executando o comando abaixo;</text:p>
            <text:p/>
            <text:p>echo -e '[Desktop Entry]\n Version=1.0\n Name=trello\n Exec=/opt/trello/Trello\n Icon=/opt/trello/resources/app/static/Icon.png\n Type=Application\n Categories=Application' | sudo tee /usr/share/applications/trello.desktop</text:p>
            <text:p>Pronto! Agora, quando quiser iniciar o programa, digite trello em um terminal, seguido da tecla TAB.</text:p>
            <text:p/>
            <text:p>Já se a sua distribuição suportar, coloque o atalho na sua área de trabalho usando o gerenciador de arquivos do sistema ou o comando abaixo, e use-o para iniciar o programa.</text:p>
            <text:p/>
            <text:p>sudo chmod +x /usr/share/applications/trello.desktop</text:p>
            <text:p>cp /usr/share/applications/trello.desktop  ~/Área\ de\ Trabalho/</text:p>
            <text:p>Se seu sistema estiver em inglês, use este comando para copiar o atalho para sua área de trabalho:</text:p>
            <text:p/>
            <text:p>cp /usr/share/applications/trello.desktop ~/Desktop</text:p>
            <text:p>Para mais detalhes sobre essa tarefa, consulte esse tutorial:</text:p>
            <text:p>Como adicionar atalhos de aplicativos na área de trabalho do Unity</text:p>
            <text:p/>
            <text:p>Se quiser, você também pode usar o gerenciador de arquivos do sistema para executar o programa, apenas abrindo a pasta dele e clicando em seu executável.</text:p>
            <text:p/>
            <text:p>A partir daqui, você pode fazer login na sua conta ou se inscrever para uma conta gratuita… e começar a usar o serviço.</text:p>
            <text:p/>
            <text:p>Como remover o cliente desktop do Trello no Linux</text:p>
            <text:p>Para remover o cliente desktop do Trello no Linux, basta apagar a pasta, o link e o atalho anterior com esses comandos:</text:p>
            <text:p/>
            <text:p>sudo rm -Rf /opt/trello*</text:p>
            <text:p>sudo rm -Rf /usr/bin/trello</text:p>
            <text:p>sudo rm -Rf /usr/share/applications/trello.desktop</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Stryker</text:p>
          </table:table-cell>
          <table:table-cell office:value-type="string" calcext:value-type="string">
            <text:p>npm install -g stryker-cli</text:p>
          </table:table-cell>
          <table:table-cell office:value-type="string" calcext:value-type="string">
            <text:p>stryker run</text:p>
          </table:table-cell>
          <table:table-cell table:number-columns-repeated="3"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38">
          <table:table-cell office:value-type="string" calcext:value-type="string">
            <text:p>Repo into GitHub pages</text:p>
          </table:table-cell>
          <table:table-cell table:style-name="ce87" office:value-type="string" calcext:value-type="string">
            <text:p>Lembre-se de instalar o gh-pages npm install gh-pages .</text:p>
            <text:p>Onde ele digita yarn build, se vc usa npm digite "predeploy": "npm run build" .</text:p>
            <text:p>Já no terminal, use npm run deploy (editado) </text:p>
          </table:table-cell>
          <table:table-cell office:value-type="string" calcext:value-type="string">
            <text:p>-</text:p>
          </table:table-cell>
          <table:table-cell table:style-name="ce87" office:value-type="string" calcext:value-type="string">
            <text:p>Resume:</text:p>
            <text:p/>
            <text:p>1. npm install --save gh-pages;</text:p>
            <text:p/>
            <text:p>2. Set GH pages on repo settings;</text:p>
            <text:p/>
            <text:p>3. Package.json - scripts:</text:p>
            <text:p>"predeploy": "yarn run build",</text:p>
            <text:p>"deploy": "gh-pages -d build",</text:p>
            <text:p/>
            <text:p>package.json - 'name, version, private, </text:p>
            <text:p>"homepage": "GH PAGES LINK",</text:p>
            <text:p/>
            <text:p>4. yarn run deploy;</text:p>
            <text:p/>
            <text:p>5. Change GH pages on repo settings to GH pages branch</text:p>
            <text:p>_____________</text:p>
            <text:p/>
            <text:p>0. Instal Yarn: npm i -g yarn</text:p>
            <text:p/>
            <text:p>1. Build a react application or just fork and clone the above repository on Github.</text:p>
            <text:p>Install thegh-pages package from npm. On the terminal, run:</text:p>
            <text:p>npm install gh-pages or yarn add gh-pages</text:p>
            <text:p>This package would help us to create a gh-pagesbranch on Github and also serve our bundled react files on the branch.</text:p>
            <text:p/>
            <text:p>2. Git repo -&gt; Settings -&gt; Scroll down -&gt; GitHub Pages -&gt; Source -&gt; Main -&gt; copy link (step 3)</text:p>
            <text:p/>
            <text:p>3. Locate the package.json file in your root directory, add this line of code to your script: "homepage": "link-to-your-repository", and save. In my own case it would look like this:</text:p>
            <text:p>{</text:p>
            <text:p>   "name": "jv",</text:p>
            <text:p>   "version": "0.1.0",</text:p>
            <text:p>   "private": true,</text:p>
            <text:p>"homepage": "https://seunzone.github.io/TD-React-Challenge-Test-1",</text:p>
            <text:p>...</text:p>
            <text:p>}</text:p>
            <text:p>Note: If you are linking your domain name to your Github pages, this line would be a little different, it should be: "homepage": "your-custom-domain"</text:p>
            <text:p/>
            <text:p>4. In your package.json file, locate “scripts” add these lines of code:</text:p>
            <text:p>{</text:p>
            <text:p>   ...</text:p>
            <text:p>   "predeploy": "yarn run build",</text:p>
            <text:p>   "deploy": "gh-pages -d build",</text:p>
            <text:p>   ...</text:p>
            <text:p>}</text:p>
            <text:p>So your "scripts"should look like this:</text:p>
            <text:p>"scripts": {    </text:p>
            <text:p>   "start": "react-scripts start",</text:p>
            <text:p>   "predeploy": "yarn run build",</text:p>
            <text:p>   "deploy": "gh-pages -d build",</text:p>
            <text:p>   "build": "react-scripts build",</text:p>
            <text:p>   "test": "react-scripts test",</text:p>
            <text:p>   eject": "react-scripts eject"</text:p>
            <text:p>},</text:p>
            <text:p>The predeploycommand helps bundle the react app whilst the deploy command fires up the bundled file.</text:p>
            <text:p/>
            <text:p>5. In the terminal, run this command npm run deploy OR yarn run deploy.This command pushes your built file to the gh-pagesbranch on your remote repository.</text:p>
            <text:p/>
            <text:p>6. Change GH pages source on repo settings to GH pages branch. </text:p>
          </table:table-cell>
          <table:table-cell table:number-columns-repeated="2" office:value-type="string" calcext:value-type="string">
            <text:p>-</text:p>
          </table:table-cell>
          <table:table-cell table:style-name="ce87" office:value-type="string" calcext:value-type="string">
            <text:p>https://www.youtube.com/watch?v=ctLFWAanxcI</text:p>
            <text:p/>
            <text:p>https://medium.com/the-andela-way/how-to-deploy-your-react-application-to-github-pages-in-less-than-5-minutes-8c5f665a2d2a</text:p>
          </table:table-cell>
          <table:table-cell table:style-name="ce164" office:value-type="string" calcext:value-type="string">
            <text:p>-</text:p>
          </table:table-cell>
          <table:table-cell table:style-name="ce329" table:number-columns-repeated="1016"/>
        </table:table-row>
        <table:table-row table:style-name="ro39">
          <table:table-cell office:value-type="string" calcext:value-type="string">
            <text:p>FontAwesome with react</text:p>
          </table:table-cell>
          <table:table-cell table:style-name="ce87" office:value-type="string" calcext:value-type="string">
            <text:p>npm i --save @fortawesome/fontawesome-svg-core \</text:p>
            <text:p>             @fortawesome/free-solid-svg-icons \</text:p>
            <text:p>             @fortawesome/react-fontawesome</text:p>
          </table:table-cell>
          <table:table-cell table:style-name="ce87" office:value-type="string" calcext:value-type="string">
            <text:p>import { FontAwesomeIcon } from '@fortawesome/react-fontawesome'</text:p>
            <text:p>import { faCoffee } from '@fortawesome/free-solid-svg-icons'</text:p>
          </table:table-cell>
          <table:table-cell table:style-name="ce127" office:value-type="string" calcext:value-type="string">
            <text:p><text:a xlink:href="https://fontawesome.com/how-to-use/on-the-web/using-with/react" xlink:type="simple">https://fontawesome.com/how-to-use/on-the-web/using-with/react</text:a></text:p>
          </table:table-cell>
          <table:table-cell table:number-columns-repeated="2" office:value-type="string" calcext:value-type="string">
            <text:p>-</text:p>
          </table:table-cell>
          <table:table-cell table:style-name="ce127" office:value-type="string" calcext:value-type="string">
            <text:p><text:a xlink:href="https://github.com/FortAwesome/react-fontawesome#installation" xlink:type="simple">https://github.com/FortAwesome/react-fontawesome#installation</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Redux dev tolls extension Chrome</text:p>
          </table:table-cell>
          <table:table-cell table:style-name="ce127" office:value-type="string" calcext:value-type="string">
            <text:p><text:a xlink:href="https://chrome.google.com/webstore/detail/redux-devtools/lmhkpmbekcpmknklioeibfkpmmfibljd?hl=en" xlink:type="simple">https://chrome.google.com/webstore/detail/redux-devtools/lmhkpmbekcpmknklioeibfkpmmfibljd?hl=en</text:a></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1">
          <table:table-cell office:value-type="string" calcext:value-type="string">
            <text:p>Sass with react</text:p>
          </table:table-cell>
          <table:table-cell table:style-name="ce87" office:value-type="string" calcext:value-type="string">
            <text:p>npm install --save node-sass</text:p>
            <text:p>default extension .scss</text:p>
          </table:table-cell>
          <table:table-cell table:number-columns-repeated="4" office:value-type="string" calcext:value-type="string">
            <text:p>-</text:p>
          </table:table-cell>
          <table:table-cell table:style-name="ce322" office:value-type="string" calcext:value-type="string">
            <text:p><text:a xlink:href="https://www.youtube.com/watch?v=Zz6eOVaaelI" xlink:type="simple">https://www.youtube.com/watch?v=Zz6eOVaaelI</text:a></text:p>
          </table:table-cell>
          <table:table-cell table:style-name="ce164" office:value-type="string" calcext:value-type="string">
            <text:p>-</text:p>
          </table:table-cell>
          <table:table-cell table:style-name="ce329" table:number-columns-repeated="1016"/>
        </table:table-row>
        <table:table-row table:style-name="ro30">
          <table:table-cell office:value-type="string" calcext:value-type="string">
            <text:p>EsLing - config on project</text:p>
          </table:table-cell>
          <table:table-cell table:style-name="ce87" office:value-type="string" calcext:value-type="string">
            <text:p>Crio o projeto react</text:p>
            <text:p>Vou num projeto da Trybe e copio o package.json de lá pro projeto que criei</text:p>
            <text:p>Confiro as versões (ex: os projetos da Trybe usam react 16.XX, e já saiu a 17)</text:p>
            <text:p>Dou npm i  e todo o npm run lint e vejo se rola.</text:p>
            <text:p>Se rolar, abro o VSCode no repo do projeto com code ., vou nas configurações e seto pra fazer o format on save. Se aparecer uma mensagem me pedindo pra autorizar o eslint deu bom.</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2">
          <table:table-cell office:value-type="string" calcext:value-type="string">
            <text:p>React with SVG</text:p>
          </table:table-cell>
          <table:table-cell table:number-columns-repeated="5" office:value-type="string" calcext:value-type="string">
            <text:p>-</text:p>
          </table:table-cell>
          <table:table-cell table:style-name="ce127" office:value-type="string" calcext:value-type="string">
            <text:p><text:a xlink:href="https://www.youtube.com/watch?v=JUrcWu57itY&amp;ab_channel=BasaratAli" xlink:type="simple">https://www.youtube.com/watch?v=JUrcWu57itY&amp;ab_channel=BasaratAli</text:a></text:p>
          </table:table-cell>
          <table:table-cell table:style-name="ce164" office:value-type="string" calcext:value-type="string">
            <text:p>-</text:p>
          </table:table-cell>
          <table:table-cell table:number-columns-repeated="1016"/>
        </table:table-row>
        <table:table-row table:style-name="ro40">
          <table:table-cell office:value-type="string" calcext:value-type="string">
            <text:p>Install SQL</text:p>
          </table:table-cell>
          <table:table-cell office:value-type="string" calcext:value-type="string">
            <text:p>sudo apt install mysql-server</text:p>
          </table:table-cell>
          <table:table-cell table:style-name="ce87" office:value-type="string" calcext:value-type="string">
            <text:p>1. Verificar status: sudo systemctl status mysql</text:p>
            <text:p/>
            <text:p>2. Reiniciar serviço parado: systemctl start mysql</text:p>
            <text:p/>
            <text:p>3. Para o serviço: systemctl stop mysql</text:p>
            <text:p/>
            <text:p>4. Desbilitar startup on boot: sudo systemctl disable mysql</text:p>
            <text:p/>
            <text:p>4.2. Habilitar o startup no boot: sudo systemctl enable mysql</text:p>
            <text:p/>
            <text:p>5. iniciar o servidor: sudo service mysql start</text:p>
          </table:table-cell>
          <table:table-cell table:number-columns-repeated="2" office:value-type="string" calcext:value-type="string">
            <text:p>-</text:p>
          </table:table-cell>
          <table:table-cell table:style-name="ce87" office:value-type="string" calcext:value-type="string">
            <text:p>Desinstalando o MySQL Server</text:p>
            <text:p>Caso sua instalação tenha retornado algum problema, siga os passos a seguir para desinstalar e tente realizar a instalação novamente.</text:p>
            <text:p>Preste muita atenção aos comandos.</text:p>
            <text:p>Primeiro remova todos os pacotes instalados:</text:p>
            <text:p>Copiar</text:p>
            <text:p>sudo apt-get remove --purge mysql-server mysql-client mysql-common</text:p>
            <text:p>Agora remova os arquivos de dependências que não são mais necessários e, em seguida, remova as versões antigas dos arquivos de pacotes.</text:p>
            <text:p>Copiar</text:p>
            <text:p>sudo apt-get autoremove</text:p>
            <text:p>Copiar</text:p>
            <text:p>sudo apt-get autoclean</text:p>
            <text:p>Na sequência, remova os arquivos do mysql que podem ter ficado para trás.</text:p>
            <text:p>Copiar</text:p>
            <text:p>sudo rm -rf /var/lib/mysql</text:p>
            <text:p>Copiar</text:p>
            <text:p>sudo rm -rf /etc/mysql </text:p>
            <text:p>Se a desinstalação for concluída com sucesso, o comando mysql --version não deve retornar a versão do seu mysql.</text:p>
          </table:table-cell>
          <table:table-cell table:number-columns-repeated="2" table:style-name="ce164" office:value-type="string" calcext:value-type="string">
            <text:p>-</text:p>
          </table:table-cell>
          <table:table-cell table:style-name="ce329" table:number-columns-repeated="1016"/>
        </table:table-row>
        <table:table-row table:style-name="ro41">
          <table:table-cell office:value-type="string" calcext:value-type="string">
            <text:p>Instal SQl Workbench</text:p>
          </table:table-cell>
          <table:table-cell table:style-name="ce87" office:value-type="string" calcext:value-type="string">
            <text:p>Vamos agora fazer a instalação do MySQL Workbench , a interface gráfica mais utilizada para o MySQL .</text:p>
            <text:p>Observação: Em função das diversas distribuições do Linux, é recomendado pesquisar as instruções de instalação específicas para sua distribuição. Exemplo: "How to install MySQL Workbench on {Nome da sua distribuição}".</text:p>
            <text:p>Para fazer essa instalação, basta ir até este link e selecionar a opção "Ubuntu Linux".</text:p>
            <text:p/>
            <text:p>Opção de download para Ubuntu Linux</text:p>
            <text:p>Selecione a opção mais antiga, para melhor compatibilidade.</text:p>
            <text:p/>
            <text:p>Link para o pacote .deb</text:p>
            <text:p>Na página a seguir, não é necessário criar uma conta. Clique em "No thanks, just start my download" e faça o download.</text:p>
            <text:p>Navegue até a pasta onde foi feito o download, rode o comando a seguir e aceite a instalação:</text:p>
            <text:p>Copiar</text:p>
            <text:p>sudo apt install ./nome-do-arquivo</text:p>
            <text:p>#ex: apt install ./mysql-workbench-community_8.0.18-lubuntu18.04_amd64.deb</text:p>
            <text:p>ATENÇÃO : Depois de fazer a instalação do Workbench, no passo a seguir, será preciso entrar com a senha que você definir. Para isso, você fará:</text:p>
            <text:p>Copiar</text:p>
            <text:p> sudo mysql -u root -p</text:p>
            <text:p>Em seguida, digite a sua senha (caso tenha seguido o tutorial, apenas aperte enter).</text:p>
            <text:p>Então digite:</text:p>
            <text:p>Copiar</text:p>
            <text:p> ALTER USER 'root'@'localhost' IDENTIFIED WITH mysql_native_password BY 'sua_senha_aqui'; flush privileges;</text:p>
            <text:p>ATENÇÃO : A única coisa que você precisa alterar nessa linha de comando é 'sua_senha_aqui'. Você pode escolher uma senha ou não, deixando apenas ''</text:p>
            <text:p>Pronto, agora abra o MySQL Workbench . Após abri-lo, você estará na tela inicial, na qual você deverá selecionar o servidor em que quer entrar. Será pedida uma senha, e você deve digitar password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5">
          <table:table-cell office:value-type="string" calcext:value-type="string">
            <text:p>Heroku</text:p>
          </table:table-cell>
          <table:table-cell office:value-type="string" calcext:value-type="string">
            <text:p>sudo snap install hello-world</text:p>
            <text:p/>
            <text:p>sudo snap install heroku –classic</text:p>
            <text:p/>
            <text:p>heroku login</text:p>
            <text:p/>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1">
          <table:table-cell office:value-type="string" calcext:value-type="string">
            <text:p>PM2</text:p>
          </table:table-cell>
          <table:table-cell office:value-type="string" calcext:value-type="string">
            <text:p>\$ npm install pm2@latest -g</text:p>
            <text:p/>
            <text:p>\$ pm2 –version</text:p>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2">
          <table:table-cell office:value-type="string" calcext:value-type="string">
            <text:p>Heroku deploy</text:p>
          </table:table-cell>
          <table:table-cell office:value-type="string" calcext:value-type="string">
            <text:p>1. Criar app: heroku create ‘nome do app’ --remote ‘alias do remote’ <text:span text:style-name="T3">--buildpack mars/create-react-app</text:span></text:p>
            <text:p>(2 apps)</text:p>
            <text:p/>
            <text:p>2. mostrar remotes: git remote -v</text:p>
            <text:p/>
            <text:p>3. setar env variables: heroku config:set ‘nome da var’=”valoe” --app ‘nome do app’</text:p>
            <text:p/>
            <text:p>4. mostrar env variables: heroku config --app ‘nom eu app’</text:p>
            <text:p/>
            <text:p>5. deploy: git push ‘alias do remote’ ‘minha branch’:master(‘master do heroku’)</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number-rows-repeated="1048525">
          <table:table-cell table:number-columns-repeated="1024"/>
        </table:table-row>
        <table:table-row table:style-name="ro7">
          <table:table-cell table:number-columns-repeated="1024"/>
        </table:table-row>
        <table:named-expressions>
          <table:named-range table:name="_xlnm._FilterDatabase" table:base-cell-address="$'To Do'.$A$1" table:cell-range-address="$'Set up'.$A$2:.$H$50"/>
        </table:named-expressions>
      </table:table>
      <table:table table:name="Bibliotecas e frameword" table:style-name="ta10">
        <table:table-column table:style-name="co38" table:number-columns-repeated="7" table:default-cell-style-name="ce132"/>
        <table:table-column table:style-name="co39" table:default-cell-style-name="ce132"/>
        <table:table-column table:style-name="co40" table:default-cell-style-name="ce132"/>
        <table:table-column table:style-name="co1" table:number-columns-repeated="55" table:default-cell-style-name="ce132"/>
        <table:table-row table:style-name="ro43">
          <table:table-cell table:style-name="ce100" office:value-type="string" calcext:value-type="string" table:number-columns-spanned="7" table:number-rows-spanned="1">
            <text:p>Bibliotecas e frameworks</text:p>
          </table:table-cell>
          <table:covered-table-cell table:number-columns-repeated="6" table:style-name="ce100"/>
          <table:table-cell office:value-type="string" calcext:value-type="string">
            <text:p>-</text:p>
          </table:table-cell>
          <table:table-cell table:style-name="ce100" office:value-type="string" calcext:value-type="string" table:number-columns-spanned="3" table:number-rows-spanned="1">
            <text:p>Tips</text:p>
          </table:table-cell>
          <table:covered-table-cell table:number-columns-repeated="2" table:style-name="ce100"/>
          <table:table-cell table:number-columns-repeated="53"/>
        </table:table-row>
        <table:table-row table:style-name="ro31">
          <table:table-cell table:style-name="ce331" office:value-type="string" calcext:value-type="string">
            <text:p>Linguagem</text:p>
          </table:table-cell>
          <table:table-cell table:style-name="ce331" office:value-type="string" calcext:value-type="string">
            <text:p>Nome</text:p>
          </table:table-cell>
          <table:table-cell table:style-name="ce331" office:value-type="string" calcext:value-type="string">
            <text:p>Tipo</text:p>
          </table:table-cell>
          <table:table-cell table:style-name="ce331" office:value-type="string" calcext:value-type="string">
            <text:p>Objetivo</text:p>
          </table:table-cell>
          <table:table-cell table:style-name="ce331" office:value-type="string" calcext:value-type="string">
            <text:p>OBS</text:p>
          </table:table-cell>
          <table:table-cell table:style-name="ce331" office:value-type="string" calcext:value-type="string">
            <text:p>OBS 2</text:p>
          </table:table-cell>
          <table:table-cell table:style-name="ce331" office:value-type="string" calcext:value-type="string">
            <text:p>Link</text:p>
          </table:table-cell>
          <table:table-cell table:style-name="ce332" office:value-type="string" calcext:value-type="string">
            <text:p>-</text:p>
          </table:table-cell>
          <table:table-cell table:style-name="ce331" office:value-type="string" calcext:value-type="string">
            <text:p>Tips</text:p>
          </table:table-cell>
          <table:table-cell table:style-name="ce331" office:value-type="string" calcext:value-type="string">
            <text:p>Descrição</text:p>
          </table:table-cell>
          <table:table-cell table:style-name="ce331" office:value-type="string" calcext:value-type="string">
            <text:p>Link</text:p>
          </table:table-cell>
          <table:table-cell table:style-name="ce332" table:number-columns-repeated="53"/>
        </table:table-row>
        <table:table-row table:style-name="ro2">
          <table:table-cell office:value-type="string" calcext:value-type="string">
            <text:p>CSS</text:p>
          </table:table-cell>
          <table:table-cell office:value-type="string" calcext:value-type="string">
            <text:p>Bulma</text:p>
          </table:table-cell>
          <table:table-cell office:value-type="string" calcext:value-type="string">
            <text:p>Framework</text:p>
          </table:table-cell>
          <table:table-cell office:value-type="string" calcext:value-type="string">
            <text:p>Layout</text:p>
          </table:table-cell>
          <table:table-cell office:value-type="string" calcext:value-type="string">
            <text:p>Baseado em flexbox</text:p>
          </table:table-cell>
          <table:table-cell/>
          <table:table-cell table:style-name="ce127" office:value-type="string" calcext:value-type="string">
            <text:p><text:a xlink:href="https://bulma.io/" xlink:type="simple">https://bulma.io/</text:a></text:p>
          </table:table-cell>
          <table:table-cell/>
          <table:table-cell office:value-type="string" calcext:value-type="string">
            <text:p>Como usar bibliotecas</text:p>
          </table:table-cell>
          <table:table-cell office:value-type="string" calcext:value-type="string">
            <text:p>Em seus próprios sites, você precisa decidir se vai usar a biblioteca JS a partir do seu próprio servidor ou inclui-la a partir de uma CDN externa. A maioria dos grandes sites opta por hospedar as bibliotecas em seu próprio servidor, porque eles podem ter mais controle e fazer otimizações, como combinar várias bibliotecas em um único arquivo JS para obter melhor performance. Você decide -- apenas lembre-se de tudo que falamos aqui!</text:p>
          </table:table-cell>
          <table:table-cell office:value-type="string" calcext:value-type="string">
            <text:p><text:a xlink:href="https://pt.khanacademy.org/computing/computer-programming/html-css-js/using-js-libraries-in-your-webpage/a/where-are-js-libraries-hosted" xlink:type="simple">https://pt.khanacademy.org/computing/computer-programming/html-css-js/using-js-libraries-in-your-webpage/a/where-are-js-libraries-hosted</text:a></text:p>
          </table:table-cell>
          <table:table-cell table:number-columns-repeated="53"/>
        </table:table-row>
        <table:table-row table:style-name="ro44">
          <table:table-cell office:value-type="string" calcext:value-type="string">
            <text:p>CSS</text:p>
          </table:table-cell>
          <table:table-cell office:value-type="string" calcext:value-type="string">
            <text:p>Bootstrap</text:p>
          </table:table-cell>
          <table:table-cell office:value-type="string" calcext:value-type="string">
            <text:p>Biblioteca</text:p>
          </table:table-cell>
          <table:table-cell office:value-type="string" calcext:value-type="string">
            <text:p>Responsividade</text:p>
          </table:table-cell>
          <table:table-cell table:number-columns-repeated="2"/>
          <table:table-cell table:style-name="ce127" office:value-type="string" calcext:value-type="string">
            <text:p><text:a xlink:href="https://getbootstrap.com/" xlink:type="simple">https://getbootstrap.com/</text:a></text:p>
          </table:table-cell>
          <table:table-cell office:value-type="string" calcext:value-type="string">
            <text:p>-</text:p>
          </table:table-cell>
          <table:table-cell office:value-type="string" calcext:value-type="string">
            <text:p>Exemplos de bibliotecas disponiveis</text:p>
          </table:table-cell>
          <table:table-cell table:style-name="ce298" office:value-type="string" calcext:value-type="string">
            <text:p>Manipulação DOM</text:p>
            <text:p>Eventos DOM</text:p>
            <text:p>AJAX / recuperação de dados</text:p>
            <text:p>Efeitos e animação</text:p>
            <text:p>Templates HTML</text:p>
            <text:p>Layout de página</text:p>
            <text:p>Widgets de interface do usuário</text:p>
            <text:p>Gráficos e quadros</text:p>
            <text:p>Modelagem de dados</text:p>
            <text:p>Roteamento e navegação</text:p>
            <text:p>Acessibilidade</text:p>
            <text:p>Suporte a vários navegadores</text:p>
            <text:p>Suporte a dispositivos móveis</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number-columns-repeated="53"/>
        </table:table-row>
        <table:table-row table:style-name="ro2">
          <table:table-cell office:value-type="string" calcext:value-type="string">
            <text:p>CSS</text:p>
          </table:table-cell>
          <table:table-cell office:value-type="string" calcext:value-type="string">
            <text:p>Semantic UI</text:p>
          </table:table-cell>
          <table:table-cell office:value-type="string" calcext:value-type="string">
            <text:p>Framework</text:p>
          </table:table-cell>
          <table:table-cell office:value-type="string" calcext:value-type="string">
            <text:p>UI</text:p>
          </table:table-cell>
          <table:table-cell table:number-columns-repeated="2"/>
          <table:table-cell table:style-name="ce127" office:value-type="string" calcext:value-type="string">
            <text:p><text:a xlink:href="https://semantic-ui.com/" xlink:type="simple">https://semantic-ui.com/</text:a></text:p>
          </table:table-cell>
          <table:table-cell office:value-type="string" calcext:value-type="string">
            <text:p>-</text:p>
          </table:table-cell>
          <table:table-cell office:value-type="string" calcext:value-type="string">
            <text:p>15 lib. jQUery para selecionar dados</text:p>
          </table:table-cell>
          <table:table-cell/>
          <table:table-cell table:style-name="ce127" office:value-type="string" calcext:value-type="string">
            <text:p><text:a xlink:href="http://www.smashingapps.com/2012/01/19/15-jquery-calendar-date-picker-plugins.html" xlink:type="simple">http://www.smashingapps.com/2012/01/19/15-jquery-calendar-date-picker-plugins.html</text:a></text:p>
          </table:table-cell>
          <table:table-cell table:number-columns-repeated="53"/>
        </table:table-row>
        <table:table-row table:style-name="ro2">
          <table:table-cell office:value-type="string" calcext:value-type="string">
            <text:p>CSS</text:p>
          </table:table-cell>
          <table:table-cell office:value-type="string" calcext:value-type="string">
            <text:p>Materialize</text:p>
          </table:table-cell>
          <table:table-cell table:number-columns-repeated="4"/>
          <table:table-cell table:style-name="ce127" office:value-type="string" calcext:value-type="string">
            <text:p><text:a xlink:href="https://materializecss.com/" xlink:type="simple">https://materializecss.com/</text:a></text:p>
          </table:table-cell>
          <table:table-cell office:value-type="string" calcext:value-type="string">
            <text:p>-</text:p>
          </table:table-cell>
          <table:table-cell office:value-type="string" calcext:value-type="string">
            <text:p>Como escolher uma lib?</text:p>
          </table:table-cell>
          <table:table-cell/>
          <table:table-cell table:style-name="ce127" office:value-type="string" calcext:value-type="string">
            <text:p><text:a xlink:href="https://pt.khanacademy.org/computing/computer-programming/html-css-js/using-js-libraries-in-your-webpage/a/which-js-library-should-you-use" xlink:type="simple">https://pt.khanacademy.org/computing/computer-programming/html-css-js/using-js-libraries-in-your-webpage/a/which-js-library-should-you-use</text:a></text:p>
          </table:table-cell>
          <table:table-cell table:number-columns-repeated="53"/>
        </table:table-row>
        <table:table-row table:style-name="ro2">
          <table:table-cell office:value-type="string" calcext:value-type="string">
            <text:p>ALL</text:p>
          </table:table-cell>
          <table:table-cell office:value-type="string" calcext:value-type="string">
            <text:p>Google CDN</text:p>
          </table:table-cell>
          <table:table-cell office:value-type="string" calcext:value-type="string">
            <text:p>CDN - bibliotecas</text:p>
          </table:table-cell>
          <table:table-cell table:number-columns-repeated="3"/>
          <table:table-cell table:style-name="ce127" office:value-type="string" calcext:value-type="string">
            <text:p><text:a xlink:href="https://developers.google.com/speed/libraries/" xlink:type="simple">https://developers.google.com/speed/libraries/</text:a></text:p>
          </table:table-cell>
          <table:table-cell office:value-type="string" calcext:value-type="string">
            <text:p>-</text:p>
          </table:table-cell>
          <table:table-cell office:value-type="string" calcext:value-type="string">
            <text:p>Usar os arquivos .min </text:p>
          </table:table-cell>
          <table:table-cell office:value-type="string" calcext:value-type="string">
            <text:p>Pois são mais rápidos para carregar na pg. - Preformance</text:p>
          </table:table-cell>
          <table:table-cell table:number-columns-repeated="54"/>
        </table:table-row>
        <table:table-row table:style-name="ro2">
          <table:table-cell office:value-type="string" calcext:value-type="string">
            <text:p>Safety measure</text:p>
          </table:table-cell>
          <table:table-cell office:value-type="string" calcext:value-type="string">
            <text:p>CSP</text:p>
          </table:table-cell>
          <table:table-cell office:value-type="string" calcext:value-type="string">
            <text:p>Safety measure</text:p>
          </table:table-cell>
          <table:table-cell office:value-type="string" calcext:value-type="string">
            <text:p>safety using libraries</text:p>
          </table:table-cell>
          <table:table-cell table:number-columns-repeated="2"/>
          <table:table-cell table:style-name="ce127" office:value-type="string" calcext:value-type="string">
            <text:p><text:a xlink:href="http://www.html5rocks.com/en/tutorials/security/content-security-policy/" xlink:type="simple">http://www.html5rocks.com/en/tutorials/security/content-security-policy/</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elivr</text:p>
          </table:table-cell>
          <table:table-cell office:value-type="string" calcext:value-type="string">
            <text:p>Biblioteca</text:p>
          </table:table-cell>
          <table:table-cell table:number-columns-repeated="3"/>
          <table:table-cell table:style-name="ce127" office:value-type="string" calcext:value-type="string">
            <text:p><text:a xlink:href="https://www.jsdelivr.com/" xlink:type="simple">https://www.jsdelivr.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UI</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ui.com/" xlink:type="simple">https://jqueryui.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Mobile</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mobile.com/" xlink:type="simple">https://jquerymobile.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jo Toolkit</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dojotoolkit.org/" xlink:type="simple">https://dojotoolkit.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encha</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www.sencha.com/" xlink:type="simple">https://www.sencha.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QooxDoo</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qooxdoo.org/" xlink:type="simple">https://qooxdoo.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osure </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developers.google.com/closure/" xlink:type="simple">https://developers.google.com/closure/</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Telerik</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www.telerik.com/kendo-ui" xlink:type="simple">https://www.telerik.com/kendo-ui</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Foundation</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et.foundation/" xlink:type="simple">https://get.foundation/</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Pure Css</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purecss.io/" xlink:type="simple">https://purecss.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Topcoat</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topcoat.io/" xlink:type="simple">http://topcoat.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Skeleton</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getskeleton.com/" xlink:type="simple">http://getskeleton.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J Query</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com/" xlink:type="simple">https://jquery.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Zep Toj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zeptojs.com/" xlink:type="simple">https://zepto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o tool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mootools.net/" xlink:type="simple">https://mootools.net/</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ollar Dom</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ithub.com/julienw/dollardom" xlink:type="simple">https://github.com/julienw/dollar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QuoJ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ithub.com/soyjavi/QuoJS" xlink:type="simple">https://github.com/soyjavi/QuoJS</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React</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reactjs.org/" xlink:type="simple">https://react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Flux</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facebook.github.io/flux/" xlink:type="simple">https://facebook.github.io/flux/</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BackBone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backbonejs.org/" xlink:type="simple">https://backbone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Angular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angularjs.org/" xlink:type="simple">https://angular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mber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emberjs.com/" xlink:type="simple">https://emberjs.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M</text:p>
          </table:table-cell>
          <table:table-cell table:number-columns-repeated="2"/>
          <table:table-cell office:value-type="string" calcext:value-type="string">
            <text:p>Mini Library</text:p>
          </table:table-cell>
          <table:table-cell/>
          <table:table-cell table:style-name="ce127" office:value-type="string" calcext:value-type="string">
            <text:p><text:a xlink:href="https://github.com/ctult/TinyDOM" xlink:type="simple">https://github.com/ctult/Tiny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vents.js</text:p>
          </table:table-cell>
          <table:table-cell table:number-columns-repeated="4"/>
          <table:table-cell table:style-name="ce127" office:value-type="string" calcext:value-type="string">
            <text:p><text:a xlink:href="https://github.com/kbjr/Events.js" xlink:type="simple">https://github.com/kbjr/Events.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AJAX</text:p>
          </table:table-cell>
          <table:table-cell table:number-columns-repeated="4"/>
          <table:table-cell table:style-name="ce127" office:value-type="string" calcext:value-type="string">
            <text:p><text:a xlink:href="http://code.google.com/p/microajax/" xlink:type="simple">http://code.google.com/p/microajax/</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Morpheus</text:p>
          </table:table-cell>
          <table:table-cell table:number-columns-repeated="2"/>
          <table:table-cell office:value-type="string" calcext:value-type="string">
            <text:p>Animation</text:p>
          </table:table-cell>
          <table:table-cell/>
          <table:table-cell table:style-name="ce127" office:value-type="string" calcext:value-type="string">
            <text:p><text:a xlink:href="https://github.com/ded/morpheus" xlink:type="simple">https://github.com/ded/morpheu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Viper</text:p>
          </table:table-cell>
          <table:table-cell table:number-columns-repeated="2"/>
          <table:table-cell office:value-type="string" calcext:value-type="string">
            <text:p>Animation</text:p>
          </table:table-cell>
          <table:table-cell/>
          <table:table-cell table:style-name="ce127" office:value-type="string" calcext:value-type="string">
            <text:p><text:a xlink:href="https://github.com/alpha123/Viper" xlink:type="simple">https://github.com/alpha123/Viper</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pine</text:p>
          </table:table-cell>
          <table:table-cell table:number-columns-repeated="2"/>
          <table:table-cell office:value-type="string" calcext:value-type="string">
            <text:p>Modelagem de dados</text:p>
          </table:table-cell>
          <table:table-cell/>
          <table:table-cell table:style-name="ce127" office:value-type="string" calcext:value-type="string">
            <text:p><text:a xlink:href="https://github.com/spine" xlink:type="simple">https://github.com/spine</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nockout</text:p>
          </table:table-cell>
          <table:table-cell table:number-columns-repeated="2"/>
          <table:table-cell office:value-type="string" calcext:value-type="string">
            <text:p>Modelagem de dados</text:p>
          </table:table-cell>
          <table:table-cell/>
          <table:table-cell office:value-type="string" calcext:value-type="string">
            <text:p>http://knockoutjs.com/</text:p>
          </table:table-cell>
          <table:table-cell office:value-type="string" calcext:value-type="string">
            <text:p>-</text:p>
          </table:table-cell>
          <table:table-cell table:number-columns-repeated="56"/>
        </table:table-row>
        <table:table-row table:style-name="ro2">
          <table:table-cell/>
          <table:table-cell office:value-type="string" calcext:value-type="string">
            <text:p>handlebars</text:p>
          </table:table-cell>
          <table:table-cell table:number-columns-repeated="2"/>
          <table:table-cell office:value-type="string" calcext:value-type="string">
            <text:p>Modelos</text:p>
          </table:table-cell>
          <table:table-cell/>
          <table:table-cell table:style-name="ce127" office:value-type="string" calcext:value-type="string">
            <text:p><text:a xlink:href="http://handlebarsjs.com/" xlink:type="simple">http://handlebarsjs.com/</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Mustache</text:p>
          </table:table-cell>
          <table:table-cell table:number-columns-repeated="2"/>
          <table:table-cell office:value-type="string" calcext:value-type="string">
            <text:p>Modelos</text:p>
          </table:table-cell>
          <table:table-cell/>
          <table:table-cell office:value-type="string" calcext:value-type="string">
            <text:p>https://github.com/janl/mustache.js</text:p>
          </table:table-cell>
          <table:table-cell office:value-type="string" calcext:value-type="string">
            <text:p>-</text:p>
          </table:table-cell>
          <table:table-cell table:number-columns-repeated="56"/>
        </table:table-row>
        <table:table-row table:style-name="ro2">
          <table:table-cell/>
          <table:table-cell office:value-type="string" calcext:value-type="string">
            <text:p>PathJs</text:p>
          </table:table-cell>
          <table:table-cell table:number-columns-repeated="2"/>
          <table:table-cell office:value-type="string" calcext:value-type="string">
            <text:p>Encaminhamento</text:p>
          </table:table-cell>
          <table:table-cell/>
          <table:table-cell table:style-name="ce127" office:value-type="string" calcext:value-type="string">
            <text:p><text:a xlink:href="https://github.com/mtrpcic/pathjs" xlink:type="simple">https://github.com/mtrpcic/path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assy</text:p>
          </table:table-cell>
          <table:table-cell table:number-columns-repeated="2"/>
          <table:table-cell office:value-type="string" calcext:value-type="string">
            <text:p>Orientação a objetvos</text:p>
          </table:table-cell>
          <table:table-cell/>
          <table:table-cell table:style-name="ce127" office:value-type="string" calcext:value-type="string">
            <text:p><text:a xlink:href="http://www.pocoo.org/projects/classy/" xlink:type="simple">http://www.pocoo.org/projects/classy/</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lass</text:p>
          </table:table-cell>
          <table:table-cell table:number-columns-repeated="2"/>
          <table:table-cell office:value-type="string" calcext:value-type="string">
            <text:p>Orientação a objetvos</text:p>
          </table:table-cell>
          <table:table-cell/>
          <table:table-cell office:value-type="string" calcext:value-type="string">
            <text:p>https://github.com/ded/klass</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Processing JS</text:p>
          </table:table-cell>
          <table:table-cell table:number-columns-repeated="2"/>
          <table:table-cell office:value-type="string" calcext:value-type="string">
            <text:p>artes graficas</text:p>
          </table:table-cell>
          <table:table-cell/>
          <table:table-cell table:style-name="ce127" office:value-type="string" calcext:value-type="string">
            <text:p><text:a xlink:href="http://processingjs.org/" xlink:type="simple">http://processing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High Charts</text:p>
          </table:table-cell>
          <table:table-cell table:number-columns-repeated="2"/>
          <table:table-cell office:value-type="string" calcext:value-type="string">
            <text:p>Gráficos</text:p>
          </table:table-cell>
          <table:table-cell/>
          <table:table-cell table:style-name="ce127" office:value-type="string" calcext:value-type="string">
            <text:p><text:a xlink:href="http://www.highcharts.com/" xlink:type="simple">http://www.highchart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ment JS</text:p>
          </table:table-cell>
          <table:table-cell table:number-columns-repeated="2"/>
          <table:table-cell office:value-type="string" calcext:value-type="string">
            <text:p>Data / hora</text:p>
          </table:table-cell>
          <table:table-cell/>
          <table:table-cell table:style-name="ce127" office:value-type="string" calcext:value-type="string">
            <text:p><text:a xlink:href="http://momentjs.com/" xlink:type="simple">http://momentjs.com/</text:a></text:p>
          </table:table-cell>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Require JS</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Browserfy</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2">
          <table:table-cell office:value-type="string" calcext:value-type="string">
            <text:p>Teste automatizados</text:p>
          </table:table-cell>
          <table:table-cell office:value-type="string" calcext:value-type="string">
            <text:p>Diversos</text:p>
          </table:table-cell>
          <table:table-cell table:number-columns-repeated="4"/>
          <table:table-cell table:style-name="ce127" office:value-type="string" calcext:value-type="string">
            <text:p><text:a xlink:href="https://github.com/atinfo/awesome-test-automation" xlink:type="simple">https://github.com/atinfo/awesome-test-automation</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text:p>
          </table:table-cell>
          <table:table-cell office:value-type="string" calcext:value-type="string">
            <text:p>Teste unitário</text:p>
          </table:table-cell>
          <table:table-cell table:number-columns-repeated="3"/>
          <table:table-cell table:style-name="ce127" office:value-type="string" calcext:value-type="string">
            <text:p><text:a xlink:href="https://www.w3schools.com/nodejs/ref_assert.asp" xlink:type="simple">https://www.w3schools.com/nodejs/ref_assert.asp</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Chais.js</text:p>
          </table:table-cell>
          <table:table-cell office:value-type="string" calcext:value-type="string">
            <text:p>Teste unitário</text:p>
          </table:table-cell>
          <table:table-cell table:number-columns-repeated="3"/>
          <table:table-cell table:style-name="ce127" office:value-type="string" calcext:value-type="string">
            <text:p><text:a xlink:href="https://www.chaijs.com/" xlink:type="simple">https://www.chai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 API</text:p>
          </table:table-cell>
          <table:table-cell office:value-type="string" calcext:value-type="string">
            <text:p>Teste unitário</text:p>
          </table:table-cell>
          <table:table-cell table:number-columns-repeated="3"/>
          <table:table-cell table:style-name="ce127" office:value-type="string" calcext:value-type="string">
            <text:p><text:a xlink:href="https://nodejs.org/api/assert.html" xlink:type="simple">https://nodejs.org/api/assert.html</text:a></text:p>
          </table:table-cell>
          <table:table-cell table:number-columns-repeated="57"/>
        </table:table-row>
        <table:table-row table:style-name="ro2">
          <table:table-cell office:value-type="string" calcext:value-type="string">
            <text:p>JS</text:p>
          </table:table-cell>
          <table:table-cell office:value-type="string" calcext:value-type="string">
            <text:p>should.js</text:p>
          </table:table-cell>
          <table:table-cell office:value-type="string" calcext:value-type="string">
            <text:p>Teste unitário</text:p>
          </table:table-cell>
          <table:table-cell table:number-columns-repeated="3"/>
          <table:table-cell table:style-name="ce127" office:value-type="string" calcext:value-type="string">
            <text:p><text:a xlink:href="http://shouldjs.github.io/" xlink:type="simple">http://shouldjs.github.io/</text:a></text:p>
          </table:table-cell>
          <table:table-cell table:number-columns-repeated="57"/>
        </table:table-row>
        <table:table-row table:style-name="ro2">
          <table:table-cell office:value-type="string" calcext:value-type="string">
            <text:p>JS</text:p>
          </table:table-cell>
          <table:table-cell office:value-type="string" calcext:value-type="string">
            <text:p>hamjest</text:p>
          </table:table-cell>
          <table:table-cell office:value-type="string" calcext:value-type="string">
            <text:p>Teste unitário</text:p>
          </table:table-cell>
          <table:table-cell table:number-columns-repeated="3"/>
          <table:table-cell table:style-name="ce127" office:value-type="string" calcext:value-type="string">
            <text:p><text:a xlink:href="https://github.com/rluba/hamjest" xlink:type="simple">https://github.com/rluba/hamjest</text:a></text:p>
          </table:table-cell>
          <table:table-cell table:number-columns-repeated="57"/>
        </table:table-row>
        <table:table-row table:style-name="ro2">
          <table:table-cell office:value-type="string" calcext:value-type="string">
            <text:p>JS</text:p>
          </table:table-cell>
          <table:table-cell office:value-type="string" calcext:value-type="string">
            <text:p>Jest</text:p>
          </table:table-cell>
          <table:table-cell table:number-columns-repeated="4"/>
          <table:table-cell table:style-name="ce127" office:value-type="string" calcext:value-type="string">
            <text:p><text:a xlink:href="https://jestjs.io/" xlink:type="simple">https://jestjs.io/</text:a></text:p>
          </table:table-cell>
          <table:table-cell table:number-columns-repeated="57"/>
        </table:table-row>
        <table:table-row table:style-name="ro2">
          <table:table-cell office:value-type="string" calcext:value-type="string">
            <text:p>JS</text:p>
          </table:table-cell>
          <table:table-cell office:value-type="string" calcext:value-type="string">
            <text:p>Mocha</text:p>
          </table:table-cell>
          <table:table-cell table:number-columns-repeated="4"/>
          <table:table-cell table:style-name="ce127" office:value-type="string" calcext:value-type="string">
            <text:p><text:a xlink:href="https://mochajs.org/" xlink:type="simple">https://mochajs.org/</text:a></text:p>
          </table:table-cell>
          <table:table-cell table:number-columns-repeated="57"/>
        </table:table-row>
        <table:table-row table:style-name="ro2">
          <table:table-cell office:value-type="string" calcext:value-type="string">
            <text:p>JS</text:p>
          </table:table-cell>
          <table:table-cell office:value-type="string" calcext:value-type="string">
            <text:p>Jasmine</text:p>
          </table:table-cell>
          <table:table-cell table:number-columns-repeated="4"/>
          <table:table-cell table:style-name="ce127" office:value-type="string" calcext:value-type="string">
            <text:p><text:a xlink:href="https://jasmine.github.io/" xlink:type="simple">https://jasmine.github.io/</text:a></text:p>
          </table:table-cell>
          <table:table-cell table:number-columns-repeated="57"/>
        </table:table-row>
        <table:table-row table:style-name="ro2">
          <table:table-cell office:value-type="string" calcext:value-type="string">
            <text:p>React</text:p>
          </table:table-cell>
          <table:table-cell office:value-type="string" calcext:value-type="string">
            <text:p>Enzyme Test Library</text:p>
          </table:table-cell>
          <table:table-cell office:value-type="string" calcext:value-type="string">
            <text:p>Tests em React</text:p>
          </table:table-cell>
          <table:table-cell table:number-columns-repeated="3"/>
          <table:table-cell table:style-name="ce127" office:value-type="string" calcext:value-type="string">
            <text:p><text:a xlink:href="https://github.com/enzymejs/enzyme" xlink:type="simple">https://github.com/enzymejs/enzyme</text:a></text:p>
          </table:table-cell>
          <table:table-cell table:number-columns-repeated="57"/>
        </table:table-row>
        <table:table-row table:style-name="ro2">
          <table:table-cell office:value-type="string" calcext:value-type="string">
            <text:p>React</text:p>
          </table:table-cell>
          <table:table-cell office:value-type="string" calcext:value-type="string">
            <text:p>React testing library</text:p>
          </table:table-cell>
          <table:table-cell office:value-type="string" calcext:value-type="string">
            <text:p>Tests em React</text:p>
          </table:table-cell>
          <table:table-cell table:number-columns-repeated="3"/>
          <table:table-cell table:style-name="ce127" office:value-type="string" calcext:value-type="string">
            <text:p><text:a xlink:href="https://github.com/testing-library/react-testing-library" xlink:type="simple">https://github.com/testing-library/react-testing-library</text:a></text:p>
          </table:table-cell>
          <table:table-cell table:number-columns-repeated="57"/>
        </table:table-row>
        <table:table-row table:style-name="ro2">
          <table:table-cell office:value-type="string" calcext:value-type="string">
            <text:p>Tests JS</text:p>
          </table:table-cell>
          <table:table-cell office:value-type="string" calcext:value-type="string">
            <text:p>Stryker</text:p>
          </table:table-cell>
          <table:table-cell office:value-type="string" calcext:value-type="string">
            <text:p>Criador de mutantes pra testar tests</text:p>
          </table:table-cell>
          <table:table-cell table:number-columns-repeated="3"/>
          <table:table-cell table:style-name="ce127" office:value-type="string" calcext:value-type="string">
            <text:p><text:a xlink:href="https://stryker-mutator.io/" xlink:type="simple">https://stryker-mutator.io/</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27" office:value-type="string" calcext:value-type="string">
            <text:p><text:a xlink:href="https://github.com/vivianeflowt/devtools-benchmarker" xlink:type="simple">https://github.com/vivianeflowt/devtools-benchmarker</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27" office:value-type="string" calcext:value-type="string">
            <text:p><text:a xlink:href="https://github.com/vivianeflowt/fargs-parser" xlink:type="simple">https://github.com/vivianeflowt/fargs-parser</text:a></text:p>
          </table:table-cell>
          <table:table-cell table:number-columns-repeated="57"/>
        </table:table-row>
        <table:table-row table:style-name="ro7">
          <table:table-cell office:value-type="string" calcext:value-type="string">
            <text:p>Node Js</text:p>
          </table:table-cell>
          <table:table-cell office:value-type="string" calcext:value-type="string">
            <text:p>Boom</text:p>
          </table:table-cell>
          <table:table-cell table:number-columns-repeated="62"/>
        </table:table-row>
        <table:table-row table:style-name="ro4">
          <table:table-cell office:value-type="string" calcext:value-type="string">
            <text:p>Node Js</text:p>
          </table:table-cell>
          <table:table-cell office:value-type="string" calcext:value-type="string">
            <text:p>rescue</text:p>
          </table:table-cell>
          <table:table-cell office:value-type="string" calcext:value-type="string">
            <text:p>Tratamente de erros</text:p>
          </table:table-cell>
          <table:table-cell table:number-columns-repeated="3"/>
          <table:table-cell office:value-type="string" calcext:value-type="string">
            <text:p><text:a xlink:href="https://www.npmjs.com/package/express-rescue" xlink:type="simple">https://www.npmjs.com/package/express-rescue</text:a></text:p>
            <text:p/>
          </table:table-cell>
          <table:table-cell table:number-columns-repeated="57"/>
        </table:table-row>
        <table:table-row table:style-name="ro4">
          <table:table-cell office:value-type="string" calcext:value-type="string">
            <text:p>Backend</text:p>
          </table:table-cell>
          <table:table-cell office:value-type="string" calcext:value-type="string">
            <text:p>Bcript</text:p>
          </table:table-cell>
          <table:table-cell office:value-type="string" calcext:value-type="string">
            <text:p>Armazenamento seguro de senhas</text:p>
          </table:table-cell>
          <table:table-cell table:number-columns-repeated="2"/>
          <table:table-cell office:value-type="string" calcext:value-type="string">
            <text:p><text:a xlink:href="https://imasters.com.br/devsecops/encriptando-senhas-com-o-bcrypt" xlink:type="simple">https://imasters.com.br/devsecops/encriptando-senhas-com-o-bcrypt</text:a></text:p>
            <text:p/>
          </table:table-cell>
          <table:table-cell office:value-type="string" calcext:value-type="string">
            <text:p><text:a xlink:href="https://www.npmjs.com/package/bcrypt" xlink:type="simple">https://www.npmjs.com/package/bcrypt</text:a></text:p>
          </table:table-cell>
          <table:table-cell table:number-columns-repeated="57"/>
        </table:table-row>
        <table:table-row table:style-name="ro7" table:number-rows-repeated="1048511">
          <table:table-cell table:number-columns-repeated="64"/>
        </table:table-row>
        <table:table-row table:style-name="ro7">
          <table:table-cell table:number-columns-repeated="64"/>
        </table:table-row>
      </table:table>
      <table:table table:name="Ferramentas" table:style-name="ta11">
        <table:table-column table:style-name="co41" table:default-cell-style-name="ce126"/>
        <table:table-column table:style-name="co42" table:default-cell-style-name="ce126"/>
        <table:table-column table:style-name="co43" table:default-cell-style-name="ce126"/>
        <table:table-column table:style-name="co44" table:default-cell-style-name="ce126"/>
        <table:table-column table:style-name="co41" table:number-columns-repeated="60" table:default-cell-style-name="ce126"/>
        <table:table-row table:style-name="ro2">
          <table:table-cell table:style-name="ce87" office:value-type="string" calcext:value-type="string">
            <text:p>Assunto</text:p>
          </table:table-cell>
          <table:table-cell table:style-name="ce87" office:value-type="string" calcext:value-type="string">
            <text:p>Ferramenta</text:p>
          </table:table-cell>
          <table:table-cell table:style-name="ce87" office:value-type="string" calcext:value-type="string">
            <text:p>Descrição</text:p>
          </table:table-cell>
          <table:table-cell table:style-name="ce87" office:value-type="string" calcext:value-type="string">
            <text:p>LInks</text:p>
          </table:table-cell>
          <table:table-cell table:number-columns-repeated="60"/>
        </table:table-row>
        <table:table-row table:style-name="ro2">
          <table:table-cell office:value-type="string" calcext:value-type="string">
            <text:p>Testes</text:p>
          </table:table-cell>
          <table:table-cell office:value-type="string" calcext:value-type="string">
            <text:p>Teste unitário - Automatons</text:p>
          </table:table-cell>
          <table:table-cell/>
          <table:table-cell table:style-name="ce333" office:value-type="string" calcext:value-type="string">
            <text:p><text:a xlink:href="https://github.com/atinfo/awesome-test-automation" xlink:type="simple">https://github.com/atinfo/awesome-test-automation</text:a></text:p>
          </table:table-cell>
          <table:table-cell table:number-columns-repeated="60"/>
        </table:table-row>
        <table:table-row table:style-name="ro4">
          <table:table-cell office:value-type="string" calcext:value-type="string">
            <text:p>CR</text:p>
          </table:table-cell>
          <table:table-cell office:value-type="string" calcext:value-type="string">
            <text:p>Dicas de CR</text:p>
          </table:table-cell>
          <table:table-cell office:value-type="string" calcext:value-type="string">
            <text:p>Dicas de code review</text:p>
          </table:table-cell>
          <table:table-cell table:style-name="ce127" office:value-type="string" calcext:value-type="string">
            <text:p><text:a xlink:href="https://github.com/joho/awesome-code-review" xlink:type="simple">https://github.com/joho/awesome-code-review</text:a></text:p>
          </table:table-cell>
          <table:table-cell table:number-columns-repeated="60"/>
        </table:table-row>
        <table:table-row table:style-name="ro2">
          <table:table-cell/>
          <table:table-cell office:value-type="string" calcext:value-type="string">
            <text:p>Draw.io</text:p>
          </table:table-cell>
          <table:table-cell/>
          <table:table-cell table:style-name="ce127" office:value-type="string" calcext:value-type="string">
            <text:p><text:a xlink:href="https://drawio-app.com/" xlink:type="simple">https://drawio-app.com/</text:a></text:p>
          </table:table-cell>
          <table:table-cell table:number-columns-repeated="60"/>
        </table:table-row>
        <table:table-row table:style-name="ro2">
          <table:table-cell/>
          <table:table-cell office:value-type="string" calcext:value-type="string">
            <text:p>VS Studio</text:p>
          </table:table-cell>
          <table:table-cell office:value-type="string" calcext:value-type="string">
            <text:p>Manual</text:p>
          </table:table-cell>
          <table:table-cell table:style-name="ce127" office:value-type="string" calcext:value-type="string">
            <text:p><text:a xlink:href="https://marketplace.visualstudio.com/items?itemName=ritwickdey.LiveServer" xlink:type="simple">https://marketplace.visualstudio.com/items?itemName=ritwickdey.LiveServer</text:a></text:p>
          </table:table-cell>
          <table:table-cell table:number-columns-repeated="60"/>
        </table:table-row>
        <table:table-row table:style-name="ro4">
          <table:table-cell/>
          <table:table-cell office:value-type="string" calcext:value-type="string">
            <text:p>Como usar ferramenta de dev do browser</text:p>
          </table:table-cell>
          <table:table-cell/>
          <table:table-cell table:style-name="ce127" office:value-type="string" calcext:value-type="string">
            <text:p>https://www.khanacademy.org/computing/computer-programming/html-css/web-development-tools/a/using-the-browser-developer-tools</text:p>
          </table:table-cell>
          <table:table-cell table:number-columns-repeated="60"/>
        </table:table-row>
        <table:table-row table:style-name="ro2">
          <table:table-cell/>
          <table:table-cell office:value-type="string" calcext:value-type="string">
            <text:p>Accessibility checker</text:p>
          </table:table-cell>
          <table:table-cell/>
          <table:table-cell table:style-name="ce127" office:value-type="string" calcext:value-type="string">
            <text:p><text:a xlink:href="https://achecker.ca/checker/index.php" xlink:type="simple">https://achecker.ca/checker/index.php</text:a></text:p>
          </table:table-cell>
          <table:table-cell table:number-columns-repeated="60"/>
        </table:table-row>
        <table:table-row table:style-name="ro2">
          <table:table-cell/>
          <table:table-cell office:value-type="string" calcext:value-type="string">
            <text:p>Font Awesom</text:p>
          </table:table-cell>
          <table:table-cell/>
          <table:table-cell table:style-name="ce127" office:value-type="string" calcext:value-type="string">
            <text:p><text:a xlink:href="https://fontawesome.com/" xlink:type="simple">https://fontawesome.com</text:a></text:p>
          </table:table-cell>
          <table:table-cell table:number-columns-repeated="60"/>
        </table:table-row>
        <table:table-row table:style-name="ro4">
          <table:table-cell office:value-type="string" calcext:value-type="string">
            <text:p>Frameworks</text:p>
          </table:table-cell>
          <table:table-cell office:value-type="string" calcext:value-type="string">
            <text:p>Node.js</text:p>
          </table:table-cell>
          <table:table-cell/>
          <table:table-cell table:style-name="ce127" office:value-type="string" calcext:value-type="string">
            <text:p><text:a xlink:href="https://github.com/nodesource/distributions/blob/master/README.md#debinstall" xlink:type="simple">https://github.com/nodesource/distributions/blob/master/README.md#debinstall</text:a></text:p>
          </table:table-cell>
          <table:table-cell table:number-columns-repeated="60"/>
        </table:table-row>
        <table:table-row table:style-name="ro4">
          <table:table-cell office:value-type="string" calcext:value-type="string">
            <text:p>Metodologia agil</text:p>
          </table:table-cell>
          <table:table-cell office:value-type="string" calcext:value-type="string">
            <text:p>Scrum</text:p>
          </table:table-cell>
          <table:table-cell table:number-columns-repeated="62"/>
        </table:table-row>
        <table:table-row table:style-name="ro2">
          <table:table-cell office:value-type="string" calcext:value-type="string">
            <text:p>Testes</text:p>
          </table:table-cell>
          <table:table-cell office:value-type="string" calcext:value-type="string">
            <text:p>Testes unitários</text:p>
          </table:table-cell>
          <table:table-cell table:style-name="ce163" office:value-type="string" calcext:value-type="string">
            <text:p>Confiança: O sistema é resistente a falhas durante a execução, isto é, não entra em loop, não interrompe a execução por falta de recursos etc. Funcionalidade: O sistema se comporta conforme o esperado e definido em seus requisitos. Performance: O sistema tem um tempo de resposta adequado e aceitável, mesmo quando submetido a um volume de processamento próximo de situações reais ou de pico.</text:p>
          </table:table-cell>
          <table:table-cell table:number-columns-repeated="61"/>
        </table:table-row>
        <table:table-row table:style-name="ro45">
          <table:table-cell/>
          <table:table-cell office:value-type="string" calcext:value-type="string">
            <text:p>Code climate locally</text:p>
          </table:table-cell>
          <table:table-cell table:style-name="ce87"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able:table-cell>
          <table:table-cell table:style-name="ce127" office:value-type="string" calcext:value-type="string">
            <text:p><text:a xlink:href="https://course.betrybe.com/real-life-engineer/code-climate" xlink:type="simple">https://course.betrybe.com/real-life-engineer/code-climate</text:a></text:p>
          </table:table-cell>
          <table:table-cell table:number-columns-repeated="60"/>
        </table:table-row>
        <table:table-row table:style-name="ro2">
          <table:table-cell/>
          <table:table-cell office:value-type="string" calcext:value-type="string">
            <text:p>Treino de lógica</text:p>
          </table:table-cell>
          <table:table-cell/>
          <table:table-cell table:style-name="ce127" office:value-type="string" calcext:value-type="string">
            <text:p><text:a xlink:href="https://www.urionlinejudge.com.br/judge/en/login" xlink:type="simple">https://www.urionlinejudge.com.br/judge/en/login </text:a></text:p>
          </table:table-cell>
          <table:table-cell table:number-columns-repeated="60"/>
        </table:table-row>
        <table:table-row table:style-name="ro4">
          <table:table-cell office:value-type="string" calcext:value-type="string">
            <text:p>Python + Reaper</text:p>
          </table:table-cell>
          <table:table-cell office:value-type="string" calcext:value-type="string">
            <text:p>Reaper native funcs for python</text:p>
          </table:table-cell>
          <table:table-cell/>
          <table:table-cell table:style-name="ce127" office:value-type="string" calcext:value-type="string">
            <text:p><text:a xlink:href="https://www.reaper.fm/sdk/reascript/reascripthelp.html" xlink:type="simple">https://www.reaper.fm/sdk/reascript/reascripthelp.html</text:a></text:p>
          </table:table-cell>
          <table:table-cell table:number-columns-repeated="60"/>
        </table:table-row>
        <table:table-row table:style-name="ro4">
          <table:table-cell office:value-type="string" calcext:value-type="string">
            <text:p>WallPapers</text:p>
          </table:table-cell>
          <table:table-cell table:number-columns-repeated="2"/>
          <table:table-cell table:style-name="ce127" office:value-type="string" calcext:value-type="string">
            <text:p><text:a xlink:href="https://www.besthdwallpaper.com/search?pageSize=20&amp;sortBy=PhotoID&amp;ascending=false&amp;FShowPageNumbers=True&amp;q=pokemon&amp;currentPage=2" xlink:type="simple">https://www.besthdwallpaper.com/search?pageSize=20&amp;sortBy=PhotoID&amp;ascending=false&amp;FShowPageNumbers=True&amp;q=pokemon&amp;currentPage=2</text:a></text:p>
          </table:table-cell>
          <table:table-cell table:number-columns-repeated="60"/>
        </table:table-row>
        <table:table-row table:style-name="ro2">
          <table:table-cell office:value-type="string" calcext:value-type="string">
            <text:p>Icons</text:p>
          </table:table-cell>
          <table:table-cell table:number-columns-repeated="2"/>
          <table:table-cell table:style-name="ce127" office:value-type="string" calcext:value-type="string">
            <text:p><text:a xlink:href="https://material.io/resources/icons/?style=baseline" xlink:type="simple">https://material.io/resources/icons/?style=baseline</text:a></text:p>
          </table:table-cell>
          <table:table-cell table:number-columns-repeated="60"/>
        </table:table-row>
        <table:table-row table:style-name="ro5">
          <table:table-cell office:value-type="string" calcext:value-type="string">
            <text:p>Praticar linguagens</text:p>
          </table:table-cell>
          <table:table-cell office:value-type="string" calcext:value-type="string">
            <text:p>Exercism</text:p>
          </table:table-cell>
          <table:table-cell/>
          <table:table-cell table:style-name="ce127" office:value-type="string" calcext:value-type="string">
            <text:p><text:a xlink:href="https://exercism.io/" xlink:type="simple">https://exercism.io/</text:a></text:p>
          </table:table-cell>
          <table:table-cell table:number-columns-repeated="60"/>
        </table:table-row>
        <table:table-row table:style-name="ro4">
          <table:table-cell office:value-type="string" calcext:value-type="string">
            <text:p>Color pallete</text:p>
          </table:table-cell>
          <table:table-cell office:value-type="string" calcext:value-type="string">
            <text:p>Color pallete generator - Abode</text:p>
          </table:table-cell>
          <table:table-cell/>
          <table:table-cell table:style-name="ce127" office:value-type="string" calcext:value-type="string">
            <text:p><text:a xlink:href="https://color.adobe.com/create/color-wheel" xlink:type="simple">https://color.adobe.com/create/color-wheel</text:a></text:p>
          </table:table-cell>
          <table:table-cell table:number-columns-repeated="60"/>
        </table:table-row>
        <table:table-row table:style-name="ro5">
          <table:table-cell office:value-type="string" calcext:value-type="string">
            <text:p>Font awesome</text:p>
          </table:table-cell>
          <table:table-cell office:value-type="string" calcext:value-type="string">
            <text:p>login: lepcbelisario@gmail.com</text:p>
            <text:p>senha: 123deolivera4</text:p>
          </table:table-cell>
          <table:table-cell table:number-columns-repeated="62"/>
        </table:table-row>
        <table:table-row table:style-name="ro5">
          <table:table-cell office:value-type="string" calcext:value-type="string">
            <text:p>Font awesome + react</text:p>
          </table:table-cell>
          <table:table-cell table:number-columns-repeated="2"/>
          <table:table-cell table:style-name="ce127" office:value-type="string" calcext:value-type="string">
            <text:p><text:a xlink:href="https://fontawesome.com/how-to-use/on-the-web/using-with/react" xlink:type="simple">https://fontawesome.com/how-to-use/on-the-web/using-with/react</text:a></text:p>
          </table:table-cell>
          <table:table-cell table:number-columns-repeated="60"/>
        </table:table-row>
        <table:table-row table:style-name="ro11">
          <table:table-cell office:value-type="string" calcext:value-type="string">
            <text:p>React components - Open source</text:p>
          </table:table-cell>
          <table:table-cell table:number-columns-repeated="2"/>
          <table:table-cell table:style-name="ce127" office:value-type="string" calcext:value-type="string">
            <text:p><text:a xlink:href="https://awesomeopensource.com/project/teambit/bit" xlink:type="simple">https://awesomeopensource.com/project/teambit/bit</text:a></text:p>
          </table:table-cell>
          <table:table-cell table:number-columns-repeated="60"/>
        </table:table-row>
        <table:table-row table:style-name="ro4">
          <table:table-cell office:value-type="string" calcext:value-type="string">
            <text:p>Exercicios de lógica</text:p>
          </table:table-cell>
          <table:table-cell office:value-type="string" calcext:value-type="string">
            <text:p>Khan Academ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Math</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Luminosit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Fit Brains</text:p>
          </table:table-cell>
          <table:table-cell table:number-columns-repeated="62"/>
        </table:table-row>
        <table:table-row table:style-name="ro4">
          <table:table-cell office:value-type="string" calcext:value-type="string">
            <text:p>NPM Packages</text:p>
          </table:table-cell>
          <table:table-cell office:value-type="string" calcext:value-type="string">
            <text:p>UUID – token generator</text:p>
          </table:table-cell>
          <table:table-cell office:value-type="string" calcext:value-type="string">
            <text:p>Token Generator</text:p>
          </table:table-cell>
          <table:table-cell office:value-type="string" calcext:value-type="string">
            <text:p><text:a xlink:href="https://www.npmjs.com/package/uuid-token-generator" xlink:type="simple">https://www.npmjs.com/package/uuid-token-generator</text:a></text:p>
          </table:table-cell>
          <table:table-cell table:number-columns-repeated="60"/>
        </table:table-row>
        <table:table-row table:style-name="ro4">
          <table:table-cell office:value-type="string" calcext:value-type="string">
            <text:p>NPM Packages</text:p>
          </table:table-cell>
          <table:table-cell office:value-type="string" calcext:value-type="string">
            <text:p>Crypto</text:p>
          </table:table-cell>
          <table:table-cell office:value-type="string" calcext:value-type="string">
            <text:p>Token Generator</text:p>
          </table:table-cell>
          <table:table-cell office:value-type="string" calcext:value-type="string">
            <text:p><text:a xlink:href="https://www.npmjs.com/package/crypto-js" xlink:type="simple">https://www.npmjs.com/package/crypto-js</text:a></text:p>
          </table:table-cell>
          <table:table-cell table:number-columns-repeated="60"/>
        </table:table-row>
        <table:table-row table:style-name="ro4">
          <table:table-cell office:value-type="string" calcext:value-type="string">
            <text:p>Analise de dados</text:p>
          </table:table-cell>
          <table:table-cell office:value-type="string" calcext:value-type="string">
            <text:p>metabase</text:p>
          </table:table-cell>
          <table:table-cell table:number-columns-repeated="62"/>
        </table:table-row>
        <table:table-row table:style-name="ro4">
          <table:table-cell office:value-type="string" calcext:value-type="string">
            <text:p>Analise de dados</text:p>
          </table:table-cell>
          <table:table-cell office:value-type="string" calcext:value-type="string">
            <text:p>tabloo</text:p>
          </table:table-cell>
          <table:table-cell table:number-columns-repeated="62"/>
        </table:table-row>
        <table:table-row table:style-name="ro5">
          <table:table-cell office:value-type="string" calcext:value-type="string">
            <text:p>vagas analise de dados</text:p>
          </table:table-cell>
          <table:table-cell table:number-columns-repeated="2"/>
          <table:table-cell office:value-type="string" calcext:value-type="string">
            <text:p>https://datahackers.com.br/</text:p>
          </table:table-cell>
          <table:table-cell table:number-columns-repeated="60"/>
        </table:table-row>
        <table:table-row table:style-name="ro4">
          <table:table-cell office:value-type="string" calcext:value-type="string">
            <text:p>Learsn solo</text:p>
          </table:table-cell>
          <table:table-cell table:number-columns-repeated="2"/>
          <table:table-cell office:value-type="string" calcext:value-type="string">
            <text:p><text:a xlink:href="https://www.sololearn.com/learning" xlink:type="simple">https://www.sololearn.com/learning</text:a></text:p>
          </table:table-cell>
          <table:table-cell table:number-columns-repeated="60"/>
        </table:table-row>
        <table:table-row table:style-name="ro4">
          <table:table-cell office:value-type="string" calcext:value-type="string">
            <text:p>React app build pacl</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7" table:number-rows-repeated="1048543">
          <table:table-cell table:number-columns-repeated="64"/>
        </table:table-row>
        <table:table-row table:style-name="ro7">
          <table:table-cell table:number-columns-repeated="64"/>
        </table:table-row>
      </table:table>
      <table:table table:name="Hackatons" table:style-name="ta12">
        <table:table-column table:style-name="co45" table:number-columns-repeated="16" table:default-cell-style-name="ce126"/>
        <table:table-column table:style-name="co46" table:default-cell-style-name="ce336"/>
        <table:table-column table:style-name="co47" table:default-cell-style-name="ce336"/>
        <table:table-column table:style-name="co48" table:default-cell-style-name="ce336"/>
        <table:table-column table:style-name="co49" table:default-cell-style-name="ce336"/>
        <table:table-column table:style-name="co50" table:default-cell-style-name="ce336"/>
        <table:table-column table:style-name="co51" table:default-cell-style-name="ce126"/>
        <table:table-column table:style-name="co5" table:number-columns-repeated="42" table:default-cell-style-name="ce336"/>
        <table:table-row table:style-name="ro46">
          <table:table-cell table:style-name="ce104" office:value-type="string" calcext:value-type="string" table:number-columns-spanned="16" table:number-rows-spanned="1">
            <text:p>Hackatons</text:p>
          </table:table-cell>
          <table:covered-table-cell table:number-columns-repeated="15" table:style-name="ce104"/>
          <table:table-cell/>
          <table:table-cell table:style-name="ce339" office:value-type="string" calcext:value-type="string">
            <text:p>Dica</text:p>
          </table:table-cell>
          <table:table-cell table:style-name="ce339" office:value-type="string" calcext:value-type="string">
            <text:p>Fonte</text:p>
          </table:table-cell>
          <table:table-cell table:style-name="ce339" office:value-type="string" calcext:value-type="string">
            <text:p>Exemplo</text:p>
          </table:table-cell>
          <table:table-cell/>
          <table:table-cell table:style-name="ce342" office:value-type="string" calcext:value-type="string">
            <text:p>Perguntas TEMPLATE</text:p>
          </table:table-cell>
          <table:table-cell table:number-columns-repeated="42"/>
        </table:table-row>
        <table:table-row table:style-name="ro47">
          <table:table-cell table:style-name="ce87" office:value-type="string" calcext:value-type="string">
            <text:p>Nome</text:p>
          </table:table-cell>
          <table:table-cell table:style-name="ce87" office:value-type="string" calcext:value-type="string">
            <text:p>Empresa</text:p>
          </table:table-cell>
          <table:table-cell table:style-name="ce87" office:value-type="string" calcext:value-type="string">
            <text:p>Data</text:p>
          </table:table-cell>
          <table:table-cell table:style-name="ce87" office:value-type="string" calcext:value-type="string">
            <text:p>E-mail</text:p>
          </table:table-cell>
          <table:table-cell table:style-name="ce87" office:value-type="string" calcext:value-type="string">
            <text:p>Site empresa</text:p>
          </table:table-cell>
          <table:table-cell table:style-name="ce87" office:value-type="string" calcext:value-type="string">
            <text:p>Cultura</text:p>
          </table:table-cell>
          <table:table-cell table:style-name="ce87" office:value-type="string" calcext:value-type="string">
            <text:p>OBS</text:p>
          </table:table-cell>
          <table:table-cell table:style-name="ce87" office:value-type="string" calcext:value-type="string">
            <text:p>Obs2</text:p>
          </table:table-cell>
          <table:table-cell table:style-name="ce87" office:value-type="string" calcext:value-type="string">
            <text:p>Obs3</text:p>
          </table:table-cell>
          <table:table-cell table:style-name="ce87" office:value-type="string" calcext:value-type="string">
            <text:p>Challenge 1</text:p>
          </table:table-cell>
          <table:table-cell table:style-name="ce87" office:value-type="string" calcext:value-type="string">
            <text:p>Challenge 2</text:p>
          </table:table-cell>
          <table:table-cell table:style-name="ce87" office:value-type="string" calcext:value-type="string">
            <text:p>Challenge 3</text:p>
          </table:table-cell>
          <table:table-cell table:style-name="ce87" office:value-type="string" calcext:value-type="string">
            <text:p>Challenge 4</text:p>
          </table:table-cell>
          <table:table-cell table:style-name="ce87" office:value-type="string" calcext:value-type="string">
            <text:p>Challenge 5</text:p>
          </table:table-cell>
          <table:table-cell table:style-name="ce87" office:value-type="string" calcext:value-type="string">
            <text:p>Challenge 6</text:p>
          </table:table-cell>
          <table:table-cell table:style-name="ce87" office:value-type="string" calcext:value-type="string">
            <text:p>Challenge 7</text:p>
          </table:table-cell>
          <table:table-cell/>
          <table:table-cell table:style-name="ce340" office:value-type="string" calcext:value-type="string">
            <text:p>Usar verbos no infinito pras var</text:p>
          </table:table-cell>
          <table:table-cell table:style-name="ce340" office:value-type="string" calcext:value-type="string">
            <text:p>pod Programar</text:p>
          </table:table-cell>
          <table:table-cell table:style-name="ce340"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48">
          <table:table-cell office:value-type="string" calcext:value-type="string">
            <text:p>Nasa App</text:p>
          </table:table-cell>
          <table:table-cell office:value-type="string" calcext:value-type="string">
            <text:p>Nasa</text:p>
          </table:table-cell>
          <table:table-cell table:number-columns-repeated="7"/>
          <table:table-cell table:style-name="ce165" office:value-type="string" calcext:value-type="string">
            <text:p><text:a xlink:href="https://2020.spaceappschallenge.org/challenges/create/putting-art-artemis/details" xlink:type="simple">https://2020.spaceappschallenge.org/challenges/create/putting-art-artemis/details</text:a></text:p>
          </table:table-cell>
          <table:table-cell table:style-name="ce165" office:value-type="string" calcext:value-type="string">
            <text:p><text:a xlink:href="https://2020.spaceappschallenge.org/challenges/create/breakthrough/details" xlink:type="simple">https://2020.spaceappschallenge.org/challenges/create/breakthrough/details</text:a></text:p>
          </table:table-cell>
          <table:table-cell table:style-name="ce165" office:value-type="string" calcext:value-type="string">
            <text:p><text:a xlink:href="https://2020.spaceappschallenge.org/challenges/sustain/sustaining-our-planet-future-generations/details" xlink:type="simple">https://2020.spaceappschallenge.org/challenges/sustain/sustaining-our-planet-future-generations/details</text:a></text:p>
          </table:table-cell>
          <table:table-cell table:style-name="ce165" office:value-type="string" calcext:value-type="string">
            <text:p><text:a xlink:href="https://2020.spaceappschallenge.org/challenges/inform/mission-planet-earth-digital-history/details" xlink:type="simple">https://2020.spaceappschallenge.org/challenges/inform/mission-planet-earth-digital-history/details</text:a></text:p>
          </table:table-cell>
          <table:table-cell table:style-name="ce165" office:value-type="string" calcext:value-type="string">
            <text:p><text:a xlink:href="https://2020.spaceappschallenge.org/challenges/observe/planet-at-your-fingertips/details" xlink:type="simple">https://2020.spaceappschallenge.org/challenges/observe/planet-at-your-fingertips/details</text:a></text:p>
          </table:table-cell>
          <table:table-cell table:number-columns-repeated="2"/>
          <table:table-cell table:style-name="ce126"/>
          <table:table-cell table:style-name="ce341" table:number-columns-repeated="3"/>
          <table:table-cell table:style-name="ce126"/>
          <table:table-cell/>
          <table:table-cell table:style-name="ce126" table:number-columns-repeated="42"/>
        </table:table-row>
        <table:table-row table:style-name="ro48">
          <table:table-cell office:value-type="string" calcext:value-type="string">
            <text:p>Getnet</text:p>
          </table:table-cell>
          <table:table-cell office:value-type="string" calcext:value-type="string">
            <text:p>Shawee</text:p>
          </table:table-cell>
          <table:table-cell table:number-columns-repeated="4"/>
          <table:table-cell table:style-name="ce134" office:value-type="string" calcext:value-type="string">
            <text:p><text:a xlink:href="https://app.shawee.io/hackathon/hackathon-getnet/dashboard" xlink:type="simple">https://app.shawee.io/hackathon/hackathon-getnet/dashboard</text:a></text:p>
          </table:table-cell>
          <table:table-cell table:style-name="ce127" office:value-type="string" calcext:value-type="string">
            <text:p><text:a xlink:href="https://www.hackathongetnet.com.br/" xlink:type="simple">https://www.hackathongetnet.com.br/</text:a></text:p>
          </table:table-cell>
          <table:table-cell table:style-name="ce127" office:value-type="string" calcext:value-type="string">
            <text:p><text:a xlink:href="https://datasebrae.com.br/wp-content/uploads/2020/04/Impacto-do-coronavírus-nas-MPE-2ªedicao_geral-v4-1.pdf" xlink:type="simple">https://datasebrae.com.br/wp-content/uploads/2020/04/Impacto-do-coronav%C3%ADrus-nas-MPE-2%C2%AAedicao_geral-v4-1.pdf</text:a></text:p>
          </table:table-cell>
          <table:table-cell table:number-columns-repeated="8"/>
          <table:table-cell table:style-name="ce341" table:number-columns-repeated="3"/>
          <table:table-cell table:number-columns-repeated="44"/>
        </table:table-row>
        <table:table-row table:style-name="ro48" table:number-rows-repeated="2">
          <table:table-cell table:number-columns-repeated="17"/>
          <table:table-cell table:style-name="ce341" table:number-columns-repeated="3"/>
          <table:table-cell table:number-columns-repeated="44"/>
        </table:table-row>
        <table:table-row table:style-name="ro48">
          <table:table-cell table:number-columns-repeated="4"/>
          <table:table-cell table:style-name="ce127"/>
          <table:table-cell table:number-columns-repeated="12"/>
          <table:table-cell table:style-name="ce341" table:number-columns-repeated="3"/>
          <table:table-cell table:number-columns-repeated="44"/>
        </table:table-row>
        <table:table-row table:style-name="ro48">
          <table:table-cell table:number-columns-repeated="17"/>
          <table:table-cell table:style-name="ce341" table:number-columns-repeated="3"/>
          <table:table-cell table:number-columns-repeated="44"/>
        </table:table-row>
        <table:table-row table:style-name="ro48">
          <table:table-cell table:number-columns-repeated="4"/>
          <table:table-cell table:style-name="ce127"/>
          <table:table-cell table:number-columns-repeated="12"/>
          <table:table-cell table:style-name="ce341" table:number-columns-repeated="3"/>
          <table:table-cell table:number-columns-repeated="44"/>
        </table:table-row>
        <table:table-row table:style-name="ro48">
          <table:table-cell table:number-columns-repeated="17"/>
          <table:table-cell table:style-name="ce341" table:number-columns-repeated="3"/>
          <table:table-cell table:number-columns-repeated="44"/>
        </table:table-row>
        <table:table-row table:style-name="ro48" table:number-rows-repeated="20">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Projetos" table:style-name="ta13">
        <table:table-column table:style-name="co52" table:default-cell-style-name="ce163"/>
        <table:table-column table:style-name="co45" table:default-cell-style-name="ce163"/>
        <table:table-column table:style-name="co53" table:default-cell-style-name="ce163"/>
        <table:table-column table:style-name="co54" table:default-cell-style-name="ce163"/>
        <table:table-column table:style-name="co1" table:number-columns-repeated="3" table:default-cell-style-name="ce163"/>
        <table:table-column table:style-name="co27" table:default-cell-style-name="ce163"/>
        <table:table-column table:style-name="co1" table:number-columns-repeated="56" table:default-cell-style-name="ce163"/>
        <table:table-row table:style-name="ro31">
          <table:table-cell table:style-name="ce343" office:value-type="string" calcext:value-type="string">
            <text:p>Nº</text:p>
          </table:table-cell>
          <table:table-cell table:style-name="ce343" office:value-type="string" calcext:value-type="string">
            <text:p>Assunto</text:p>
          </table:table-cell>
          <table:table-cell table:style-name="ce343" office:value-type="string" calcext:value-type="string">
            <text:p>Projeto</text:p>
          </table:table-cell>
          <table:table-cell table:style-name="ce343" office:value-type="string" calcext:value-type="string">
            <text:p>Link inicial</text:p>
          </table:table-cell>
          <table:table-cell table:style-name="ce343" office:value-type="string" calcext:value-type="string">
            <text:p>Meu PR</text:p>
          </table:table-cell>
          <table:table-cell table:style-name="ce343" office:value-type="string" calcext:value-type="string">
            <text:p>Trello</text:p>
          </table:table-cell>
          <table:table-cell table:style-name="ce343" office:value-type="string" calcext:value-type="string">
            <text:p>%</text:p>
          </table:table-cell>
          <table:table-cell table:style-name="ce343" office:value-type="string" calcext:value-type="string">
            <text:p>?</text:p>
          </table:table-cell>
          <table:table-cell table:number-columns-repeated="56"/>
        </table:table-row>
        <table:table-row table:style-name="ro2">
          <table:table-cell office:value-type="float" office:value="10" calcext:value-type="float">
            <text:p>10</text:p>
          </table:table-cell>
          <table:table-cell office:value-type="string" calcext:value-type="string">
            <text:p>jest</text:p>
          </table:table-cell>
          <table:table-cell office:value-type="string" calcext:value-type="string">
            <text:p>Jest assincrono</text:p>
          </table:table-cell>
          <table:table-cell table:style-name="ce165" office:value-type="string" calcext:value-type="string">
            <text:p><text:a xlink:href="https://github.com/tryber/sd-06-project-jest" xlink:type="simple">https://github.com/tryber/sd-06-project-jest</text:a></text:p>
          </table:table-cell>
          <table:table-cell table:style-name="ce127" office:value-type="string" calcext:value-type="string">
            <text:p><text:a xlink:href="https://github.com/tryber/sd-06-project-jest/pull/100" xlink:type="simple">https://github.com/tryber/sd-06-project-jest/pull/100</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1" calcext:value-type="float">
            <text:p>11</text:p>
          </table:table-cell>
          <table:table-cell office:value-type="string" calcext:value-type="string">
            <text:p>React</text:p>
          </table:table-cell>
          <table:table-cell office:value-type="string" calcext:value-type="string">
            <text:p>Movie Cards</text:p>
          </table:table-cell>
          <table:table-cell table:style-name="ce127" office:value-type="string" calcext:value-type="string">
            <text:p><text:a xlink:href="https://github.com/tryber/sd-06-project-movie-cards-library" xlink:type="simple">https://github.com/tryber/sd-06-project-movie-cards-library</text:a></text:p>
          </table:table-cell>
          <table:table-cell table:style-name="ce127" office:value-type="string" calcext:value-type="string">
            <text:p><text:a xlink:href="https://github.com/tryber/sd-06-project-movie-cards-library/pull/48" xlink:type="simple">https://github.com/tryber/sd-06-project-movie-cards-library/pull/48</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 calcext:value-type="float">
            <text:p>1</text:p>
          </table:table-cell>
          <table:table-cell office:value-type="string" calcext:value-type="string">
            <text:p>HTML + CSS</text:p>
          </table:table-cell>
          <table:table-cell office:value-type="string" calcext:value-type="string">
            <text:p>Lessons Learned</text:p>
          </table:table-cell>
          <table:table-cell table:style-name="ce127" office:value-type="string" calcext:value-type="string">
            <text:p><text:a xlink:href="https://github.com/tryber/sd-06-project-lessons-learned" xlink:type="simple">https://github.com/tryber/sd-06-project-lessons-learned</text:a></text:p>
          </table:table-cell>
          <table:table-cell table:style-name="ce127" office:value-type="string" calcext:value-type="string">
            <text:p><text:a xlink:href="https://github.com/tryber/sd-06-project-lessons-learned/pull/28" xlink:type="simple">https://github.com/tryber/sd-06-project-lessons-learned/pull/28</text:a></text:p>
          </table:table-cell>
          <table:table-cell table:style-name="ce269" office:value-type="string" calcext:value-type="string">
            <text:p>-</text:p>
          </table:table-cell>
          <table:table-cell office:value-type="string" calcext:value-type="string">
            <text:p>81.62 / 86.60</text:p>
          </table:table-cell>
          <table:table-cell table:number-columns-repeated="57"/>
        </table:table-row>
        <table:table-row table:style-name="ro2">
          <table:table-cell office:value-type="float" office:value="2" calcext:value-type="float">
            <text:p>2</text:p>
          </table:table-cell>
          <table:table-cell office:value-type="string" calcext:value-type="string">
            <text:p>JS + lógica</text:p>
          </table:table-cell>
          <table:table-cell office:value-type="string" calcext:value-type="string">
            <text:p>Playground Functions</text:p>
          </table:table-cell>
          <table:table-cell table:style-name="ce127" office:value-type="string" calcext:value-type="string">
            <text:p><text:a xlink:href="https://github.com/tryber/sd-06-project-playground-functions" xlink:type="simple">https://github.com/tryber/sd-06-project-playground-functions</text:a></text:p>
          </table:table-cell>
          <table:table-cell table:style-name="ce127" office:value-type="string" calcext:value-type="string">
            <text:p><text:a xlink:href="https://github.com/tryber/sd-06-project-playground-functions/pull/24" xlink:type="simple">https://github.com/tryber/sd-06-project-playground-functions/pull/24</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3" calcext:value-type="float">
            <text:p>3</text:p>
          </table:table-cell>
          <table:table-cell office:value-type="string" calcext:value-type="string">
            <text:p>Pacote básico</text:p>
          </table:table-cell>
          <table:table-cell office:value-type="string" calcext:value-type="string">
            <text:p>Meme Generator</text:p>
          </table:table-cell>
          <table:table-cell table:style-name="ce127" office:value-type="string" calcext:value-type="string">
            <text:p><text:a xlink:href="https://github.com/tryber/sd-06-project-meme-generator" xlink:type="simple">https://github.com/tryber/sd-06-project-meme-generator</text:a></text:p>
          </table:table-cell>
          <table:table-cell table:style-name="ce127" office:value-type="string" calcext:value-type="string">
            <text:p><text:a xlink:href="https://github.com/tryber/sd-06-project-meme-generator/pull/50" xlink:type="simple">https://github.com/tryber/sd-06-project-meme-generator/pull/50</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4" calcext:value-type="float">
            <text:p>4</text:p>
          </table:table-cell>
          <table:table-cell office:value-type="string" calcext:value-type="string">
            <text:p>Pacote básico</text:p>
          </table:table-cell>
          <table:table-cell office:value-type="string" calcext:value-type="string">
            <text:p>Pixels art</text:p>
          </table:table-cell>
          <table:table-cell table:style-name="ce127" office:value-type="string" calcext:value-type="string">
            <text:p><text:a xlink:href="https://github.com/tryber/sd-06-project-pixels-art" xlink:type="simple">https://github.com/tryber/sd-06-project-pixels-art</text:a></text:p>
          </table:table-cell>
          <table:table-cell table:style-name="ce127" office:value-type="string" calcext:value-type="string">
            <text:p><text:a xlink:href="https://github.com/tryber/sd-06-project-pixels-art/pull/78" xlink:type="simple">https://github.com/tryber/sd-06-project-pixels-art/pull/78</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5" calcext:value-type="float">
            <text:p>5</text:p>
          </table:table-cell>
          <table:table-cell office:value-type="string" calcext:value-type="string">
            <text:p>Pacote básico</text:p>
          </table:table-cell>
          <table:table-cell office:value-type="string" calcext:value-type="string">
            <text:p>To do list</text:p>
          </table:table-cell>
          <table:table-cell table:style-name="ce127" office:value-type="string" calcext:value-type="string">
            <text:p><text:a xlink:href="https://github.com/tryber/sd-06-project-todo-list" xlink:type="simple">https://github.com/tryber/sd-06-project-todo-list</text:a></text:p>
          </table:table-cell>
          <table:table-cell table:style-name="ce127" office:value-type="string" calcext:value-type="string">
            <text:p><text:a xlink:href="https://github.com/tryber/sd-06-project-todo-list/pull/69" xlink:type="simple">https://github.com/tryber/sd-06-project-todo-list/pull/69</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6" calcext:value-type="float">
            <text:p>6</text:p>
          </table:table-cell>
          <table:table-cell office:value-type="string" calcext:value-type="string">
            <text:p>Pacote básico</text:p>
          </table:table-cell>
          <table:table-cell office:value-type="string" calcext:value-type="string">
            <text:p>Facebook signup</text:p>
          </table:table-cell>
          <table:table-cell table:style-name="ce127" office:value-type="string" calcext:value-type="string">
            <text:p><text:a xlink:href="https://github.com/tryber/sd-06-project-facebook-signup" xlink:type="simple">https://github.com/tryber/sd-06-project-facebook-signup</text:a></text:p>
          </table:table-cell>
          <table:table-cell table:style-name="ce127" office:value-type="string" calcext:value-type="string">
            <text:p><text:a xlink:href="https://github.com/tryber/sd-06-project-facebook-signup/pull/15" xlink:type="simple">https://github.com/tryber/sd-06-project-facebook-signup/pull/15</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7" calcext:value-type="float">
            <text:p>7</text:p>
          </table:table-cell>
          <table:table-cell table:number-columns-repeated="2" office:value-type="string" calcext:value-type="string">
            <text:p>Unit tests</text:p>
          </table:table-cell>
          <table:table-cell table:style-name="ce127" office:value-type="string" calcext:value-type="string">
            <text:p><text:a xlink:href="https://github.com/tryber/sd-06-project-js-unit-tests" xlink:type="simple">https://github.com/tryber/sd-06-project-js-unit-tests</text:a></text:p>
          </table:table-cell>
          <table:table-cell table:style-name="ce127" office:value-type="string" calcext:value-type="string">
            <text:p><text:a xlink:href="https://github.com/tryber/sd-06-project-js-unit-tests/pull/7" xlink:type="simple">https://github.com/tryber/sd-06-project-js-unit-tests/pull/7</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8" calcext:value-type="float">
            <text:p>8</text:p>
          </table:table-cell>
          <table:table-cell office:value-type="string" calcext:value-type="string">
            <text:p>JS + lógica</text:p>
          </table:table-cell>
          <table:table-cell office:value-type="string" calcext:value-type="string">
            <text:p>Zoo Functions</text:p>
          </table:table-cell>
          <table:table-cell table:style-name="ce127" office:value-type="string" calcext:value-type="string">
            <text:p><text:a xlink:href="https://github.com/tryber/sd-06-project-zoo-functions" xlink:type="simple">https://github.com/tryber/sd-06-project-zoo-functions</text:a></text:p>
          </table:table-cell>
          <table:table-cell table:style-name="ce134" office:value-type="string" calcext:value-type="string">
            <text:p><text:a xlink:href="https://github.com/tryber/sd-06-project-zoo-functions/pull/36" xlink:type="simple">https://github.com/tryber/sd-06-project-zoo-functions/pull/36</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9" calcext:value-type="float">
            <text:p>9</text:p>
          </table:table-cell>
          <table:table-cell office:value-type="string" calcext:value-type="string">
            <text:p>Async</text:p>
          </table:table-cell>
          <table:table-cell office:value-type="string" calcext:value-type="string">
            <text:p>Shopping Cart</text:p>
          </table:table-cell>
          <table:table-cell table:style-name="ce127" office:value-type="string" calcext:value-type="string">
            <text:p><text:a xlink:href="https://github.com/tryber/sd-06-project-shopping-cart" xlink:type="simple">https://github.com/tryber/sd-06-project-shopping-cart</text:a></text:p>
          </table:table-cell>
          <table:table-cell table:style-name="ce127" office:value-type="string" calcext:value-type="string">
            <text:p><text:a xlink:href="https://github.com/tryber/sd-06-project-shopping-cart/pull/18" xlink:type="simple">https://github.com/tryber/sd-06-project-shopping-cart/pull/18</text:a></text:p>
          </table:table-cell>
          <table:table-cell table:style-name="ce269" office:value-type="string" calcext:value-type="string">
            <text:p>-</text:p>
          </table:table-cell>
          <table:table-cell office:value-type="string" calcext:value-type="string">
            <text:p>85 / 85</text:p>
          </table:table-cell>
          <table:table-cell table:number-columns-repeated="57"/>
        </table:table-row>
        <table:table-row table:style-name="ro2">
          <table:table-cell office:value-type="string" calcext:value-type="string">
            <text:p>12.1</text:p>
          </table:table-cell>
          <table:table-cell office:value-type="string" calcext:value-type="string">
            <text:p>React</text:p>
          </table:table-cell>
          <table:table-cell office:value-type="string" calcext:value-type="string">
            <text:p>Mini projeto - Pokedex</text:p>
          </table:table-cell>
          <table:table-cell table:style-name="ce127" office:value-type="string" calcext:value-type="string">
            <text:p><text:a xlink:href="https://github.com/tryber/exercise-pokedex-state" xlink:type="simple">https://github.com/tryber/exercise-pokedex-state</text:a></text:p>
          </table:table-cell>
          <table:table-cell/>
          <table:table-cell table:style-name="ce269"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2.2</text:p>
          </table:table-cell>
          <table:table-cell office:value-type="string" calcext:value-type="string">
            <text:p>React</text:p>
          </table:table-cell>
          <table:table-cell office:value-type="string" calcext:value-type="string">
            <text:p>Movie Cards stateful</text:p>
          </table:table-cell>
          <table:table-cell table:style-name="ce127" office:value-type="string" calcext:value-type="string">
            <text:p><text:a xlink:href="https://github.com/tryber/sd-06-project-movie-card-library-stateful" xlink:type="simple">https://github.com/tryber/sd-06-project-movie-card-library-stateful</text:a></text:p>
          </table:table-cell>
          <table:table-cell table:style-name="ce127" office:value-type="string" calcext:value-type="string">
            <text:p><text:a xlink:href="https://github.com/tryber/sd-06-project-movie-card-library-stateful/pull/32" xlink:type="simple">https://github.com/tryber/sd-06-project-movie-card-library-stateful/pull/32</text:a></text:p>
          </table:table-cell>
          <table:table-cell table:style-name="ce269" office:value-type="string" calcext:value-type="string">
            <text:p>-</text:p>
          </table:table-cell>
          <table:table-cell office:value-type="string" calcext:value-type="string">
            <text:p>81 / 81</text:p>
          </table:table-cell>
          <table:table-cell table:number-columns-repeated="57"/>
        </table:table-row>
        <table:table-row table:style-name="ro2">
          <table:table-cell office:value-type="string" calcext:value-type="string">
            <text:p>13.3</text:p>
          </table:table-cell>
          <table:table-cell office:value-type="string" calcext:value-type="string">
            <text:p>React</text:p>
          </table:table-cell>
          <table:table-cell office:value-type="string" calcext:value-type="string">
            <text:p>Movie Cards Crud</text:p>
          </table:table-cell>
          <table:table-cell table:style-name="ce127" office:value-type="string" calcext:value-type="string">
            <text:p><text:a xlink:href="https://github.com/tryber/sd-06-project-movie-card-library-crud" xlink:type="simple">https://github.com/tryber/sd-06-project-movie-card-library-crud</text:a></text:p>
          </table:table-cell>
          <table:table-cell table:style-name="ce127" office:value-type="string" calcext:value-type="string">
            <text:p><text:a xlink:href="https://github.com/tryber/sd-06-project-movie-card-library-crud/pull/13" xlink:type="simple">https://github.com/tryber/sd-06-project-movie-card-library-crud/pull/13</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string" calcext:value-type="string">
            <text:p>13.2</text:p>
          </table:table-cell>
          <table:table-cell office:value-type="string" calcext:value-type="string">
            <text:p>React</text:p>
          </table:table-cell>
          <table:table-cell office:value-type="string" calcext:value-type="string">
            <text:p>Pokedex Router + Crud</text:p>
          </table:table-cell>
          <table:table-cell table:style-name="ce127" office:value-type="string" calcext:value-type="string">
            <text:p><text:a xlink:href="https://github.com/tryber/exercise-pokedex-router" xlink:type="simple">https://github.com/tryber/exercise-pokedex-router</text:a></text:p>
          </table:table-cell>
          <table:table-cell table:style-name="ce127" office:value-type="string" calcext:value-type="string">
            <text:p><text:a xlink:href="https://github.com/LeandroParisi/exercise-pokedex-router" xlink:type="simple">https://github.com/LeandroParisi/exercise-pokedex-router</text:a></text:p>
          </table:table-cell>
          <table:table-cell table:style-name="ce269"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4.1</text:p>
          </table:table-cell>
          <table:table-cell office:value-type="string" calcext:value-type="string">
            <text:p>React</text:p>
          </table:table-cell>
          <table:table-cell office:value-type="string" calcext:value-type="string">
            <text:p>E-commerce (Grupo)</text:p>
          </table:table-cell>
          <table:table-cell table:style-name="ce127" office:value-type="string" calcext:value-type="string">
            <text:p><text:a xlink:href="https://github.com/tryber/sd-06-project-frontend-online-store" xlink:type="simple">https://github.com/tryber/sd-06-project-frontend-online-store</text:a></text:p>
          </table:table-cell>
          <table:table-cell office:value-type="string" calcext:value-type="string">
            <text:p>-</text:p>
          </table:table-cell>
          <table:table-cell table:style-name="ce269" office:value-type="string" calcext:value-type="string">
            <text:p>https://docs.google.com/presentation/d/1CebG6KTts6jwFDU4gGscykVUfsdCvzwaVpPcBiZLbqo/edit#slide=id.g538da75e00_0_153</text:p>
          </table:table-cell>
          <table:table-cell office:value-type="string" calcext:value-type="string">
            <text:p>100 / 80</text:p>
          </table:table-cell>
          <table:table-cell table:number-columns-repeated="57"/>
        </table:table-row>
        <table:table-row table:style-name="ro2">
          <table:table-cell office:value-type="float" office:value="15" calcext:value-type="float">
            <text:p>15</text:p>
          </table:table-cell>
          <table:table-cell office:value-type="string" calcext:value-type="string">
            <text:p>REact testing library</text:p>
          </table:table-cell>
          <table:table-cell office:value-type="string" calcext:value-type="string">
            <text:p>Pokedex RTL</text:p>
          </table:table-cell>
          <table:table-cell table:style-name="ce127" office:value-type="string" calcext:value-type="string">
            <text:p><text:a xlink:href="https://github.com/tryber/sd-06-project-react-testing-library" xlink:type="simple">https://github.com/tryber/sd-06-project-react-testing-library</text:a></text:p>
          </table:table-cell>
          <table:table-cell table:style-name="ce127" office:value-type="string" calcext:value-type="string">
            <text:p><text:a xlink:href="https://github.com/tryber/sd-06-project-react-testing-library/pull/53" xlink:type="simple">https://github.com/tryber/sd-06-project-react-testing-library/pull/53</text:a></text:p>
          </table:table-cell>
          <table:table-cell table:number-columns-repeated="2" office:value-type="string" calcext:value-type="string">
            <text:p>-</text:p>
          </table:table-cell>
          <table:table-cell table:number-columns-repeated="57"/>
        </table:table-row>
        <table:table-row table:style-name="ro49">
          <table:table-cell office:value-type="float" office:value="16" calcext:value-type="float">
            <text:p>16</text:p>
          </table:table-cell>
          <table:table-cell office:value-type="string" calcext:value-type="string">
            <text:p>Redux</text:p>
          </table:table-cell>
          <table:table-cell office:value-type="string" calcext:value-type="string">
            <text:p>trybeWallet</text:p>
          </table:table-cell>
          <table:table-cell table:style-name="ce134" office:value-type="string" calcext:value-type="string">
            <text:p><text:a xlink:href="https://github.com/tryber/sd-06-project-trybewallet" xlink:type="simple">https://github.com/tryber/sd-06-project-trybewallet</text:a></text:p>
          </table:table-cell>
          <table:table-cell table:style-name="ce134" office:value-type="string" calcext:value-type="string">
            <text:p><text:a xlink:href="https://github.com/tryber/sd-06-project-trybewallet/pull/13" xlink:type="simple">https://github.com/tryber/sd-06-project-trybewallet/pull/13</text:a></text:p>
          </table:table-cell>
          <table:table-cell office:value-type="string" calcext:value-type="string">
            <text:p>-</text:p>
          </table:table-cell>
          <table:table-cell office:value-type="string" calcext:value-type="string">
            <text:p>71 / 83</text:p>
          </table:table-cell>
          <table:table-cell table:style-name="ce87" office:value-type="string" calcext:value-type="string">
            <text:p>AddTransaction : func handleButtonClick -&gt; desconstruir e imediatamente atribuit valores a um objeto</text:p>
            <text:p/>
            <text:p>action: saveTransaction -&gt; melhor maneira de tratar os dados?</text:p>
          </table:table-cell>
          <table:table-cell table:number-columns-repeated="56"/>
        </table:table-row>
        <table:table-row table:style-name="ro2">
          <table:table-cell office:value-type="float" office:value="17" calcext:value-type="float">
            <text:p>17</text:p>
          </table:table-cell>
          <table:table-cell office:value-type="string" calcext:value-type="string">
            <text:p>Redux</text:p>
          </table:table-cell>
          <table:table-cell office:value-type="string" calcext:value-type="string">
            <text:p>Jogo Trivia</text:p>
          </table:table-cell>
          <table:table-cell table:style-name="ce127" office:value-type="string" calcext:value-type="string">
            <text:p><text:a xlink:href="https://github.com/tryber/sd-06-project-trivia-react-redux" xlink:type="simple">https://github.com/tryber/sd-06-project-trivia-react-redux</text:a></text:p>
          </table:table-cell>
          <table:table-cell table:style-name="ce134" office:value-type="string" calcext:value-type="string">
            <text:p><text:a xlink:href="https://github.com/tryber/sd-06-project-trivia-react-redux/pull/71" xlink:type="simple">https://github.com/tryber/sd-06-project-trivia-react-redux/pull/71</text:a></text:p>
          </table:table-cell>
          <table:table-cell office:value-type="string" calcext:value-type="string">
            <text:p>-</text:p>
          </table:table-cell>
          <table:table-cell office:value-type="string" calcext:value-type="string">
            <text:p>100 / 100</text:p>
          </table:table-cell>
          <table:table-cell table:number-columns-repeated="57"/>
        </table:table-row>
        <table:table-row table:style-name="ro50">
          <table:table-cell office:value-type="float" office:value="18" calcext:value-type="float">
            <text:p>18</text:p>
          </table:table-cell>
          <table:table-cell office:value-type="string" calcext:value-type="string">
            <text:p>Context Api</text:p>
          </table:table-cell>
          <table:table-cell office:value-type="string" calcext:value-type="string">
            <text:p>Star wars table filter</text:p>
          </table:table-cell>
          <table:table-cell table:style-name="ce134" office:value-type="string" calcext:value-type="string">
            <text:p><text:a xlink:href="https://github.com/tryber/sd-06-project-starwars-datatable-hooks" xlink:type="simple">https://github.com/tryber/sd-06-project-starwars-datatable-hooks</text:a></text:p>
          </table:table-cell>
          <table:table-cell table:style-name="ce134" office:value-type="string" calcext:value-type="string">
            <text:p><text:a xlink:href="https://github.com/tryber/sd-06-project-starwars-datatable-hooks/pull/38" xlink:type="simple">https://github.com/tryber/sd-06-project-starwars-datatable-hooks/pull/38</text:a></text:p>
          </table:table-cell>
          <table:table-cell office:value-type="string" calcext:value-type="string">
            <text:p>-</text:p>
          </table:table-cell>
          <table:table-cell office:value-type="string" calcext:value-type="string">
            <text:p>100 / 100</text:p>
          </table:table-cell>
          <table:table-cell table:style-name="ce126" office:value-type="string" calcext:value-type="string">
            <text:p>TableFilters - line 8 -&gt; preciso controlar o input?</text:p>
            <text:p>SWProvider - line 23 -&gt; preciso garantir a imutabilidade do planets?</text:p>
          </table:table-cell>
          <table:table-cell table:number-columns-repeated="56"/>
        </table:table-row>
        <table:table-row table:style-name="ro2">
          <table:table-cell office:value-type="string" calcext:value-type="string">
            <text:p>18.2</text:p>
          </table:table-cell>
          <table:table-cell office:value-type="string" calcext:value-type="string">
            <text:p>Front end final</text:p>
          </table:table-cell>
          <table:table-cell office:value-type="string" calcext:value-type="string">
            <text:p>Recipe App</text:p>
          </table:table-cell>
          <table:table-cell table:style-name="ce127" office:value-type="string" calcext:value-type="string">
            <text:p><text:a xlink:href="https://github.com/tryber/sd-06-project-recipes-app" xlink:type="simple">https://github.com/tryber/sd-06-project-recipes-app</text:a></text:p>
          </table:table-cell>
          <table:table-cell table:style-name="ce127" office:value-type="string" calcext:value-type="string">
            <text:p><text:a xlink:href="https://github.com/tryber/sd-06-project-recipes-app/pull/42" xlink:type="simple">https://github.com/tryber/sd-06-project-recipes-app/pull/42</text:a></text:p>
          </table:table-cell>
          <table:table-cell table:number-columns-repeated="2" office:value-type="string" calcext:value-type="string">
            <text:p>-</text:p>
          </table:table-cell>
          <table:table-cell table:number-columns-repeated="57"/>
        </table:table-row>
        <table:table-row table:style-name="ro2">
          <table:table-cell office:value-type="float" office:value="20" calcext:value-type="float">
            <text:p>20</text:p>
          </table:table-cell>
          <table:table-cell office:value-type="string" calcext:value-type="string">
            <text:p>SQL</text:p>
          </table:table-cell>
          <table:table-cell office:value-type="string" calcext:value-type="string">
            <text:p>All for one</text:p>
          </table:table-cell>
          <table:table-cell table:style-name="ce127" office:value-type="string" calcext:value-type="string">
            <text:p><text:a xlink:href="https://github.com/tryber/sd-06-mysql-all-for-one" xlink:type="simple">https://github.com/tryber/sd-06-mysql-all-for-one</text:a></text:p>
          </table:table-cell>
          <table:table-cell table:style-name="ce127" office:value-type="string" calcext:value-type="string">
            <text:p><text:a xlink:href="https://github.com/tryber/sd-06-mysql-all-for-one/pull/7" xlink:type="simple">https://github.com/tryber/sd-06-mysql-all-for-one/pull/7</text:a></text:p>
          </table:table-cell>
          <table:table-cell table:number-columns-repeated="2" office:value-type="string" calcext:value-type="string">
            <text:p>-</text:p>
          </table:table-cell>
          <table:table-cell table:number-columns-repeated="57"/>
        </table:table-row>
        <table:table-row table:style-name="ro2">
          <table:table-cell office:value-type="float" office:value="26" calcext:value-type="float">
            <text:p>26</text:p>
          </table:table-cell>
          <table:table-cell office:value-type="string" calcext:value-type="string">
            <text:p>Crush Manager</text:p>
          </table:table-cell>
          <table:table-cell office:value-type="string" calcext:value-type="string">
            <text:p>-</text:p>
          </table:table-cell>
          <table:table-cell office:value-type="string" calcext:value-type="string">
            <text:p><text:a xlink:href="https://github.com/tryber/sd-06-crush-manager" xlink:type="simple">https://github.com/tryber/sd-06-crush-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7" calcext:value-type="float">
            <text:p>27</text:p>
          </table:table-cell>
          <table:table-cell office:value-type="string" calcext:value-type="string">
            <text:p>Node</text:p>
          </table:table-cell>
          <table:table-cell office:value-type="string" calcext:value-type="string">
            <text:p>Store Manager</text:p>
          </table:table-cell>
          <table:table-cell office:value-type="string" calcext:value-type="string">
            <text:p><text:a xlink:href="https://github.com/tryber/sd-06-store-manager" xlink:type="simple">https://github.com/tryber/sd-06-store-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8" calcext:value-type="float">
            <text:p>28</text:p>
          </table:table-cell>
          <table:table-cell office:value-type="string" calcext:value-type="string">
            <text:p>Node JS</text:p>
          </table:table-cell>
          <table:table-cell office:value-type="string" calcext:value-type="string">
            <text:p>Cook Master</text:p>
          </table:table-cell>
          <table:table-cell office:value-type="string" calcext:value-type="string">
            <text:p><text:a xlink:href="https://github.com/tryber/sd-06-cookmaster" xlink:type="simple">https://github.com/tryber/sd-06-cookmaster</text:a></text:p>
          </table:table-cell>
          <table:table-cell office:value-type="string" calcext:value-type="string">
            <text:p><text:a xlink:href="https://github.com/tryber/sd-06-cookmaster/pull/23" xlink:type="simple">https://github.com/tryber/sd-06-cookmaster/pull/23</text:a></text:p>
          </table:table-cell>
          <table:table-cell table:number-columns-repeated="2" office:value-type="string" calcext:value-type="string">
            <text:p>-</text:p>
          </table:table-cell>
          <table:table-cell table:number-columns-repeated="57"/>
        </table:table-row>
        <table:table-row table:style-name="ro15">
          <table:table-cell office:value-type="float" office:value="29" calcext:value-type="float">
            <text:p>29</text:p>
          </table:table-cell>
          <table:table-cell office:value-type="string" calcext:value-type="string">
            <text:p>Heroku + pm2</text:p>
          </table:table-cell>
          <table:table-cell office:value-type="string" calcext:value-type="string">
            <text:p>Stranger things</text:p>
          </table:table-cell>
          <table:table-cell office:value-type="string" calcext:value-type="string">
            <text:p><text:a xlink:href="https://github.com/tryber/sd-06-stranger-things" xlink:type="simple">https://github.com/tryber/sd-06-stranger-things</text:a></text:p>
            <text:p/>
            <text:p><text:a xlink:href="https://github.com/tryber/sd-06-stranger-things-backend" xlink:type="simple">https://github.com/tryber/sd-06-stranger-things-backend</text:a></text:p>
            <text:p/>
            <text:p><text:a xlink:href="https://github.com/tryber/sd-06-stranger-things-frontend" xlink:type="simple">https://github.com/tryber/sd-06-stranger-things-frontend</text:a></text:p>
            <text:p/>
            <text:p/>
          </table:table-cell>
          <table:table-cell office:value-type="string" calcext:value-type="string">
            <text:p>Front: <text:a xlink:href="https://github.com/tryber/sd-06-stranger-things-frontend/pull/25" xlink:type="simple">https://github.com/tryber/sd-06-stranger-things-frontend/pull/25</text:a></text:p>
            <text:p/>
            <text:p>Back: <text:a xlink:href="https://github.com/tryber/sd-06-stranger-things-backend/pull/43" xlink:type="simple">https://github.com/tryber/sd-06-stranger-things-backend/pull/43</text:a></text:p>
          </table:table-cell>
          <table:table-cell table:number-columns-repeated="2" office:value-type="string" calcext:value-type="string">
            <text:p>-</text:p>
          </table:table-cell>
          <table:table-cell table:number-columns-repeated="57"/>
        </table:table-row>
        <table:table-row table:style-name="ro2">
          <table:table-cell office:value-type="float" office:value="30" calcext:value-type="float">
            <text:p>30</text:p>
          </table:table-cell>
          <table:table-cell office:value-type="string" calcext:value-type="string">
            <text:p>Front + Back</text:p>
          </table:table-cell>
          <table:table-cell office:value-type="string" calcext:value-type="string">
            <text:p>Trybeer</text:p>
          </table:table-cell>
          <table:table-cell office:value-type="string" calcext:value-type="string">
            <text:p><text:a xlink:href="https://github.com/tryber/sd-06-trybeer/branches" xlink:type="simple">https://github.com/tryber/sd-06-trybeer/branches</text:a></text:p>
          </table:table-cell>
          <table:table-cell table:number-columns-repeated="3" office:value-type="string" calcext:value-type="string">
            <text:p>-</text:p>
          </table:table-cell>
          <table:table-cell table:number-columns-repeated="57"/>
        </table:table-row>
        <table:table-row table:style-name="ro7">
          <table:table-cell table:number-columns-repeated="7" office:value-type="string" calcext:value-type="string">
            <text:p>-</text:p>
          </table:table-cell>
          <table:table-cell table:number-columns-repeated="57"/>
        </table:table-row>
        <table:table-row table:style-name="ro7" table:number-rows-repeated="1048546">
          <table:table-cell table:number-columns-repeated="64"/>
        </table:table-row>
        <table:table-row table:style-name="ro7">
          <table:table-cell table:number-columns-repeated="64"/>
        </table:table-row>
      </table:table>
      <table:table table:name="Trybe Talks" table:style-name="ta14">
        <table:table-column table:style-name="co45" table:number-columns-repeated="16" table:default-cell-style-name="ce126"/>
        <table:table-column table:style-name="co46" table:default-cell-style-name="ce336"/>
        <table:table-column table:style-name="co47" table:default-cell-style-name="ce336"/>
        <table:table-column table:style-name="co48" table:default-cell-style-name="ce336"/>
        <table:table-column table:style-name="co49" table:default-cell-style-name="ce336"/>
        <table:table-column table:style-name="co50" table:default-cell-style-name="ce336"/>
        <table:table-column table:style-name="co51" table:default-cell-style-name="ce126"/>
        <table:table-column table:style-name="co5" table:number-columns-repeated="42" table:default-cell-style-name="ce336"/>
        <table:table-row table:style-name="ro46">
          <table:table-cell table:style-name="ce104" office:value-type="string" calcext:value-type="string" table:number-columns-spanned="16" table:number-rows-spanned="1">
            <text:p>Trybe Talks</text:p>
          </table:table-cell>
          <table:covered-table-cell table:number-columns-repeated="15" table:style-name="ce104"/>
          <table:table-cell/>
          <table:table-cell table:style-name="ce339" office:value-type="string" calcext:value-type="string">
            <text:p>Dica</text:p>
          </table:table-cell>
          <table:table-cell table:style-name="ce339" office:value-type="string" calcext:value-type="string">
            <text:p>Fonte</text:p>
          </table:table-cell>
          <table:table-cell table:style-name="ce339" office:value-type="string" calcext:value-type="string">
            <text:p>Exemplo</text:p>
          </table:table-cell>
          <table:table-cell/>
          <table:table-cell table:style-name="ce342" office:value-type="string" calcext:value-type="string">
            <text:p>Perguntas TEMPLATE</text:p>
          </table:table-cell>
          <table:table-cell table:number-columns-repeated="42"/>
        </table:table-row>
        <table:table-row table:style-name="ro47">
          <table:table-cell table:style-name="ce87" office:value-type="string" calcext:value-type="string">
            <text:p>Palestrante</text:p>
          </table:table-cell>
          <table:table-cell table:style-name="ce87" office:value-type="string" calcext:value-type="string">
            <text:p>Empresa</text:p>
          </table:table-cell>
          <table:table-cell table:style-name="ce87" office:value-type="string" calcext:value-type="string">
            <text:p>E-mail</text:p>
          </table:table-cell>
          <table:table-cell table:style-name="ce87" office:value-type="string" calcext:value-type="string">
            <text:p>Linkedin</text:p>
          </table:table-cell>
          <table:table-cell table:style-name="ce87" office:value-type="string" calcext:value-type="string">
            <text:p>Site empresa</text:p>
          </table:table-cell>
          <table:table-cell table:style-name="ce87" office:value-type="string" calcext:value-type="string">
            <text:p>Telefone</text:p>
          </table:table-cell>
          <table:table-cell table:style-name="ce87" office:value-type="string" calcext:value-type="string">
            <text:p>Modelo de negócio</text:p>
          </table:table-cell>
          <table:table-cell table:style-name="ce87" office:value-type="string" calcext:value-type="string">
            <text:p>Cultura</text:p>
          </table:table-cell>
          <table:table-cell table:style-name="ce87" office:value-type="string" calcext:value-type="string">
            <text:p>OBS</text:p>
          </table:table-cell>
          <table:table-cell table:style-name="ce87" office:value-type="string" calcext:value-type="string">
            <text:p>Obs2</text:p>
          </table:table-cell>
          <table:table-cell table:style-name="ce87" office:value-type="string" calcext:value-type="string">
            <text:p>Data</text:p>
          </table:table-cell>
          <table:table-cell table:style-name="ce87" office:value-type="string" calcext:value-type="string">
            <text:p>Tpc 1</text:p>
          </table:table-cell>
          <table:table-cell table:style-name="ce87" office:value-type="string" calcext:value-type="string">
            <text:p>Tpc 2</text:p>
          </table:table-cell>
          <table:table-cell table:style-name="ce87" office:value-type="string" calcext:value-type="string">
            <text:p>Tpc 3</text:p>
          </table:table-cell>
          <table:table-cell table:style-name="ce87" office:value-type="string" calcext:value-type="string">
            <text:p>?</text:p>
          </table:table-cell>
          <table:table-cell table:style-name="ce87" office:value-type="string" calcext:value-type="string">
            <text:p>?2</text:p>
          </table:table-cell>
          <table:table-cell/>
          <table:table-cell table:style-name="ce340" office:value-type="string" calcext:value-type="string">
            <text:p>Usar verbos no infinito pras var</text:p>
          </table:table-cell>
          <table:table-cell table:style-name="ce340" office:value-type="string" calcext:value-type="string">
            <text:p>pod Programar</text:p>
          </table:table-cell>
          <table:table-cell table:style-name="ce340"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48">
          <table:table-cell office:value-type="string" calcext:value-type="string">
            <text:p>Lorena</text:p>
          </table:table-cell>
          <table:table-cell office:value-type="string" calcext:value-type="string">
            <text:p>Méliuz</text:p>
          </table:table-cell>
          <table:table-cell table:number-columns-repeated="8"/>
          <table:table-cell table:style-name="ce344" office:value-type="date" office:date-value="2020-07-07" calcext:value-type="date">
            <text:p>07-jul</text:p>
          </table:table-cell>
          <table:table-cell table:number-columns-repeated="3"/>
          <table:table-cell office:value-type="string" calcext:value-type="string">
            <text:p>É possível nos passar um e-mail seu de contato?</text:p>
            <text:p>L</text:p>
            <text:p>Leandro</text:p>
            <text:p>2:50 PM</text:p>
            <text:p/>
            <text:p>0</text:p>
            <text:p>Como você lê uma pessoa no sentido de discernir arrogância de auto valorização de suas experiências passadas ou conquistas?</text:p>
          </table:table-cell>
          <table:table-cell table:number-columns-repeated="2"/>
          <table:table-cell table:style-name="ce341" office:value-type="string" calcext:value-type="string">
            <text:p>CSS Inline</text:p>
          </table:table-cell>
          <table:table-cell table:style-name="ce341" table:number-columns-repeated="2"/>
          <table:table-cell/>
          <table:table-cell office:value-type="string" calcext:value-type="string">
            <text:p>Quais os valores, missão e visão da empresa?</text:p>
          </table:table-cell>
          <table:table-cell table:number-columns-repeated="42"/>
        </table:table-row>
        <table:table-row table:style-name="ro48">
          <table:table-cell office:value-type="string" calcext:value-type="string">
            <text:p>Eduardo Varela</text:p>
          </table:table-cell>
          <table:table-cell office:value-type="string" calcext:value-type="string">
            <text:p>Code Nation</text:p>
          </table:table-cell>
          <table:table-cell table:number-columns-repeated="8"/>
          <table:table-cell table:style-name="ce344" office:value-type="date" office:date-value="2020-07-08" calcext:value-type="date">
            <text:p>08-jul</text:p>
          </table:table-cell>
          <table:table-cell table:number-columns-repeated="3"/>
          <table:table-cell office:value-type="string" calcext:value-type="string">
            <text:p>Como vai funcionar a parceria?</text:p>
          </table:table-cell>
          <table:table-cell table:number-columns-repeated="2"/>
          <table:table-cell table:style-name="ce341" table:number-columns-repeated="3"/>
          <table:table-cell/>
          <table:table-cell office:value-type="string" calcext:value-type="string">
            <text:p>O que entendem exatamente por FIT CULTURAL? Os valores políticos dos candidatos são levados em conta?</text:p>
          </table:table-cell>
          <table:table-cell table:number-columns-repeated="42"/>
        </table:table-row>
        <table:table-row table:style-name="ro48">
          <table:table-cell office:value-type="string" calcext:value-type="string">
            <text:p>Amanda Rosa</text:p>
          </table:table-cell>
          <table:table-cell office:value-type="string" calcext:value-type="string">
            <text:p>Involves</text:p>
          </table:table-cell>
          <table:table-cell/>
          <table:table-cell office:value-type="string" calcext:value-type="string">
            <text:p>in/amandaribeirorosa</text:p>
          </table:table-cell>
          <table:table-cell table:number-columns-repeated="4"/>
          <table:table-cell office:value-type="string" calcext:value-type="string">
            <text:p>Empresa da area de musica</text:p>
          </table:table-cell>
          <table:table-cell office:value-type="string" calcext:value-type="string">
            <text:p>Livros a ler: Código limpo</text:p>
            <text:p>Code complete </text:p>
          </table:table-cell>
          <table:table-cell table:number-columns-repeated="7"/>
          <table:table-cell table:style-name="ce341" table:number-columns-repeated="3"/>
          <table:table-cell/>
          <table:table-cell office:value-type="string" calcext:value-type="string">
            <text:p>Vocês valorizam muito experiências que o candidato tenha tido em OUTRA ÁREA.. que envolva empreendimento e represente capacidade de perseverança?</text:p>
          </table:table-cell>
          <table:table-cell table:number-columns-repeated="42"/>
        </table:table-row>
        <table:table-row table:style-name="ro48">
          <table:table-cell office:value-type="string" calcext:value-type="string">
            <text:p>Pedro Israel</text:p>
          </table:table-cell>
          <table:table-cell office:value-type="string" calcext:value-type="string">
            <text:p>Melhor Plano</text:p>
          </table:table-cell>
          <table:table-cell table:number-columns-repeated="8"/>
          <table:table-cell table:style-name="ce344" office:value-type="date" office:date-value="2020-09-04" calcext:value-type="date">
            <text:p>04-set</text:p>
          </table:table-cell>
          <table:table-cell table:number-columns-repeated="6"/>
          <table:table-cell table:style-name="ce341" table:number-columns-repeated="3"/>
          <table:table-cell/>
          <table:table-cell office:value-type="string" calcext:value-type="string">
            <text:p>VocÊ conhece alguma plataforma ou aplicativo que proponha exercícios para treinar para entrevistas?</text:p>
          </table:table-cell>
          <table:table-cell table:number-columns-repeated="42"/>
        </table:table-row>
        <table:table-row table:style-name="ro48">
          <table:table-cell office:value-type="string" calcext:value-type="string">
            <text:p>Rafael Mezzomo</text:p>
          </table:table-cell>
          <table:table-cell office:value-type="string" calcext:value-type="string">
            <text:p>Lemon Energia</text:p>
          </table:table-cell>
          <table:table-cell/>
          <table:table-cell table:style-name="ce127" office:value-type="string" calcext:value-type="string">
            <text:p><text:a xlink:href="https://www.linkedin.com/in/rafaelmezzomo/" xlink:type="simple">https://www.linkedin.com/in/rafaelmezzomo/</text:a></text:p>
          </table:table-cell>
          <table:table-cell table:style-name="ce127" office:value-type="string" calcext:value-type="string">
            <text:p><text:a xlink:href="https://www.linkedin.com/company/lemon-energia/" xlink:type="simple">https://www.linkedin.com/company/lemon-energia/</text:a></text:p>
          </table:table-cell>
          <table:table-cell table:number-columns-repeated="3"/>
          <table:table-cell office:value-type="string" calcext:value-type="string">
            <text:p>Empresa massa!!!</text:p>
          </table:table-cell>
          <table:table-cell office:value-type="string" calcext:value-type="string">
            <text:p>JS + Bancos não relacionais + React</text:p>
          </table:table-cell>
          <table:table-cell table:style-name="ce344" office:value-type="date" office:date-value="2020-09-01" calcext:value-type="date">
            <text:p>01-set</text:p>
          </table:table-cell>
          <table:table-cell office:value-type="string" calcext:value-type="string">
            <text:p>código bonito não resolve problemas'</text:p>
          </table:table-cell>
          <table:table-cell office:value-type="string" calcext:value-type="string">
            <text:p>Pontos para contratação: CSS, REACT</text:p>
          </table:table-cell>
          <table:table-cell/>
          <table:table-cell office:value-type="string" calcext:value-type="string">
            <text:p>O que são PO's?</text:p>
          </table:table-cell>
          <table:table-cell table:number-columns-repeated="2"/>
          <table:table-cell table:style-name="ce341" table:number-columns-repeated="3"/>
          <table:table-cell/>
          <table:table-cell office:value-type="string" calcext:value-type="string">
            <text:p>Como é a questao do trabalho remoto para voces?</text:p>
          </table:table-cell>
          <table:table-cell table:number-columns-repeated="42"/>
        </table:table-row>
        <table:table-row table:style-name="ro48">
          <table:table-cell office:value-type="string" calcext:value-type="string">
            <text:p>Martin</text:p>
          </table:table-cell>
          <table:table-cell office:value-type="string" calcext:value-type="string">
            <text:p>Nexflix</text:p>
          </table:table-cell>
          <table:table-cell table:number-columns-repeated="8"/>
          <table:table-cell table:style-name="ce344" office:value-type="date" office:date-value="2020-09-10" calcext:value-type="date">
            <text:p>10-set</text:p>
          </table:table-cell>
          <table:table-cell office:value-type="string" calcext:value-type="string">
            <text:p>Contribuir em projetos Open Source</text:p>
          </table:table-cell>
          <table:table-cell table:number-columns-repeated="5"/>
          <table:table-cell table:style-name="ce341" table:number-columns-repeated="3"/>
          <table:table-cell table:number-columns-repeated="44"/>
        </table:table-row>
        <table:table-row table:style-name="ro48">
          <table:table-cell office:value-type="string" calcext:value-type="string">
            <text:p>Vithória Duarte</text:p>
          </table:table-cell>
          <table:table-cell office:value-type="string" calcext:value-type="string">
            <text:p>AMARO</text:p>
          </table:table-cell>
          <table:table-cell/>
          <table:table-cell table:style-name="ce127" office:value-type="string" calcext:value-type="string">
            <text:p><text:a xlink:href="https://www.linkedin.com/in/vithoriaduarte/" xlink:type="simple">https://www.linkedin.com/in/vithoriaduarte/</text:a></text:p>
          </table:table-cell>
          <table:table-cell table:style-name="ce127" office:value-type="string" calcext:value-type="string">
            <text:p><text:a xlink:href="https://careers.amaro.com/" xlink:type="simple">https://careers.amaro.com/</text:a></text:p>
          </table:table-cell>
          <table:table-cell/>
          <table:table-cell office:value-type="string" calcext:value-type="string">
            <text:p>Venda de roupas B2C</text:p>
          </table:table-cell>
          <table:table-cell table:number-columns-repeated="10"/>
          <table:table-cell table:style-name="ce341" table:number-columns-repeated="3"/>
          <table:table-cell table:number-columns-repeated="44"/>
        </table:table-row>
        <table:table-row table:style-name="ro48">
          <table:table-cell office:value-type="string" calcext:value-type="string">
            <text:p>Nelson Fernandes</text:p>
          </table:table-cell>
          <table:table-cell office:value-type="string" calcext:value-type="string">
            <text:p>Psicólogo</text:p>
          </table:table-cell>
          <table:table-cell/>
          <table:table-cell table:style-name="ce127" office:value-type="string" calcext:value-type="string">
            <text:p><text:a xlink:href="https://www.linkedin.com/in/nelsonfernandesjunior/" xlink:type="simple">https://www.linkedin.com/in/nelsonfernandesjunior/</text:a></text:p>
          </table:table-cell>
          <table:table-cell table:number-columns-repeated="13"/>
          <table:table-cell table:style-name="ce341" table:number-columns-repeated="3"/>
          <table:table-cell table:number-columns-repeated="44"/>
        </table:table-row>
        <table:table-row table:style-name="ro48">
          <table:table-cell office:value-type="string" calcext:value-type="string">
            <text:p>Coruja (T1)</text:p>
            <text:p>Victor Felipe (T1) </text:p>
          </table:table-cell>
          <table:table-cell office:value-type="string" calcext:value-type="string">
            <text:p>Alunos Trybe</text:p>
          </table:table-cell>
          <table:table-cell table:number-columns-repeated="8"/>
          <table:table-cell table:style-name="ce344" office:value-type="date" office:date-value="2020-09-29" calcext:value-type="date">
            <text:p>29-set</text:p>
          </table:table-cell>
          <table:table-cell table:number-columns-repeated="53"/>
        </table:table-row>
        <table:table-row table:style-name="ro48">
          <table:table-cell office:value-type="string" calcext:value-type="string">
            <text:p>Gabriel Grahl</text:p>
          </table:table-cell>
          <table:table-cell office:value-type="string" calcext:value-type="string">
            <text:p>AMBEV</text:p>
          </table:table-cell>
          <table:table-cell/>
          <table:table-cell table:style-name="ce127" office:value-type="string" calcext:value-type="string">
            <text:p><text:a xlink:href="https://www.linkedin.com/in/gabriel-grahl-7254338a/" xlink:type="simple">https://www.linkedin.com/in/gabriel-grahl-7254338a/</text:a></text:p>
          </table:table-cell>
          <table:table-cell table:number-columns-repeated="60"/>
        </table:table-row>
        <table:table-row table:style-name="ro48">
          <table:table-cell office:value-type="string" calcext:value-type="string">
            <text:p>Elaine Telles</text:p>
          </table:table-cell>
          <table:table-cell office:value-type="string" calcext:value-type="string">
            <text:p>idWall</text:p>
          </table:table-cell>
          <table:table-cell table:number-columns-repeated="62"/>
        </table:table-row>
        <table:table-row table:style-name="ro48">
          <table:table-cell office:value-type="string" calcext:value-type="string">
            <text:p>Cláudio Lensing</text:p>
          </table:table-cell>
          <table:table-cell office:value-type="string" calcext:value-type="string">
            <text:p>Trybe</text:p>
          </table:table-cell>
          <table:table-cell table:number-columns-repeated="62"/>
        </table:table-row>
        <table:table-row table:style-name="ro48" table:number-rows-repeated="16">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Soft Skills" table:style-name="ta15">
        <table:table-column table:style-name="co55" table:default-cell-style-name="ce163"/>
        <table:table-column table:style-name="co56" table:default-cell-style-name="ce163"/>
        <table:table-column table:style-name="co57" table:default-cell-style-name="ce163"/>
        <table:table-column table:style-name="co58" table:default-cell-style-name="ce163"/>
        <table:table-column table:style-name="co1" table:number-columns-repeated="60" table:default-cell-style-name="Default"/>
        <table:table-row table:style-name="ro7">
          <table:table-cell table:style-name="ce345" office:value-type="string" calcext:value-type="string">
            <text:p>Data</text:p>
          </table:table-cell>
          <table:table-cell table:style-name="ce345" office:value-type="string" calcext:value-type="string">
            <text:p>Assunto</text:p>
          </table:table-cell>
          <table:table-cell table:style-name="ce345" office:value-type="string" calcext:value-type="string">
            <text:p>COmentário</text:p>
          </table:table-cell>
          <table:table-cell table:style-name="ce345" office:value-type="string" calcext:value-type="string">
            <text:p>Link</text:p>
          </table:table-cell>
          <table:table-cell table:number-columns-repeated="60"/>
        </table:table-row>
        <table:table-row table:style-name="ro2">
          <table:table-cell/>
          <table:table-cell office:value-type="string" calcext:value-type="string">
            <text:p>Valores</text:p>
          </table:table-cell>
          <table:table-cell/>
          <table:table-cell table:style-name="ce165" office:value-type="string" calcext:value-type="string">
            <text:p><text:a xlink:href="https://course.betrybe.com/soft-skills/emotional-intelligence/values/" xlink:type="simple">https://course.betrybe.com/soft-skills/emotional-intelligence/values/</text:a></text:p>
          </table:table-cell>
          <table:table-cell table:number-columns-repeated="60"/>
        </table:table-row>
        <table:table-row table:style-name="ro2">
          <table:table-cell/>
          <table:table-cell office:value-type="string" calcext:value-type="string">
            <text:p>A crítica como uma sombra</text:p>
          </table:table-cell>
          <table:table-cell/>
          <table:table-cell table:style-name="ce127" office:value-type="string" calcext:value-type="string">
            <text:p><text:a xlink:href="http://omeuindizivel.blogspot.com/2018/02/o-efeito-sombra-toda-critica-e-uma.html" xlink:type="simple">http://omeuindizivel.blogspot.com/2018/02/o-efeito-sombra-toda-critica-e-uma.html</text:a></text:p>
          </table:table-cell>
          <table:table-cell table:number-columns-repeated="60"/>
        </table:table-row>
        <table:table-row table:style-name="ro2">
          <table:table-cell/>
          <table:table-cell office:value-type="string" calcext:value-type="string">
            <text:p>Escuta ativa</text:p>
          </table:table-cell>
          <table:table-cell/>
          <table:table-cell table:style-name="ce127" office:value-type="string" calcext:value-type="string">
            <text:p><text:a xlink:href="https://www.youtube.com/watch?v=IsOb4Bg1ZjY&amp;feature=emb_logo" xlink:type="simple">https://www.youtube.com/watch?v=IsOb4Bg1ZjY&amp;feature=emb_logo</text:a></text:p>
          </table:table-cell>
          <table:table-cell table:number-columns-repeated="60"/>
        </table:table-row>
        <table:table-row table:style-name="ro2">
          <table:table-cell/>
          <table:table-cell office:value-type="string" calcext:value-type="string">
            <text:p>SCI</text:p>
          </table:table-cell>
          <table:table-cell/>
          <table:table-cell table:style-name="ce127" office:value-type="string" calcext:value-type="string">
            <text:p><text:a xlink:href="https://blog.smartleader.com.br/feedback-sci/" xlink:type="simple">https://blog.smartleader.com.br/feedback-sci/</text:a></text:p>
          </table:table-cell>
          <table:table-cell table:number-columns-repeated="60"/>
        </table:table-row>
        <table:table-row table:style-name="ro15">
          <table:table-cell/>
          <table:table-cell office:value-type="string" calcext:value-type="string">
            <text:p>Mediação</text:p>
          </table:table-cell>
          <table:table-cell table:style-name="ce126" office:value-type="string" calcext:value-type="string">
            <text:p>Escuta ativa;</text:p>
            <text:p>Parafraseamento (Mostrar os 2 lados da moeda)</text:p>
            <text:p>Rapport (empatia)</text:p>
            <text:p>Brainstorming</text:p>
            <text:p>Caucu ( treta pesada, conversar sepradamente)</text:p>
          </table:table-cell>
          <table:table-cell table:style-name="ce127" office:value-type="string" calcext:value-type="string">
            <text:p><text:a xlink:href="https://app.betrybe.com/course/soft-skills/communication/mediation" xlink:type="simple">https://app.betrybe.com/course/soft-skills/communication/mediation</text:a></text:p>
          </table:table-cell>
          <table:table-cell table:number-columns-repeated="60"/>
        </table:table-row>
        <table:table-row table:style-name="ro2">
          <table:table-cell table:style-name="ce346" office:value-type="date" office:date-value="2020-09-14" calcext:value-type="date">
            <text:p>14-set</text:p>
          </table:table-cell>
          <table:table-cell office:value-type="string" calcext:value-type="string">
            <text:p>Comunicação</text:p>
          </table:table-cell>
          <table:table-cell/>
          <table:table-cell table:style-name="ce127" office:value-type="string" calcext:value-type="string">
            <text:p><text:a xlink:href="https://www.youtube.com/watch?v=6wwUWKJ9AUs&amp;ab_channel=OlhoMágico" xlink:type="simple">https://www.youtube.com/watch?v=6wwUWKJ9AUs&amp;ab_channel=OlhoM%C3%A1gico</text:a></text:p>
          </table:table-cell>
          <table:table-cell table:number-columns-repeated="60"/>
        </table:table-row>
        <table:table-row table:style-name="ro20">
          <table:table-cell table:style-name="ce346" office:value-type="date" office:date-value="2020-10-21" calcext:value-type="date">
            <text:p>21-out</text:p>
          </table:table-cell>
          <table:table-cell office:value-type="string" calcext:value-type="string">
            <text:p>Gentileza</text:p>
          </table:table-cell>
          <table:table-cell table:style-name="ce126" office:value-type="string" calcext:value-type="string">
            <text:p/>
            <text:p>    O poder da gentileza, de Clóvis de Barros</text:p>
            <text:p>    O palhaço e o psicanalista, de Christian Dunker</text:p>
            <text:p/>
          </table:table-cell>
          <table:table-cell table:style-name="ce127" office:value-type="string" calcext:value-type="string">
            <text:p><text:a xlink:href="https://app.betrybe.com/course/soft-skills/collaboration/awareness" xlink:type="simple">https://app.betrybe.com/course/soft-skills/collaboration/awareness</text:a></text:p>
          </table:table-cell>
          <table:table-cell table:number-columns-repeated="60"/>
        </table:table-row>
        <table:table-row table:style-name="ro7" table:number-rows-repeated="1048567">
          <table:table-cell table:number-columns-repeated="64"/>
        </table:table-row>
        <table:table-row table:style-name="ro7">
          <table:table-cell table:number-columns-repeated="64"/>
        </table:table-row>
      </table:table>
      <table:table table:name="Momento carreira" table:style-name="ta16">
        <table:table-column table:style-name="co1" table:default-cell-style-name="ce126"/>
        <table:table-column table:style-name="co59" table:number-columns-repeated="2" table:default-cell-style-name="ce126"/>
        <table:table-column table:style-name="co60" table:number-columns-repeated="3" table:default-cell-style-name="ce126"/>
        <table:table-column table:style-name="co1" table:number-columns-repeated="58" table:default-cell-style-name="ce126"/>
        <table:table-column table:style-name="co1" table:number-columns-repeated="960" table:default-cell-style-name="Default"/>
        <table:table-row table:style-name="ro43">
          <table:table-cell table:style-name="ce114" office:value-type="string" calcext:value-type="string" table:number-columns-spanned="9" table:number-rows-spanned="1">
            <text:p>Momentos carreira</text:p>
          </table:table-cell>
          <table:covered-table-cell table:number-columns-repeated="8" table:style-name="ce114"/>
          <table:table-cell table:style-name="ce351" table:number-columns-repeated="1015"/>
        </table:table-row>
        <table:table-row table:style-name="ro1">
          <table:table-cell table:style-name="ce349" office:value-type="string" calcext:value-type="string">
            <text:p>Data</text:p>
          </table:table-cell>
          <table:table-cell table:style-name="ce349" office:value-type="string" calcext:value-type="string">
            <text:p>Assunto</text:p>
          </table:table-cell>
          <table:table-cell table:style-name="ce349" office:value-type="string" calcext:value-type="string">
            <text:p>Pessoa</text:p>
          </table:table-cell>
          <table:table-cell table:style-name="ce349" office:value-type="string" calcext:value-type="string">
            <text:p>Descrição</text:p>
          </table:table-cell>
          <table:table-cell table:style-name="ce349" office:value-type="string" calcext:value-type="string">
            <text:p>OBS</text:p>
          </table:table-cell>
          <table:table-cell table:style-name="ce349" office:value-type="string" calcext:value-type="string">
            <text:p>Link 1</text:p>
          </table:table-cell>
          <table:table-cell table:style-name="ce349" office:value-type="string" calcext:value-type="string">
            <text:p>Link 2</text:p>
          </table:table-cell>
          <table:table-cell table:style-name="ce349" table:number-columns-repeated="2"/>
          <table:table-cell table:style-name="ce352" table:number-columns-repeated="1015"/>
        </table:table-row>
        <table:table-row table:style-name="ro51">
          <table:table-cell table:style-name="ce344" office:value-type="date" office:date-value="2020-08-06" calcext:value-type="date">
            <text:p>06-ago</text:p>
          </table:table-cell>
          <table:table-cell office:value-type="string" calcext:value-type="string">
            <text:p>StoryTelling</text:p>
          </table:table-cell>
          <table:table-cell/>
          <table:table-cell office:value-type="string" calcext:value-type="string">
            <text:p>4 pilars of meaning: Belonging; Porpourse; Transcendence; Story Telling</text:p>
            <text:p>Usar sua história para criar conecção com a outra pessoa, fazer ela sentir empatia com você</text:p>
          </table:table-cell>
          <table:table-cell office:value-type="string" calcext:value-type="string">
            <text:p>O que te levou da experiência profissional X para a Y? Por quê você fez essa mudança de carreira aqui? Como aquele acontecimento do passado se conecta com o que você quer hoje? Como aquela experiência na escola, no esporte ou no trabalho voluntário se encaixa com o mundo de programação?</text:p>
          </table:table-cell>
          <table:table-cell table:style-name="ce350" office:value-type="string" calcext:value-type="string">
            <text:p><text:a xlink:href="https://course.betrybe.com/career/self-knowledge/selfknowledge-3" xlink:type="simple">https://course.betrybe.com/career/self-knowledge/selfknowledge-3</text:a></text:p>
          </table:table-cell>
          <table:table-cell table:number-columns-repeated="1018"/>
        </table:table-row>
        <table:table-row table:style-name="ro51">
          <table:table-cell table:style-name="ce344" office:value-type="date" office:date-value="2020-09-04" calcext:value-type="date">
            <text:p>04-set</text:p>
          </table:table-cell>
          <table:table-cell office:value-type="string" calcext:value-type="string">
            <text:p>Feecback comportamental</text:p>
          </table:table-cell>
          <table:table-cell/>
          <table:table-cell office:value-type="string" calcext:value-type="string">
            <text:p>Nós como seres humanos, somos (por natureza) propensos a obter conhecimento.</text:p>
            <text:p/>
            <text:p>O que justifica a nossa relação complicada com o feedback é o fato de que recebê-los se localiza na intersecção das duas necessidades intrínsecas a nós apresentadas: o impulso de aprender e o desejo de aceitação.</text:p>
            <text:p/>
            <text:p>Gatilhos de verdade” Estes gatilhos são acionados em nós quando recebemos um feedback simplesmente não verídico, sem cabimento, equivocado. O sentimento que temos é de indignação, ofensa e irritação.</text:p>
            <text:p>“Gatilhos de relacionamento” Estes gatilhos são acionados em nós, não por conta do conteúdo do feedback, mas pela pessoa que os emite. Pode se basear no que pensamos sobre a pessoa (falta de credibilidade) ou como nos sentimos tratados por ela. Um exemplo de resposta que podemos ouvir em um contexto é algo como "Você não tem credibilidade pra me falar isso!" ou "Depois de tudo o que eu fiz pra você, tenho que ouvir isso ainda?"</text:p>
            <text:p>“Gatilhos de identidade” Já os gatilhos de identidade, diferentemente dos anteriores, não tem o foco no conteúdo do feedback, nem em quem o emite, mas sim em nós. Esse tipo de feedback abala nossa percepção sobre quem nós somos e os nossos ideais. A resposta desse tipo de gatilho é o sentimento de ameaça, vergonha, insegurança e desequilíbrio.</text:p>
            <text:p/>
            <text:p/>
            <text:p>- Como lidar com esses gatilho?? - page do course</text:p>
          </table:table-cell>
          <table:table-cell office:value-type="string" calcext:value-type="string">
            <text:p>livro: Conversas Difíceis: Como argumentar sobre questões importantes - Douglas Stone</text:p>
          </table:table-cell>
          <table:table-cell table:style-name="ce127" office:value-type="string" calcext:value-type="string">
            <text:p>https://app.betrybe.com/course/career/self-knowledge/behavioral_feedback</text:p>
          </table:table-cell>
          <table:table-cell table:style-name="ce127" office:value-type="string" calcext:value-type="string">
            <text:p><text:a xlink:href="https://www.ieepeducacao.com.br/braintrust-seguranca-psicologica/" xlink:type="simple">https://www.ieepeducacao.com.br/braintrust-seguranca-psicologica/</text:a></text:p>
          </table:table-cell>
          <table:table-cell table:number-columns-repeated="1017"/>
        </table:table-row>
        <table:table-row table:style-name="ro51">
          <table:table-cell table:style-name="ce344" office:value-type="date" office:date-value="2020-09-18" calcext:value-type="date">
            <text:p>18-set</text:p>
          </table:table-cell>
          <table:table-cell office:value-type="string" calcext:value-type="string">
            <text:p>Dicas para currículo</text:p>
          </table:table-cell>
          <table:table-cell office:value-type="string" calcext:value-type="string">
            <text:p>maisa mattedi - Trybe</text:p>
          </table:table-cell>
          <table:table-cell office:value-type="string" calcext:value-type="string">
            <text:p>Dicas:</text:p>
            <text:p>1) Somente verdades</text:p>
            <text:p>2) QUando citar exp. citar o impacto na empresa (o que eu trouxe de valor?</text:p>
            <text:p>3) Manter linkdein e CV atualizados</text:p>
            <text:p>4) Dar match dos tópicos com o que está na vaga</text:p>
            <text:p>5) CV personalizdo para cada emprsea</text:p>
            <text:p>6) Usar palavras chves</text:p>
            <text:p>7) Exp não relacionadas: Softskills -&gt; professor</text:p>
            <text:p>8) Palavras chaves: tecnologias com as quais trabalha</text:p>
          </table:table-cell>
          <table:table-cell table:number-columns-repeated="1020"/>
        </table:table-row>
        <table:table-row table:style-name="ro51">
          <table:table-cell table:style-name="ce344" office:value-type="date" office:date-value="2020-09-28" calcext:value-type="date">
            <text:p>28-set</text:p>
          </table:table-cell>
          <table:table-cell office:value-type="string" calcext:value-type="string">
            <text:p>Metodologias ágeis</text:p>
          </table:table-cell>
          <table:table-cell/>
          <table:table-cell office:value-type="string" calcext:value-type="string">
            <text:p>Esse manifesto prega uma metodologia de desenvolvimento de software que tem como objetivo satisfazer os clientes da empresa, entregando com rapidez e com maior frequência versões novas do software, de acordo com suas necessidades.</text:p>
            <text:p/>
            <text:p>Ou seja: a partir de uma versão publicada, que pode não estar absolutamente completa, pode-se evoluir o software de acordo com as necessidades dos clientes da empresa e de suas demandas. Do contrário, o produto final demoraria demais para ficar pronto, o que comprometeria a sua entrega de valor e sua relevância, arriscando ficar obsoleto</text:p>
          </table:table-cell>
          <table:table-cell/>
          <table:table-cell table:style-name="ce127" office:value-type="string" calcext:value-type="string">
            <text:p><text:a xlink:href="https://agilemanifesto.org/iso/ptbr/principles.html" xlink:type="simple">https://agilemanifesto.org/iso/ptbr/principles.html</text:a></text:p>
          </table:table-cell>
          <table:table-cell office:value-type="string" calcext:value-type="string">
            <text:p>Conceitos e terminologias:</text:p>
            <text:p/>
            <text:p>https://www.desenvolvimentoagil.com.br/scrum/product_backlog</text:p>
          </table:table-cell>
          <table:table-cell table:number-columns-repeated="1017"/>
        </table:table-row>
        <table:table-row table:style-name="ro51" table:number-rows-repeated="19">
          <table:table-cell table:number-columns-repeated="1024"/>
        </table:table-row>
        <table:table-row table:style-name="ro7" table:number-rows-repeated="1048550">
          <table:table-cell table:number-columns-repeated="1024"/>
        </table:table-row>
        <table:table-row table:style-name="ro7">
          <table:table-cell table:number-columns-repeated="1024"/>
        </table:table-row>
      </table:table>
      <table:table table:name="Procurar emprego" table:style-name="ta17">
        <table:table-column table:style-name="co52" table:default-cell-style-name="ce126"/>
        <table:table-column table:style-name="co61" table:number-columns-repeated="2" table:default-cell-style-name="ce163"/>
        <table:table-column table:style-name="co1" table:default-cell-style-name="ce163"/>
        <table:table-column table:style-name="co62" table:default-cell-style-name="ce163"/>
        <table:table-column table:style-name="co63" table:default-cell-style-name="ce163"/>
        <table:table-column table:style-name="co64" table:number-columns-repeated="2" table:default-cell-style-name="ce163"/>
        <table:table-column table:style-name="co1" table:number-columns-repeated="56" table:default-cell-style-name="ce163"/>
        <table:table-row table:style-name="ro52">
          <table:table-cell table:style-name="ce121" office:value-type="string" calcext:value-type="string" table:number-columns-spanned="5" table:number-rows-spanned="1">
            <text:p>Levantamentos</text:p>
          </table:table-cell>
          <table:covered-table-cell table:number-columns-repeated="4" table:style-name="ce121"/>
          <table:table-cell/>
          <table:table-cell table:style-name="ce135" office:value-type="string" calcext:value-type="string" table:number-columns-spanned="2" table:number-rows-spanned="1">
            <text:p>Exemplos de portfólios</text:p>
          </table:table-cell>
          <table:covered-table-cell table:style-name="ce135"/>
          <table:table-cell table:number-columns-repeated="56"/>
        </table:table-row>
        <table:table-row table:style-name="ro2">
          <table:table-cell table:style-name="ce122" office:value-type="string" calcext:value-type="string">
            <text:p>Assunto</text:p>
          </table:table-cell>
          <table:table-cell table:style-name="ce123" office:value-type="string" calcext:value-type="string">
            <text:p>Nome</text:p>
          </table:table-cell>
          <table:table-cell table:style-name="ce123" office:value-type="string" calcext:value-type="string">
            <text:p>Área empresa</text:p>
          </table:table-cell>
          <table:table-cell table:style-name="ce123" office:value-type="string" calcext:value-type="string">
            <text:p>Link</text:p>
          </table:table-cell>
          <table:table-cell table:style-name="ce123" office:value-type="string" calcext:value-type="string">
            <text:p>OBS</text:p>
          </table:table-cell>
          <table:table-cell/>
          <table:table-cell table:style-name="ce358" office:value-type="string" calcext:value-type="string">
            <text:p>Quem?</text:p>
          </table:table-cell>
          <table:table-cell table:style-name="ce358" office:value-type="string" calcext:value-type="string">
            <text:p>Link</text:p>
          </table:table-cell>
          <table:table-cell table:number-columns-repeated="56"/>
        </table:table-row>
        <table:table-row table:style-name="ro53">
          <table:table-cell office:value-type="string" calcext:value-type="string">
            <text:p>Ferramentas</text:p>
          </table:table-cell>
          <table:table-cell office:value-type="string" calcext:value-type="string">
            <text:p>StackOverflow Jobs</text:p>
          </table:table-cell>
          <table:table-cell table:number-columns-repeated="4"/>
          <table:table-cell office:value-type="string" calcext:value-type="string">
            <text:p>Johnatas</text:p>
          </table:table-cell>
          <table:table-cell office:value-type="string" calcext:value-type="string">
            <text:p>https://github.com/johnatas-henrique</text:p>
          </table:table-cell>
          <table:table-cell table:number-columns-repeated="56"/>
        </table:table-row>
        <table:table-row table:style-name="ro53">
          <table:table-cell office:value-type="string" calcext:value-type="string">
            <text:p>Ferramentas</text:p>
          </table:table-cell>
          <table:table-cell office:value-type="string" calcext:value-type="string">
            <text:p>remote.com</text:p>
          </table:table-cell>
          <table:table-cell table:number-columns-repeated="4"/>
          <table:table-cell office:value-type="string" calcext:value-type="string">
            <text:p>Ilan</text:p>
          </table:table-cell>
          <table:table-cell office:value-type="string" calcext:value-type="string">
            <text:p>https://github.com/ilan274</text:p>
          </table:table-cell>
          <table:table-cell table:number-columns-repeated="56"/>
        </table:table-row>
        <table:table-row table:style-name="ro53">
          <table:table-cell office:value-type="string" calcext:value-type="string">
            <text:p>Ferramentas</text:p>
          </table:table-cell>
          <table:table-cell office:value-type="string" calcext:value-type="string">
            <text:p>Linkdein</text:p>
          </table:table-cell>
          <table:table-cell table:number-columns-repeated="4"/>
          <table:table-cell office:value-type="string" calcext:value-type="string">
            <text:p>Anuraghazra</text:p>
          </table:table-cell>
          <table:table-cell office:value-type="string" calcext:value-type="string">
            <text:p>https://github.com/anuraghazra/github-readme-stats</text:p>
          </table:table-cell>
          <table:table-cell table:number-columns-repeated="56"/>
        </table:table-row>
        <table:table-row table:style-name="ro53">
          <table:table-cell office:value-type="string" calcext:value-type="string">
            <text:p>Ferramentas</text:p>
          </table:table-cell>
          <table:table-cell office:value-type="string" calcext:value-type="string">
            <text:p>Revelo</text:p>
          </table:table-cell>
          <table:table-cell table:number-columns-repeated="4"/>
          <table:table-cell office:value-type="string" calcext:value-type="string">
            <text:p>Lauro Lyra</text:p>
          </table:table-cell>
          <table:table-cell table:style-name="ce127" office:value-type="string" calcext:value-type="string">
            <text:p><text:a xlink:href="https://github.com/laurolyra/my-projects" xlink:type="simple">https://github.com/laurolyra/my-projects</text:a></text:p>
          </table:table-cell>
          <table:table-cell table:number-columns-repeated="56"/>
        </table:table-row>
        <table:table-row table:style-name="ro53">
          <table:table-cell office:value-type="string" calcext:value-type="string">
            <text:p>Ferramentas</text:p>
          </table:table-cell>
          <table:table-cell office:value-type="string" calcext:value-type="string">
            <text:p>CrossOver for Work</text:p>
          </table:table-cell>
          <table:table-cell/>
          <table:table-cell office:value-type="string" calcext:value-type="string">
            <text:p>Linkedin</text:p>
          </table:table-cell>
          <table:table-cell table:style-name="ce126" office:value-type="string" calcext:value-type="string">
            <text:p>Bater um papo com o Matheus Talles Carvalho da turma 2</text:p>
          </table:table-cell>
          <table:table-cell/>
          <table:table-cell office:value-type="string" calcext:value-type="string">
            <text:p>Guilherme - Turma 6</text:p>
          </table:table-cell>
          <table:table-cell table:style-name="ce134" office:value-type="string" calcext:value-type="string">
            <text:p><text:a xlink:href="https://github.com/Gui-Alucard" xlink:type="simple">https://github.com/Gui-Alucard</text:a></text:p>
          </table:table-cell>
          <table:table-cell table:number-columns-repeated="56"/>
        </table:table-row>
        <table:table-row table:style-name="ro53">
          <table:table-cell office:value-type="string" calcext:value-type="string">
            <text:p>Ferramentas</text:p>
          </table:table-cell>
          <table:table-cell office:value-type="string" calcext:value-type="string">
            <text:p>AngelList</text:p>
          </table:table-cell>
          <table:table-cell/>
          <table:table-cell office:value-type="string" calcext:value-type="string">
            <text:p>angel.co</text:p>
          </table:table-cell>
          <table:table-cell table:number-columns-repeated="60"/>
        </table:table-row>
        <table:table-row table:style-name="ro53">
          <table:table-cell office:value-type="string" calcext:value-type="string">
            <text:p>Ferramentas</text:p>
          </table:table-cell>
          <table:table-cell office:value-type="string" calcext:value-type="string">
            <text:p>Workana</text:p>
          </table:table-cell>
          <table:table-cell table:number-columns-repeated="62"/>
        </table:table-row>
        <table:table-row table:style-name="ro53">
          <table:table-cell office:value-type="string" calcext:value-type="string">
            <text:p>País bom</text:p>
          </table:table-cell>
          <table:table-cell office:value-type="string" calcext:value-type="string">
            <text:p>Alemanhã!!!!!</text:p>
          </table:table-cell>
          <table:table-cell table:number-columns-repeated="2"/>
          <table:table-cell office:value-type="string" calcext:value-type="string">
            <text:p>Pode falar inglês</text:p>
          </table:table-cell>
          <table:table-cell table:number-columns-repeated="59"/>
        </table:table-row>
        <table:table-row table:style-name="ro53">
          <table:table-cell office:value-type="string" calcext:value-type="string">
            <text:p>País bom</text:p>
          </table:table-cell>
          <table:table-cell office:value-type="string" calcext:value-type="string">
            <text:p>Holanda!!</text:p>
          </table:table-cell>
          <table:table-cell table:number-columns-repeated="2"/>
          <table:table-cell office:value-type="string" calcext:value-type="string">
            <text:p>Pode falar inglês</text:p>
          </table:table-cell>
          <table:table-cell table:number-columns-repeated="59"/>
        </table:table-row>
        <table:table-row table:style-name="ro53">
          <table:table-cell office:value-type="string" calcext:value-type="string">
            <text:p>País bom</text:p>
          </table:table-cell>
          <table:table-cell office:value-type="string" calcext:value-type="string">
            <text:p>Dublin!!</text:p>
          </table:table-cell>
          <table:table-cell table:number-columns-repeated="2"/>
          <table:table-cell office:value-type="string" calcext:value-type="string">
            <text:p>Pode falar inglês</text:p>
          </table:table-cell>
          <table:table-cell table:number-columns-repeated="59"/>
        </table:table-row>
        <table:table-row table:style-name="ro52">
          <table:table-cell office:value-type="string" calcext:value-type="string">
            <text:p>País bom</text:p>
          </table:table-cell>
          <table:table-cell office:value-type="string" calcext:value-type="string">
            <text:p>Israel!!</text:p>
          </table:table-cell>
          <table:table-cell table:number-columns-repeated="2"/>
          <table:table-cell office:value-type="string" calcext:value-type="string">
            <text:p>Pode falar inglês</text:p>
          </table:table-cell>
          <table:table-cell table:number-columns-repeated="59"/>
        </table:table-row>
        <table:table-row table:style-name="ro53">
          <table:table-cell office:value-type="string" calcext:value-type="string">
            <text:p>Ferramentas</text:p>
          </table:table-cell>
          <table:table-cell office:value-type="string" calcext:value-type="string">
            <text:p>Baby System</text:p>
          </table:table-cell>
          <table:table-cell table:number-columns-repeated="62"/>
        </table:table-row>
        <table:table-row table:style-name="ro53">
          <table:table-cell office:value-type="string" calcext:value-type="string">
            <text:p>Empresa parceira - Trybe</text:p>
          </table:table-cell>
          <table:table-cell office:value-type="string" calcext:value-type="string">
            <text:p>CRM Educacional</text:p>
          </table:table-cell>
          <table:table-cell office:value-type="string" calcext:value-type="string">
            <text:p>educação</text:p>
          </table:table-cell>
          <table:table-cell table:style-name="ce127" office:value-type="string" calcext:value-type="string">
            <text:p><text:a xlink:href="https://crmeducacional.com/" xlink:type="simple">https://crmeducacional.com/</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06390046/?eBP=JOB_SEARCH_ORGANIC&amp;recommendedFlavor=ACTIVELY_HIRING_COMPANY&amp;refId=6d68caf4-e341-467c-b333-1f0bb7fd856f&amp;trackingId=1MIVpDPWA%2FECNtrj03C7Ug%3D%3D&amp;trk=flagship3_search_srp_jobs" xlink:type="simple">https://www.linkedin.com/jobs/view/2006390046/?eBP=JOB_SEARCH_ORGANIC&amp;recommendedFlavor=ACTIVELY_HIRING_COMPANY&amp;refId=6d68caf4-e341-467c-b333-1f0bb7fd856f&amp;trackingId=1MIVpDPWA%2FECNtrj03C7Ug%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search/?f_C=1353&amp;geoId=92000000&amp;start=50" xlink:type="simple">https://www.linkedin.com/jobs/search/?f_C=1353&amp;geoId=92000000&amp;start=50</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1998179872/?eBP=JOB_SEARCH_ORGANIC&amp;recommendedFlavor=ACTIVELY_HIRING_COMPANY&amp;refId=152dfd65-8ea2-4c6a-83b6-977f070a80a5&amp;trackingId=9tVVfGd20eI6cFqDCvLUFQ%3D%3D&amp;trk=flagship3_search_srp_jobs" xlink:type="simple">https://www.linkedin.com/jobs/view/1998179872/?eBP=JOB_SEARCH_ORGANIC&amp;recommendedFlavor=ACTIVELY_HIRING_COMPANY&amp;refId=152dfd65-8ea2-4c6a-83b6-977f070a80a5&amp;trackingId=9tVVfGd20eI6cFqDCvLUFQ%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02486033/?eBP=JOB_SEARCH_ORGANIC&amp;recommendedFlavor=ACTIVELY_HIRING_COMPANY&amp;refId=152dfd65-8ea2-4c6a-83b6-977f070a80a5&amp;trackingId=crW1SapGoImeSA%2BGHx0v7A%3D%3D&amp;trk=flagship3_search_srp_jobs" xlink:type="simple">https://www.linkedin.com/jobs/view/2002486033/?eBP=JOB_SEARCH_ORGANIC&amp;recommendedFlavor=ACTIVELY_HIRING_COMPANY&amp;refId=152dfd65-8ea2-4c6a-83b6-977f070a80a5&amp;trackingId=crW1SapGoImeSA%2BGHx0v7A%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1998199539/?eBP=NotAvailableFromMidTier&amp;recommendedFlavor=ACTIVELY_HIRING_COMPANY&amp;refId=152dfd65-8ea2-4c6a-83b6-977f070a80a5&amp;trackingId=5XJr0gICoeooAWgrqX4sJg%3D%3D&amp;trk=flagship3_search_srp_jobs" xlink:type="simple">https://www.linkedin.com/jobs/view/1998199539/?eBP=NotAvailableFromMidTier&amp;recommendedFlavor=ACTIVELY_HIRING_COMPANY&amp;refId=152dfd65-8ea2-4c6a-83b6-977f070a80a5&amp;trackingId=5XJr0gICoeooAWgrqX4sJg%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20030195/?eBP=JOB_SEARCH_ORGANIC&amp;recommendedFlavor=ACTIVELY_HIRING_COMPANY&amp;refId=152dfd65-8ea2-4c6a-83b6-977f070a80a5&amp;trackingId=y5Gcrj59ZPfQenYaAWn7jg%3D%3D&amp;trk=flagship3_search_srp_jobs" xlink:type="simple">https://www.linkedin.com/jobs/view/2020030195/?eBP=JOB_SEARCH_ORGANIC&amp;recommendedFlavor=ACTIVELY_HIRING_COMPANY&amp;refId=152dfd65-8ea2-4c6a-83b6-977f070a80a5&amp;trackingId=y5Gcrj59ZPfQenYaAWn7jg%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5396938/?eBP=JOB_SEARCH_ORGANIC&amp;recommendedFlavor=ACTIVELY_HIRING_COMPANY&amp;refId=7b2309fc-7e5c-4dfd-8bf0-9608b173a327&amp;trackingId=ARqDFmZ%2B530WW76413KHUQ%3D%3D&amp;trk=flagship3_search_srp_jobs" xlink:type="simple">https://www.linkedin.com/jobs/view/2155396938/?eBP=JOB_SEARCH_ORGANIC&amp;recommendedFlavor=ACTIVELY_HIRING_COMPANY&amp;refId=7b2309fc-7e5c-4dfd-8bf0-9608b173a327&amp;trackingId=ARqDFmZ%2B530WW76413KHUQ%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232/?eBP=CwEAAAF05WD6gjn9r0gYRrk3DlTKPYVST0DsMAdwMgShah0A1xF--WdriizWNkZvWm6a2-bmn_I052waRH391pEpwzOUGC00OEzJCx2bCIb9QjkAFsZR2Il6JMpZwsDQSxDEkTW5xRYBOR3YBLRizw9CCQ-oz_QKdmkt_Ha17LdYtZ5yruY1LmTW-_lTFWC_4DAL3cixcw0j" xlink:type="simple">https://www.linkedin.com/jobs/view/2174698232/?eBP=CwEAAAF05WD6gjn9r0gYRrk3DlTKPYVST0DsMAdwMgShah0A1xF--WdriizWNkZvWm6a2-bmn_I052waRH391pEpwzOUGC00OEzJCx2bCIb9QjkAFsZR2Il6JMpZwsDQSxDEkTW5xRYBOR3YBLRizw9CCQ-oz_QKdmkt_Ha17LdYtZ5yruY1LmTW-_lTFWC_4DAL3cixcw0jqzCVoBI2fMRWt5ETrjTlDMKQ-g9txRLy-nwf-D7RTgP8o4rVxw_4vxVQvLoqtOSUXn5J1CsTz8jD1LDukmWcPJH5I3uTMGqXETVq_xZrqANffnDDtC8mn7f06YpDDUZ_5I-dR4aB0LXQkUKiPyuJbB4m0jd3OKWt3duWqQ&amp;recommendedFlavor=SCHOOL_RECRUIT&amp;refId=4a0c47c2-7855-45db-ac86-217819ec6539&amp;trackingId=NG5sKD5jA1vYEhv6O8YCdg%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23636358/?eBP=NotAvailableFromMidTier&amp;recommendedFlavor=SCHOOL_RECRUIT&amp;refId=4a0c47c2-7855-45db-ac86-217819ec6539&amp;trackingId=VgQyWHHRBAokVYlNmfS90Q%3D%3D&amp;trk=flagship3_search_srp_jobs" xlink:type="simple">https://www.linkedin.com/jobs/view/2023636358/?eBP=NotAvailableFromMidTier&amp;recommendedFlavor=SCHOOL_RECRUIT&amp;refId=4a0c47c2-7855-45db-ac86-217819ec6539&amp;trackingId=VgQyWHHRBAokVYlNmfS90Q%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1087337/?eBP=NotAvailableFromMidTier&amp;recommendedFlavor=SCHOOL_RECRUIT&amp;refId=4a0c47c2-7855-45db-ac86-217819ec6539&amp;trackingId=QLrzHxeEm1i1wqL3H8b6sQ%3D%3D&amp;trk=flagship3_search_srp_jobs" xlink:type="simple">https://www.linkedin.com/jobs/view/2151087337/?eBP=NotAvailableFromMidTier&amp;recommendedFlavor=SCHOOL_RECRUIT&amp;refId=4a0c47c2-7855-45db-ac86-217819ec6539&amp;trackingId=QLrzHxeEm1i1wqL3H8b6sQ%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1093235/?eBP=NotAvailableFromMidTier&amp;recommendedFlavor=SCHOOL_RECRUIT&amp;refId=4a0c47c2-7855-45db-ac86-217819ec6539&amp;trackingId=rs9v2JIl9XNrcL27lxKUHg%3D%3D&amp;trk=flagship3_search_srp_jobs" xlink:type="simple">https://www.linkedin.com/jobs/view/2151093235/?eBP=NotAvailableFromMidTier&amp;recommendedFlavor=SCHOOL_RECRUIT&amp;refId=4a0c47c2-7855-45db-ac86-217819ec6539&amp;trackingId=rs9v2JIl9XNrcL27lxKUHg%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19483962/?eBP=JOB_SEARCH_ORGANIC&amp;recommendedFlavor=SCHOOL_RECRUIT&amp;refId=4a0c47c2-7855-45db-ac86-217819ec6539&amp;trackingId=UMov1NtnRhhMPqWpidw93A%3D%3D&amp;trk=flagship3_search_srp_jobs" xlink:type="simple">https://www.linkedin.com/jobs/view/2019483962/?eBP=JOB_SEARCH_ORGANIC&amp;recommendedFlavor=SCHOOL_RECRUIT&amp;refId=4a0c47c2-7855-45db-ac86-217819ec6539&amp;trackingId=UMov1NtnRhhMPqWpidw93A%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551883/?eBP=JOB_SEARCH_ORGANIC&amp;recommendedFlavor=SCHOOL_RECRUIT&amp;refId=4a0c47c2-7855-45db-ac86-217819ec6539&amp;trackingId=qWqkdCf%2BiLHmyhBe%2Bz3zag%3D%3D&amp;trk=flagship3_search_srp_jobs" xlink:type="simple">https://www.linkedin.com/jobs/view/2174551883/?eBP=JOB_SEARCH_ORGANIC&amp;recommendedFlavor=SCHOOL_RECRUIT&amp;refId=4a0c47c2-7855-45db-ac86-217819ec6539&amp;trackingId=qWqkdCf%2BiLHmyhBe%2Bz3zag%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079/?eBP=CwEAAAF05WD6glvaXq7595oQ4imDvcN6o-FKbYuIwD-s1Dcvs-dOTN2w0u41labRuF9QNjBaFBTksLBBYat9-FWMtyRkdnFJgx6ZnbmQ0p8Jp_TOuFtbphMCMnLN-Gdw6JezyJJoAYVK6PUg7x6dztIYgJxvFz1sOieR_wXoRk-LbsnVmrcd7JzgWeCsapp6_PZnqyQ4fDYP" xlink:type="simple">https://www.linkedin.com/jobs/view/2174698079/?eBP=CwEAAAF05WD6glvaXq7595oQ4imDvcN6o-FKbYuIwD-s1Dcvs-dOTN2w0u41labRuF9QNjBaFBTksLBBYat9-FWMtyRkdnFJgx6ZnbmQ0p8Jp_TOuFtbphMCMnLN-Gdw6JezyJJoAYVK6PUg7x6dztIYgJxvFz1sOieR_wXoRk-LbsnVmrcd7JzgWeCsapp6_PZnqyQ4fDYPvTDMWp8LX4gAB78kuA9qPDHyK6X3n8vMGcx1xZdXMWxTVMs8YNwTGJWn3j2aN9JQGE30G8X3OMCwv8NjXirI9RxgBKbmJaOLoew9u_YHv41l9JDA4Qi8Yiq413v7WaFc6cQLreXFDgguwna-4a7caWw276b_MlnxBlpFvA&amp;recommendedFlavor=SCHOOL_RECRUIT&amp;refId=4a0c47c2-7855-45db-ac86-217819ec6539&amp;trackingId=%2Fd30cy%2B9FgjJwei3%2BiCh0g%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374/?eBP=CwEAAAF05WD6gmvPNi8QSmvwEllTEiWJSkVuXX9-NpUiSxDVbMFRfqgGx-Wev1onmbMXsyWQIfkY4Nc71Q4B0CMAGv0sp8I5tAlFgaeVU9oN0BGf-VKwV5MeGMe5z2Y6Rf_hKcrx4fi7eirGol5nJ3bibnfFDluUvNUn-iVyG7TvKQhLfUtokwDoWU6UR6GQnpgp3INWFI9D" xlink:type="simple">https://www.linkedin.com/jobs/view/2174698374/?eBP=CwEAAAF05WD6gmvPNi8QSmvwEllTEiWJSkVuXX9-NpUiSxDVbMFRfqgGx-Wev1onmbMXsyWQIfkY4Nc71Q4B0CMAGv0sp8I5tAlFgaeVU9oN0BGf-VKwV5MeGMe5z2Y6Rf_hKcrx4fi7eirGol5nJ3bibnfFDluUvNUn-iVyG7TvKQhLfUtokwDoWU6UR6GQnpgp3INWFI9DWM2pUtoxO9ry_mnXqdAqr-UoM2v6-Ri_6FZ-Gpjj3YiRchhz3evdvbut1BkJ-RkuZvVpN4mWD1p1aL7i5g2VLKLz_4Ab20GUi1rpCTReU_gG4hnWyN4lamDR6DHEq0_Oi8sZfBlYY6r6UaLOw0hQ26NudzdQW5o9ee80mWMb5qGO3Wm8OPsTGIjcZApn8bh1mcHkANST&amp;recommendedFlavor=SCHOOL_RECRUIT&amp;refId=4a0c47c2-7855-45db-ac86-217819ec6539&amp;trackingId=75hsS2XJVxWmWhvonJ1GaQ%3D%3D&amp;trk=flagship3_search_srp_jobs</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SAMBA TECH!!</text:p>
          </table:table-cell>
          <table:table-cell/>
          <table:table-cell table:style-name="ce127" office:value-type="string" calcext:value-type="string">
            <text:p><text:a xlink:href="https://jobs.kenoby.com/sambatech-carreiras/job/desenvolvedora-front-end-trainee-trybe-home-office-remoto/5eebb9d95d0fa76b218ac1ac" xlink:type="simple">https://jobs.kenoby.com/sambatech-carreiras/job/desenvolvedora-front-end-trainee-trybe-home-office-remoto/5eebb9d95d0fa76b218ac1ac</text:a></text:p>
          </table:table-cell>
          <table:table-cell table:number-columns-repeated="60"/>
        </table:table-row>
        <table:table-row table:style-name="ro53">
          <table:table-cell office:value-type="string" calcext:value-type="string">
            <text:p>Empresas - Hackaton</text:p>
          </table:table-cell>
          <table:table-cell office:value-type="string" calcext:value-type="string">
            <text:p>GetNet</text:p>
          </table:table-cell>
          <table:table-cell/>
          <table:table-cell table:style-name="ce127" office:value-type="string" calcext:value-type="string">
            <text:p><text:a xlink:href="https://www.youtube.com/redirect?q=https%3A%2F%2Fsite.getnet.com.br%2Fcarreiras%2Fprograma-de-estagio-getnet%2F&amp;redir_token=QUFFLUhqazktOU5LOThYUHdBNE9pNDhqb00wcG5JN3JJZ3xBQ3Jtc0ttUlp4LVNDOVQ4OWZaMHZQTlBmUllMR1ROOThFQVlDbVNLcXZ4eTR0OGNNSU94WndLbldDclIyS2x" xlink:type="simple">https://www.youtube.com/redirect?q=https%3A%2F%2Fsite.getnet.com.br%2Fcarreiras%2Fprograma-de-estagio-getnet%2F&amp;redir_token=QUFFLUhqazktOU5LOThYUHdBNE9pNDhqb00wcG5JN3JJZ3xBQ3Jtc0ttUlp4LVNDOVQ4OWZaMHZQTlBmUllMR1ROOThFQVlDbVNLcXZ4eTR0OGNNSU94WndLbldDclIyS2xPUnE3dUdBanJwUmhQYmpNRHM4dUtiQ1NZdWhyMlktRkFWdUtpeE9OOHB4SWxIS1RFSzdUeWpWcw%3D%3D&amp;event=live_chat</text:a></text:p>
          </table:table-cell>
          <table:table-cell table:number-columns-repeated="60"/>
        </table:table-row>
        <table:table-row table:style-name="ro53">
          <table:table-cell office:value-type="string" calcext:value-type="string">
            <text:p>Empresa parceira - Trybe</text:p>
          </table:table-cell>
          <table:table-cell office:value-type="string" calcext:value-type="string">
            <text:p>AIS</text:p>
          </table:table-cell>
          <table:table-cell office:value-type="string" calcext:value-type="string">
            <text:p>Projetos fora do país</text:p>
          </table:table-cell>
          <table:table-cell table:number-columns-repeated="61"/>
        </table:table-row>
        <table:table-row table:style-name="ro53">
          <table:table-cell office:value-type="string" calcext:value-type="string">
            <text:p>Empresa parceira - Trybe</text:p>
          </table:table-cell>
          <table:table-cell office:value-type="string" calcext:value-type="string">
            <text:p>DTI</text:p>
          </table:table-cell>
          <table:table-cell office:value-type="string" calcext:value-type="string">
            <text:p>Projetos fora do país</text:p>
          </table:table-cell>
          <table:table-cell table:number-columns-repeated="61"/>
        </table:table-row>
        <table:table-row table:style-name="ro53">
          <table:table-cell office:value-type="string" calcext:value-type="string">
            <text:p>Empresa parceira - Trybe</text:p>
          </table:table-cell>
          <table:table-cell office:value-type="string" calcext:value-type="string">
            <text:p>Pack IOT</text:p>
          </table:table-cell>
          <table:table-cell office:value-type="string" calcext:value-type="string">
            <text:p>Projetos fora do país</text:p>
          </table:table-cell>
          <table:table-cell table:number-columns-repeated="61"/>
        </table:table-row>
        <table:table-row table:style-name="ro53">
          <table:table-cell office:value-type="string" calcext:value-type="string">
            <text:p>Empresa parceira - Trybe</text:p>
          </table:table-cell>
          <table:table-cell office:value-type="string" calcext:value-type="string">
            <text:p>Localiza</text:p>
          </table:table-cell>
          <table:table-cell table:number-columns-repeated="2"/>
          <table:table-cell office:value-type="string" calcext:value-type="string">
            <text:p>Premium partner - Trybe</text:p>
          </table:table-cell>
          <table:table-cell table:number-columns-repeated="59"/>
        </table:table-row>
        <table:table-row table:style-name="ro53">
          <table:table-cell office:value-type="string" calcext:value-type="string">
            <text:p>Empresa parceira - Trybe</text:p>
          </table:table-cell>
          <table:table-cell office:value-type="string" calcext:value-type="string">
            <text:p>Smart Bot</text:p>
          </table:table-cell>
          <table:table-cell table:number-columns-repeated="2"/>
          <table:table-cell office:value-type="string" calcext:value-type="string">
            <text:p>Premium partner - Trybe</text:p>
          </table:table-cell>
          <table:table-cell table:number-columns-repeated="59"/>
        </table:table-row>
        <table:table-row table:style-name="ro53">
          <table:table-cell office:value-type="string" calcext:value-type="string">
            <text:p>Empresa parceira - Trybe</text:p>
          </table:table-cell>
          <table:table-cell office:value-type="string" calcext:value-type="string">
            <text:p>Sanar</text:p>
          </table:table-cell>
          <table:table-cell office:value-type="string" calcext:value-type="string">
            <text:p>Educação</text:p>
          </table:table-cell>
          <table:table-cell table:number-columns-repeated="61"/>
        </table:table-row>
        <table:table-row table:style-name="ro53">
          <table:table-cell office:value-type="string" calcext:value-type="string">
            <text:p>Vagas abertas</text:p>
          </table:table-cell>
          <table:table-cell office:value-type="string" calcext:value-type="string">
            <text:p>FrontEnd</text:p>
          </table:table-cell>
          <table:table-cell/>
          <table:table-cell table:style-name="ce127" office:value-type="string" calcext:value-type="string">
            <text:p><text:a xlink:href="https://ioasys.gupy.io/jobs/123152?jobBoardSource=gupy_public_page" xlink:type="simple">https://ioasys.gupy.io/jobs/123152?jobBoardSource=gupy_public_page</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FrontEnd</text:p>
          </table:table-cell>
          <table:table-cell/>
          <table:table-cell table:style-name="ce127" office:value-type="string" calcext:value-type="string">
            <text:p><text:a xlink:href="https://jobs.lever.co/jusbrasil/bf81fc14-b672-4763-bfbf-a4943dcadd45" xlink:type="simple">https://jobs.lever.co/jusbrasil/bf81fc14-b672-4763-bfbf-a4943dcadd45</text:a></text:p>
          </table:table-cell>
          <table:table-cell table:number-columns-repeated="60"/>
        </table:table-row>
        <table:table-row table:style-name="ro53">
          <table:table-cell office:value-type="string" calcext:value-type="string">
            <text:p>Vagas abertas</text:p>
          </table:table-cell>
          <table:table-cell table:style-name="ce126" office:value-type="string" calcext:value-type="string">
            <text:p>Vagas abertas</text:p>
          </table:table-cell>
          <table:table-cell/>
          <table:table-cell table:style-name="ce127" office:value-type="string" calcext:value-type="string">
            <text:p><text:a xlink:href="https://www.linkedin.com/jobs/sinqia-jobs-worldwide?f_C=1157750%2C10481321%2C12984756&amp;trk=top-card_top-card-primary-button-top-card-primary-cta&amp;position=1&amp;pageNum=0" xlink:type="simple">https://www.linkedin.com/jobs/sinqia-jobs-worldwide?f_C=1157750%2C10481321%2C12984756&amp;trk=top-card_top-card-primary-button-top-card-primary-cta&amp;position=1&amp;pageNum=0</text:a></text:p>
          </table:table-cell>
          <table:table-cell table:number-columns-repeated="60"/>
        </table:table-row>
        <table:table-row table:style-name="ro53">
          <table:table-cell office:value-type="string" calcext:value-type="string">
            <text:p>Vagas abertas</text:p>
          </table:table-cell>
          <table:table-cell office:value-type="string" calcext:value-type="string">
            <text:p>Estagiário</text:p>
          </table:table-cell>
          <table:table-cell/>
          <table:table-cell table:style-name="ce127" office:value-type="string" calcext:value-type="string">
            <text:p><text:a xlink:href="https://jobs.kenoby.com/smarttbot/job/estagio-em-tecnologia-front-end/5f3d2e5bb3871d432c704b2b" xlink:type="simple">https://jobs.kenoby.com/smarttbot/job/estagio-em-tecnologia-front-end/5f3d2e5bb3871d432c704b2b</text:a></text:p>
          </table:table-cell>
          <table:table-cell table:number-columns-repeated="60"/>
        </table:table-row>
        <table:table-row table:style-name="ro53">
          <table:table-cell office:value-type="string" calcext:value-type="string">
            <text:p>Empresa parceira - Trybe</text:p>
          </table:table-cell>
          <table:table-cell table:number-columns-repeated="63"/>
        </table:table-row>
        <table:table-row table:style-name="ro53">
          <table:table-cell office:value-type="string" calcext:value-type="string">
            <text:p>Empresa parceira - Trybe</text:p>
          </table:table-cell>
          <table:table-cell table:number-columns-repeated="63"/>
        </table:table-row>
        <table:table-row table:style-name="ro53">
          <table:table-cell office:value-type="string" calcext:value-type="string">
            <text:p>Empresa parceira - Trybe</text:p>
          </table:table-cell>
          <table:table-cell table:number-columns-repeated="63"/>
        </table:table-row>
        <table:table-row table:style-name="ro53">
          <table:table-cell office:value-type="string" calcext:value-type="string">
            <text:p>Empresa parceira - Trybe</text:p>
          </table:table-cell>
          <table:table-cell table:number-columns-repeated="63"/>
        </table:table-row>
        <table:table-row table:style-name="ro53">
          <table:table-cell office:value-type="string" calcext:value-type="string">
            <text:p>Empresa parceira - Trybe</text:p>
          </table:table-cell>
          <table:table-cell table:number-columns-repeated="63"/>
        </table:table-row>
        <table:table-row table:style-name="ro53">
          <table:table-cell office:value-type="string" calcext:value-type="string">
            <text:p>Empresa parceira - Trybe</text:p>
          </table:table-cell>
          <table:table-cell table:number-columns-repeated="63"/>
        </table:table-row>
        <table:table-row table:style-name="ro53">
          <table:table-cell office:value-type="string" calcext:value-type="string">
            <text:p>Empresa parceira - Trybe</text:p>
          </table:table-cell>
          <table:table-cell table:number-columns-repeated="63"/>
        </table:table-row>
        <table:table-row table:style-name="ro2">
          <table:table-cell office:value-type="string" calcext:value-type="string">
            <text:p>Ferramentas</text:p>
          </table:table-cell>
          <table:table-cell office:value-type="string" calcext:value-type="string">
            <text:p>Empresas parceiras trybe</text:p>
          </table:table-cell>
          <table:table-cell/>
          <table:table-cell office:value-type="string" calcext:value-type="string">
            <text:p>https://app.betrybe.com/course/career/search-for-companies/empresas_parceiras</text:p>
          </table:table-cell>
          <table:table-cell table:number-columns-repeated="60"/>
        </table:table-row>
        <table:table-row table:style-name="ro2">
          <table:table-cell office:value-type="string" calcext:value-type="string">
            <text:p>Ferramentas</text:p>
          </table:table-cell>
          <table:table-cell office:value-type="string" calcext:value-type="string">
            <text:p>Create profile stats - GitHub</text:p>
          </table:table-cell>
          <table:table-cell/>
          <table:table-cell table:style-name="ce127" office:value-type="string" calcext:value-type="string">
            <text:p><text:a xlink:href="https://profile-summary-for-github.com/" xlink:type="simple">https://profile-summary-for-github.com/</text:a></text:p>
          </table:table-cell>
          <table:table-cell table:number-columns-repeated="60"/>
        </table:table-row>
        <table:table-row table:style-name="ro7" table:number-rows-repeated="1048524">
          <table:table-cell table:number-columns-repeated="64"/>
        </table:table-row>
        <table:table-row table:style-name="ro7">
          <table:table-cell table:number-columns-repeated="64"/>
        </table:table-row>
      </table:table>
      <table:table table:name="Workflow - proj. Grupo" table:style-name="ta18">
        <table:table-column table:style-name="co1" table:default-cell-style-name="ce361"/>
        <table:table-column table:style-name="co65" table:default-cell-style-name="ce361"/>
        <table:table-column table:style-name="co66" table:default-cell-style-name="ce363"/>
        <table:table-column table:style-name="co1" table:default-cell-style-name="ce361"/>
        <table:table-column table:style-name="co67" table:default-cell-style-name="ce361"/>
        <table:table-column table:style-name="co1" table:default-cell-style-name="ce361"/>
        <table:table-column table:style-name="co68" table:default-cell-style-name="ce363"/>
        <table:table-column table:style-name="co1" table:number-columns-repeated="57" table:default-cell-style-name="ce361"/>
        <table:table-row table:style-name="ro12">
          <table:table-cell table:style-name="ce137" office:value-type="string" calcext:value-type="string" table:number-columns-spanned="4" table:number-rows-spanned="1">
            <text:p>Workflow</text:p>
          </table:table-cell>
          <table:covered-table-cell table:number-columns-repeated="3" table:style-name="ce137"/>
          <table:table-cell/>
          <table:table-cell table:style-name="ce142" office:value-type="string" calcext:value-type="string" table:number-columns-spanned="4" table:number-rows-spanned="1">
            <text:p>Boas praticas</text:p>
          </table:table-cell>
          <table:covered-table-cell table:number-columns-repeated="3" table:style-name="ce142"/>
          <table:table-cell table:number-columns-repeated="55"/>
        </table:table-row>
        <table:table-row table:style-name="ro1">
          <table:table-cell table:style-name="ce360" office:value-type="string" calcext:value-type="string">
            <text:p>Passo</text:p>
          </table:table-cell>
          <table:table-cell table:style-name="ce360" office:value-type="string" calcext:value-type="string">
            <text:p>Etapa</text:p>
          </table:table-cell>
          <table:table-cell table:style-name="ce362" office:value-type="string" calcext:value-type="string">
            <text:p>Descrição</text:p>
          </table:table-cell>
          <table:table-cell table:style-name="ce360" office:value-type="string" calcext:value-type="string">
            <text:p>Obs</text:p>
          </table:table-cell>
          <table:table-cell/>
          <table:table-cell table:style-name="ce365" office:value-type="string" calcext:value-type="string">
            <text:p>Nome</text:p>
          </table:table-cell>
          <table:table-cell table:style-name="ce366" office:value-type="string" calcext:value-type="string">
            <text:p>Descrição</text:p>
          </table:table-cell>
          <table:table-cell table:style-name="ce365" office:value-type="string" calcext:value-type="string">
            <text:p>LInk</text:p>
          </table:table-cell>
          <table:table-cell table:style-name="ce365" office:value-type="string" calcext:value-type="string">
            <text:p>Install</text:p>
          </table:table-cell>
          <table:table-cell table:number-columns-repeated="55"/>
        </table:table-row>
        <table:table-row table:style-name="ro53">
          <table:table-cell table:style-name="ce163" office:value-type="float" office:value="0" calcext:value-type="float">
            <text:p>0</text:p>
          </table:table-cell>
          <table:table-cell table:style-name="ce163" office:value-type="string" calcext:value-type="string">
            <text:p>Set up</text:p>
          </table:table-cell>
          <table:table-cell table:style-name="ce126" office:value-type="string" calcext:value-type="string">
            <text:p>Clonar o repositório</text:p>
          </table:table-cell>
          <table:table-cell table:style-name="ce163" office:value-type="string" calcext:value-type="string">
            <text:p>-</text:p>
          </table:table-cell>
          <table:table-cell/>
          <table:table-cell office:value-type="string" calcext:value-type="string">
            <text:p>GitMoji</text:p>
          </table:table-cell>
          <table:table-cell office:value-type="string" calcext:value-type="string">
            <text:p>Padrões de emoji para representar mudanças</text:p>
          </table:table-cell>
          <table:table-cell table:style-name="ce127" office:value-type="string" calcext:value-type="string">
            <text:p><text:a xlink:href="https://gitmoji.carloscuesta.me/" xlink:type="simple">https://gitmoji.carloscuesta.me/</text:a></text:p>
          </table:table-cell>
          <table:table-cell table:style-name="ce127" office:value-type="string" calcext:value-type="string">
            <text:p><text:a xlink:href="https://github.com/carloscuesta/gitmojinpm%20i%20-g%20gitmoji-cli" xlink:type="simple">|</text:a></text:p>
          </table:table-cell>
          <table:table-cell table:number-columns-repeated="55"/>
        </table:table-row>
        <table:table-row table:style-name="ro53">
          <table:table-cell table:style-name="ce163" office:value-type="string" calcext:value-type="string">
            <text:p>0.1</text:p>
          </table:table-cell>
          <table:table-cell table:style-name="ce163" office:value-type="string" calcext:value-type="string">
            <text:p>Set up</text:p>
          </table:table-cell>
          <table:table-cell table:style-name="ce126" office:value-type="string" calcext:value-type="string">
            <text:p>NPM Install</text:p>
          </table:table-cell>
          <table:table-cell table:style-name="ce163" office:value-type="string" calcext:value-type="string">
            <text:p>-</text:p>
          </table:table-cell>
          <table:table-cell/>
          <table:table-cell office:value-type="string" calcext:value-type="string">
            <text:p>Conventional Commits</text:p>
          </table:table-cell>
          <table:table-cell/>
          <table:table-cell table:style-name="ce127" office:value-type="string" calcext:value-type="string">
            <text:p><text:a xlink:href="https://www.conventionalcommits.org/en/v1.0.0/" xlink:type="simple">https://www.conventionalcommits.org/en/v1.0.0/</text:a></text:p>
          </table:table-cell>
          <table:table-cell table:number-columns-repeated="56"/>
        </table:table-row>
        <table:table-row table:style-name="ro53">
          <table:table-cell table:style-name="ce163" office:value-type="string" calcext:value-type="string">
            <text:p>0.2</text:p>
          </table:table-cell>
          <table:table-cell table:style-name="ce163" office:value-type="string" calcext:value-type="string">
            <text:p>Set up</text:p>
          </table:table-cell>
          <table:table-cell table:style-name="ce126" office:value-type="string" calcext:value-type="string">
            <text:p>Criar a branch do grupo</text:p>
          </table:table-cell>
          <table:table-cell table:style-name="ce163" office:value-type="string" calcext:value-type="string">
            <text:p>-</text:p>
          </table:table-cell>
          <table:table-cell table:number-columns-repeated="60"/>
        </table:table-row>
        <table:table-row table:style-name="ro53">
          <table:table-cell table:style-name="ce163" office:value-type="float" office:value="1" calcext:value-type="float">
            <text:p>1</text:p>
          </table:table-cell>
          <table:table-cell table:style-name="ce163" office:value-type="string" calcext:value-type="string">
            <text:p>Priorização</text:p>
          </table:table-cell>
          <table:table-cell table:style-name="ce126" office:value-type="string" calcext:value-type="string">
            <text:p>Organizar o requisitos em prioridade</text:p>
          </table:table-cell>
          <table:table-cell table:style-name="ce163" office:value-type="string" calcext:value-type="string">
            <text:p>-</text:p>
          </table:table-cell>
          <table:table-cell table:number-columns-repeated="60"/>
        </table:table-row>
        <table:table-row table:style-name="ro53">
          <table:table-cell table:style-name="ce163" office:value-type="float" office:value="2" calcext:value-type="float">
            <text:p>2</text:p>
          </table:table-cell>
          <table:table-cell table:style-name="ce163" office:value-type="string" calcext:value-type="string">
            <text:p>Delegar trabalho</text:p>
          </table:table-cell>
          <table:table-cell table:style-name="ce126" office:value-type="string" calcext:value-type="string">
            <text:p>Delegar quem vai pegar qual requisito</text:p>
          </table:table-cell>
          <table:table-cell table:style-name="ce163" office:value-type="string" calcext:value-type="string">
            <text:p>-</text:p>
          </table:table-cell>
          <table:table-cell table:number-columns-repeated="60"/>
        </table:table-row>
        <table:table-row table:style-name="ro53">
          <table:table-cell table:style-name="ce163" office:value-type="string" calcext:value-type="string">
            <text:p>3.1</text:p>
          </table:table-cell>
          <table:table-cell table:style-name="ce163" office:value-type="string" calcext:value-type="string">
            <text:p>Coding</text:p>
          </table:table-cell>
          <table:table-cell table:style-name="ce126" office:value-type="string" calcext:value-type="string">
            <text:p>Criar uma sub branch para o requisito que estiver trabalhando</text:p>
          </table:table-cell>
          <table:table-cell table:style-name="ce163" office:value-type="string" calcext:value-type="string">
            <text:p>-</text:p>
          </table:table-cell>
          <table:table-cell table:number-columns-repeated="60"/>
        </table:table-row>
        <table:table-row table:style-name="ro53">
          <table:table-cell table:style-name="ce163" office:value-type="string" calcext:value-type="string">
            <text:p>4.1</text:p>
          </table:table-cell>
          <table:table-cell table:style-name="ce163" office:value-type="string" calcext:value-type="string">
            <text:p>Mudar de requisito</text:p>
          </table:table-cell>
          <table:table-cell table:style-name="ce126" office:value-type="string" calcext:value-type="string">
            <text:p>Mergear a branch individual para a master quando terminar o requisito</text:p>
          </table:table-cell>
          <table:table-cell table:style-name="ce163" office:value-type="string" calcext:value-type="string">
            <text:p>-</text:p>
          </table:table-cell>
          <table:table-cell table:number-columns-repeated="2"/>
          <table:table-cell office:value-type="string" calcext:value-type="string">
            <text:p>|</text:p>
          </table:table-cell>
          <table:table-cell table:number-columns-repeated="57"/>
        </table:table-row>
        <table:table-row table:style-name="ro53">
          <table:table-cell table:style-name="ce163" office:value-type="string" calcext:value-type="string">
            <text:p>4.2</text:p>
          </table:table-cell>
          <table:table-cell table:style-name="ce163" office:value-type="string" calcext:value-type="string">
            <text:p>Mudar de requisito</text:p>
          </table:table-cell>
          <table:table-cell office:value-type="string" calcext:value-type="string">
            <text:p>Cada um da o pull da branch main do grupo na sua branch main local</text:p>
          </table:table-cell>
          <table:table-cell table:style-name="ce163" office:value-type="string" calcext:value-type="string">
            <text:p>-</text:p>
          </table:table-cell>
          <table:table-cell table:number-columns-repeated="60"/>
        </table:table-row>
        <table:table-row table:style-name="ro53">
          <table:table-cell table:style-name="ce163" office:value-type="float" office:value="5" calcext:value-type="float">
            <text:p>5</text:p>
          </table:table-cell>
          <table:table-cell table:style-name="ce163" office:value-type="string" calcext:value-type="string">
            <text:p>Próximo requisito</text:p>
          </table:table-cell>
          <table:table-cell table:style-name="ce126" office:value-type="string" calcext:value-type="string">
            <text:p>Repertir passos 2 a 4</text:p>
          </table:table-cell>
          <table:table-cell table:style-name="ce163" office:value-type="string" calcext:value-type="string">
            <text:p>-</text:p>
          </table:table-cell>
          <table:table-cell table:number-columns-repeated="60"/>
        </table:table-row>
        <table:table-row table:style-name="ro7" table:number-rows-repeated="3">
          <table:table-cell table:number-columns-repeated="64"/>
        </table:table-row>
        <table:table-row table:style-name="ro7">
          <table:table-cell table:number-columns-repeated="5"/>
          <table:table-cell office:value-type="string" calcext:value-type="string">
            <text:p>|</text:p>
          </table:table-cell>
          <table:table-cell table:number-columns-repeated="58"/>
        </table:table-row>
        <table:table-row table:style-name="ro7" table:number-rows-repeated="1048560">
          <table:table-cell table:number-columns-repeated="64"/>
        </table:table-row>
        <table:table-row table:style-name="ro7">
          <table:table-cell table:number-columns-repeated="64"/>
        </table:table-row>
      </table:table>
      <table:table table:name="Planilha19" table:style-name="ta19">
        <table:table-column table:style-name="co5" table:default-cell-style-name="Default"/>
        <table:table-row table:style-name="ro7">
          <table:table-cell/>
        </table:table-row>
      </table:table>
      <table:named-expressions/>
      <table:database-ranges>
        <table:database-range table:name="Tabela15" table:target-range-address="Bibliografia.A2:Bibliografia.C47" table:contains-header="false" table:orientation="column"/>
        <table:database-range table:name="Tabela15_3" table:target-range-address="'Recursos adicionais'.A2:'Recursos adicionais'.E25" table:contains-header="false" table:orientation="column"/>
        <table:database-range table:name="Tabela16" table:target-range-address="'Incrição Trybe - Etapas'.A1:'Incrição Trybe - Etapas'.E8" table:display-filter-buttons="true" table:orientation="column"/>
        <table:database-range table:name="Table15" table:target-range-address="Notebook.A2:Notebook.L741" table:orientation="column"/>
        <table:database-range table:name="Table17" table:target-range-address="Ferramentas.A1:Ferramentas.D25" table:display-filter-buttons="true" table:orientation="column"/>
        <table:database-range table:name="Table27" table:target-range-address="'Trybe Talks'.A2:'Trybe Talks'.H30" table:display-filter-buttons="true" table:orientation="column"/>
        <table:database-range table:name="Table27_55" table:target-range-address="Hackatons.A2:Hackatons.F30" table:display-filter-buttons="true" table:orientation="column"/>
        <table:database-range table:name="Table29" table:target-range-address="'Trybe Talks'.K2:'Trybe Talks'.N30" table:display-filter-buttons="true" table:orientation="column"/>
        <table:database-range table:name="Table29_58" table:target-range-address="Hackatons.J2:Hackatons.P30" table:display-filter-buttons="true" table:orientation="column"/>
        <table:database-range table:name="Table31" table:target-range-address="'Trybe Talks'.O2:'Trybe Talks'.P30" table:display-filter-buttons="true" table:orientation="column"/>
        <table:database-range table:name="Table33" table:target-range-address="'Procurar emprego'.A2:'Procurar emprego'.E51" table:display-filter-buttons="true" table:orientation="column"/>
        <table:database-range table:name="Table34" table:target-range-address="Atalhos.A1:Atalhos.D53" table:display-filter-buttons="true" table:orientation="column">
          <table:filter>
            <table:filter-and>
              <table:filter-condition table:field-number="1" table:value="Sair do modo de test" table:operator="=">
                <table:filter-set-item table:value="Sair do modo de test"/>
                <table:filter-set-item table:value="bundle install&#10; (react, sass, redux)"/>
              </table:filter-condition>
            </table:filter-and>
          </table:filter>
        </table:database-range>
        <table:database-range table:name="Table37" table:target-range-address="'Trybe Talks'.V2:'Trybe Talks'.V10" table:contains-header="false" table:orientation="column"/>
        <table:database-range table:name="Table37_62" table:target-range-address="Hackatons.V2:Hackatons.V10" table:contains-header="false" table:orientation="column"/>
        <table:database-range table:name="Table4" table:target-range-address="Projetos.A2:Projetos.H29" table:contains-header="false" table:orientation="column"/>
        <table:database-range table:name="Table40" table:target-range-address="'Procurar emprego'.G3:'Procurar emprego'.H7" table:contains-header="false" table:orientation="column"/>
        <table:database-range table:name="Table43" table:target-range-address="'Soft Skills'.A2:'Soft Skills'.D15" table:contains-header="false" table:orientation="column"/>
        <table:database-range table:name="Table45" table:target-range-address="'Trybe Talks'.I2:'Trybe Talks'.J30" table:display-filter-buttons="true" table:orientation="column"/>
        <table:database-range table:name="Table45_61" table:target-range-address="Hackatons.G2:Hackatons.I30" table:display-filter-buttons="true" table:orientation="column"/>
        <table:database-range table:name="Table49" table:target-range-address="'Bibliotecas e frameword'.A3:'Bibliotecas e frameword'.G61" table:contains-header="false" table:orientation="column"/>
        <table:database-range table:name="Table50" table:target-range-address="'Bibliotecas e frameword'.I2:'Bibliotecas e frameword'.K20" table:display-filter-buttons="true" table:orientation="column"/>
        <table:database-range table:name="Table52" table:target-range-address="'Workflow - proj. Grupo'.A3:'Workflow - proj. Grupo'.D11" table:contains-header="false" table:orientation="column"/>
        <table:database-range table:name="Table53" table:target-range-address="'Workflow - proj. Grupo'.F3:'Workflow - proj. Grupo'.I5" table:contains-header="false" table:orientation="column"/>
        <table:database-range table:name="Table55" table:target-range-address="'Momento carreira'.A3:'Momento carreira'.I25" table:contains-header="false" table:orientation="column"/>
        <table:database-range table:name="__Anonymous_Sheet_DB__0" table:target-range-address="'To Do'.A1:'To Do'.E30" table:display-filter-buttons="true">
          <table:filter>
            <table:filter-and>
              <table:filter-condition table:field-number="0" table:value="1" table:operator="="/>
            </table:filter-and>
          </table:filter>
          <table:sort>
            <table:sort-by table:field-number="0" table:data-type="automatic"/>
          </table:sort>
        </table:database-range>
        <table:database-range table:name="__Anonymous_Sheet_DB__5" table:target-range-address="'Banco de dúvidas'.A1:'Banco de dúvidas'.E45" table:display-filter-buttons="true" table:orientation="column"/>
        <table:database-range table:name="__Anonymous_Sheet_DB__6" table:target-range-address="Notebook.A2:Notebook.K1000" table:display-filter-buttons="true" table:orientation="column"/>
        <table:database-range table:name="__Anonymous_Sheet_DB__7" table:target-range-address="Conceitos.A2:Conceitos.E144" table:display-filter-buttons="true" table:orientation="column"/>
        <table:database-range table:name="__Anonymous_Sheet_DB__9" table:target-range-address="'Set up'.A2:'Set up'.H5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time-style style:name="N146">
      <number:hours/>
      <number:text>:</number:text>
      <number:minutes number:style="long"/>
    </number:time-style>
    <number:date-style style:name="N147">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5">00/00/0000</text:date>, <text:time style:data-style-name="N2" text:time-value="15:21:59.985913485">00:00:00</text:time></text:p>
        </style:region-right>
      </style:header>
      <style:header-left style:display="false"/>
      <style:footer>
        <text:p>Página <text:page-number>1</text:page-number><text:s/>/ <text:page-count>99</text:page-count></text:p>
      </style:footer>
      <style:footer-left style:display="false"/>
    </style:master-page>
    <style:master-page style:name="PageStyle_5f_Recursos_20_adicionais" style:display-name="PageStyle_Recursos adicionais" style:page-layout-name="Mpm3">
      <style:header style:display="false"/>
      <style:header-left style:display="false"/>
      <style:footer style:display="false"/>
      <style:footer-left style:display="false"/>
    </style:master-page>
    <style:master-page style:name="PageStyle_5f_Bibliografia" style:display-name="PageStyle_Bibliografia" style:page-layout-name="Mpm3">
      <style:header style:display="false"/>
      <style:header-left style:display="false"/>
      <style:footer style:display="false"/>
      <style:footer-left style:display="false"/>
    </style:master-page>
    <style:master-page style:name="PageStyle_5f_To_20_Do" style:display-name="PageStyle_To Do" style:page-layout-name="Mpm4">
      <style:header style:display="false"/>
      <style:header-left style:display="false"/>
      <style:footer style:display="false"/>
      <style:footer-left style:display="false"/>
    </style:master-page>
    <style:master-page style:name="PageStyle_5f_Incrição_20_Trybe_20_-_20_Etapas" style:display-name="PageStyle_Incrição Trybe - Etapas" style:page-layout-name="Mpm3">
      <style:header style:display="false"/>
      <style:header-left style:display="false"/>
      <style:footer style:display="false"/>
      <style:footer-left style:display="false"/>
    </style:master-page>
    <style:master-page style:name="PageStyle_5f_Hackatons" style:display-name="PageStyle_Hackatons" style:page-layout-name="Mpm4">
      <style:header style:display="false"/>
      <style:header-left style:display="false"/>
      <style:footer style:display="false"/>
      <style:footer-left style:display="false"/>
    </style:master-page>
    <style:master-page style:name="PageStyle_5f_Conceitos" style:display-name="PageStyle_Conceitos" style:page-layout-name="Mpm3">
      <style:header style:display="false"/>
      <style:header-left style:display="false"/>
      <style:footer style:display="false"/>
      <style:footer-left style:display="false"/>
    </style:master-page>
    <style:master-page style:name="PageStyle_5f_Ferramentas" style:display-name="PageStyle_Ferramentas" style:page-layout-name="Mpm4">
      <style:header style:display="false"/>
      <style:header-left style:display="false"/>
      <style:footer style:display="false"/>
      <style:footer-left style:display="false"/>
    </style:master-page>
    <style:master-page style:name="PageStyle_5f_Bibliotecas_20_e_20_frameword" style:display-name="PageStyle_Bibliotecas e frameword" style:page-layout-name="Mpm4">
      <style:header style:display="false"/>
      <style:header-left style:display="false"/>
      <style:footer style:display="false"/>
      <style:footer-left style:display="false"/>
    </style:master-page>
    <style:master-page style:name="PageStyle_5f_Atalhos" style:display-name="PageStyle_Atalhos" style:page-layout-name="Mpm4">
      <style:header style:display="false"/>
      <style:header-left style:display="false"/>
      <style:footer style:display="false"/>
      <style:footer-left style:display="false"/>
    </style:master-page>
    <style:master-page style:name="PageStyle_5f_Soft_20_Skills" style:display-name="PageStyle_Soft Skills" style:page-layout-name="Mpm4">
      <style:header style:display="false"/>
      <style:header-left style:display="false"/>
      <style:footer style:display="false"/>
      <style:footer-left style:display="false"/>
    </style:master-page>
    <style:master-page style:name="PageStyle_5f_Projetos" style:display-name="PageStyle_Projetos" style:page-layout-name="Mpm4">
      <style:header style:display="false"/>
      <style:header-left style:display="false"/>
      <style:footer style:display="false"/>
      <style:footer-left style:display="false"/>
    </style:master-page>
    <style:master-page style:name="PageStyle_5f_Procurar_20_emprego" style:display-name="PageStyle_Procurar emprego" style:page-layout-name="Mpm4">
      <style:header style:display="false"/>
      <style:header-left style:display="false"/>
      <style:footer style:display="false"/>
      <style:footer-left style:display="false"/>
    </style:master-page>
    <style:master-page style:name="PageStyle_5f_Workflow_20_-_20_proj._20_Grupo" style:display-name="PageStyle_Workflow - proj. Grupo" style:page-layout-name="Mpm4">
      <style:header style:display="false"/>
      <style:header-left style:display="false"/>
      <style:footer style:display="false"/>
      <style:footer-left style:display="false"/>
    </style:master-page>
    <style:master-page style:name="PageStyle_5f_Trybe_20_Talks" style:display-name="PageStyle_Trybe Talks" style:page-layout-name="Mpm4">
      <style:header style:display="false"/>
      <style:header-left style:display="false"/>
      <style:footer style:display="false"/>
      <style:footer-left style:display="false"/>
    </style:master-page>
    <style:master-page style:name="PageStyle_5f_Momento_20_carreira" style:display-name="PageStyle_Momento carreira" style:page-layout-name="Mpm4">
      <style:header style:display="false"/>
      <style:header-left style:display="false"/>
      <style:footer style:display="false"/>
      <style:footer-left style:display="false"/>
    </style:master-page>
    <style:master-page style:name="PageStyle_5f_Set_20_up" style:display-name="PageStyle_Set up" style:page-layout-name="Mpm4">
      <style:header style:display="false"/>
      <style:header-left style:display="false"/>
      <style:footer style:display="false"/>
      <style:footer-left style:display="false"/>
    </style:master-page>
    <style:master-page style:name="PageStyle_5f_Banco_20_de_20_dúvidas" style:display-name="PageStyle_Banco de dúvidas" style:page-layout-name="Mpm4">
      <style:header style:display="false"/>
      <style:header-left style:display="false"/>
      <style:footer style:display="false"/>
      <style:footer-left style:display="false"/>
    </style:master-page>
    <style:master-page style:name="PageStyle_5f_Notebook" style:display-name="PageStyle_Noteboo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5-14T00:19:00</meta:creation-date>
    <meta:initial-creator>Leandro</meta:initial-creator>
    <dc:language>pt-BR</dc:language>
    <dc:date>2021-03-25T17:23:32.999334980</dc:date>
    <meta:editing-cycles>53</meta:editing-cycles>
    <meta:editing-duration>P1DT4H38M38S</meta:editing-duration>
    <meta:generator>LibreOffice/6.4.6.2$Linux_X86_64 LibreOffice_project/40$Build-2</meta:generator>
    <meta:document-statistic meta:table-count="20" meta:cell-count="5850" meta:object-count="0"/>
    <meta:user-defined meta:name="AppVersion">16.03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office:meta>
</office:document-meta>
</file>